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1.309cm"/>
    </style:style>
    <style:style style:name="co2" style:family="table-column">
      <style:table-column-properties fo:break-before="auto" style:column-width="2.267cm"/>
    </style:style>
    <style:style style:name="co3" style:family="table-column">
      <style:table-column-properties fo:break-before="auto" style:column-width="1.725cm"/>
    </style:style>
    <style:style style:name="co4" style:family="table-column">
      <style:table-column-properties fo:break-before="auto" style:column-width="2.113cm"/>
    </style:style>
    <style:style style:name="co5" style:family="table-column">
      <style:table-column-properties fo:break-before="auto" style:column-width="1.753cm"/>
    </style:style>
    <style:style style:name="co6" style:family="table-column">
      <style:table-column-properties fo:break-before="auto" style:column-width="1.03cm"/>
    </style:style>
    <style:style style:name="co7" style:family="table-column">
      <style:table-column-properties fo:break-before="auto" style:column-width="1.392cm"/>
    </style:style>
    <style:style style:name="co8" style:family="table-column">
      <style:table-column-properties fo:break-before="auto" style:column-width="1.475cm"/>
    </style:style>
    <style:style style:name="co9" style:family="table-column">
      <style:table-column-properties fo:break-before="auto" style:column-width="1.198cm"/>
    </style:style>
    <style:style style:name="co10" style:family="table-column">
      <style:table-column-properties fo:break-before="auto" style:column-width="2.475cm"/>
    </style:style>
    <style:style style:name="co11" style:family="table-column">
      <style:table-column-properties fo:break-before="auto" style:column-width="2.03cm"/>
    </style:style>
    <style:style style:name="co12" style:family="table-column">
      <style:table-column-properties fo:break-before="auto" style:column-width="1.115cm"/>
    </style:style>
    <style:style style:name="co13" style:family="table-column">
      <style:table-column-properties fo:break-before="auto" style:column-width="0.893cm"/>
    </style:style>
    <style:style style:name="co14" style:family="table-column">
      <style:table-column-properties fo:break-before="auto" style:column-width="2.501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number-style style:name="N3">
      <number:number number:decimal-places="0" number:min-integer-digits="1" number:grouping="true"/>
    </number:number-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cm"/>
    </style:style>
    <style:style style:name="ce2" style:family="table-cell" style:parent-style-name="Default" style:data-style-name="N3"/>
    <style:style style:name="ce3" style:family="table-cell" style:parent-style-name="Default">
      <style:table-cell-properties fo:background-color="#c0c0c0"/>
    </style:style>
    <style:style style:name="ce4" style:family="table-cell" style:parent-style-name="Default" style:data-style-name="N11"/>
    <style:style style:name="ce5" style:family="table-cell" style:parent-style-name="Default" style:data-style-name="N2"/>
    <style:style style:name="ce6" style:family="table-cell" style:parent-style-name="Default">
      <style:table-cell-properties style:text-align-source="fix" style:repeat-content="false" style:vertical-align="middle"/>
      <style:paragraph-properties fo:text-align="center"/>
    </style:style>
    <style:style style:name="ce7" style:family="table-cell" style:parent-style-name="Default">
      <style:table-cell-properties style:text-align-source="fix" style:repeat-content="false" style:vertical-align="middle"/>
      <style:paragraph-properties fo:text-align="center" fo:margin-left="0cm"/>
    </style:style>
    <style:style style:name="ce8" style:family="table-cell" style:parent-style-name="Default" style:data-style-name="N0">
      <style:table-cell-properties style:vertical-align="middle"/>
    </style:style>
    <style:style style:name="ce9" style:family="table-cell" style:parent-style-name="Default" style:data-style-name="N0"/>
    <style:style style:name="ce10" style:family="table-cell" style:parent-style-name="Default" style:data-style-name="N1"/>
    <style:style style:name="ce11" style:family="table-cell" style:parent-style-name="Default" style:data-style-name="N129"/>
    <style:style style:name="ce12" style:family="table-cell" style:parent-style-name="Default">
      <style:text-properties fo:color="#0000ff"/>
    </style:style>
    <style:style style:name="ce13" style:family="table-cell" style:parent-style-name="Default">
      <style:text-properties fo:color="#ff0000"/>
    </style:style>
    <style:style style:name="ce14" style:family="table-cell" style:parent-style-name="Default" style:data-style-name="N1">
      <style:table-cell-properties style:vertical-align="middle"/>
    </style:style>
    <style:style style:name="ce15" style:family="table-cell" style:parent-style-name="Default">
      <style:table-cell-properties style:text-align-source="fix" style:repeat-content="false"/>
      <style:paragraph-properties fo:text-align="start" fo:margin-left="0cm"/>
    </style:style>
    <style:style style:name="ce16" style:family="table-cell" style:parent-style-name="Default" style:data-style-name="N114"/>
    <style:style style:name="ce17" style:family="table-cell" style:parent-style-name="Default" style:data-style-name="N115"/>
    <style:style style:name="ce18" style:family="table-cell" style:parent-style-name="Default" style:data-style-name="N113"/>
    <style:style style:name="ce19" style:family="table-cell" style:parent-style-name="Default" style:data-style-name="N130"/>
    <style:style style:name="ce20" style:family="table-cell" style:parent-style-name="Default">
      <style:text-properties fo:font-weight="normal" style:font-weight-asian="normal" style:font-weight-complex="normal"/>
    </style:style>
  </office:automatic-styles>
  <office:body>
    <office:spreadsheet>
      <table:calculation-settings table:use-regular-expressions="false"/>
      <table:content-validations>
        <table:content-validation table:name="val1" table:condition="of:cell-content-is-in-list(担当)" table:allow-empty-cell="true" table:display-list="unsorted" table:base-cell-address="経験値テーブル.F39"/>
        <table:content-validation table:name="val2" table:condition="of:cell-content-is-in-list(シナリオ)" table:allow-empty-cell="true" table:display-list="unsorted" table:base-cell-address="初期能力値B.B1"/>
        <table:content-validation table:name="val3" table:condition="of:cell-content-is-in-list(名前)" table:allow-empty-cell="true" table:display-list="unsorted" table:base-cell-address="初期能力値B.B2"/>
        <table:content-validation table:name="val4" table:condition="of:cell-content-is-in-list(肉体状態)" table:allow-empty-cell="true" table:display-list="unsorted" table:base-cell-address="初期能力値B.B6">
          <table:error-message table:message-type="stop" table:display="true"/>
        </table:content-validation>
        <table:content-validation table:name="val5" table:condition="of:cell-content-is-in-list(精神状態)" table:allow-empty-cell="true" table:display-list="unsorted" table:base-cell-address="初期能力値B.B7"/>
      </table:content-validations>
      <table:table table:name="経験値テーブル" table:style-name="ta1" table:print="false">
        <office:forms form:automatic-focus="false" form:apply-design-mode="false"/>
        <table:table-column table:style-name="co1" table:default-cell-style-name="Default"/>
        <table:table-column table:style-name="co2" table:number-columns-repeated="2" table:default-cell-style-name="ce2"/>
        <table:table-column table:style-name="co3" table:default-cell-style-name="ce4"/>
        <table:table-column table:style-name="co4" table:default-cell-style-name="ce5"/>
        <table:table-column table:style-name="co2" table:number-columns-repeated="2" table:default-cell-style-name="Default"/>
        <table:table-row table:style-name="ro1">
          <table:table-cell table:style-name="ce1" office:value-type="string">
            <text:p>レベル</text:p>
          </table:table-cell>
          <table:table-cell table:style-name="ce1" office:value-type="string">
            <text:p>必要</text:p>
          </table:table-cell>
          <table:table-cell table:style-name="ce1" office:value-type="string">
            <text:p>累計</text:p>
          </table:table-cell>
          <table:table-cell table:style-name="ce1" office:value-type="string">
            <text:p>進捗度</text:p>
          </table:table-cell>
          <table:table-cell table:style-name="ce1" office:value-type="string">
            <text:p>技能値倍率</text:p>
          </table:table-cell>
          <table:table-cell table:number-columns-repeated="2"/>
        </table:table-row>
        <table:table-row table:style-name="ro1">
          <table:table-cell office:value-type="float" office:value="0">
            <text:p>0</text:p>
          </table:table-cell>
          <table:table-cell table:number-columns-repeated="2" office:value-type="float" office:value="0">
            <text:p>0</text:p>
          </table:table-cell>
          <table:table-cell table:formula="of:=[.C2]/[.C$102]" office:value-type="percentage" office:value="0">
            <text:p>0.00%</text:p>
          </table:table-cell>
          <table:table-cell table:formula="of:=TRUNC((100+[.A2])/150;2)" office:value-type="float" office:value="0.66">
            <text:p>0.66</text:p>
          </table:table-cell>
          <table:table-cell table:number-columns-repeated="2"/>
        </table:table-row>
        <table:table-row table:style-name="ro1">
          <table:table-cell office:value-type="float" office:value="1">
            <text:p>1</text:p>
          </table:table-cell>
          <table:table-cell table:formula="of:=[.C3]-[.C2]" office:value-type="float" office:value="60">
            <text:p>60</text:p>
          </table:table-cell>
          <table:table-cell office:value-type="float" office:value="60">
            <text:p>60</text:p>
          </table:table-cell>
          <table:table-cell table:formula="of:=[.C3]/[.C$102]" office:value-type="percentage" office:value="0.0002">
            <text:p>0.02%</text:p>
          </table:table-cell>
          <table:table-cell table:formula="of:=TRUNC((100+[.A3])/150;2)" office:value-type="float" office:value="0.67">
            <text:p>0.67</text:p>
          </table:table-cell>
          <table:table-cell/>
          <table:table-cell office:value-type="string">
            <text:p>経験値は航海経験と技能経験に分かれており、ゲーム内で見ることができるレベルは、航海レベルと技能レベルを足したもの。</text:p>
          </table:table-cell>
        </table:table-row>
        <table:table-row table:style-name="ro2">
          <table:table-cell office:value-type="float" office:value="2">
            <text:p>2</text:p>
          </table:table-cell>
          <table:table-cell table:formula="of:=[.C4]-[.C3]" office:value-type="float" office:value="60">
            <text:p>60</text:p>
          </table:table-cell>
          <table:table-cell office:value-type="float" office:value="120">
            <text:p>120</text:p>
          </table:table-cell>
          <table:table-cell table:formula="of:=[.C4]/[.C$102]" office:value-type="percentage" office:value="0.0004">
            <text:p>0.04%</text:p>
          </table:table-cell>
          <table:table-cell table:formula="of:=TRUNC((100+[.A4])/150;2)" office:value-type="float" office:value="0.68">
            <text:p>0.68</text:p>
          </table:table-cell>
          <table:table-cell/>
          <table:table-cell office:value-type="string">
            <text:p>例: 航海経験3000、技能経験12000ある航海士のレベルは、左表より、航海レベル10+技能レベル20=30。</text:p>
          </table:table-cell>
        </table:table-row>
        <table:table-row table:style-name="ro1">
          <table:table-cell office:value-type="float" office:value="3">
            <text:p>3</text:p>
          </table:table-cell>
          <table:table-cell table:formula="of:=[.C5]-[.C4]" office:value-type="float" office:value="150">
            <text:p>150</text:p>
          </table:table-cell>
          <table:table-cell office:value-type="float" office:value="270">
            <text:p>270</text:p>
          </table:table-cell>
          <table:table-cell table:formula="of:=[.C5]/[.C$102]" office:value-type="percentage" office:value="0.0009">
            <text:p>0.09%</text:p>
          </table:table-cell>
          <table:table-cell table:formula="of:=TRUNC((100+[.A5])/150;2)" office:value-type="float" office:value="0.68">
            <text:p>0.68</text:p>
          </table:table-cell>
          <table:table-cell table:number-columns-repeated="2"/>
        </table:table-row>
        <table:table-row table:style-name="ro2">
          <table:table-cell office:value-type="float" office:value="4">
            <text:p>4</text:p>
          </table:table-cell>
          <table:table-cell table:formula="of:=[.C6]-[.C5]" office:value-type="float" office:value="210">
            <text:p>210</text:p>
          </table:table-cell>
          <table:table-cell office:value-type="float" office:value="480">
            <text:p>480</text:p>
          </table:table-cell>
          <table:table-cell table:formula="of:=[.C6]/[.C$102]" office:value-type="percentage" office:value="0.0016">
            <text:p>0.16%</text:p>
          </table:table-cell>
          <table:table-cell table:formula="of:=TRUNC((100+[.A6])/150;2)" office:value-type="float" office:value="0.69">
            <text:p>0.69</text:p>
          </table:table-cell>
          <table:table-cell/>
          <table:table-cell office:value-type="string">
            <text:p>技能値(剣闘術とか統率力とかそんなの)には倍率がかかっている。倍率は「(100 + LV) / 150」であり、レベルとともに倍率も上昇する。</text:p>
          </table:table-cell>
        </table:table-row>
        <table:table-row table:style-name="ro2">
          <table:table-cell office:value-type="float" office:value="5">
            <text:p>5</text:p>
          </table:table-cell>
          <table:table-cell table:formula="of:=[.C7]-[.C6]" office:value-type="float" office:value="270">
            <text:p>270</text:p>
          </table:table-cell>
          <table:table-cell office:value-type="float" office:value="750">
            <text:p>750</text:p>
          </table:table-cell>
          <table:table-cell table:formula="of:=[.C7]/[.C$102]" office:value-type="percentage" office:value="0.0025">
            <text:p>0.25%</text:p>
          </table:table-cell>
          <table:table-cell table:formula="of:=TRUNC((100+[.A7])/150;2)" office:value-type="float" office:value="0.7">
            <text:p>0.70</text:p>
          </table:table-cell>
          <table:table-cell/>
          <table:table-cell office:value-type="string">
            <text:p>レベル0: 0.66、レベル50: 1.00、レベル100: 1.33、レベル150: 1.66、レベル200: 2.00。</text:p>
          </table:table-cell>
        </table:table-row>
        <table:table-row table:style-name="ro1">
          <table:table-cell office:value-type="float" office:value="6">
            <text:p>6</text:p>
          </table:table-cell>
          <table:table-cell table:formula="of:=[.C8]-[.C7]" office:value-type="float" office:value="330">
            <text:p>330</text:p>
          </table:table-cell>
          <table:table-cell office:value-type="float" office:value="1080">
            <text:p>1,080</text:p>
          </table:table-cell>
          <table:table-cell table:formula="of:=[.C8]/[.C$102]" office:value-type="percentage" office:value="0.0036">
            <text:p>0.36%</text:p>
          </table:table-cell>
          <table:table-cell table:formula="of:=TRUNC((100+[.A8])/150;2)" office:value-type="float" office:value="0.7">
            <text:p>0.70</text:p>
          </table:table-cell>
          <table:table-cell table:number-columns-repeated="2"/>
        </table:table-row>
        <table:table-row table:style-name="ro2">
          <table:table-cell office:value-type="float" office:value="7">
            <text:p>7</text:p>
          </table:table-cell>
          <table:table-cell table:formula="of:=[.C9]-[.C8]" office:value-type="float" office:value="390">
            <text:p>390</text:p>
          </table:table-cell>
          <table:table-cell office:value-type="float" office:value="1470">
            <text:p>1,470</text:p>
          </table:table-cell>
          <table:table-cell table:formula="of:=[.C9]/[.C$102]" office:value-type="percentage" office:value="0.0049">
            <text:p>0.49%</text:p>
          </table:table-cell>
          <table:table-cell table:formula="of:=TRUNC((100+[.A9])/150;2)" office:value-type="float" office:value="0.71">
            <text:p>0.71</text:p>
          </table:table-cell>
          <table:table-cell/>
          <table:table-cell office:value-type="string">
            <text:p>レベルアップ時に基本能力値の上昇判定が行われる。このとき、1upする確率は50%、2upする確率は25%、上昇しない確率が25%。</text:p>
          </table:table-cell>
        </table:table-row>
        <table:table-row table:style-name="ro1">
          <table:table-cell office:value-type="float" office:value="8">
            <text:p>8</text:p>
          </table:table-cell>
          <table:table-cell table:formula="of:=[.C10]-[.C9]" office:value-type="float" office:value="450">
            <text:p>450</text:p>
          </table:table-cell>
          <table:table-cell office:value-type="float" office:value="1920">
            <text:p>1,920</text:p>
          </table:table-cell>
          <table:table-cell table:formula="of:=[.C10]/[.C$102]" office:value-type="percentage" office:value="0.0064">
            <text:p>0.64%</text:p>
          </table:table-cell>
          <table:table-cell table:formula="of:=TRUNC((100+[.A10])/150;2)" office:value-type="float" office:value="0.72">
            <text:p>0.72</text:p>
          </table:table-cell>
          <table:table-cell/>
          <table:table-cell office:value-type="string">
            <text:p>航海レベルアップ時に上昇判定が行われるのは、体力、敏捷、知力のみ。</text:p>
          </table:table-cell>
        </table:table-row>
        <table:table-row table:style-name="ro1">
          <table:table-cell office:value-type="float" office:value="9">
            <text:p>9</text:p>
          </table:table-cell>
          <table:table-cell table:formula="of:=[.C11]-[.C10]" office:value-type="float" office:value="510">
            <text:p>510</text:p>
          </table:table-cell>
          <table:table-cell office:value-type="float" office:value="2430">
            <text:p>2,430</text:p>
          </table:table-cell>
          <table:table-cell table:formula="of:=[.C11]/[.C$102]" office:value-type="percentage" office:value="0.0081">
            <text:p>0.81%</text:p>
          </table:table-cell>
          <table:table-cell table:formula="of:=TRUNC((100+[.A11])/150;2)" office:value-type="float" office:value="0.72">
            <text:p>0.72</text:p>
          </table:table-cell>
          <table:table-cell/>
          <table:table-cell office:value-type="string">
            <text:p>技能レベルアップ時、残りの精神、魅力、運勢の上昇判定が行われる。</text:p>
          </table:table-cell>
        </table:table-row>
        <table:table-row table:style-name="ro2">
          <table:table-cell office:value-type="float" office:value="10">
            <text:p>10</text:p>
          </table:table-cell>
          <table:table-cell table:formula="of:=[.C12]-[.C11]" office:value-type="float" office:value="570">
            <text:p>570</text:p>
          </table:table-cell>
          <table:table-cell office:value-type="float" office:value="3000">
            <text:p>3,000</text:p>
          </table:table-cell>
          <table:table-cell table:formula="of:=[.C12]/[.C$102]" office:value-type="percentage" office:value="0.01">
            <text:p>1.00%</text:p>
          </table:table-cell>
          <table:table-cell table:formula="of:=TRUNC((100+[.A12])/150;2)" office:value-type="float" office:value="0.73">
            <text:p>0.73</text:p>
          </table:table-cell>
          <table:table-cell/>
          <table:table-cell office:value-type="string">
            <text:p>だから、剣闘術(体力＆敏捷)を上げたい航海士は、航海経験を多く取得できる担当に、</text:p>
          </table:table-cell>
        </table:table-row>
        <table:table-row table:style-name="ro2">
          <table:table-cell office:value-type="float" office:value="11">
            <text:p>11</text:p>
          </table:table-cell>
          <table:table-cell table:formula="of:=[.C13]-[.C12]" office:value-type="float" office:value="630">
            <text:p>630</text:p>
          </table:table-cell>
          <table:table-cell office:value-type="float" office:value="3630">
            <text:p>3,630</text:p>
          </table:table-cell>
          <table:table-cell table:formula="of:=[.C13]/[.C$102]" office:value-type="percentage" office:value="0.0121">
            <text:p>1.21%</text:p>
          </table:table-cell>
          <table:table-cell table:formula="of:=TRUNC((100+[.A13])/150;2)" office:value-type="float" office:value="0.74">
            <text:p>0.74</text:p>
          </table:table-cell>
          <table:table-cell/>
          <table:table-cell office:value-type="string">
            <text:p>会計術(知力＆精神)、謀略術(知力＆運勢)、観察力(精神＆運勢)を上げたい航海士は、技能経験を多く取得できる担当に配置すると効率がよいだろう。</text:p>
          </table:table-cell>
        </table:table-row>
        <table:table-row table:style-name="ro2">
          <table:table-cell office:value-type="float" office:value="12">
            <text:p>12</text:p>
          </table:table-cell>
          <table:table-cell table:formula="of:=[.C14]-[.C13]" office:value-type="float" office:value="690">
            <text:p>690</text:p>
          </table:table-cell>
          <table:table-cell office:value-type="float" office:value="4320">
            <text:p>4,320</text:p>
          </table:table-cell>
          <table:table-cell table:formula="of:=[.C14]/[.C$102]" office:value-type="percentage" office:value="0.0144">
            <text:p>1.44%</text:p>
          </table:table-cell>
          <table:table-cell table:formula="of:=TRUNC((100+[.A14])/150;2)" office:value-type="float" office:value="0.74">
            <text:p>0.74</text:p>
          </table:table-cell>
          <table:table-cell/>
          <table:table-cell office:value-type="string">
            <text:p>ただ、基本能力値の成長は100で止まるのだし、航海(or技能)レベルが上がるほどレベルアップに必要な経験も高くなり、技能値倍率が伸び悩む。</text:p>
          </table:table-cell>
        </table:table-row>
        <table:table-row table:style-name="ro2">
          <table:table-cell office:value-type="float" office:value="13">
            <text:p>13</text:p>
          </table:table-cell>
          <table:table-cell table:formula="of:=[.C15]-[.C14]" office:value-type="float" office:value="750">
            <text:p>750</text:p>
          </table:table-cell>
          <table:table-cell office:value-type="float" office:value="5070">
            <text:p>5,070</text:p>
          </table:table-cell>
          <table:table-cell table:formula="of:=[.C15]/[.C$102]" office:value-type="percentage" office:value="0.0169">
            <text:p>1.69%</text:p>
          </table:table-cell>
          <table:table-cell table:formula="of:=TRUNC((100+[.A15])/150;2)" office:value-type="float" office:value="0.75">
            <text:p>0.75</text:p>
          </table:table-cell>
          <table:table-cell/>
          <table:table-cell office:value-type="string">
            <text:p>なので、技能値倍率を上げるために、技能(or航海)経験の取得もそれなりに大事。</text:p>
          </table:table-cell>
        </table:table-row>
        <table:table-row table:style-name="ro1">
          <table:table-cell office:value-type="float" office:value="14">
            <text:p>14</text:p>
          </table:table-cell>
          <table:table-cell table:formula="of:=[.C16]-[.C15]" office:value-type="float" office:value="810">
            <text:p>810</text:p>
          </table:table-cell>
          <table:table-cell office:value-type="float" office:value="5880">
            <text:p>5,880</text:p>
          </table:table-cell>
          <table:table-cell table:formula="of:=[.C16]/[.C$102]" office:value-type="percentage" office:value="0.0196">
            <text:p>1.96%</text:p>
          </table:table-cell>
          <table:table-cell table:formula="of:=TRUNC((100+[.A16])/150;2)" office:value-type="float" office:value="0.76">
            <text:p>0.76</text:p>
          </table:table-cell>
          <table:table-cell/>
          <table:table-cell office:value-type="string">
            <text:p>あ、それと剣闘術、会計術、謀略術、観察力以外の技能値を上げたい航海士は</text:p>
          </table:table-cell>
        </table:table-row>
        <table:table-row table:style-name="ro1">
          <table:table-cell office:value-type="float" office:value="15">
            <text:p>15</text:p>
          </table:table-cell>
          <table:table-cell table:formula="of:=[.C17]-[.C16]" office:value-type="float" office:value="870">
            <text:p>870</text:p>
          </table:table-cell>
          <table:table-cell office:value-type="float" office:value="6750">
            <text:p>6,750</text:p>
          </table:table-cell>
          <table:table-cell table:formula="of:=[.C17]/[.C$102]" office:value-type="percentage" office:value="0.0225">
            <text:p>2.25%</text:p>
          </table:table-cell>
          <table:table-cell table:formula="of:=TRUNC((100+[.A17])/150;2)" office:value-type="float" office:value="0.76">
            <text:p>0.76</text:p>
          </table:table-cell>
          <table:table-cell/>
          <table:table-cell office:value-type="string">
            <text:p>航海経験技能経験両方をバランスよく取得できる担当に置くのがいいでしょ。</text:p>
          </table:table-cell>
        </table:table-row>
        <table:table-row table:style-name="ro1">
          <table:table-cell office:value-type="float" office:value="16">
            <text:p>16</text:p>
          </table:table-cell>
          <table:table-cell table:formula="of:=[.C18]-[.C17]" office:value-type="float" office:value="930">
            <text:p>930</text:p>
          </table:table-cell>
          <table:table-cell office:value-type="float" office:value="7680">
            <text:p>7,680</text:p>
          </table:table-cell>
          <table:table-cell table:formula="of:=[.C18]/[.C$102]" office:value-type="percentage" office:value="0.0256">
            <text:p>2.56%</text:p>
          </table:table-cell>
          <table:table-cell table:formula="of:=TRUNC((100+[.A18])/150;2)" office:value-type="float" office:value="0.77">
            <text:p>0.77</text:p>
          </table:table-cell>
          <table:table-cell table:number-columns-repeated="2"/>
        </table:table-row>
        <table:table-row table:style-name="ro1">
          <table:table-cell office:value-type="float" office:value="17">
            <text:p>17</text:p>
          </table:table-cell>
          <table:table-cell table:formula="of:=[.C19]-[.C18]" office:value-type="float" office:value="990">
            <text:p>990</text:p>
          </table:table-cell>
          <table:table-cell office:value-type="float" office:value="8670">
            <text:p>8,670</text:p>
          </table:table-cell>
          <table:table-cell table:formula="of:=[.C19]/[.C$102]" office:value-type="percentage" office:value="0.0289">
            <text:p>2.89%</text:p>
          </table:table-cell>
          <table:table-cell table:formula="of:=TRUNC((100+[.A19])/150;2)" office:value-type="float" office:value="0.78">
            <text:p>0.78</text:p>
          </table:table-cell>
          <table:table-cell table:number-columns-repeated="2"/>
        </table:table-row>
        <table:table-row table:style-name="ro1">
          <table:table-cell office:value-type="float" office:value="18">
            <text:p>18</text:p>
          </table:table-cell>
          <table:table-cell table:formula="of:=[.C20]-[.C19]" office:value-type="float" office:value="1050">
            <text:p>1,050</text:p>
          </table:table-cell>
          <table:table-cell office:value-type="float" office:value="9720">
            <text:p>9,720</text:p>
          </table:table-cell>
          <table:table-cell table:formula="of:=[.C20]/[.C$102]" office:value-type="percentage" office:value="0.0324">
            <text:p>3.24%</text:p>
          </table:table-cell>
          <table:table-cell table:formula="of:=TRUNC((100+[.A20])/150;2)" office:value-type="float" office:value="0.78">
            <text:p>0.78</text:p>
          </table:table-cell>
          <table:table-cell table:number-columns-repeated="2"/>
        </table:table-row>
        <table:table-row table:style-name="ro1">
          <table:table-cell office:value-type="float" office:value="19">
            <text:p>19</text:p>
          </table:table-cell>
          <table:table-cell table:formula="of:=[.C21]-[.C20]" office:value-type="float" office:value="1110">
            <text:p>1,110</text:p>
          </table:table-cell>
          <table:table-cell office:value-type="float" office:value="10830">
            <text:p>10,830</text:p>
          </table:table-cell>
          <table:table-cell table:formula="of:=[.C21]/[.C$102]" office:value-type="percentage" office:value="0.0361">
            <text:p>3.61%</text:p>
          </table:table-cell>
          <table:table-cell table:formula="of:=TRUNC((100+[.A21])/150;2)" office:value-type="float" office:value="0.79">
            <text:p>0.79</text:p>
          </table:table-cell>
          <table:table-cell table:number-columns-repeated="2"/>
        </table:table-row>
        <table:table-row table:style-name="ro1">
          <table:table-cell office:value-type="float" office:value="20">
            <text:p>20</text:p>
          </table:table-cell>
          <table:table-cell table:formula="of:=[.C22]-[.C21]" office:value-type="float" office:value="1170">
            <text:p>1,170</text:p>
          </table:table-cell>
          <table:table-cell office:value-type="float" office:value="12000">
            <text:p>12,000</text:p>
          </table:table-cell>
          <table:table-cell table:formula="of:=[.C22]/[.C$102]" office:value-type="percentage" office:value="0.04">
            <text:p>4.00%</text:p>
          </table:table-cell>
          <table:table-cell table:formula="of:=TRUNC((100+[.A22])/150;2)" office:value-type="float" office:value="0.8">
            <text:p>0.80</text:p>
          </table:table-cell>
          <table:table-cell table:number-columns-repeated="2"/>
        </table:table-row>
        <table:table-row table:style-name="ro1">
          <table:table-cell office:value-type="float" office:value="21">
            <text:p>21</text:p>
          </table:table-cell>
          <table:table-cell table:formula="of:=[.C23]-[.C22]" office:value-type="float" office:value="1230">
            <text:p>1,230</text:p>
          </table:table-cell>
          <table:table-cell office:value-type="float" office:value="13230">
            <text:p>13,230</text:p>
          </table:table-cell>
          <table:table-cell table:formula="of:=[.C23]/[.C$102]" office:value-type="percentage" office:value="0.0441">
            <text:p>4.41%</text:p>
          </table:table-cell>
          <table:table-cell table:formula="of:=TRUNC((100+[.A23])/150;2)" office:value-type="float" office:value="0.8">
            <text:p>0.80</text:p>
          </table:table-cell>
          <table:table-cell table:number-columns-repeated="2"/>
        </table:table-row>
        <table:table-row table:style-name="ro1">
          <table:table-cell office:value-type="float" office:value="22">
            <text:p>22</text:p>
          </table:table-cell>
          <table:table-cell table:formula="of:=[.C24]-[.C23]" office:value-type="float" office:value="1290">
            <text:p>1,290</text:p>
          </table:table-cell>
          <table:table-cell office:value-type="float" office:value="14520">
            <text:p>14,520</text:p>
          </table:table-cell>
          <table:table-cell table:formula="of:=[.C24]/[.C$102]" office:value-type="percentage" office:value="0.0484">
            <text:p>4.84%</text:p>
          </table:table-cell>
          <table:table-cell table:formula="of:=TRUNC((100+[.A24])/150;2)" office:value-type="float" office:value="0.81">
            <text:p>0.81</text:p>
          </table:table-cell>
          <table:table-cell table:number-columns-repeated="2"/>
        </table:table-row>
        <table:table-row table:style-name="ro1">
          <table:table-cell office:value-type="float" office:value="23">
            <text:p>23</text:p>
          </table:table-cell>
          <table:table-cell table:formula="of:=[.C25]-[.C24]" office:value-type="float" office:value="1350">
            <text:p>1,350</text:p>
          </table:table-cell>
          <table:table-cell office:value-type="float" office:value="15870">
            <text:p>15,870</text:p>
          </table:table-cell>
          <table:table-cell table:formula="of:=[.C25]/[.C$102]" office:value-type="percentage" office:value="0.0529">
            <text:p>5.29%</text:p>
          </table:table-cell>
          <table:table-cell table:formula="of:=TRUNC((100+[.A25])/150;2)" office:value-type="float" office:value="0.82">
            <text:p>0.82</text:p>
          </table:table-cell>
          <table:table-cell table:number-columns-repeated="2"/>
        </table:table-row>
        <table:table-row table:style-name="ro1">
          <table:table-cell office:value-type="float" office:value="24">
            <text:p>24</text:p>
          </table:table-cell>
          <table:table-cell table:formula="of:=[.C26]-[.C25]" office:value-type="float" office:value="1410">
            <text:p>1,410</text:p>
          </table:table-cell>
          <table:table-cell office:value-type="float" office:value="17280">
            <text:p>17,280</text:p>
          </table:table-cell>
          <table:table-cell table:formula="of:=[.C26]/[.C$102]" office:value-type="percentage" office:value="0.0576">
            <text:p>5.76%</text:p>
          </table:table-cell>
          <table:table-cell table:formula="of:=TRUNC((100+[.A26])/150;2)" office:value-type="float" office:value="0.82">
            <text:p>0.82</text:p>
          </table:table-cell>
          <table:table-cell table:number-columns-repeated="2"/>
        </table:table-row>
        <table:table-row table:style-name="ro1">
          <table:table-cell office:value-type="float" office:value="25">
            <text:p>25</text:p>
          </table:table-cell>
          <table:table-cell table:formula="of:=[.C27]-[.C26]" office:value-type="float" office:value="1470">
            <text:p>1,470</text:p>
          </table:table-cell>
          <table:table-cell office:value-type="float" office:value="18750">
            <text:p>18,750</text:p>
          </table:table-cell>
          <table:table-cell table:formula="of:=[.C27]/[.C$102]" office:value-type="percentage" office:value="0.0625">
            <text:p>6.25%</text:p>
          </table:table-cell>
          <table:table-cell table:formula="of:=TRUNC((100+[.A27])/150;2)" office:value-type="float" office:value="0.83">
            <text:p>0.83</text:p>
          </table:table-cell>
          <table:table-cell table:number-columns-repeated="2"/>
        </table:table-row>
        <table:table-row table:style-name="ro1">
          <table:table-cell office:value-type="float" office:value="26">
            <text:p>26</text:p>
          </table:table-cell>
          <table:table-cell table:formula="of:=[.C28]-[.C27]" office:value-type="float" office:value="1530">
            <text:p>1,530</text:p>
          </table:table-cell>
          <table:table-cell office:value-type="float" office:value="20280">
            <text:p>20,280</text:p>
          </table:table-cell>
          <table:table-cell table:formula="of:=[.C28]/[.C$102]" office:value-type="percentage" office:value="0.0676">
            <text:p>6.76%</text:p>
          </table:table-cell>
          <table:table-cell table:formula="of:=TRUNC((100+[.A28])/150;2)" office:value-type="float" office:value="0.84">
            <text:p>0.84</text:p>
          </table:table-cell>
          <table:table-cell table:number-columns-repeated="2"/>
        </table:table-row>
        <table:table-row table:style-name="ro1">
          <table:table-cell office:value-type="float" office:value="27">
            <text:p>27</text:p>
          </table:table-cell>
          <table:table-cell table:formula="of:=[.C29]-[.C28]" office:value-type="float" office:value="1590">
            <text:p>1,590</text:p>
          </table:table-cell>
          <table:table-cell office:value-type="float" office:value="21870">
            <text:p>21,870</text:p>
          </table:table-cell>
          <table:table-cell table:formula="of:=[.C29]/[.C$102]" office:value-type="percentage" office:value="0.0729">
            <text:p>7.29%</text:p>
          </table:table-cell>
          <table:table-cell table:formula="of:=TRUNC((100+[.A29])/150;2)" office:value-type="float" office:value="0.84">
            <text:p>0.84</text:p>
          </table:table-cell>
          <table:table-cell table:number-columns-repeated="2"/>
        </table:table-row>
        <table:table-row table:style-name="ro1">
          <table:table-cell office:value-type="float" office:value="28">
            <text:p>28</text:p>
          </table:table-cell>
          <table:table-cell table:formula="of:=[.C30]-[.C29]" office:value-type="float" office:value="1650">
            <text:p>1,650</text:p>
          </table:table-cell>
          <table:table-cell office:value-type="float" office:value="23520">
            <text:p>23,520</text:p>
          </table:table-cell>
          <table:table-cell table:formula="of:=[.C30]/[.C$102]" office:value-type="percentage" office:value="0.0784">
            <text:p>7.84%</text:p>
          </table:table-cell>
          <table:table-cell table:formula="of:=TRUNC((100+[.A30])/150;2)" office:value-type="float" office:value="0.85">
            <text:p>0.85</text:p>
          </table:table-cell>
          <table:table-cell table:number-columns-repeated="2"/>
        </table:table-row>
        <table:table-row table:style-name="ro1">
          <table:table-cell office:value-type="float" office:value="29">
            <text:p>29</text:p>
          </table:table-cell>
          <table:table-cell table:formula="of:=[.C31]-[.C30]" office:value-type="float" office:value="1710">
            <text:p>1,710</text:p>
          </table:table-cell>
          <table:table-cell office:value-type="float" office:value="25230">
            <text:p>25,230</text:p>
          </table:table-cell>
          <table:table-cell table:formula="of:=[.C31]/[.C$102]" office:value-type="percentage" office:value="0.0841">
            <text:p>8.41%</text:p>
          </table:table-cell>
          <table:table-cell table:formula="of:=TRUNC((100+[.A31])/150;2)" office:value-type="float" office:value="0.86">
            <text:p>0.86</text:p>
          </table:table-cell>
          <table:table-cell table:number-columns-repeated="2"/>
        </table:table-row>
        <table:table-row table:style-name="ro1">
          <table:table-cell office:value-type="float" office:value="30">
            <text:p>30</text:p>
          </table:table-cell>
          <table:table-cell table:formula="of:=[.C32]-[.C31]" office:value-type="float" office:value="1770">
            <text:p>1,770</text:p>
          </table:table-cell>
          <table:table-cell office:value-type="float" office:value="27000">
            <text:p>27,000</text:p>
          </table:table-cell>
          <table:table-cell table:formula="of:=[.C32]/[.C$102]" office:value-type="percentage" office:value="0.09">
            <text:p>9.00%</text:p>
          </table:table-cell>
          <table:table-cell table:formula="of:=TRUNC((100+[.A32])/150;2)" office:value-type="float" office:value="0.86">
            <text:p>0.86</text:p>
          </table:table-cell>
          <table:table-cell table:number-columns-repeated="2"/>
        </table:table-row>
        <table:table-row table:style-name="ro1">
          <table:table-cell office:value-type="float" office:value="31">
            <text:p>31</text:p>
          </table:table-cell>
          <table:table-cell table:formula="of:=[.C33]-[.C32]" office:value-type="float" office:value="1830">
            <text:p>1,830</text:p>
          </table:table-cell>
          <table:table-cell office:value-type="float" office:value="28830">
            <text:p>28,830</text:p>
          </table:table-cell>
          <table:table-cell table:formula="of:=[.C33]/[.C$102]" office:value-type="percentage" office:value="0.0961">
            <text:p>9.61%</text:p>
          </table:table-cell>
          <table:table-cell table:formula="of:=TRUNC((100+[.A33])/150;2)" office:value-type="float" office:value="0.87">
            <text:p>0.87</text:p>
          </table:table-cell>
          <table:table-cell table:number-columns-repeated="2"/>
        </table:table-row>
        <table:table-row table:style-name="ro1">
          <table:table-cell office:value-type="float" office:value="32">
            <text:p>32</text:p>
          </table:table-cell>
          <table:table-cell table:formula="of:=[.C34]-[.C33]" office:value-type="float" office:value="1890">
            <text:p>1,890</text:p>
          </table:table-cell>
          <table:table-cell office:value-type="float" office:value="30720">
            <text:p>30,720</text:p>
          </table:table-cell>
          <table:table-cell table:formula="of:=[.C34]/[.C$102]" office:value-type="percentage" office:value="0.1024">
            <text:p>10.24%</text:p>
          </table:table-cell>
          <table:table-cell table:formula="of:=TRUNC((100+[.A34])/150;2)" office:value-type="float" office:value="0.88">
            <text:p>0.88</text:p>
          </table:table-cell>
          <table:table-cell table:number-columns-repeated="2"/>
        </table:table-row>
        <table:table-row table:style-name="ro1">
          <table:table-cell office:value-type="float" office:value="33">
            <text:p>33</text:p>
          </table:table-cell>
          <table:table-cell table:formula="of:=[.C35]-[.C34]" office:value-type="float" office:value="1950">
            <text:p>1,950</text:p>
          </table:table-cell>
          <table:table-cell office:value-type="float" office:value="32670">
            <text:p>32,670</text:p>
          </table:table-cell>
          <table:table-cell table:formula="of:=[.C35]/[.C$102]" office:value-type="percentage" office:value="0.1089">
            <text:p>10.89%</text:p>
          </table:table-cell>
          <table:table-cell table:formula="of:=TRUNC((100+[.A35])/150;2)" office:value-type="float" office:value="0.88">
            <text:p>0.88</text:p>
          </table:table-cell>
          <table:table-cell table:number-columns-repeated="2"/>
        </table:table-row>
        <table:table-row table:style-name="ro1">
          <table:table-cell office:value-type="float" office:value="34">
            <text:p>34</text:p>
          </table:table-cell>
          <table:table-cell table:formula="of:=[.C36]-[.C35]" office:value-type="float" office:value="2010">
            <text:p>2,010</text:p>
          </table:table-cell>
          <table:table-cell office:value-type="float" office:value="34680">
            <text:p>34,680</text:p>
          </table:table-cell>
          <table:table-cell table:formula="of:=[.C36]/[.C$102]" office:value-type="percentage" office:value="0.1156">
            <text:p>11.56%</text:p>
          </table:table-cell>
          <table:table-cell table:formula="of:=TRUNC((100+[.A36])/150;2)" office:value-type="float" office:value="0.89">
            <text:p>0.89</text:p>
          </table:table-cell>
          <table:table-cell table:number-columns-repeated="2"/>
        </table:table-row>
        <table:table-row table:style-name="ro1">
          <table:table-cell office:value-type="float" office:value="35">
            <text:p>35</text:p>
          </table:table-cell>
          <table:table-cell table:formula="of:=[.C37]-[.C36]" office:value-type="float" office:value="2070">
            <text:p>2,070</text:p>
          </table:table-cell>
          <table:table-cell office:value-type="float" office:value="36750">
            <text:p>36,750</text:p>
          </table:table-cell>
          <table:table-cell table:formula="of:=[.C37]/[.C$102]" office:value-type="percentage" office:value="0.1225">
            <text:p>12.25%</text:p>
          </table:table-cell>
          <table:table-cell table:formula="of:=TRUNC((100+[.A37])/150;2)" office:value-type="float" office:value="0.9">
            <text:p>0.90</text:p>
          </table:table-cell>
          <table:table-cell table:number-columns-repeated="2"/>
        </table:table-row>
        <table:table-row table:style-name="ro1">
          <table:table-cell office:value-type="float" office:value="36">
            <text:p>36</text:p>
          </table:table-cell>
          <table:table-cell table:formula="of:=[.C38]-[.C37]" office:value-type="float" office:value="2130">
            <text:p>2,130</text:p>
          </table:table-cell>
          <table:table-cell office:value-type="float" office:value="38880">
            <text:p>38,880</text:p>
          </table:table-cell>
          <table:table-cell table:formula="of:=[.C38]/[.C$102]" office:value-type="percentage" office:value="0.1296">
            <text:p>12.96%</text:p>
          </table:table-cell>
          <table:table-cell table:formula="of:=TRUNC((100+[.A38])/150;2)" office:value-type="float" office:value="0.9">
            <text:p>0.90</text:p>
          </table:table-cell>
          <table:table-cell table:number-columns-repeated="2"/>
        </table:table-row>
        <table:table-row table:style-name="ro1">
          <table:table-cell office:value-type="float" office:value="37">
            <text:p>37</text:p>
          </table:table-cell>
          <table:table-cell table:formula="of:=[.C39]-[.C38]" office:value-type="float" office:value="2190">
            <text:p>2,190</text:p>
          </table:table-cell>
          <table:table-cell office:value-type="float" office:value="41070">
            <text:p>41,070</text:p>
          </table:table-cell>
          <table:table-cell table:formula="of:=[.C39]/[.C$102]" office:value-type="percentage" office:value="0.1369">
            <text:p>13.69%</text:p>
          </table:table-cell>
          <table:table-cell table:formula="of:=TRUNC((100+[.A39])/150;2)" office:value-type="float" office:value="0.91">
            <text:p>0.91</text:p>
          </table:table-cell>
          <table:table-cell table:number-columns-repeated="2"/>
        </table:table-row>
        <table:table-row table:style-name="ro1">
          <table:table-cell office:value-type="float" office:value="38">
            <text:p>38</text:p>
          </table:table-cell>
          <table:table-cell table:formula="of:=[.C40]-[.C39]" office:value-type="float" office:value="2250">
            <text:p>2,250</text:p>
          </table:table-cell>
          <table:table-cell office:value-type="float" office:value="43320">
            <text:p>43,320</text:p>
          </table:table-cell>
          <table:table-cell table:formula="of:=[.C40]/[.C$102]" office:value-type="percentage" office:value="0.1444">
            <text:p>14.44%</text:p>
          </table:table-cell>
          <table:table-cell table:formula="of:=TRUNC((100+[.A40])/150;2)" office:value-type="float" office:value="0.92">
            <text:p>0.92</text:p>
          </table:table-cell>
          <table:table-cell table:number-columns-repeated="2"/>
        </table:table-row>
        <table:table-row table:style-name="ro1">
          <table:table-cell office:value-type="float" office:value="39">
            <text:p>39</text:p>
          </table:table-cell>
          <table:table-cell table:formula="of:=[.C41]-[.C40]" office:value-type="float" office:value="2310">
            <text:p>2,310</text:p>
          </table:table-cell>
          <table:table-cell office:value-type="float" office:value="45630">
            <text:p>45,630</text:p>
          </table:table-cell>
          <table:table-cell table:formula="of:=[.C41]/[.C$102]" office:value-type="percentage" office:value="0.1521">
            <text:p>15.21%</text:p>
          </table:table-cell>
          <table:table-cell table:formula="of:=TRUNC((100+[.A41])/150;2)" office:value-type="float" office:value="0.92">
            <text:p>0.92</text:p>
          </table:table-cell>
          <table:table-cell table:number-columns-repeated="2"/>
        </table:table-row>
        <table:table-row table:style-name="ro1">
          <table:table-cell office:value-type="float" office:value="40">
            <text:p>40</text:p>
          </table:table-cell>
          <table:table-cell table:formula="of:=[.C42]-[.C41]" office:value-type="float" office:value="2370">
            <text:p>2,370</text:p>
          </table:table-cell>
          <table:table-cell office:value-type="float" office:value="48000">
            <text:p>48,000</text:p>
          </table:table-cell>
          <table:table-cell table:formula="of:=[.C42]/[.C$102]" office:value-type="percentage" office:value="0.16">
            <text:p>16.00%</text:p>
          </table:table-cell>
          <table:table-cell table:formula="of:=TRUNC((100+[.A42])/150;2)" office:value-type="float" office:value="0.93">
            <text:p>0.93</text:p>
          </table:table-cell>
          <table:table-cell table:number-columns-repeated="2"/>
        </table:table-row>
        <table:table-row table:style-name="ro1">
          <table:table-cell office:value-type="float" office:value="41">
            <text:p>41</text:p>
          </table:table-cell>
          <table:table-cell table:formula="of:=[.C43]-[.C42]" office:value-type="float" office:value="2430">
            <text:p>2,430</text:p>
          </table:table-cell>
          <table:table-cell office:value-type="float" office:value="50430">
            <text:p>50,430</text:p>
          </table:table-cell>
          <table:table-cell table:formula="of:=[.C43]/[.C$102]" office:value-type="percentage" office:value="0.1681">
            <text:p>16.81%</text:p>
          </table:table-cell>
          <table:table-cell table:formula="of:=TRUNC((100+[.A43])/150;2)" office:value-type="float" office:value="0.94">
            <text:p>0.94</text:p>
          </table:table-cell>
          <table:table-cell table:number-columns-repeated="2"/>
        </table:table-row>
        <table:table-row table:style-name="ro1">
          <table:table-cell office:value-type="float" office:value="42">
            <text:p>42</text:p>
          </table:table-cell>
          <table:table-cell table:formula="of:=[.C44]-[.C43]" office:value-type="float" office:value="2490">
            <text:p>2,490</text:p>
          </table:table-cell>
          <table:table-cell office:value-type="float" office:value="52920">
            <text:p>52,920</text:p>
          </table:table-cell>
          <table:table-cell table:formula="of:=[.C44]/[.C$102]" office:value-type="percentage" office:value="0.1764">
            <text:p>17.64%</text:p>
          </table:table-cell>
          <table:table-cell table:formula="of:=TRUNC((100+[.A44])/150;2)" office:value-type="float" office:value="0.94">
            <text:p>0.94</text:p>
          </table:table-cell>
          <table:table-cell table:number-columns-repeated="2"/>
        </table:table-row>
        <table:table-row table:style-name="ro1">
          <table:table-cell office:value-type="float" office:value="43">
            <text:p>43</text:p>
          </table:table-cell>
          <table:table-cell table:formula="of:=[.C45]-[.C44]" office:value-type="float" office:value="2550">
            <text:p>2,550</text:p>
          </table:table-cell>
          <table:table-cell office:value-type="float" office:value="55470">
            <text:p>55,470</text:p>
          </table:table-cell>
          <table:table-cell table:formula="of:=[.C45]/[.C$102]" office:value-type="percentage" office:value="0.1849">
            <text:p>18.49%</text:p>
          </table:table-cell>
          <table:table-cell table:formula="of:=TRUNC((100+[.A45])/150;2)" office:value-type="float" office:value="0.95">
            <text:p>0.95</text:p>
          </table:table-cell>
          <table:table-cell table:number-columns-repeated="2"/>
        </table:table-row>
        <table:table-row table:style-name="ro1">
          <table:table-cell office:value-type="float" office:value="44">
            <text:p>44</text:p>
          </table:table-cell>
          <table:table-cell table:formula="of:=[.C46]-[.C45]" office:value-type="float" office:value="2610">
            <text:p>2,610</text:p>
          </table:table-cell>
          <table:table-cell office:value-type="float" office:value="58080">
            <text:p>58,080</text:p>
          </table:table-cell>
          <table:table-cell table:formula="of:=[.C46]/[.C$102]" office:value-type="percentage" office:value="0.1936">
            <text:p>19.36%</text:p>
          </table:table-cell>
          <table:table-cell table:formula="of:=TRUNC((100+[.A46])/150;2)" office:value-type="float" office:value="0.96">
            <text:p>0.96</text:p>
          </table:table-cell>
          <table:table-cell table:number-columns-repeated="2"/>
        </table:table-row>
        <table:table-row table:style-name="ro1">
          <table:table-cell office:value-type="float" office:value="45">
            <text:p>45</text:p>
          </table:table-cell>
          <table:table-cell table:formula="of:=[.C47]-[.C46]" office:value-type="float" office:value="2670">
            <text:p>2,670</text:p>
          </table:table-cell>
          <table:table-cell office:value-type="float" office:value="60750">
            <text:p>60,750</text:p>
          </table:table-cell>
          <table:table-cell table:formula="of:=[.C47]/[.C$102]" office:value-type="percentage" office:value="0.2025">
            <text:p>20.25%</text:p>
          </table:table-cell>
          <table:table-cell table:formula="of:=TRUNC((100+[.A47])/150;2)" office:value-type="float" office:value="0.96">
            <text:p>0.96</text:p>
          </table:table-cell>
          <table:table-cell table:number-columns-repeated="2"/>
        </table:table-row>
        <table:table-row table:style-name="ro1">
          <table:table-cell office:value-type="float" office:value="46">
            <text:p>46</text:p>
          </table:table-cell>
          <table:table-cell table:formula="of:=[.C48]-[.C47]" office:value-type="float" office:value="2730">
            <text:p>2,730</text:p>
          </table:table-cell>
          <table:table-cell office:value-type="float" office:value="63480">
            <text:p>63,480</text:p>
          </table:table-cell>
          <table:table-cell table:formula="of:=[.C48]/[.C$102]" office:value-type="percentage" office:value="0.2116">
            <text:p>21.16%</text:p>
          </table:table-cell>
          <table:table-cell table:formula="of:=TRUNC((100+[.A48])/150;2)" office:value-type="float" office:value="0.97">
            <text:p>0.97</text:p>
          </table:table-cell>
          <table:table-cell table:number-columns-repeated="2"/>
        </table:table-row>
        <table:table-row table:style-name="ro1">
          <table:table-cell office:value-type="float" office:value="47">
            <text:p>47</text:p>
          </table:table-cell>
          <table:table-cell table:formula="of:=[.C49]-[.C48]" office:value-type="float" office:value="2790">
            <text:p>2,790</text:p>
          </table:table-cell>
          <table:table-cell office:value-type="float" office:value="66270">
            <text:p>66,270</text:p>
          </table:table-cell>
          <table:table-cell table:formula="of:=[.C49]/[.C$102]" office:value-type="percentage" office:value="0.2209">
            <text:p>22.09%</text:p>
          </table:table-cell>
          <table:table-cell table:formula="of:=TRUNC((100+[.A49])/150;2)" office:value-type="float" office:value="0.98">
            <text:p>0.98</text:p>
          </table:table-cell>
          <table:table-cell table:number-columns-repeated="2"/>
        </table:table-row>
        <table:table-row table:style-name="ro1">
          <table:table-cell office:value-type="float" office:value="48">
            <text:p>48</text:p>
          </table:table-cell>
          <table:table-cell table:formula="of:=[.C50]-[.C49]" office:value-type="float" office:value="2850">
            <text:p>2,850</text:p>
          </table:table-cell>
          <table:table-cell office:value-type="float" office:value="69120">
            <text:p>69,120</text:p>
          </table:table-cell>
          <table:table-cell table:formula="of:=[.C50]/[.C$102]" office:value-type="percentage" office:value="0.2304">
            <text:p>23.04%</text:p>
          </table:table-cell>
          <table:table-cell table:formula="of:=TRUNC((100+[.A50])/150;2)" office:value-type="float" office:value="0.98">
            <text:p>0.98</text:p>
          </table:table-cell>
          <table:table-cell table:number-columns-repeated="2"/>
        </table:table-row>
        <table:table-row table:style-name="ro1">
          <table:table-cell office:value-type="float" office:value="49">
            <text:p>49</text:p>
          </table:table-cell>
          <table:table-cell table:formula="of:=[.C51]-[.C50]" office:value-type="float" office:value="2910">
            <text:p>2,910</text:p>
          </table:table-cell>
          <table:table-cell office:value-type="float" office:value="72030">
            <text:p>72,030</text:p>
          </table:table-cell>
          <table:table-cell table:formula="of:=[.C51]/[.C$102]" office:value-type="percentage" office:value="0.2401">
            <text:p>24.01%</text:p>
          </table:table-cell>
          <table:table-cell table:formula="of:=TRUNC((100+[.A51])/150;2)" office:value-type="float" office:value="0.99">
            <text:p>0.99</text:p>
          </table:table-cell>
          <table:table-cell table:number-columns-repeated="2"/>
        </table:table-row>
        <table:table-row table:style-name="ro1">
          <table:table-cell office:value-type="float" office:value="50">
            <text:p>50</text:p>
          </table:table-cell>
          <table:table-cell table:formula="of:=[.C52]-[.C51]" office:value-type="float" office:value="2970">
            <text:p>2,970</text:p>
          </table:table-cell>
          <table:table-cell office:value-type="float" office:value="75000">
            <text:p>75,000</text:p>
          </table:table-cell>
          <table:table-cell table:formula="of:=[.C52]/[.C$102]" office:value-type="percentage" office:value="0.25">
            <text:p>25.00%</text:p>
          </table:table-cell>
          <table:table-cell table:formula="of:=TRUNC((100+[.A52])/150;2)" office:value-type="float" office:value="1">
            <text:p>1.00</text:p>
          </table:table-cell>
          <table:table-cell table:number-columns-repeated="2"/>
        </table:table-row>
        <table:table-row table:style-name="ro1">
          <table:table-cell office:value-type="float" office:value="51">
            <text:p>51</text:p>
          </table:table-cell>
          <table:table-cell table:formula="of:=[.C53]-[.C52]" office:value-type="float" office:value="3030">
            <text:p>3,030</text:p>
          </table:table-cell>
          <table:table-cell office:value-type="float" office:value="78030">
            <text:p>78,030</text:p>
          </table:table-cell>
          <table:table-cell table:formula="of:=[.C53]/[.C$102]" office:value-type="percentage" office:value="0.2601">
            <text:p>26.01%</text:p>
          </table:table-cell>
          <table:table-cell table:formula="of:=TRUNC((100+[.A53])/150;2)" office:value-type="float" office:value="1">
            <text:p>1.00</text:p>
          </table:table-cell>
          <table:table-cell table:number-columns-repeated="2"/>
        </table:table-row>
        <table:table-row table:style-name="ro1">
          <table:table-cell office:value-type="float" office:value="52">
            <text:p>52</text:p>
          </table:table-cell>
          <table:table-cell table:formula="of:=[.C54]-[.C53]" office:value-type="float" office:value="3090">
            <text:p>3,090</text:p>
          </table:table-cell>
          <table:table-cell office:value-type="float" office:value="81120">
            <text:p>81,120</text:p>
          </table:table-cell>
          <table:table-cell table:formula="of:=[.C54]/[.C$102]" office:value-type="percentage" office:value="0.2704">
            <text:p>27.04%</text:p>
          </table:table-cell>
          <table:table-cell table:formula="of:=TRUNC((100+[.A54])/150;2)" office:value-type="float" office:value="1.01">
            <text:p>1.01</text:p>
          </table:table-cell>
          <table:table-cell table:number-columns-repeated="2"/>
        </table:table-row>
        <table:table-row table:style-name="ro1">
          <table:table-cell office:value-type="float" office:value="53">
            <text:p>53</text:p>
          </table:table-cell>
          <table:table-cell table:formula="of:=[.C55]-[.C54]" office:value-type="float" office:value="3150">
            <text:p>3,150</text:p>
          </table:table-cell>
          <table:table-cell office:value-type="float" office:value="84270">
            <text:p>84,270</text:p>
          </table:table-cell>
          <table:table-cell table:formula="of:=[.C55]/[.C$102]" office:value-type="percentage" office:value="0.2809">
            <text:p>28.09%</text:p>
          </table:table-cell>
          <table:table-cell table:formula="of:=TRUNC((100+[.A55])/150;2)" office:value-type="float" office:value="1.02">
            <text:p>1.02</text:p>
          </table:table-cell>
          <table:table-cell table:number-columns-repeated="2"/>
        </table:table-row>
        <table:table-row table:style-name="ro1">
          <table:table-cell office:value-type="float" office:value="54">
            <text:p>54</text:p>
          </table:table-cell>
          <table:table-cell table:formula="of:=[.C56]-[.C55]" office:value-type="float" office:value="3210">
            <text:p>3,210</text:p>
          </table:table-cell>
          <table:table-cell office:value-type="float" office:value="87480">
            <text:p>87,480</text:p>
          </table:table-cell>
          <table:table-cell table:formula="of:=[.C56]/[.C$102]" office:value-type="percentage" office:value="0.2916">
            <text:p>29.16%</text:p>
          </table:table-cell>
          <table:table-cell table:formula="of:=TRUNC((100+[.A56])/150;2)" office:value-type="float" office:value="1.02">
            <text:p>1.02</text:p>
          </table:table-cell>
          <table:table-cell table:number-columns-repeated="2"/>
        </table:table-row>
        <table:table-row table:style-name="ro1">
          <table:table-cell office:value-type="float" office:value="55">
            <text:p>55</text:p>
          </table:table-cell>
          <table:table-cell table:formula="of:=[.C57]-[.C56]" office:value-type="float" office:value="3270">
            <text:p>3,270</text:p>
          </table:table-cell>
          <table:table-cell office:value-type="float" office:value="90750">
            <text:p>90,750</text:p>
          </table:table-cell>
          <table:table-cell table:formula="of:=[.C57]/[.C$102]" office:value-type="percentage" office:value="0.3025">
            <text:p>30.25%</text:p>
          </table:table-cell>
          <table:table-cell table:formula="of:=TRUNC((100+[.A57])/150;2)" office:value-type="float" office:value="1.03">
            <text:p>1.03</text:p>
          </table:table-cell>
          <table:table-cell table:number-columns-repeated="2"/>
        </table:table-row>
        <table:table-row table:style-name="ro1">
          <table:table-cell office:value-type="float" office:value="56">
            <text:p>56</text:p>
          </table:table-cell>
          <table:table-cell table:formula="of:=[.C58]-[.C57]" office:value-type="float" office:value="3330">
            <text:p>3,330</text:p>
          </table:table-cell>
          <table:table-cell office:value-type="float" office:value="94080">
            <text:p>94,080</text:p>
          </table:table-cell>
          <table:table-cell table:formula="of:=[.C58]/[.C$102]" office:value-type="percentage" office:value="0.3136">
            <text:p>31.36%</text:p>
          </table:table-cell>
          <table:table-cell table:formula="of:=TRUNC((100+[.A58])/150;2)" office:value-type="float" office:value="1.04">
            <text:p>1.04</text:p>
          </table:table-cell>
          <table:table-cell table:number-columns-repeated="2"/>
        </table:table-row>
        <table:table-row table:style-name="ro1">
          <table:table-cell office:value-type="float" office:value="57">
            <text:p>57</text:p>
          </table:table-cell>
          <table:table-cell table:formula="of:=[.C59]-[.C58]" office:value-type="float" office:value="3390">
            <text:p>3,390</text:p>
          </table:table-cell>
          <table:table-cell office:value-type="float" office:value="97470">
            <text:p>97,470</text:p>
          </table:table-cell>
          <table:table-cell table:formula="of:=[.C59]/[.C$102]" office:value-type="percentage" office:value="0.3249">
            <text:p>32.49%</text:p>
          </table:table-cell>
          <table:table-cell table:formula="of:=TRUNC((100+[.A59])/150;2)" office:value-type="float" office:value="1.04">
            <text:p>1.04</text:p>
          </table:table-cell>
          <table:table-cell table:number-columns-repeated="2"/>
        </table:table-row>
        <table:table-row table:style-name="ro1">
          <table:table-cell office:value-type="float" office:value="58">
            <text:p>58</text:p>
          </table:table-cell>
          <table:table-cell table:formula="of:=[.C60]-[.C59]" office:value-type="float" office:value="3450">
            <text:p>3,450</text:p>
          </table:table-cell>
          <table:table-cell office:value-type="float" office:value="100920">
            <text:p>100,920</text:p>
          </table:table-cell>
          <table:table-cell table:formula="of:=[.C60]/[.C$102]" office:value-type="percentage" office:value="0.3364">
            <text:p>33.64%</text:p>
          </table:table-cell>
          <table:table-cell table:formula="of:=TRUNC((100+[.A60])/150;2)" office:value-type="float" office:value="1.05">
            <text:p>1.05</text:p>
          </table:table-cell>
          <table:table-cell table:number-columns-repeated="2"/>
        </table:table-row>
        <table:table-row table:style-name="ro1">
          <table:table-cell office:value-type="float" office:value="59">
            <text:p>59</text:p>
          </table:table-cell>
          <table:table-cell table:formula="of:=[.C61]-[.C60]" office:value-type="float" office:value="3510">
            <text:p>3,510</text:p>
          </table:table-cell>
          <table:table-cell office:value-type="float" office:value="104430">
            <text:p>104,430</text:p>
          </table:table-cell>
          <table:table-cell table:formula="of:=[.C61]/[.C$102]" office:value-type="percentage" office:value="0.3481">
            <text:p>34.81%</text:p>
          </table:table-cell>
          <table:table-cell table:formula="of:=TRUNC((100+[.A61])/150;2)" office:value-type="float" office:value="1.06">
            <text:p>1.06</text:p>
          </table:table-cell>
          <table:table-cell table:number-columns-repeated="2"/>
        </table:table-row>
        <table:table-row table:style-name="ro1">
          <table:table-cell office:value-type="float" office:value="60">
            <text:p>60</text:p>
          </table:table-cell>
          <table:table-cell table:formula="of:=[.C62]-[.C61]" office:value-type="float" office:value="3570">
            <text:p>3,570</text:p>
          </table:table-cell>
          <table:table-cell office:value-type="float" office:value="108000">
            <text:p>108,000</text:p>
          </table:table-cell>
          <table:table-cell table:formula="of:=[.C62]/[.C$102]" office:value-type="percentage" office:value="0.36">
            <text:p>36.00%</text:p>
          </table:table-cell>
          <table:table-cell table:formula="of:=TRUNC((100+[.A62])/150;2)" office:value-type="float" office:value="1.06">
            <text:p>1.06</text:p>
          </table:table-cell>
          <table:table-cell table:number-columns-repeated="2"/>
        </table:table-row>
        <table:table-row table:style-name="ro1">
          <table:table-cell office:value-type="float" office:value="61">
            <text:p>61</text:p>
          </table:table-cell>
          <table:table-cell table:formula="of:=[.C63]-[.C62]" office:value-type="float" office:value="3630">
            <text:p>3,630</text:p>
          </table:table-cell>
          <table:table-cell office:value-type="float" office:value="111630">
            <text:p>111,630</text:p>
          </table:table-cell>
          <table:table-cell table:formula="of:=[.C63]/[.C$102]" office:value-type="percentage" office:value="0.3721">
            <text:p>37.21%</text:p>
          </table:table-cell>
          <table:table-cell table:formula="of:=TRUNC((100+[.A63])/150;2)" office:value-type="float" office:value="1.07">
            <text:p>1.07</text:p>
          </table:table-cell>
          <table:table-cell table:number-columns-repeated="2"/>
        </table:table-row>
        <table:table-row table:style-name="ro1">
          <table:table-cell office:value-type="float" office:value="62">
            <text:p>62</text:p>
          </table:table-cell>
          <table:table-cell table:formula="of:=[.C64]-[.C63]" office:value-type="float" office:value="3690">
            <text:p>3,690</text:p>
          </table:table-cell>
          <table:table-cell office:value-type="float" office:value="115320">
            <text:p>115,320</text:p>
          </table:table-cell>
          <table:table-cell table:formula="of:=[.C64]/[.C$102]" office:value-type="percentage" office:value="0.3844">
            <text:p>38.44%</text:p>
          </table:table-cell>
          <table:table-cell table:formula="of:=TRUNC((100+[.A64])/150;2)" office:value-type="float" office:value="1.08">
            <text:p>1.08</text:p>
          </table:table-cell>
          <table:table-cell table:number-columns-repeated="2"/>
        </table:table-row>
        <table:table-row table:style-name="ro1">
          <table:table-cell office:value-type="float" office:value="63">
            <text:p>63</text:p>
          </table:table-cell>
          <table:table-cell table:formula="of:=[.C65]-[.C64]" office:value-type="float" office:value="3750">
            <text:p>3,750</text:p>
          </table:table-cell>
          <table:table-cell office:value-type="float" office:value="119070">
            <text:p>119,070</text:p>
          </table:table-cell>
          <table:table-cell table:formula="of:=[.C65]/[.C$102]" office:value-type="percentage" office:value="0.3969">
            <text:p>39.69%</text:p>
          </table:table-cell>
          <table:table-cell table:formula="of:=TRUNC((100+[.A65])/150;2)" office:value-type="float" office:value="1.08">
            <text:p>1.08</text:p>
          </table:table-cell>
          <table:table-cell table:number-columns-repeated="2"/>
        </table:table-row>
        <table:table-row table:style-name="ro1">
          <table:table-cell office:value-type="float" office:value="64">
            <text:p>64</text:p>
          </table:table-cell>
          <table:table-cell table:formula="of:=[.C66]-[.C65]" office:value-type="float" office:value="3810">
            <text:p>3,810</text:p>
          </table:table-cell>
          <table:table-cell office:value-type="float" office:value="122880">
            <text:p>122,880</text:p>
          </table:table-cell>
          <table:table-cell table:formula="of:=[.C66]/[.C$102]" office:value-type="percentage" office:value="0.4096">
            <text:p>40.96%</text:p>
          </table:table-cell>
          <table:table-cell table:formula="of:=TRUNC((100+[.A66])/150;2)" office:value-type="float" office:value="1.09">
            <text:p>1.09</text:p>
          </table:table-cell>
          <table:table-cell table:number-columns-repeated="2"/>
        </table:table-row>
        <table:table-row table:style-name="ro1">
          <table:table-cell office:value-type="float" office:value="65">
            <text:p>65</text:p>
          </table:table-cell>
          <table:table-cell table:formula="of:=[.C67]-[.C66]" office:value-type="float" office:value="3870">
            <text:p>3,870</text:p>
          </table:table-cell>
          <table:table-cell office:value-type="float" office:value="126750">
            <text:p>126,750</text:p>
          </table:table-cell>
          <table:table-cell table:formula="of:=[.C67]/[.C$102]" office:value-type="percentage" office:value="0.4225">
            <text:p>42.25%</text:p>
          </table:table-cell>
          <table:table-cell table:formula="of:=TRUNC((100+[.A67])/150;2)" office:value-type="float" office:value="1.1">
            <text:p>1.10</text:p>
          </table:table-cell>
          <table:table-cell table:number-columns-repeated="2"/>
        </table:table-row>
        <table:table-row table:style-name="ro1">
          <table:table-cell office:value-type="float" office:value="66">
            <text:p>66</text:p>
          </table:table-cell>
          <table:table-cell table:formula="of:=[.C68]-[.C67]" office:value-type="float" office:value="3930">
            <text:p>3,930</text:p>
          </table:table-cell>
          <table:table-cell office:value-type="float" office:value="130680">
            <text:p>130,680</text:p>
          </table:table-cell>
          <table:table-cell table:formula="of:=[.C68]/[.C$102]" office:value-type="percentage" office:value="0.4356">
            <text:p>43.56%</text:p>
          </table:table-cell>
          <table:table-cell table:formula="of:=TRUNC((100+[.A68])/150;2)" office:value-type="float" office:value="1.1">
            <text:p>1.10</text:p>
          </table:table-cell>
          <table:table-cell table:number-columns-repeated="2"/>
        </table:table-row>
        <table:table-row table:style-name="ro1">
          <table:table-cell office:value-type="float" office:value="67">
            <text:p>67</text:p>
          </table:table-cell>
          <table:table-cell table:formula="of:=[.C69]-[.C68]" office:value-type="float" office:value="3990">
            <text:p>3,990</text:p>
          </table:table-cell>
          <table:table-cell office:value-type="float" office:value="134670">
            <text:p>134,670</text:p>
          </table:table-cell>
          <table:table-cell table:formula="of:=[.C69]/[.C$102]" office:value-type="percentage" office:value="0.4489">
            <text:p>44.89%</text:p>
          </table:table-cell>
          <table:table-cell table:formula="of:=TRUNC((100+[.A69])/150;2)" office:value-type="float" office:value="1.11">
            <text:p>1.11</text:p>
          </table:table-cell>
          <table:table-cell table:number-columns-repeated="2"/>
        </table:table-row>
        <table:table-row table:style-name="ro1">
          <table:table-cell office:value-type="float" office:value="68">
            <text:p>68</text:p>
          </table:table-cell>
          <table:table-cell table:formula="of:=[.C70]-[.C69]" office:value-type="float" office:value="4050">
            <text:p>4,050</text:p>
          </table:table-cell>
          <table:table-cell office:value-type="float" office:value="138720">
            <text:p>138,720</text:p>
          </table:table-cell>
          <table:table-cell table:formula="of:=[.C70]/[.C$102]" office:value-type="percentage" office:value="0.4624">
            <text:p>46.24%</text:p>
          </table:table-cell>
          <table:table-cell table:formula="of:=TRUNC((100+[.A70])/150;2)" office:value-type="float" office:value="1.12">
            <text:p>1.12</text:p>
          </table:table-cell>
          <table:table-cell table:number-columns-repeated="2"/>
        </table:table-row>
        <table:table-row table:style-name="ro1">
          <table:table-cell office:value-type="float" office:value="69">
            <text:p>69</text:p>
          </table:table-cell>
          <table:table-cell table:formula="of:=[.C71]-[.C70]" office:value-type="float" office:value="4110">
            <text:p>4,110</text:p>
          </table:table-cell>
          <table:table-cell office:value-type="float" office:value="142830">
            <text:p>142,830</text:p>
          </table:table-cell>
          <table:table-cell table:formula="of:=[.C71]/[.C$102]" office:value-type="percentage" office:value="0.4761">
            <text:p>47.61%</text:p>
          </table:table-cell>
          <table:table-cell table:formula="of:=TRUNC((100+[.A71])/150;2)" office:value-type="float" office:value="1.12">
            <text:p>1.12</text:p>
          </table:table-cell>
          <table:table-cell table:number-columns-repeated="2"/>
        </table:table-row>
        <table:table-row table:style-name="ro1">
          <table:table-cell office:value-type="float" office:value="70">
            <text:p>70</text:p>
          </table:table-cell>
          <table:table-cell table:formula="of:=[.C72]-[.C71]" office:value-type="float" office:value="4170">
            <text:p>4,170</text:p>
          </table:table-cell>
          <table:table-cell office:value-type="float" office:value="147000">
            <text:p>147,000</text:p>
          </table:table-cell>
          <table:table-cell table:formula="of:=[.C72]/[.C$102]" office:value-type="percentage" office:value="0.49">
            <text:p>49.00%</text:p>
          </table:table-cell>
          <table:table-cell table:formula="of:=TRUNC((100+[.A72])/150;2)" office:value-type="float" office:value="1.13">
            <text:p>1.13</text:p>
          </table:table-cell>
          <table:table-cell table:number-columns-repeated="2"/>
        </table:table-row>
        <table:table-row table:style-name="ro1">
          <table:table-cell office:value-type="float" office:value="71">
            <text:p>71</text:p>
          </table:table-cell>
          <table:table-cell table:formula="of:=[.C73]-[.C72]" office:value-type="float" office:value="4230">
            <text:p>4,230</text:p>
          </table:table-cell>
          <table:table-cell office:value-type="float" office:value="151230">
            <text:p>151,230</text:p>
          </table:table-cell>
          <table:table-cell table:formula="of:=[.C73]/[.C$102]" office:value-type="percentage" office:value="0.5041">
            <text:p>50.41%</text:p>
          </table:table-cell>
          <table:table-cell table:formula="of:=TRUNC((100+[.A73])/150;2)" office:value-type="float" office:value="1.14">
            <text:p>1.14</text:p>
          </table:table-cell>
          <table:table-cell table:number-columns-repeated="2"/>
        </table:table-row>
        <table:table-row table:style-name="ro1">
          <table:table-cell office:value-type="float" office:value="72">
            <text:p>72</text:p>
          </table:table-cell>
          <table:table-cell table:formula="of:=[.C74]-[.C73]" office:value-type="float" office:value="4290">
            <text:p>4,290</text:p>
          </table:table-cell>
          <table:table-cell office:value-type="float" office:value="155520">
            <text:p>155,520</text:p>
          </table:table-cell>
          <table:table-cell table:formula="of:=[.C74]/[.C$102]" office:value-type="percentage" office:value="0.5184">
            <text:p>51.84%</text:p>
          </table:table-cell>
          <table:table-cell table:formula="of:=TRUNC((100+[.A74])/150;2)" office:value-type="float" office:value="1.14">
            <text:p>1.14</text:p>
          </table:table-cell>
          <table:table-cell table:number-columns-repeated="2"/>
        </table:table-row>
        <table:table-row table:style-name="ro1">
          <table:table-cell office:value-type="float" office:value="73">
            <text:p>73</text:p>
          </table:table-cell>
          <table:table-cell table:formula="of:=[.C75]-[.C74]" office:value-type="float" office:value="4350">
            <text:p>4,350</text:p>
          </table:table-cell>
          <table:table-cell office:value-type="float" office:value="159870">
            <text:p>159,870</text:p>
          </table:table-cell>
          <table:table-cell table:formula="of:=[.C75]/[.C$102]" office:value-type="percentage" office:value="0.5329">
            <text:p>53.29%</text:p>
          </table:table-cell>
          <table:table-cell table:formula="of:=TRUNC((100+[.A75])/150;2)" office:value-type="float" office:value="1.15">
            <text:p>1.15</text:p>
          </table:table-cell>
          <table:table-cell table:number-columns-repeated="2"/>
        </table:table-row>
        <table:table-row table:style-name="ro1">
          <table:table-cell office:value-type="float" office:value="74">
            <text:p>74</text:p>
          </table:table-cell>
          <table:table-cell table:formula="of:=[.C76]-[.C75]" office:value-type="float" office:value="4410">
            <text:p>4,410</text:p>
          </table:table-cell>
          <table:table-cell office:value-type="float" office:value="164280">
            <text:p>164,280</text:p>
          </table:table-cell>
          <table:table-cell table:formula="of:=[.C76]/[.C$102]" office:value-type="percentage" office:value="0.5476">
            <text:p>54.76%</text:p>
          </table:table-cell>
          <table:table-cell table:formula="of:=TRUNC((100+[.A76])/150;2)" office:value-type="float" office:value="1.16">
            <text:p>1.16</text:p>
          </table:table-cell>
          <table:table-cell table:number-columns-repeated="2"/>
        </table:table-row>
        <table:table-row table:style-name="ro1">
          <table:table-cell office:value-type="float" office:value="75">
            <text:p>75</text:p>
          </table:table-cell>
          <table:table-cell table:formula="of:=[.C77]-[.C76]" office:value-type="float" office:value="4470">
            <text:p>4,470</text:p>
          </table:table-cell>
          <table:table-cell office:value-type="float" office:value="168750">
            <text:p>168,750</text:p>
          </table:table-cell>
          <table:table-cell table:formula="of:=[.C77]/[.C$102]" office:value-type="percentage" office:value="0.5625">
            <text:p>56.25%</text:p>
          </table:table-cell>
          <table:table-cell table:formula="of:=TRUNC((100+[.A77])/150;2)" office:value-type="float" office:value="1.16">
            <text:p>1.16</text:p>
          </table:table-cell>
          <table:table-cell table:number-columns-repeated="2"/>
        </table:table-row>
        <table:table-row table:style-name="ro1">
          <table:table-cell office:value-type="float" office:value="76">
            <text:p>76</text:p>
          </table:table-cell>
          <table:table-cell table:formula="of:=[.C78]-[.C77]" office:value-type="float" office:value="4530">
            <text:p>4,530</text:p>
          </table:table-cell>
          <table:table-cell office:value-type="float" office:value="173280">
            <text:p>173,280</text:p>
          </table:table-cell>
          <table:table-cell table:formula="of:=[.C78]/[.C$102]" office:value-type="percentage" office:value="0.5776">
            <text:p>57.76%</text:p>
          </table:table-cell>
          <table:table-cell table:formula="of:=TRUNC((100+[.A78])/150;2)" office:value-type="float" office:value="1.17">
            <text:p>1.17</text:p>
          </table:table-cell>
          <table:table-cell table:number-columns-repeated="2"/>
        </table:table-row>
        <table:table-row table:style-name="ro1">
          <table:table-cell office:value-type="float" office:value="77">
            <text:p>77</text:p>
          </table:table-cell>
          <table:table-cell table:formula="of:=[.C79]-[.C78]" office:value-type="float" office:value="4590">
            <text:p>4,590</text:p>
          </table:table-cell>
          <table:table-cell office:value-type="float" office:value="177870">
            <text:p>177,870</text:p>
          </table:table-cell>
          <table:table-cell table:formula="of:=[.C79]/[.C$102]" office:value-type="percentage" office:value="0.5929">
            <text:p>59.29%</text:p>
          </table:table-cell>
          <table:table-cell table:formula="of:=TRUNC((100+[.A79])/150;2)" office:value-type="float" office:value="1.18">
            <text:p>1.18</text:p>
          </table:table-cell>
          <table:table-cell table:number-columns-repeated="2"/>
        </table:table-row>
        <table:table-row table:style-name="ro1">
          <table:table-cell office:value-type="float" office:value="78">
            <text:p>78</text:p>
          </table:table-cell>
          <table:table-cell table:formula="of:=[.C80]-[.C79]" office:value-type="float" office:value="4650">
            <text:p>4,650</text:p>
          </table:table-cell>
          <table:table-cell office:value-type="float" office:value="182520">
            <text:p>182,520</text:p>
          </table:table-cell>
          <table:table-cell table:formula="of:=[.C80]/[.C$102]" office:value-type="percentage" office:value="0.6084">
            <text:p>60.84%</text:p>
          </table:table-cell>
          <table:table-cell table:formula="of:=TRUNC((100+[.A80])/150;2)" office:value-type="float" office:value="1.18">
            <text:p>1.18</text:p>
          </table:table-cell>
          <table:table-cell table:number-columns-repeated="2"/>
        </table:table-row>
        <table:table-row table:style-name="ro1">
          <table:table-cell office:value-type="float" office:value="79">
            <text:p>79</text:p>
          </table:table-cell>
          <table:table-cell table:formula="of:=[.C81]-[.C80]" office:value-type="float" office:value="4710">
            <text:p>4,710</text:p>
          </table:table-cell>
          <table:table-cell office:value-type="float" office:value="187230">
            <text:p>187,230</text:p>
          </table:table-cell>
          <table:table-cell table:formula="of:=[.C81]/[.C$102]" office:value-type="percentage" office:value="0.6241">
            <text:p>62.41%</text:p>
          </table:table-cell>
          <table:table-cell table:formula="of:=TRUNC((100+[.A81])/150;2)" office:value-type="float" office:value="1.19">
            <text:p>1.19</text:p>
          </table:table-cell>
          <table:table-cell table:number-columns-repeated="2"/>
        </table:table-row>
        <table:table-row table:style-name="ro1">
          <table:table-cell office:value-type="float" office:value="80">
            <text:p>80</text:p>
          </table:table-cell>
          <table:table-cell table:formula="of:=[.C82]-[.C81]" office:value-type="float" office:value="4770">
            <text:p>4,770</text:p>
          </table:table-cell>
          <table:table-cell office:value-type="float" office:value="192000">
            <text:p>192,000</text:p>
          </table:table-cell>
          <table:table-cell table:formula="of:=[.C82]/[.C$102]" office:value-type="percentage" office:value="0.64">
            <text:p>64.00%</text:p>
          </table:table-cell>
          <table:table-cell table:formula="of:=TRUNC((100+[.A82])/150;2)" office:value-type="float" office:value="1.2">
            <text:p>1.20</text:p>
          </table:table-cell>
          <table:table-cell table:number-columns-repeated="2"/>
        </table:table-row>
        <table:table-row table:style-name="ro1">
          <table:table-cell office:value-type="float" office:value="81">
            <text:p>81</text:p>
          </table:table-cell>
          <table:table-cell table:formula="of:=[.C83]-[.C82]" office:value-type="float" office:value="4830">
            <text:p>4,830</text:p>
          </table:table-cell>
          <table:table-cell office:value-type="float" office:value="196830">
            <text:p>196,830</text:p>
          </table:table-cell>
          <table:table-cell table:formula="of:=[.C83]/[.C$102]" office:value-type="percentage" office:value="0.6561">
            <text:p>65.61%</text:p>
          </table:table-cell>
          <table:table-cell table:formula="of:=TRUNC((100+[.A83])/150;2)" office:value-type="float" office:value="1.2">
            <text:p>1.20</text:p>
          </table:table-cell>
          <table:table-cell table:number-columns-repeated="2"/>
        </table:table-row>
        <table:table-row table:style-name="ro1">
          <table:table-cell office:value-type="float" office:value="82">
            <text:p>82</text:p>
          </table:table-cell>
          <table:table-cell table:formula="of:=[.C84]-[.C83]" office:value-type="float" office:value="4890">
            <text:p>4,890</text:p>
          </table:table-cell>
          <table:table-cell office:value-type="float" office:value="201720">
            <text:p>201,720</text:p>
          </table:table-cell>
          <table:table-cell table:formula="of:=[.C84]/[.C$102]" office:value-type="percentage" office:value="0.6724">
            <text:p>67.24%</text:p>
          </table:table-cell>
          <table:table-cell table:formula="of:=TRUNC((100+[.A84])/150;2)" office:value-type="float" office:value="1.21">
            <text:p>1.21</text:p>
          </table:table-cell>
          <table:table-cell table:number-columns-repeated="2"/>
        </table:table-row>
        <table:table-row table:style-name="ro1">
          <table:table-cell office:value-type="float" office:value="83">
            <text:p>83</text:p>
          </table:table-cell>
          <table:table-cell table:formula="of:=[.C85]-[.C84]" office:value-type="float" office:value="4950">
            <text:p>4,950</text:p>
          </table:table-cell>
          <table:table-cell office:value-type="float" office:value="206670">
            <text:p>206,670</text:p>
          </table:table-cell>
          <table:table-cell table:formula="of:=[.C85]/[.C$102]" office:value-type="percentage" office:value="0.6889">
            <text:p>68.89%</text:p>
          </table:table-cell>
          <table:table-cell table:formula="of:=TRUNC((100+[.A85])/150;2)" office:value-type="float" office:value="1.22">
            <text:p>1.22</text:p>
          </table:table-cell>
          <table:table-cell table:number-columns-repeated="2"/>
        </table:table-row>
        <table:table-row table:style-name="ro1">
          <table:table-cell office:value-type="float" office:value="84">
            <text:p>84</text:p>
          </table:table-cell>
          <table:table-cell table:formula="of:=[.C86]-[.C85]" office:value-type="float" office:value="5010">
            <text:p>5,010</text:p>
          </table:table-cell>
          <table:table-cell office:value-type="float" office:value="211680">
            <text:p>211,680</text:p>
          </table:table-cell>
          <table:table-cell table:formula="of:=[.C86]/[.C$102]" office:value-type="percentage" office:value="0.7056">
            <text:p>70.56%</text:p>
          </table:table-cell>
          <table:table-cell table:formula="of:=TRUNC((100+[.A86])/150;2)" office:value-type="float" office:value="1.22">
            <text:p>1.22</text:p>
          </table:table-cell>
          <table:table-cell table:number-columns-repeated="2"/>
        </table:table-row>
        <table:table-row table:style-name="ro1">
          <table:table-cell office:value-type="float" office:value="85">
            <text:p>85</text:p>
          </table:table-cell>
          <table:table-cell table:formula="of:=[.C87]-[.C86]" office:value-type="float" office:value="5070">
            <text:p>5,070</text:p>
          </table:table-cell>
          <table:table-cell office:value-type="float" office:value="216750">
            <text:p>216,750</text:p>
          </table:table-cell>
          <table:table-cell table:formula="of:=[.C87]/[.C$102]" office:value-type="percentage" office:value="0.7225">
            <text:p>72.25%</text:p>
          </table:table-cell>
          <table:table-cell table:formula="of:=TRUNC((100+[.A87])/150;2)" office:value-type="float" office:value="1.23">
            <text:p>1.23</text:p>
          </table:table-cell>
          <table:table-cell table:number-columns-repeated="2"/>
        </table:table-row>
        <table:table-row table:style-name="ro1">
          <table:table-cell office:value-type="float" office:value="86">
            <text:p>86</text:p>
          </table:table-cell>
          <table:table-cell table:formula="of:=[.C88]-[.C87]" office:value-type="float" office:value="5130">
            <text:p>5,130</text:p>
          </table:table-cell>
          <table:table-cell office:value-type="float" office:value="221880">
            <text:p>221,880</text:p>
          </table:table-cell>
          <table:table-cell table:formula="of:=[.C88]/[.C$102]" office:value-type="percentage" office:value="0.7396">
            <text:p>73.96%</text:p>
          </table:table-cell>
          <table:table-cell table:formula="of:=TRUNC((100+[.A88])/150;2)" office:value-type="float" office:value="1.24">
            <text:p>1.24</text:p>
          </table:table-cell>
          <table:table-cell table:number-columns-repeated="2"/>
        </table:table-row>
        <table:table-row table:style-name="ro1">
          <table:table-cell office:value-type="float" office:value="87">
            <text:p>87</text:p>
          </table:table-cell>
          <table:table-cell table:formula="of:=[.C89]-[.C88]" office:value-type="float" office:value="5190">
            <text:p>5,190</text:p>
          </table:table-cell>
          <table:table-cell office:value-type="float" office:value="227070">
            <text:p>227,070</text:p>
          </table:table-cell>
          <table:table-cell table:formula="of:=[.C89]/[.C$102]" office:value-type="percentage" office:value="0.7569">
            <text:p>75.69%</text:p>
          </table:table-cell>
          <table:table-cell table:formula="of:=TRUNC((100+[.A89])/150;2)" office:value-type="float" office:value="1.24">
            <text:p>1.24</text:p>
          </table:table-cell>
          <table:table-cell table:number-columns-repeated="2"/>
        </table:table-row>
        <table:table-row table:style-name="ro1">
          <table:table-cell office:value-type="float" office:value="88">
            <text:p>88</text:p>
          </table:table-cell>
          <table:table-cell table:formula="of:=[.C90]-[.C89]" office:value-type="float" office:value="5250">
            <text:p>5,250</text:p>
          </table:table-cell>
          <table:table-cell office:value-type="float" office:value="232320">
            <text:p>232,320</text:p>
          </table:table-cell>
          <table:table-cell table:formula="of:=[.C90]/[.C$102]" office:value-type="percentage" office:value="0.7744">
            <text:p>77.44%</text:p>
          </table:table-cell>
          <table:table-cell table:formula="of:=TRUNC((100+[.A90])/150;2)" office:value-type="float" office:value="1.25">
            <text:p>1.25</text:p>
          </table:table-cell>
          <table:table-cell table:number-columns-repeated="2"/>
        </table:table-row>
        <table:table-row table:style-name="ro1">
          <table:table-cell office:value-type="float" office:value="89">
            <text:p>89</text:p>
          </table:table-cell>
          <table:table-cell table:formula="of:=[.C91]-[.C90]" office:value-type="float" office:value="5310">
            <text:p>5,310</text:p>
          </table:table-cell>
          <table:table-cell office:value-type="float" office:value="237630">
            <text:p>237,630</text:p>
          </table:table-cell>
          <table:table-cell table:formula="of:=[.C91]/[.C$102]" office:value-type="percentage" office:value="0.7921">
            <text:p>79.21%</text:p>
          </table:table-cell>
          <table:table-cell table:formula="of:=TRUNC((100+[.A91])/150;2)" office:value-type="float" office:value="1.26">
            <text:p>1.26</text:p>
          </table:table-cell>
          <table:table-cell table:number-columns-repeated="2"/>
        </table:table-row>
        <table:table-row table:style-name="ro1">
          <table:table-cell office:value-type="float" office:value="90">
            <text:p>90</text:p>
          </table:table-cell>
          <table:table-cell table:formula="of:=[.C92]-[.C91]" office:value-type="float" office:value="5370">
            <text:p>5,370</text:p>
          </table:table-cell>
          <table:table-cell office:value-type="float" office:value="243000">
            <text:p>243,000</text:p>
          </table:table-cell>
          <table:table-cell table:formula="of:=[.C92]/[.C$102]" office:value-type="percentage" office:value="0.81">
            <text:p>81.00%</text:p>
          </table:table-cell>
          <table:table-cell table:formula="of:=TRUNC((100+[.A92])/150;2)" office:value-type="float" office:value="1.26">
            <text:p>1.26</text:p>
          </table:table-cell>
          <table:table-cell table:number-columns-repeated="2"/>
        </table:table-row>
        <table:table-row table:style-name="ro1">
          <table:table-cell office:value-type="float" office:value="91">
            <text:p>91</text:p>
          </table:table-cell>
          <table:table-cell table:formula="of:=[.C93]-[.C92]" office:value-type="float" office:value="5430">
            <text:p>5,430</text:p>
          </table:table-cell>
          <table:table-cell office:value-type="float" office:value="248430">
            <text:p>248,430</text:p>
          </table:table-cell>
          <table:table-cell table:formula="of:=[.C93]/[.C$102]" office:value-type="percentage" office:value="0.8281">
            <text:p>82.81%</text:p>
          </table:table-cell>
          <table:table-cell table:formula="of:=TRUNC((100+[.A93])/150;2)" office:value-type="float" office:value="1.27">
            <text:p>1.27</text:p>
          </table:table-cell>
          <table:table-cell table:number-columns-repeated="2"/>
        </table:table-row>
        <table:table-row table:style-name="ro1">
          <table:table-cell office:value-type="float" office:value="92">
            <text:p>92</text:p>
          </table:table-cell>
          <table:table-cell table:formula="of:=[.C94]-[.C93]" office:value-type="float" office:value="5490">
            <text:p>5,490</text:p>
          </table:table-cell>
          <table:table-cell office:value-type="float" office:value="253920">
            <text:p>253,920</text:p>
          </table:table-cell>
          <table:table-cell table:formula="of:=[.C94]/[.C$102]" office:value-type="percentage" office:value="0.8464">
            <text:p>84.64%</text:p>
          </table:table-cell>
          <table:table-cell table:formula="of:=TRUNC((100+[.A94])/150;2)" office:value-type="float" office:value="1.28">
            <text:p>1.28</text:p>
          </table:table-cell>
          <table:table-cell table:number-columns-repeated="2"/>
        </table:table-row>
        <table:table-row table:style-name="ro1">
          <table:table-cell office:value-type="float" office:value="93">
            <text:p>93</text:p>
          </table:table-cell>
          <table:table-cell table:formula="of:=[.C95]-[.C94]" office:value-type="float" office:value="5550">
            <text:p>5,550</text:p>
          </table:table-cell>
          <table:table-cell office:value-type="float" office:value="259470">
            <text:p>259,470</text:p>
          </table:table-cell>
          <table:table-cell table:formula="of:=[.C95]/[.C$102]" office:value-type="percentage" office:value="0.8649">
            <text:p>86.49%</text:p>
          </table:table-cell>
          <table:table-cell table:formula="of:=TRUNC((100+[.A95])/150;2)" office:value-type="float" office:value="1.28">
            <text:p>1.28</text:p>
          </table:table-cell>
          <table:table-cell table:number-columns-repeated="2"/>
        </table:table-row>
        <table:table-row table:style-name="ro1">
          <table:table-cell office:value-type="float" office:value="94">
            <text:p>94</text:p>
          </table:table-cell>
          <table:table-cell table:formula="of:=[.C96]-[.C95]" office:value-type="float" office:value="5610">
            <text:p>5,610</text:p>
          </table:table-cell>
          <table:table-cell office:value-type="float" office:value="265080">
            <text:p>265,080</text:p>
          </table:table-cell>
          <table:table-cell table:formula="of:=[.C96]/[.C$102]" office:value-type="percentage" office:value="0.8836">
            <text:p>88.36%</text:p>
          </table:table-cell>
          <table:table-cell table:formula="of:=TRUNC((100+[.A96])/150;2)" office:value-type="float" office:value="1.29">
            <text:p>1.29</text:p>
          </table:table-cell>
          <table:table-cell table:number-columns-repeated="2"/>
        </table:table-row>
        <table:table-row table:style-name="ro1">
          <table:table-cell office:value-type="float" office:value="95">
            <text:p>95</text:p>
          </table:table-cell>
          <table:table-cell table:formula="of:=[.C97]-[.C96]" office:value-type="float" office:value="5670">
            <text:p>5,670</text:p>
          </table:table-cell>
          <table:table-cell office:value-type="float" office:value="270750">
            <text:p>270,750</text:p>
          </table:table-cell>
          <table:table-cell table:formula="of:=[.C97]/[.C$102]" office:value-type="percentage" office:value="0.9025">
            <text:p>90.25%</text:p>
          </table:table-cell>
          <table:table-cell table:formula="of:=TRUNC((100+[.A97])/150;2)" office:value-type="float" office:value="1.3">
            <text:p>1.30</text:p>
          </table:table-cell>
          <table:table-cell table:number-columns-repeated="2"/>
        </table:table-row>
        <table:table-row table:style-name="ro1">
          <table:table-cell office:value-type="float" office:value="96">
            <text:p>96</text:p>
          </table:table-cell>
          <table:table-cell table:formula="of:=[.C98]-[.C97]" office:value-type="float" office:value="5730">
            <text:p>5,730</text:p>
          </table:table-cell>
          <table:table-cell office:value-type="float" office:value="276480">
            <text:p>276,480</text:p>
          </table:table-cell>
          <table:table-cell table:formula="of:=[.C98]/[.C$102]" office:value-type="percentage" office:value="0.9216">
            <text:p>92.16%</text:p>
          </table:table-cell>
          <table:table-cell table:formula="of:=TRUNC((100+[.A98])/150;2)" office:value-type="float" office:value="1.3">
            <text:p>1.30</text:p>
          </table:table-cell>
          <table:table-cell table:number-columns-repeated="2"/>
        </table:table-row>
        <table:table-row table:style-name="ro1">
          <table:table-cell office:value-type="float" office:value="97">
            <text:p>97</text:p>
          </table:table-cell>
          <table:table-cell table:formula="of:=[.C99]-[.C98]" office:value-type="float" office:value="5790">
            <text:p>5,790</text:p>
          </table:table-cell>
          <table:table-cell office:value-type="float" office:value="282270">
            <text:p>282,270</text:p>
          </table:table-cell>
          <table:table-cell table:formula="of:=[.C99]/[.C$102]" office:value-type="percentage" office:value="0.9409">
            <text:p>94.09%</text:p>
          </table:table-cell>
          <table:table-cell table:formula="of:=TRUNC((100+[.A99])/150;2)" office:value-type="float" office:value="1.31">
            <text:p>1.31</text:p>
          </table:table-cell>
          <table:table-cell table:number-columns-repeated="2"/>
        </table:table-row>
        <table:table-row table:style-name="ro1">
          <table:table-cell office:value-type="float" office:value="98">
            <text:p>98</text:p>
          </table:table-cell>
          <table:table-cell table:formula="of:=[.C100]-[.C99]" office:value-type="float" office:value="5850">
            <text:p>5,850</text:p>
          </table:table-cell>
          <table:table-cell office:value-type="float" office:value="288120">
            <text:p>288,120</text:p>
          </table:table-cell>
          <table:table-cell table:formula="of:=[.C100]/[.C$102]" office:value-type="percentage" office:value="0.9604">
            <text:p>96.04%</text:p>
          </table:table-cell>
          <table:table-cell table:formula="of:=TRUNC((100+[.A100])/150;2)" office:value-type="float" office:value="1.32">
            <text:p>1.32</text:p>
          </table:table-cell>
          <table:table-cell table:number-columns-repeated="2"/>
        </table:table-row>
        <table:table-row table:style-name="ro1">
          <table:table-cell office:value-type="float" office:value="99">
            <text:p>99</text:p>
          </table:table-cell>
          <table:table-cell table:formula="of:=[.C101]-[.C100]" office:value-type="float" office:value="5910">
            <text:p>5,910</text:p>
          </table:table-cell>
          <table:table-cell office:value-type="float" office:value="294030">
            <text:p>294,030</text:p>
          </table:table-cell>
          <table:table-cell table:formula="of:=[.C101]/[.C$102]" office:value-type="percentage" office:value="0.9801">
            <text:p>98.01%</text:p>
          </table:table-cell>
          <table:table-cell table:formula="of:=TRUNC((100+[.A101])/150;2)" office:value-type="float" office:value="1.32">
            <text:p>1.32</text:p>
          </table:table-cell>
          <table:table-cell table:number-columns-repeated="2"/>
        </table:table-row>
        <table:table-row table:style-name="ro1">
          <table:table-cell office:value-type="float" office:value="100">
            <text:p>100</text:p>
          </table:table-cell>
          <table:table-cell table:formula="of:=[.C102]-[.C101]" office:value-type="float" office:value="5970">
            <text:p>5,970</text:p>
          </table:table-cell>
          <table:table-cell office:value-type="float" office:value="300000">
            <text:p>300,000</text:p>
          </table:table-cell>
          <table:table-cell table:formula="of:=[.C102]/[.C$102]" office:value-type="percentage" office:value="1">
            <text:p>100.00%</text:p>
          </table:table-cell>
          <table:table-cell table:formula="of:=TRUNC((100+[.A102])/150;2)" office:value-type="float" office:value="1.33">
            <text:p>1.33</text:p>
          </table:table-cell>
          <table:table-cell table:number-columns-repeated="2"/>
        </table:table-row>
        <table:table-row table:style-name="ro1">
          <table:table-cell office:value-type="float" office:value="101">
            <text:p>101</text:p>
          </table:table-cell>
          <table:table-cell table:style-name="ce3" table:number-columns-repeated="3"/>
          <table:table-cell table:formula="of:=TRUNC((100+[.A103])/150;2)" office:value-type="float" office:value="1.34">
            <text:p>1.34</text:p>
          </table:table-cell>
          <table:table-cell table:number-columns-repeated="2"/>
        </table:table-row>
        <table:table-row table:style-name="ro1">
          <table:table-cell office:value-type="float" office:value="102">
            <text:p>102</text:p>
          </table:table-cell>
          <table:table-cell table:style-name="ce3" table:number-columns-repeated="3"/>
          <table:table-cell table:formula="of:=TRUNC((100+[.A104])/150;2)" office:value-type="float" office:value="1.34">
            <text:p>1.34</text:p>
          </table:table-cell>
          <table:table-cell table:number-columns-repeated="2"/>
        </table:table-row>
        <table:table-row table:style-name="ro1">
          <table:table-cell office:value-type="float" office:value="103">
            <text:p>103</text:p>
          </table:table-cell>
          <table:table-cell table:style-name="ce3" table:number-columns-repeated="3"/>
          <table:table-cell table:formula="of:=TRUNC((100+[.A105])/150;2)" office:value-type="float" office:value="1.35">
            <text:p>1.35</text:p>
          </table:table-cell>
          <table:table-cell table:number-columns-repeated="2"/>
        </table:table-row>
        <table:table-row table:style-name="ro1">
          <table:table-cell office:value-type="float" office:value="104">
            <text:p>104</text:p>
          </table:table-cell>
          <table:table-cell table:style-name="ce3" table:number-columns-repeated="3"/>
          <table:table-cell table:formula="of:=TRUNC((100+[.A106])/150;2)" office:value-type="float" office:value="1.36">
            <text:p>1.36</text:p>
          </table:table-cell>
          <table:table-cell table:number-columns-repeated="2"/>
        </table:table-row>
        <table:table-row table:style-name="ro1">
          <table:table-cell office:value-type="float" office:value="105">
            <text:p>105</text:p>
          </table:table-cell>
          <table:table-cell table:style-name="ce3" table:number-columns-repeated="3"/>
          <table:table-cell table:formula="of:=TRUNC((100+[.A107])/150;2)" office:value-type="float" office:value="1.36">
            <text:p>1.36</text:p>
          </table:table-cell>
          <table:table-cell table:number-columns-repeated="2"/>
        </table:table-row>
        <table:table-row table:style-name="ro1">
          <table:table-cell office:value-type="float" office:value="106">
            <text:p>106</text:p>
          </table:table-cell>
          <table:table-cell table:style-name="ce3" table:number-columns-repeated="3"/>
          <table:table-cell table:formula="of:=TRUNC((100+[.A108])/150;2)" office:value-type="float" office:value="1.37">
            <text:p>1.37</text:p>
          </table:table-cell>
          <table:table-cell table:number-columns-repeated="2"/>
        </table:table-row>
        <table:table-row table:style-name="ro1">
          <table:table-cell office:value-type="float" office:value="107">
            <text:p>107</text:p>
          </table:table-cell>
          <table:table-cell table:style-name="ce3" table:number-columns-repeated="3"/>
          <table:table-cell table:formula="of:=TRUNC((100+[.A109])/150;2)" office:value-type="float" office:value="1.38">
            <text:p>1.38</text:p>
          </table:table-cell>
          <table:table-cell table:number-columns-repeated="2"/>
        </table:table-row>
        <table:table-row table:style-name="ro1">
          <table:table-cell office:value-type="float" office:value="108">
            <text:p>108</text:p>
          </table:table-cell>
          <table:table-cell table:style-name="ce3" table:number-columns-repeated="3"/>
          <table:table-cell table:formula="of:=TRUNC((100+[.A110])/150;2)" office:value-type="float" office:value="1.38">
            <text:p>1.38</text:p>
          </table:table-cell>
          <table:table-cell table:number-columns-repeated="2"/>
        </table:table-row>
        <table:table-row table:style-name="ro1">
          <table:table-cell office:value-type="float" office:value="109">
            <text:p>109</text:p>
          </table:table-cell>
          <table:table-cell table:style-name="ce3" table:number-columns-repeated="3"/>
          <table:table-cell table:formula="of:=TRUNC((100+[.A111])/150;2)" office:value-type="float" office:value="1.39">
            <text:p>1.39</text:p>
          </table:table-cell>
          <table:table-cell table:number-columns-repeated="2"/>
        </table:table-row>
        <table:table-row table:style-name="ro1">
          <table:table-cell office:value-type="float" office:value="110">
            <text:p>110</text:p>
          </table:table-cell>
          <table:table-cell table:style-name="ce3" table:number-columns-repeated="3"/>
          <table:table-cell table:formula="of:=TRUNC((100+[.A112])/150;2)" office:value-type="float" office:value="1.4">
            <text:p>1.40</text:p>
          </table:table-cell>
          <table:table-cell table:number-columns-repeated="2"/>
        </table:table-row>
        <table:table-row table:style-name="ro1">
          <table:table-cell office:value-type="float" office:value="111">
            <text:p>111</text:p>
          </table:table-cell>
          <table:table-cell table:style-name="ce3" table:number-columns-repeated="3"/>
          <table:table-cell table:formula="of:=TRUNC((100+[.A113])/150;2)" office:value-type="float" office:value="1.4">
            <text:p>1.40</text:p>
          </table:table-cell>
          <table:table-cell table:number-columns-repeated="2"/>
        </table:table-row>
        <table:table-row table:style-name="ro1">
          <table:table-cell office:value-type="float" office:value="112">
            <text:p>112</text:p>
          </table:table-cell>
          <table:table-cell table:style-name="ce3" table:number-columns-repeated="3"/>
          <table:table-cell table:formula="of:=TRUNC((100+[.A114])/150;2)" office:value-type="float" office:value="1.41">
            <text:p>1.41</text:p>
          </table:table-cell>
          <table:table-cell table:number-columns-repeated="2"/>
        </table:table-row>
        <table:table-row table:style-name="ro1">
          <table:table-cell office:value-type="float" office:value="113">
            <text:p>113</text:p>
          </table:table-cell>
          <table:table-cell table:style-name="ce3" table:number-columns-repeated="3"/>
          <table:table-cell table:formula="of:=TRUNC((100+[.A115])/150;2)" office:value-type="float" office:value="1.42">
            <text:p>1.42</text:p>
          </table:table-cell>
          <table:table-cell table:number-columns-repeated="2"/>
        </table:table-row>
        <table:table-row table:style-name="ro1">
          <table:table-cell office:value-type="float" office:value="114">
            <text:p>114</text:p>
          </table:table-cell>
          <table:table-cell table:style-name="ce3" table:number-columns-repeated="3"/>
          <table:table-cell table:formula="of:=TRUNC((100+[.A116])/150;2)" office:value-type="float" office:value="1.42">
            <text:p>1.42</text:p>
          </table:table-cell>
          <table:table-cell table:number-columns-repeated="2"/>
        </table:table-row>
        <table:table-row table:style-name="ro1">
          <table:table-cell office:value-type="float" office:value="115">
            <text:p>115</text:p>
          </table:table-cell>
          <table:table-cell table:style-name="ce3" table:number-columns-repeated="3"/>
          <table:table-cell table:formula="of:=TRUNC((100+[.A117])/150;2)" office:value-type="float" office:value="1.43">
            <text:p>1.43</text:p>
          </table:table-cell>
          <table:table-cell table:number-columns-repeated="2"/>
        </table:table-row>
        <table:table-row table:style-name="ro1">
          <table:table-cell office:value-type="float" office:value="116">
            <text:p>116</text:p>
          </table:table-cell>
          <table:table-cell table:style-name="ce3" table:number-columns-repeated="3"/>
          <table:table-cell table:formula="of:=TRUNC((100+[.A118])/150;2)" office:value-type="float" office:value="1.44">
            <text:p>1.44</text:p>
          </table:table-cell>
          <table:table-cell table:number-columns-repeated="2"/>
        </table:table-row>
        <table:table-row table:style-name="ro1">
          <table:table-cell office:value-type="float" office:value="117">
            <text:p>117</text:p>
          </table:table-cell>
          <table:table-cell table:style-name="ce3" table:number-columns-repeated="3"/>
          <table:table-cell table:formula="of:=TRUNC((100+[.A119])/150;2)" office:value-type="float" office:value="1.44">
            <text:p>1.44</text:p>
          </table:table-cell>
          <table:table-cell table:number-columns-repeated="2"/>
        </table:table-row>
        <table:table-row table:style-name="ro1">
          <table:table-cell office:value-type="float" office:value="118">
            <text:p>118</text:p>
          </table:table-cell>
          <table:table-cell table:style-name="ce3" table:number-columns-repeated="3"/>
          <table:table-cell table:formula="of:=TRUNC((100+[.A120])/150;2)" office:value-type="float" office:value="1.45">
            <text:p>1.45</text:p>
          </table:table-cell>
          <table:table-cell table:number-columns-repeated="2"/>
        </table:table-row>
        <table:table-row table:style-name="ro1">
          <table:table-cell office:value-type="float" office:value="119">
            <text:p>119</text:p>
          </table:table-cell>
          <table:table-cell table:style-name="ce3" table:number-columns-repeated="3"/>
          <table:table-cell table:formula="of:=TRUNC((100+[.A121])/150;2)" office:value-type="float" office:value="1.46">
            <text:p>1.46</text:p>
          </table:table-cell>
          <table:table-cell table:number-columns-repeated="2"/>
        </table:table-row>
        <table:table-row table:style-name="ro1">
          <table:table-cell office:value-type="float" office:value="120">
            <text:p>120</text:p>
          </table:table-cell>
          <table:table-cell table:style-name="ce3" table:number-columns-repeated="3"/>
          <table:table-cell table:formula="of:=TRUNC((100+[.A122])/150;2)" office:value-type="float" office:value="1.46">
            <text:p>1.46</text:p>
          </table:table-cell>
          <table:table-cell table:number-columns-repeated="2"/>
        </table:table-row>
        <table:table-row table:style-name="ro1">
          <table:table-cell office:value-type="float" office:value="121">
            <text:p>121</text:p>
          </table:table-cell>
          <table:table-cell table:style-name="ce3" table:number-columns-repeated="3"/>
          <table:table-cell table:formula="of:=TRUNC((100+[.A123])/150;2)" office:value-type="float" office:value="1.47">
            <text:p>1.47</text:p>
          </table:table-cell>
          <table:table-cell table:number-columns-repeated="2"/>
        </table:table-row>
        <table:table-row table:style-name="ro1">
          <table:table-cell office:value-type="float" office:value="122">
            <text:p>122</text:p>
          </table:table-cell>
          <table:table-cell table:style-name="ce3" table:number-columns-repeated="3"/>
          <table:table-cell table:formula="of:=TRUNC((100+[.A124])/150;2)" office:value-type="float" office:value="1.48">
            <text:p>1.48</text:p>
          </table:table-cell>
          <table:table-cell table:number-columns-repeated="2"/>
        </table:table-row>
        <table:table-row table:style-name="ro1">
          <table:table-cell office:value-type="float" office:value="123">
            <text:p>123</text:p>
          </table:table-cell>
          <table:table-cell table:style-name="ce3" table:number-columns-repeated="3"/>
          <table:table-cell table:formula="of:=TRUNC((100+[.A125])/150;2)" office:value-type="float" office:value="1.48">
            <text:p>1.48</text:p>
          </table:table-cell>
          <table:table-cell table:number-columns-repeated="2"/>
        </table:table-row>
        <table:table-row table:style-name="ro1">
          <table:table-cell office:value-type="float" office:value="124">
            <text:p>124</text:p>
          </table:table-cell>
          <table:table-cell table:style-name="ce3" table:number-columns-repeated="3"/>
          <table:table-cell table:formula="of:=TRUNC((100+[.A126])/150;2)" office:value-type="float" office:value="1.49">
            <text:p>1.49</text:p>
          </table:table-cell>
          <table:table-cell table:number-columns-repeated="2"/>
        </table:table-row>
        <table:table-row table:style-name="ro1">
          <table:table-cell office:value-type="float" office:value="125">
            <text:p>125</text:p>
          </table:table-cell>
          <table:table-cell table:style-name="ce3" table:number-columns-repeated="3"/>
          <table:table-cell table:formula="of:=TRUNC((100+[.A127])/150;2)" office:value-type="float" office:value="1.5">
            <text:p>1.50</text:p>
          </table:table-cell>
          <table:table-cell table:number-columns-repeated="2"/>
        </table:table-row>
        <table:table-row table:style-name="ro1">
          <table:table-cell office:value-type="float" office:value="126">
            <text:p>126</text:p>
          </table:table-cell>
          <table:table-cell table:style-name="ce3" table:number-columns-repeated="3"/>
          <table:table-cell table:formula="of:=TRUNC((100+[.A128])/150;2)" office:value-type="float" office:value="1.5">
            <text:p>1.50</text:p>
          </table:table-cell>
          <table:table-cell table:number-columns-repeated="2"/>
        </table:table-row>
        <table:table-row table:style-name="ro1">
          <table:table-cell office:value-type="float" office:value="127">
            <text:p>127</text:p>
          </table:table-cell>
          <table:table-cell table:style-name="ce3" table:number-columns-repeated="3"/>
          <table:table-cell table:formula="of:=TRUNC((100+[.A129])/150;2)" office:value-type="float" office:value="1.51">
            <text:p>1.51</text:p>
          </table:table-cell>
          <table:table-cell table:number-columns-repeated="2"/>
        </table:table-row>
        <table:table-row table:style-name="ro1">
          <table:table-cell office:value-type="float" office:value="128">
            <text:p>128</text:p>
          </table:table-cell>
          <table:table-cell table:style-name="ce3" table:number-columns-repeated="3"/>
          <table:table-cell table:formula="of:=TRUNC((100+[.A130])/150;2)" office:value-type="float" office:value="1.52">
            <text:p>1.52</text:p>
          </table:table-cell>
          <table:table-cell table:number-columns-repeated="2"/>
        </table:table-row>
        <table:table-row table:style-name="ro1">
          <table:table-cell office:value-type="float" office:value="129">
            <text:p>129</text:p>
          </table:table-cell>
          <table:table-cell table:style-name="ce3" table:number-columns-repeated="3"/>
          <table:table-cell table:formula="of:=TRUNC((100+[.A131])/150;2)" office:value-type="float" office:value="1.52">
            <text:p>1.52</text:p>
          </table:table-cell>
          <table:table-cell table:number-columns-repeated="2"/>
        </table:table-row>
        <table:table-row table:style-name="ro1">
          <table:table-cell office:value-type="float" office:value="130">
            <text:p>130</text:p>
          </table:table-cell>
          <table:table-cell table:style-name="ce3" table:number-columns-repeated="3"/>
          <table:table-cell table:formula="of:=TRUNC((100+[.A132])/150;2)" office:value-type="float" office:value="1.53">
            <text:p>1.53</text:p>
          </table:table-cell>
          <table:table-cell table:number-columns-repeated="2"/>
        </table:table-row>
        <table:table-row table:style-name="ro1">
          <table:table-cell office:value-type="float" office:value="131">
            <text:p>131</text:p>
          </table:table-cell>
          <table:table-cell table:style-name="ce3" table:number-columns-repeated="3"/>
          <table:table-cell table:formula="of:=TRUNC((100+[.A133])/150;2)" office:value-type="float" office:value="1.54">
            <text:p>1.54</text:p>
          </table:table-cell>
          <table:table-cell table:number-columns-repeated="2"/>
        </table:table-row>
        <table:table-row table:style-name="ro1">
          <table:table-cell office:value-type="float" office:value="132">
            <text:p>132</text:p>
          </table:table-cell>
          <table:table-cell table:style-name="ce3" table:number-columns-repeated="3"/>
          <table:table-cell table:formula="of:=TRUNC((100+[.A134])/150;2)" office:value-type="float" office:value="1.54">
            <text:p>1.54</text:p>
          </table:table-cell>
          <table:table-cell table:number-columns-repeated="2"/>
        </table:table-row>
        <table:table-row table:style-name="ro1">
          <table:table-cell office:value-type="float" office:value="133">
            <text:p>133</text:p>
          </table:table-cell>
          <table:table-cell table:style-name="ce3" table:number-columns-repeated="3"/>
          <table:table-cell table:formula="of:=TRUNC((100+[.A135])/150;2)" office:value-type="float" office:value="1.55">
            <text:p>1.55</text:p>
          </table:table-cell>
          <table:table-cell table:number-columns-repeated="2"/>
        </table:table-row>
        <table:table-row table:style-name="ro1">
          <table:table-cell office:value-type="float" office:value="134">
            <text:p>134</text:p>
          </table:table-cell>
          <table:table-cell table:style-name="ce3" table:number-columns-repeated="3"/>
          <table:table-cell table:formula="of:=TRUNC((100+[.A136])/150;2)" office:value-type="float" office:value="1.56">
            <text:p>1.56</text:p>
          </table:table-cell>
          <table:table-cell table:number-columns-repeated="2"/>
        </table:table-row>
        <table:table-row table:style-name="ro1">
          <table:table-cell office:value-type="float" office:value="135">
            <text:p>135</text:p>
          </table:table-cell>
          <table:table-cell table:style-name="ce3" table:number-columns-repeated="3"/>
          <table:table-cell table:formula="of:=TRUNC((100+[.A137])/150;2)" office:value-type="float" office:value="1.56">
            <text:p>1.56</text:p>
          </table:table-cell>
          <table:table-cell table:number-columns-repeated="2"/>
        </table:table-row>
        <table:table-row table:style-name="ro1">
          <table:table-cell office:value-type="float" office:value="136">
            <text:p>136</text:p>
          </table:table-cell>
          <table:table-cell table:style-name="ce3" table:number-columns-repeated="3"/>
          <table:table-cell table:formula="of:=TRUNC((100+[.A138])/150;2)" office:value-type="float" office:value="1.57">
            <text:p>1.57</text:p>
          </table:table-cell>
          <table:table-cell table:number-columns-repeated="2"/>
        </table:table-row>
        <table:table-row table:style-name="ro1">
          <table:table-cell office:value-type="float" office:value="137">
            <text:p>137</text:p>
          </table:table-cell>
          <table:table-cell table:style-name="ce3" table:number-columns-repeated="3"/>
          <table:table-cell table:formula="of:=TRUNC((100+[.A139])/150;2)" office:value-type="float" office:value="1.58">
            <text:p>1.58</text:p>
          </table:table-cell>
          <table:table-cell table:number-columns-repeated="2"/>
        </table:table-row>
        <table:table-row table:style-name="ro1">
          <table:table-cell office:value-type="float" office:value="138">
            <text:p>138</text:p>
          </table:table-cell>
          <table:table-cell table:style-name="ce3" table:number-columns-repeated="3"/>
          <table:table-cell table:formula="of:=TRUNC((100+[.A140])/150;2)" office:value-type="float" office:value="1.58">
            <text:p>1.58</text:p>
          </table:table-cell>
          <table:table-cell table:number-columns-repeated="2"/>
        </table:table-row>
        <table:table-row table:style-name="ro1">
          <table:table-cell office:value-type="float" office:value="139">
            <text:p>139</text:p>
          </table:table-cell>
          <table:table-cell table:style-name="ce3" table:number-columns-repeated="3"/>
          <table:table-cell table:formula="of:=TRUNC((100+[.A141])/150;2)" office:value-type="float" office:value="1.59">
            <text:p>1.59</text:p>
          </table:table-cell>
          <table:table-cell table:number-columns-repeated="2"/>
        </table:table-row>
        <table:table-row table:style-name="ro1">
          <table:table-cell office:value-type="float" office:value="140">
            <text:p>140</text:p>
          </table:table-cell>
          <table:table-cell table:style-name="ce3" table:number-columns-repeated="3"/>
          <table:table-cell table:formula="of:=TRUNC((100+[.A142])/150;2)" office:value-type="float" office:value="1.6">
            <text:p>1.60</text:p>
          </table:table-cell>
          <table:table-cell table:number-columns-repeated="2"/>
        </table:table-row>
        <table:table-row table:style-name="ro1">
          <table:table-cell office:value-type="float" office:value="141">
            <text:p>141</text:p>
          </table:table-cell>
          <table:table-cell table:style-name="ce3" table:number-columns-repeated="3"/>
          <table:table-cell table:formula="of:=TRUNC((100+[.A143])/150;2)" office:value-type="float" office:value="1.6">
            <text:p>1.60</text:p>
          </table:table-cell>
          <table:table-cell table:number-columns-repeated="2"/>
        </table:table-row>
        <table:table-row table:style-name="ro1">
          <table:table-cell office:value-type="float" office:value="142">
            <text:p>142</text:p>
          </table:table-cell>
          <table:table-cell table:style-name="ce3" table:number-columns-repeated="3"/>
          <table:table-cell table:formula="of:=TRUNC((100+[.A144])/150;2)" office:value-type="float" office:value="1.61">
            <text:p>1.61</text:p>
          </table:table-cell>
          <table:table-cell table:number-columns-repeated="2"/>
        </table:table-row>
        <table:table-row table:style-name="ro1">
          <table:table-cell office:value-type="float" office:value="143">
            <text:p>143</text:p>
          </table:table-cell>
          <table:table-cell table:style-name="ce3" table:number-columns-repeated="3"/>
          <table:table-cell table:formula="of:=TRUNC((100+[.A145])/150;2)" office:value-type="float" office:value="1.62">
            <text:p>1.62</text:p>
          </table:table-cell>
          <table:table-cell table:number-columns-repeated="2"/>
        </table:table-row>
        <table:table-row table:style-name="ro1">
          <table:table-cell office:value-type="float" office:value="144">
            <text:p>144</text:p>
          </table:table-cell>
          <table:table-cell table:style-name="ce3" table:number-columns-repeated="3"/>
          <table:table-cell table:formula="of:=TRUNC((100+[.A146])/150;2)" office:value-type="float" office:value="1.62">
            <text:p>1.62</text:p>
          </table:table-cell>
          <table:table-cell table:number-columns-repeated="2"/>
        </table:table-row>
        <table:table-row table:style-name="ro1">
          <table:table-cell office:value-type="float" office:value="145">
            <text:p>145</text:p>
          </table:table-cell>
          <table:table-cell table:style-name="ce3" table:number-columns-repeated="3"/>
          <table:table-cell table:formula="of:=TRUNC((100+[.A147])/150;2)" office:value-type="float" office:value="1.63">
            <text:p>1.63</text:p>
          </table:table-cell>
          <table:table-cell table:number-columns-repeated="2"/>
        </table:table-row>
        <table:table-row table:style-name="ro1">
          <table:table-cell office:value-type="float" office:value="146">
            <text:p>146</text:p>
          </table:table-cell>
          <table:table-cell table:style-name="ce3" table:number-columns-repeated="3"/>
          <table:table-cell table:formula="of:=TRUNC((100+[.A148])/150;2)" office:value-type="float" office:value="1.64">
            <text:p>1.64</text:p>
          </table:table-cell>
          <table:table-cell table:number-columns-repeated="2"/>
        </table:table-row>
        <table:table-row table:style-name="ro1">
          <table:table-cell office:value-type="float" office:value="147">
            <text:p>147</text:p>
          </table:table-cell>
          <table:table-cell table:style-name="ce3" table:number-columns-repeated="3"/>
          <table:table-cell table:formula="of:=TRUNC((100+[.A149])/150;2)" office:value-type="float" office:value="1.64">
            <text:p>1.64</text:p>
          </table:table-cell>
          <table:table-cell table:number-columns-repeated="2"/>
        </table:table-row>
        <table:table-row table:style-name="ro1">
          <table:table-cell office:value-type="float" office:value="148">
            <text:p>148</text:p>
          </table:table-cell>
          <table:table-cell table:style-name="ce3" table:number-columns-repeated="3"/>
          <table:table-cell table:formula="of:=TRUNC((100+[.A150])/150;2)" office:value-type="float" office:value="1.65">
            <text:p>1.65</text:p>
          </table:table-cell>
          <table:table-cell table:number-columns-repeated="2"/>
        </table:table-row>
        <table:table-row table:style-name="ro1">
          <table:table-cell office:value-type="float" office:value="149">
            <text:p>149</text:p>
          </table:table-cell>
          <table:table-cell table:style-name="ce3" table:number-columns-repeated="3"/>
          <table:table-cell table:formula="of:=TRUNC((100+[.A151])/150;2)" office:value-type="float" office:value="1.66">
            <text:p>1.66</text:p>
          </table:table-cell>
          <table:table-cell table:number-columns-repeated="2"/>
        </table:table-row>
        <table:table-row table:style-name="ro1">
          <table:table-cell office:value-type="float" office:value="150">
            <text:p>150</text:p>
          </table:table-cell>
          <table:table-cell table:style-name="ce3" table:number-columns-repeated="3"/>
          <table:table-cell table:formula="of:=TRUNC((100+[.A152])/150;2)" office:value-type="float" office:value="1.66">
            <text:p>1.66</text:p>
          </table:table-cell>
          <table:table-cell table:number-columns-repeated="2"/>
        </table:table-row>
        <table:table-row table:style-name="ro1">
          <table:table-cell office:value-type="float" office:value="151">
            <text:p>151</text:p>
          </table:table-cell>
          <table:table-cell table:style-name="ce3" table:number-columns-repeated="3"/>
          <table:table-cell table:formula="of:=TRUNC((100+[.A153])/150;2)" office:value-type="float" office:value="1.67">
            <text:p>1.67</text:p>
          </table:table-cell>
          <table:table-cell table:number-columns-repeated="2"/>
        </table:table-row>
        <table:table-row table:style-name="ro1">
          <table:table-cell office:value-type="float" office:value="152">
            <text:p>152</text:p>
          </table:table-cell>
          <table:table-cell table:style-name="ce3" table:number-columns-repeated="3"/>
          <table:table-cell table:formula="of:=TRUNC((100+[.A154])/150;2)" office:value-type="float" office:value="1.68">
            <text:p>1.68</text:p>
          </table:table-cell>
          <table:table-cell table:number-columns-repeated="2"/>
        </table:table-row>
        <table:table-row table:style-name="ro1">
          <table:table-cell office:value-type="float" office:value="153">
            <text:p>153</text:p>
          </table:table-cell>
          <table:table-cell table:style-name="ce3" table:number-columns-repeated="3"/>
          <table:table-cell table:formula="of:=TRUNC((100+[.A155])/150;2)" office:value-type="float" office:value="1.68">
            <text:p>1.68</text:p>
          </table:table-cell>
          <table:table-cell table:number-columns-repeated="2"/>
        </table:table-row>
        <table:table-row table:style-name="ro1">
          <table:table-cell office:value-type="float" office:value="154">
            <text:p>154</text:p>
          </table:table-cell>
          <table:table-cell table:style-name="ce3" table:number-columns-repeated="3"/>
          <table:table-cell table:formula="of:=TRUNC((100+[.A156])/150;2)" office:value-type="float" office:value="1.69">
            <text:p>1.69</text:p>
          </table:table-cell>
          <table:table-cell table:number-columns-repeated="2"/>
        </table:table-row>
        <table:table-row table:style-name="ro1">
          <table:table-cell office:value-type="float" office:value="155">
            <text:p>155</text:p>
          </table:table-cell>
          <table:table-cell table:style-name="ce3" table:number-columns-repeated="3"/>
          <table:table-cell table:formula="of:=TRUNC((100+[.A157])/150;2)" office:value-type="float" office:value="1.7">
            <text:p>1.70</text:p>
          </table:table-cell>
          <table:table-cell table:number-columns-repeated="2"/>
        </table:table-row>
        <table:table-row table:style-name="ro1">
          <table:table-cell office:value-type="float" office:value="156">
            <text:p>156</text:p>
          </table:table-cell>
          <table:table-cell table:style-name="ce3" table:number-columns-repeated="3"/>
          <table:table-cell table:formula="of:=TRUNC((100+[.A158])/150;2)" office:value-type="float" office:value="1.7">
            <text:p>1.70</text:p>
          </table:table-cell>
          <table:table-cell table:number-columns-repeated="2"/>
        </table:table-row>
        <table:table-row table:style-name="ro1">
          <table:table-cell office:value-type="float" office:value="157">
            <text:p>157</text:p>
          </table:table-cell>
          <table:table-cell table:style-name="ce3" table:number-columns-repeated="3"/>
          <table:table-cell table:formula="of:=TRUNC((100+[.A159])/150;2)" office:value-type="float" office:value="1.71">
            <text:p>1.71</text:p>
          </table:table-cell>
          <table:table-cell table:number-columns-repeated="2"/>
        </table:table-row>
        <table:table-row table:style-name="ro1">
          <table:table-cell office:value-type="float" office:value="158">
            <text:p>158</text:p>
          </table:table-cell>
          <table:table-cell table:style-name="ce3" table:number-columns-repeated="3"/>
          <table:table-cell table:formula="of:=TRUNC((100+[.A160])/150;2)" office:value-type="float" office:value="1.72">
            <text:p>1.72</text:p>
          </table:table-cell>
          <table:table-cell table:number-columns-repeated="2"/>
        </table:table-row>
        <table:table-row table:style-name="ro1">
          <table:table-cell office:value-type="float" office:value="159">
            <text:p>159</text:p>
          </table:table-cell>
          <table:table-cell table:style-name="ce3" table:number-columns-repeated="3"/>
          <table:table-cell table:formula="of:=TRUNC((100+[.A161])/150;2)" office:value-type="float" office:value="1.72">
            <text:p>1.72</text:p>
          </table:table-cell>
          <table:table-cell table:number-columns-repeated="2"/>
        </table:table-row>
        <table:table-row table:style-name="ro1">
          <table:table-cell office:value-type="float" office:value="160">
            <text:p>160</text:p>
          </table:table-cell>
          <table:table-cell table:style-name="ce3" table:number-columns-repeated="3"/>
          <table:table-cell table:formula="of:=TRUNC((100+[.A162])/150;2)" office:value-type="float" office:value="1.73">
            <text:p>1.73</text:p>
          </table:table-cell>
          <table:table-cell table:number-columns-repeated="2"/>
        </table:table-row>
        <table:table-row table:style-name="ro1">
          <table:table-cell office:value-type="float" office:value="161">
            <text:p>161</text:p>
          </table:table-cell>
          <table:table-cell table:style-name="ce3" table:number-columns-repeated="3"/>
          <table:table-cell table:formula="of:=TRUNC((100+[.A163])/150;2)" office:value-type="float" office:value="1.74">
            <text:p>1.74</text:p>
          </table:table-cell>
          <table:table-cell table:number-columns-repeated="2"/>
        </table:table-row>
        <table:table-row table:style-name="ro1">
          <table:table-cell office:value-type="float" office:value="162">
            <text:p>162</text:p>
          </table:table-cell>
          <table:table-cell table:style-name="ce3" table:number-columns-repeated="3"/>
          <table:table-cell table:formula="of:=TRUNC((100+[.A164])/150;2)" office:value-type="float" office:value="1.74">
            <text:p>1.74</text:p>
          </table:table-cell>
          <table:table-cell table:number-columns-repeated="2"/>
        </table:table-row>
        <table:table-row table:style-name="ro1">
          <table:table-cell office:value-type="float" office:value="163">
            <text:p>163</text:p>
          </table:table-cell>
          <table:table-cell table:style-name="ce3" table:number-columns-repeated="3"/>
          <table:table-cell table:formula="of:=TRUNC((100+[.A165])/150;2)" office:value-type="float" office:value="1.75">
            <text:p>1.75</text:p>
          </table:table-cell>
          <table:table-cell table:number-columns-repeated="2"/>
        </table:table-row>
        <table:table-row table:style-name="ro1">
          <table:table-cell office:value-type="float" office:value="164">
            <text:p>164</text:p>
          </table:table-cell>
          <table:table-cell table:style-name="ce3" table:number-columns-repeated="3"/>
          <table:table-cell table:formula="of:=TRUNC((100+[.A166])/150;2)" office:value-type="float" office:value="1.76">
            <text:p>1.76</text:p>
          </table:table-cell>
          <table:table-cell table:number-columns-repeated="2"/>
        </table:table-row>
        <table:table-row table:style-name="ro1">
          <table:table-cell office:value-type="float" office:value="165">
            <text:p>165</text:p>
          </table:table-cell>
          <table:table-cell table:style-name="ce3" table:number-columns-repeated="3"/>
          <table:table-cell table:formula="of:=TRUNC((100+[.A167])/150;2)" office:value-type="float" office:value="1.76">
            <text:p>1.76</text:p>
          </table:table-cell>
          <table:table-cell table:number-columns-repeated="2"/>
        </table:table-row>
        <table:table-row table:style-name="ro1">
          <table:table-cell office:value-type="float" office:value="166">
            <text:p>166</text:p>
          </table:table-cell>
          <table:table-cell table:style-name="ce3" table:number-columns-repeated="3"/>
          <table:table-cell table:formula="of:=TRUNC((100+[.A168])/150;2)" office:value-type="float" office:value="1.77">
            <text:p>1.77</text:p>
          </table:table-cell>
          <table:table-cell table:number-columns-repeated="2"/>
        </table:table-row>
        <table:table-row table:style-name="ro1">
          <table:table-cell office:value-type="float" office:value="167">
            <text:p>167</text:p>
          </table:table-cell>
          <table:table-cell table:style-name="ce3" table:number-columns-repeated="3"/>
          <table:table-cell table:formula="of:=TRUNC((100+[.A169])/150;2)" office:value-type="float" office:value="1.78">
            <text:p>1.78</text:p>
          </table:table-cell>
          <table:table-cell table:number-columns-repeated="2"/>
        </table:table-row>
        <table:table-row table:style-name="ro1">
          <table:table-cell office:value-type="float" office:value="168">
            <text:p>168</text:p>
          </table:table-cell>
          <table:table-cell table:style-name="ce3" table:number-columns-repeated="3"/>
          <table:table-cell table:formula="of:=TRUNC((100+[.A170])/150;2)" office:value-type="float" office:value="1.78">
            <text:p>1.78</text:p>
          </table:table-cell>
          <table:table-cell table:number-columns-repeated="2"/>
        </table:table-row>
        <table:table-row table:style-name="ro1">
          <table:table-cell office:value-type="float" office:value="169">
            <text:p>169</text:p>
          </table:table-cell>
          <table:table-cell table:style-name="ce3" table:number-columns-repeated="3"/>
          <table:table-cell table:formula="of:=TRUNC((100+[.A171])/150;2)" office:value-type="float" office:value="1.79">
            <text:p>1.79</text:p>
          </table:table-cell>
          <table:table-cell table:number-columns-repeated="2"/>
        </table:table-row>
        <table:table-row table:style-name="ro1">
          <table:table-cell office:value-type="float" office:value="170">
            <text:p>170</text:p>
          </table:table-cell>
          <table:table-cell table:style-name="ce3" table:number-columns-repeated="3"/>
          <table:table-cell table:formula="of:=TRUNC((100+[.A172])/150;2)" office:value-type="float" office:value="1.8">
            <text:p>1.80</text:p>
          </table:table-cell>
          <table:table-cell table:number-columns-repeated="2"/>
        </table:table-row>
        <table:table-row table:style-name="ro1">
          <table:table-cell office:value-type="float" office:value="171">
            <text:p>171</text:p>
          </table:table-cell>
          <table:table-cell table:style-name="ce3" table:number-columns-repeated="3"/>
          <table:table-cell table:formula="of:=TRUNC((100+[.A173])/150;2)" office:value-type="float" office:value="1.8">
            <text:p>1.80</text:p>
          </table:table-cell>
          <table:table-cell table:number-columns-repeated="2"/>
        </table:table-row>
        <table:table-row table:style-name="ro1">
          <table:table-cell office:value-type="float" office:value="172">
            <text:p>172</text:p>
          </table:table-cell>
          <table:table-cell table:style-name="ce3" table:number-columns-repeated="3"/>
          <table:table-cell table:formula="of:=TRUNC((100+[.A174])/150;2)" office:value-type="float" office:value="1.81">
            <text:p>1.81</text:p>
          </table:table-cell>
          <table:table-cell table:number-columns-repeated="2"/>
        </table:table-row>
        <table:table-row table:style-name="ro1">
          <table:table-cell office:value-type="float" office:value="173">
            <text:p>173</text:p>
          </table:table-cell>
          <table:table-cell table:style-name="ce3" table:number-columns-repeated="3"/>
          <table:table-cell table:formula="of:=TRUNC((100+[.A175])/150;2)" office:value-type="float" office:value="1.82">
            <text:p>1.82</text:p>
          </table:table-cell>
          <table:table-cell table:number-columns-repeated="2"/>
        </table:table-row>
        <table:table-row table:style-name="ro1">
          <table:table-cell office:value-type="float" office:value="174">
            <text:p>174</text:p>
          </table:table-cell>
          <table:table-cell table:style-name="ce3" table:number-columns-repeated="3"/>
          <table:table-cell table:formula="of:=TRUNC((100+[.A176])/150;2)" office:value-type="float" office:value="1.82">
            <text:p>1.82</text:p>
          </table:table-cell>
          <table:table-cell table:number-columns-repeated="2"/>
        </table:table-row>
        <table:table-row table:style-name="ro1">
          <table:table-cell office:value-type="float" office:value="175">
            <text:p>175</text:p>
          </table:table-cell>
          <table:table-cell table:style-name="ce3" table:number-columns-repeated="3"/>
          <table:table-cell table:formula="of:=TRUNC((100+[.A177])/150;2)" office:value-type="float" office:value="1.83">
            <text:p>1.83</text:p>
          </table:table-cell>
          <table:table-cell table:number-columns-repeated="2"/>
        </table:table-row>
        <table:table-row table:style-name="ro1">
          <table:table-cell office:value-type="float" office:value="176">
            <text:p>176</text:p>
          </table:table-cell>
          <table:table-cell table:style-name="ce3" table:number-columns-repeated="3"/>
          <table:table-cell table:formula="of:=TRUNC((100+[.A178])/150;2)" office:value-type="float" office:value="1.84">
            <text:p>1.84</text:p>
          </table:table-cell>
          <table:table-cell table:number-columns-repeated="2"/>
        </table:table-row>
        <table:table-row table:style-name="ro1">
          <table:table-cell office:value-type="float" office:value="177">
            <text:p>177</text:p>
          </table:table-cell>
          <table:table-cell table:style-name="ce3" table:number-columns-repeated="3"/>
          <table:table-cell table:formula="of:=TRUNC((100+[.A179])/150;2)" office:value-type="float" office:value="1.84">
            <text:p>1.84</text:p>
          </table:table-cell>
          <table:table-cell table:number-columns-repeated="2"/>
        </table:table-row>
        <table:table-row table:style-name="ro1">
          <table:table-cell office:value-type="float" office:value="178">
            <text:p>178</text:p>
          </table:table-cell>
          <table:table-cell table:style-name="ce3" table:number-columns-repeated="3"/>
          <table:table-cell table:formula="of:=TRUNC((100+[.A180])/150;2)" office:value-type="float" office:value="1.85">
            <text:p>1.85</text:p>
          </table:table-cell>
          <table:table-cell table:number-columns-repeated="2"/>
        </table:table-row>
        <table:table-row table:style-name="ro1">
          <table:table-cell office:value-type="float" office:value="179">
            <text:p>179</text:p>
          </table:table-cell>
          <table:table-cell table:style-name="ce3" table:number-columns-repeated="3"/>
          <table:table-cell table:formula="of:=TRUNC((100+[.A181])/150;2)" office:value-type="float" office:value="1.86">
            <text:p>1.86</text:p>
          </table:table-cell>
          <table:table-cell table:number-columns-repeated="2"/>
        </table:table-row>
        <table:table-row table:style-name="ro1">
          <table:table-cell office:value-type="float" office:value="180">
            <text:p>180</text:p>
          </table:table-cell>
          <table:table-cell table:style-name="ce3" table:number-columns-repeated="3"/>
          <table:table-cell table:formula="of:=TRUNC((100+[.A182])/150;2)" office:value-type="float" office:value="1.86">
            <text:p>1.86</text:p>
          </table:table-cell>
          <table:table-cell table:number-columns-repeated="2"/>
        </table:table-row>
        <table:table-row table:style-name="ro1">
          <table:table-cell office:value-type="float" office:value="181">
            <text:p>181</text:p>
          </table:table-cell>
          <table:table-cell table:style-name="ce3" table:number-columns-repeated="3"/>
          <table:table-cell table:formula="of:=TRUNC((100+[.A183])/150;2)" office:value-type="float" office:value="1.87">
            <text:p>1.87</text:p>
          </table:table-cell>
          <table:table-cell table:number-columns-repeated="2"/>
        </table:table-row>
        <table:table-row table:style-name="ro1">
          <table:table-cell office:value-type="float" office:value="182">
            <text:p>182</text:p>
          </table:table-cell>
          <table:table-cell table:style-name="ce3" table:number-columns-repeated="3"/>
          <table:table-cell table:formula="of:=TRUNC((100+[.A184])/150;2)" office:value-type="float" office:value="1.88">
            <text:p>1.88</text:p>
          </table:table-cell>
          <table:table-cell table:number-columns-repeated="2"/>
        </table:table-row>
        <table:table-row table:style-name="ro1">
          <table:table-cell office:value-type="float" office:value="183">
            <text:p>183</text:p>
          </table:table-cell>
          <table:table-cell table:style-name="ce3" table:number-columns-repeated="3"/>
          <table:table-cell table:formula="of:=TRUNC((100+[.A185])/150;2)" office:value-type="float" office:value="1.88">
            <text:p>1.88</text:p>
          </table:table-cell>
          <table:table-cell table:number-columns-repeated="2"/>
        </table:table-row>
        <table:table-row table:style-name="ro1">
          <table:table-cell office:value-type="float" office:value="184">
            <text:p>184</text:p>
          </table:table-cell>
          <table:table-cell table:style-name="ce3" table:number-columns-repeated="3"/>
          <table:table-cell table:formula="of:=TRUNC((100+[.A186])/150;2)" office:value-type="float" office:value="1.89">
            <text:p>1.89</text:p>
          </table:table-cell>
          <table:table-cell table:number-columns-repeated="2"/>
        </table:table-row>
        <table:table-row table:style-name="ro1">
          <table:table-cell office:value-type="float" office:value="185">
            <text:p>185</text:p>
          </table:table-cell>
          <table:table-cell table:style-name="ce3" table:number-columns-repeated="3"/>
          <table:table-cell table:formula="of:=TRUNC((100+[.A187])/150;2)" office:value-type="float" office:value="1.9">
            <text:p>1.90</text:p>
          </table:table-cell>
          <table:table-cell table:number-columns-repeated="2"/>
        </table:table-row>
        <table:table-row table:style-name="ro1">
          <table:table-cell office:value-type="float" office:value="186">
            <text:p>186</text:p>
          </table:table-cell>
          <table:table-cell table:style-name="ce3" table:number-columns-repeated="3"/>
          <table:table-cell table:formula="of:=TRUNC((100+[.A188])/150;2)" office:value-type="float" office:value="1.9">
            <text:p>1.90</text:p>
          </table:table-cell>
          <table:table-cell table:number-columns-repeated="2"/>
        </table:table-row>
        <table:table-row table:style-name="ro1">
          <table:table-cell office:value-type="float" office:value="187">
            <text:p>187</text:p>
          </table:table-cell>
          <table:table-cell table:style-name="ce3" table:number-columns-repeated="3"/>
          <table:table-cell table:formula="of:=TRUNC((100+[.A189])/150;2)" office:value-type="float" office:value="1.91">
            <text:p>1.91</text:p>
          </table:table-cell>
          <table:table-cell table:number-columns-repeated="2"/>
        </table:table-row>
        <table:table-row table:style-name="ro1">
          <table:table-cell office:value-type="float" office:value="188">
            <text:p>188</text:p>
          </table:table-cell>
          <table:table-cell table:style-name="ce3" table:number-columns-repeated="3"/>
          <table:table-cell table:formula="of:=TRUNC((100+[.A190])/150;2)" office:value-type="float" office:value="1.92">
            <text:p>1.92</text:p>
          </table:table-cell>
          <table:table-cell table:number-columns-repeated="2"/>
        </table:table-row>
        <table:table-row table:style-name="ro1">
          <table:table-cell office:value-type="float" office:value="189">
            <text:p>189</text:p>
          </table:table-cell>
          <table:table-cell table:style-name="ce3" table:number-columns-repeated="3"/>
          <table:table-cell table:formula="of:=TRUNC((100+[.A191])/150;2)" office:value-type="float" office:value="1.92">
            <text:p>1.92</text:p>
          </table:table-cell>
          <table:table-cell table:number-columns-repeated="2"/>
        </table:table-row>
        <table:table-row table:style-name="ro1">
          <table:table-cell office:value-type="float" office:value="190">
            <text:p>190</text:p>
          </table:table-cell>
          <table:table-cell table:style-name="ce3" table:number-columns-repeated="3"/>
          <table:table-cell table:formula="of:=TRUNC((100+[.A192])/150;2)" office:value-type="float" office:value="1.93">
            <text:p>1.93</text:p>
          </table:table-cell>
          <table:table-cell table:number-columns-repeated="2"/>
        </table:table-row>
        <table:table-row table:style-name="ro1">
          <table:table-cell office:value-type="float" office:value="191">
            <text:p>191</text:p>
          </table:table-cell>
          <table:table-cell table:style-name="ce3" table:number-columns-repeated="3"/>
          <table:table-cell table:formula="of:=TRUNC((100+[.A193])/150;2)" office:value-type="float" office:value="1.94">
            <text:p>1.94</text:p>
          </table:table-cell>
          <table:table-cell table:number-columns-repeated="2"/>
        </table:table-row>
        <table:table-row table:style-name="ro1">
          <table:table-cell office:value-type="float" office:value="192">
            <text:p>192</text:p>
          </table:table-cell>
          <table:table-cell table:style-name="ce3" table:number-columns-repeated="3"/>
          <table:table-cell table:formula="of:=TRUNC((100+[.A194])/150;2)" office:value-type="float" office:value="1.94">
            <text:p>1.94</text:p>
          </table:table-cell>
          <table:table-cell table:number-columns-repeated="2"/>
        </table:table-row>
        <table:table-row table:style-name="ro1">
          <table:table-cell office:value-type="float" office:value="193">
            <text:p>193</text:p>
          </table:table-cell>
          <table:table-cell table:style-name="ce3" table:number-columns-repeated="3"/>
          <table:table-cell table:formula="of:=TRUNC((100+[.A195])/150;2)" office:value-type="float" office:value="1.95">
            <text:p>1.95</text:p>
          </table:table-cell>
          <table:table-cell table:number-columns-repeated="2"/>
        </table:table-row>
        <table:table-row table:style-name="ro1">
          <table:table-cell office:value-type="float" office:value="194">
            <text:p>194</text:p>
          </table:table-cell>
          <table:table-cell table:style-name="ce3" table:number-columns-repeated="3"/>
          <table:table-cell table:formula="of:=TRUNC((100+[.A196])/150;2)" office:value-type="float" office:value="1.96">
            <text:p>1.96</text:p>
          </table:table-cell>
          <table:table-cell table:number-columns-repeated="2"/>
        </table:table-row>
        <table:table-row table:style-name="ro1">
          <table:table-cell office:value-type="float" office:value="195">
            <text:p>195</text:p>
          </table:table-cell>
          <table:table-cell table:style-name="ce3" table:number-columns-repeated="3"/>
          <table:table-cell table:formula="of:=TRUNC((100+[.A197])/150;2)" office:value-type="float" office:value="1.96">
            <text:p>1.96</text:p>
          </table:table-cell>
          <table:table-cell table:number-columns-repeated="2"/>
        </table:table-row>
        <table:table-row table:style-name="ro1">
          <table:table-cell office:value-type="float" office:value="196">
            <text:p>196</text:p>
          </table:table-cell>
          <table:table-cell table:style-name="ce3" table:number-columns-repeated="3"/>
          <table:table-cell table:formula="of:=TRUNC((100+[.A198])/150;2)" office:value-type="float" office:value="1.97">
            <text:p>1.97</text:p>
          </table:table-cell>
          <table:table-cell table:number-columns-repeated="2"/>
        </table:table-row>
        <table:table-row table:style-name="ro1">
          <table:table-cell office:value-type="float" office:value="197">
            <text:p>197</text:p>
          </table:table-cell>
          <table:table-cell table:style-name="ce3" table:number-columns-repeated="3"/>
          <table:table-cell table:formula="of:=TRUNC((100+[.A199])/150;2)" office:value-type="float" office:value="1.98">
            <text:p>1.98</text:p>
          </table:table-cell>
          <table:table-cell table:number-columns-repeated="2"/>
        </table:table-row>
        <table:table-row table:style-name="ro1">
          <table:table-cell office:value-type="float" office:value="198">
            <text:p>198</text:p>
          </table:table-cell>
          <table:table-cell table:style-name="ce3" table:number-columns-repeated="3"/>
          <table:table-cell table:formula="of:=TRUNC((100+[.A200])/150;2)" office:value-type="float" office:value="1.98">
            <text:p>1.98</text:p>
          </table:table-cell>
          <table:table-cell table:number-columns-repeated="2"/>
        </table:table-row>
        <table:table-row table:style-name="ro1">
          <table:table-cell office:value-type="float" office:value="199">
            <text:p>199</text:p>
          </table:table-cell>
          <table:table-cell table:style-name="ce3" table:number-columns-repeated="3"/>
          <table:table-cell table:formula="of:=TRUNC((100+[.A201])/150;2)" office:value-type="float" office:value="1.99">
            <text:p>1.99</text:p>
          </table:table-cell>
          <table:table-cell table:number-columns-repeated="2"/>
        </table:table-row>
        <table:table-row table:style-name="ro1">
          <table:table-cell office:value-type="float" office:value="200">
            <text:p>200</text:p>
          </table:table-cell>
          <table:table-cell table:style-name="ce3" table:number-columns-repeated="3"/>
          <table:table-cell table:formula="of:=TRUNC((100+[.A202])/150;2)" office:value-type="float" office:value="2">
            <text:p>2.00</text:p>
          </table:table-cell>
          <table:table-cell table:number-columns-repeated="2"/>
        </table:table-row>
      </table:table>
      <table:table table:name="長期航海" table:style-name="ta1" table:print="false">
        <office:forms form:automatic-focus="false" form:apply-design-mode="false"/>
        <table:table-column table:style-name="co5" table:default-cell-style-name="Default"/>
        <table:table-column table:style-name="co6" table:default-cell-style-name="Default"/>
        <table:table-column table:style-name="co7" table:default-cell-style-name="ce8"/>
        <table:table-column table:style-name="co6" table:default-cell-style-name="ce1"/>
        <table:table-column table:style-name="co2" table:number-columns-repeated="10" table:default-cell-style-name="ce2"/>
        <table:table-row table:style-name="ro2">
          <table:table-cell table:style-name="ce1" office:value-type="string">
            <text:p>担当</text:p>
          </table:table-cell>
          <table:table-cell table:style-name="ce1" office:value-type="string">
            <text:p>経験</text:p>
          </table:table-cell>
          <table:table-cell table:style-name="ce1" office:value-type="string">
            <text:p>基本値</text:p>
          </table:table-cell>
          <table:table-cell/>
          <table:table-cell table:style-name="ce1" office:value-type="string">
            <text:p>半年</text:p>
          </table:table-cell>
          <table:table-cell table:style-name="ce1" office:value-type="string">
            <text:p>1年</text:p>
          </table:table-cell>
          <table:table-cell table:style-name="ce1" office:value-type="string">
            <text:p>1年半</text:p>
          </table:table-cell>
          <table:table-cell table:style-name="ce1" office:value-type="string">
            <text:p>2年</text:p>
          </table:table-cell>
          <table:table-cell table:style-name="ce1" office:value-type="string">
            <text:p>2年半</text:p>
          </table:table-cell>
          <table:table-cell table:style-name="ce1" office:value-type="string">
            <text:p>3年</text:p>
          </table:table-cell>
          <table:table-cell table:style-name="ce1" office:value-type="string">
            <text:p>3年半</text:p>
          </table:table-cell>
          <table:table-cell table:style-name="ce1" office:value-type="string">
            <text:p>4年</text:p>
          </table:table-cell>
          <table:table-cell table:style-name="ce1" office:value-type="string">
            <text:p>4年半</text:p>
          </table:table-cell>
          <table:table-cell table:style-name="ce1" office:value-type="string">
            <text:p>5年</text:p>
          </table:table-cell>
        </table:table-row>
        <table:table-row table:style-name="ro1" table:visibility="collapse">
          <table:table-cell table:number-columns-repeated="2"/>
          <table:table-cell table:style-name="Default" table:number-columns-repeated="2"/>
          <table:table-cell table:style-name="Default" table:formula="of:=365*0.5" office:value-type="float" office:value="182.5">
            <text:p>182.5</text:p>
          </table:table-cell>
          <table:table-cell table:style-name="Default" table:formula="of:=365*1" office:value-type="float" office:value="365">
            <text:p>365</text:p>
          </table:table-cell>
          <table:table-cell table:style-name="Default" table:formula="of:=365*1.5" office:value-type="float" office:value="547.5">
            <text:p>547.5</text:p>
          </table:table-cell>
          <table:table-cell table:style-name="Default" table:formula="of:=365*2" office:value-type="float" office:value="730">
            <text:p>730</text:p>
          </table:table-cell>
          <table:table-cell table:style-name="Default" table:formula="of:=365*2.5" office:value-type="float" office:value="912.5">
            <text:p>912.5</text:p>
          </table:table-cell>
          <table:table-cell table:style-name="Default" table:formula="of:=365*3" office:value-type="float" office:value="1095">
            <text:p>1095</text:p>
          </table:table-cell>
          <table:table-cell table:style-name="Default" table:formula="of:=365*3.5" office:value-type="float" office:value="1277.5">
            <text:p>1277.5</text:p>
          </table:table-cell>
          <table:table-cell table:style-name="Default" table:formula="of:=365*4" office:value-type="float" office:value="1460">
            <text:p>1460</text:p>
          </table:table-cell>
          <table:table-cell table:style-name="Default" table:formula="of:=365*4.5" office:value-type="float" office:value="1642.5">
            <text:p>1642.5</text:p>
          </table:table-cell>
          <table:table-cell table:style-name="Default" table:formula="of:=365*5" office:value-type="float" office:value="1825">
            <text:p>1825</text:p>
          </table:table-cell>
        </table:table-row>
        <table:table-row table:style-name="ro1">
          <table:table-cell table:style-name="ce6" office:value-type="string" table:number-columns-spanned="1" table:number-rows-spanned="4">
            <text:p>未配置</text:p>
          </table:table-cell>
          <table:table-cell table:style-name="ce7" office:value-type="string" table:number-columns-spanned="1" table:number-rows-spanned="2">
            <text:p>航海</text:p>
          </table:table-cell>
          <table:table-cell office:value-type="float" office:value="0.25" table:number-columns-spanned="1" table:number-rows-spanned="2">
            <text:p>0.25</text:p>
          </table:table-cell>
          <table:table-cell office:value-type="string">
            <text:p>累計</text:p>
          </table:table-cell>
          <table:table-cell table:formula="of:=([.$C3]+[.E$2]*[.$C3])*[.E$2]/2/3" office:value-type="float" office:value="1395.36458333333">
            <text:p>1,395</text:p>
          </table:table-cell>
          <table:table-cell table:formula="of:=([.$C3]+[.F$2]*[.$C3])*[.F$2]/2/3" office:value-type="float" office:value="5566.25">
            <text:p>5,566</text:p>
          </table:table-cell>
          <table:table-cell table:formula="of:=([.$C3]+[.G$2]*[.$C3])*[.G$2]/2/3" office:value-type="float" office:value="12512.65625">
            <text:p>12,513</text:p>
          </table:table-cell>
          <table:table-cell table:formula="of:=([.$C3]+[.H$2]*[.$C3])*[.H$2]/2/3" office:value-type="float" office:value="22234.5833333333">
            <text:p>22,235</text:p>
          </table:table-cell>
          <table:table-cell table:formula="of:=([.$C3]+[.I$2]*[.$C3])*[.I$2]/2/3" office:value-type="float" office:value="34732.03125">
            <text:p>34,732</text:p>
          </table:table-cell>
          <table:table-cell table:formula="of:=([.$C3]+[.J$2]*[.$C3])*[.J$2]/2/3" office:value-type="float" office:value="50005">
            <text:p>50,005</text:p>
          </table:table-cell>
          <table:table-cell table:formula="of:=([.$C3]+[.K$2]*[.$C3])*[.K$2]/2/3" office:value-type="float" office:value="68053.4895833333">
            <text:p>68,053</text:p>
          </table:table-cell>
          <table:table-cell table:formula="of:=([.$C3]+[.L$2]*[.$C3])*[.L$2]/2/3" office:value-type="float" office:value="88877.5">
            <text:p>88,878</text:p>
          </table:table-cell>
          <table:table-cell table:formula="of:=([.$C3]+[.M$2]*[.$C3])*[.M$2]/2/3" office:value-type="float" office:value="112477.03125">
            <text:p>112,477</text:p>
          </table:table-cell>
          <table:table-cell table:formula="of:=([.$C3]+[.N$2]*[.$C3])*[.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3]" office:value-type="float" office:value="1395.36458333333">
            <text:p>1,395</text:p>
          </table:table-cell>
          <table:table-cell table:formula="of:=[.F3]-[.E3]" office:value-type="float" office:value="4170.88541666667">
            <text:p>4,171</text:p>
          </table:table-cell>
          <table:table-cell table:formula="of:=[.G3]-[.F3]" office:value-type="float" office:value="6946.40625">
            <text:p>6,946</text:p>
          </table:table-cell>
          <table:table-cell table:formula="of:=[.H3]-[.G3]" office:value-type="float" office:value="9721.92708333333">
            <text:p>9,722</text:p>
          </table:table-cell>
          <table:table-cell table:formula="of:=[.I3]-[.H3]" office:value-type="float" office:value="12497.4479166667">
            <text:p>12,497</text:p>
          </table:table-cell>
          <table:table-cell table:formula="of:=[.J3]-[.I3]" office:value-type="float" office:value="15272.96875">
            <text:p>15,273</text:p>
          </table:table-cell>
          <table:table-cell table:formula="of:=[.K3]-[.J3]" office:value-type="float" office:value="18048.4895833333">
            <text:p>18,048</text:p>
          </table:table-cell>
          <table:table-cell table:formula="of:=[.L3]-[.K3]" office:value-type="float" office:value="20824.0104166667">
            <text:p>20,824</text:p>
          </table:table-cell>
          <table:table-cell table:formula="of:=[.M3]-[.L3]" office:value-type="float" office:value="23599.53125">
            <text:p>23,600</text:p>
          </table:table-cell>
          <table:table-cell table:formula="of:=[.N3]-[.M3]" office:value-type="float" office:value="26375.0520833333">
            <text:p>26,375</text:p>
          </table:table-cell>
        </table:table-row>
        <table:table-row table:style-name="ro1">
          <table:covered-table-cell/>
          <table:table-cell table:style-name="ce6" office:value-type="string" table:number-columns-spanned="1" table:number-rows-spanned="2">
            <text:p>技能</text:p>
          </table:table-cell>
          <table:table-cell office:value-type="float" office:value="0.25" table:number-columns-spanned="1" table:number-rows-spanned="2">
            <text:p>0.25</text:p>
          </table:table-cell>
          <table:table-cell office:value-type="string">
            <text:p>累計</text:p>
          </table:table-cell>
          <table:table-cell table:formula="of:=([.$C5]+[.E$2]*[.$C5])*[.E$2]/2/3" office:value-type="float" office:value="1395.36458333333">
            <text:p>1,395</text:p>
          </table:table-cell>
          <table:table-cell table:formula="of:=([.$C5]+[.F$2]*[.$C5])*[.F$2]/2/3" office:value-type="float" office:value="5566.25">
            <text:p>5,566</text:p>
          </table:table-cell>
          <table:table-cell table:formula="of:=([.$C5]+[.G$2]*[.$C5])*[.G$2]/2/3" office:value-type="float" office:value="12512.65625">
            <text:p>12,513</text:p>
          </table:table-cell>
          <table:table-cell table:formula="of:=([.$C5]+[.H$2]*[.$C5])*[.H$2]/2/3" office:value-type="float" office:value="22234.5833333333">
            <text:p>22,235</text:p>
          </table:table-cell>
          <table:table-cell table:formula="of:=([.$C5]+[.I$2]*[.$C5])*[.I$2]/2/3" office:value-type="float" office:value="34732.03125">
            <text:p>34,732</text:p>
          </table:table-cell>
          <table:table-cell table:formula="of:=([.$C5]+[.J$2]*[.$C5])*[.J$2]/2/3" office:value-type="float" office:value="50005">
            <text:p>50,005</text:p>
          </table:table-cell>
          <table:table-cell table:formula="of:=([.$C5]+[.K$2]*[.$C5])*[.K$2]/2/3" office:value-type="float" office:value="68053.4895833333">
            <text:p>68,053</text:p>
          </table:table-cell>
          <table:table-cell table:formula="of:=([.$C5]+[.L$2]*[.$C5])*[.L$2]/2/3" office:value-type="float" office:value="88877.5">
            <text:p>88,878</text:p>
          </table:table-cell>
          <table:table-cell table:formula="of:=([.$C5]+[.M$2]*[.$C5])*[.M$2]/2/3" office:value-type="float" office:value="112477.03125">
            <text:p>112,477</text:p>
          </table:table-cell>
          <table:table-cell table:formula="of:=([.$C5]+[.N$2]*[.$C5])*[.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5]" office:value-type="float" office:value="1395.36458333333">
            <text:p>1,395</text:p>
          </table:table-cell>
          <table:table-cell table:formula="of:=[.F5]-[.E5]" office:value-type="float" office:value="4170.88541666667">
            <text:p>4,171</text:p>
          </table:table-cell>
          <table:table-cell table:formula="of:=[.G5]-[.F5]" office:value-type="float" office:value="6946.40625">
            <text:p>6,946</text:p>
          </table:table-cell>
          <table:table-cell table:formula="of:=[.H5]-[.G5]" office:value-type="float" office:value="9721.92708333333">
            <text:p>9,722</text:p>
          </table:table-cell>
          <table:table-cell table:formula="of:=[.I5]-[.H5]" office:value-type="float" office:value="12497.4479166667">
            <text:p>12,497</text:p>
          </table:table-cell>
          <table:table-cell table:formula="of:=[.J5]-[.I5]" office:value-type="float" office:value="15272.96875">
            <text:p>15,273</text:p>
          </table:table-cell>
          <table:table-cell table:formula="of:=[.K5]-[.J5]" office:value-type="float" office:value="18048.4895833333">
            <text:p>18,048</text:p>
          </table:table-cell>
          <table:table-cell table:formula="of:=[.L5]-[.K5]" office:value-type="float" office:value="20824.0104166667">
            <text:p>20,824</text:p>
          </table:table-cell>
          <table:table-cell table:formula="of:=[.M5]-[.L5]" office:value-type="float" office:value="23599.53125">
            <text:p>23,600</text:p>
          </table:table-cell>
          <table:table-cell table:formula="of:=[.N5]-[.M5]" office:value-type="float" office:value="26375.0520833333">
            <text:p>26,375</text:p>
          </table:table-cell>
        </table:table-row>
        <table:table-row table:style-name="ro1">
          <table:table-cell table:style-name="ce6" office:value-type="string" table:number-columns-spanned="1" table:number-rows-spanned="4">
            <text:p>艦長室</text:p>
          </table:table-cell>
          <table:table-cell table:style-name="ce7" office:value-type="string" table:number-columns-spanned="1" table:number-rows-spanned="2">
            <text:p>航海</text:p>
          </table:table-cell>
          <table:table-cell office:value-type="float" office:value="1" table:number-columns-spanned="1" table:number-rows-spanned="2">
            <text:p>1</text:p>
          </table:table-cell>
          <table:table-cell office:value-type="string">
            <text:p>累計</text:p>
          </table:table-cell>
          <table:table-cell table:formula="of:=([.$C7]+[.E$2]*[.$C7])*[.E$2]/2/3" office:value-type="float" office:value="5581.45833333333">
            <text:p>5,581</text:p>
          </table:table-cell>
          <table:table-cell table:formula="of:=([.$C7]+[.F$2]*[.$C7])*[.F$2]/2/3" office:value-type="float" office:value="22265">
            <text:p>22,265</text:p>
          </table:table-cell>
          <table:table-cell table:formula="of:=([.$C7]+[.G$2]*[.$C7])*[.G$2]/2/3" office:value-type="float" office:value="50050.625">
            <text:p>50,051</text:p>
          </table:table-cell>
          <table:table-cell table:formula="of:=([.$C7]+[.H$2]*[.$C7])*[.H$2]/2/3" office:value-type="float" office:value="88938.3333333333">
            <text:p>88,938</text:p>
          </table:table-cell>
          <table:table-cell table:formula="of:=([.$C7]+[.I$2]*[.$C7])*[.I$2]/2/3" office:value-type="float" office:value="138928.125">
            <text:p>138,928</text:p>
          </table:table-cell>
          <table:table-cell table:formula="of:=([.$C7]+[.J$2]*[.$C7])*[.J$2]/2/3" office:value-type="float" office:value="200020">
            <text:p>200,020</text:p>
          </table:table-cell>
          <table:table-cell table:formula="of:=([.$C7]+[.K$2]*[.$C7])*[.K$2]/2/3" office:value-type="float" office:value="272213.958333333">
            <text:p>272,214</text:p>
          </table:table-cell>
          <table:table-cell table:formula="of:=([.$C7]+[.L$2]*[.$C7])*[.L$2]/2/3" office:value-type="float" office:value="355510">
            <text:p>355,510</text:p>
          </table:table-cell>
          <table:table-cell table:formula="of:=([.$C7]+[.M$2]*[.$C7])*[.M$2]/2/3" office:value-type="float" office:value="449908.125">
            <text:p>449,908</text:p>
          </table:table-cell>
          <table:table-cell table:formula="of:=([.$C7]+[.N$2]*[.$C7])*[.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7]" office:value-type="float" office:value="5581.45833333333">
            <text:p>5,581</text:p>
          </table:table-cell>
          <table:table-cell table:formula="of:=[.F7]-[.E7]" office:value-type="float" office:value="16683.5416666667">
            <text:p>16,684</text:p>
          </table:table-cell>
          <table:table-cell table:formula="of:=[.G7]-[.F7]" office:value-type="float" office:value="27785.625">
            <text:p>27,786</text:p>
          </table:table-cell>
          <table:table-cell table:formula="of:=[.H7]-[.G7]" office:value-type="float" office:value="38887.7083333333">
            <text:p>38,888</text:p>
          </table:table-cell>
          <table:table-cell table:formula="of:=[.I7]-[.H7]" office:value-type="float" office:value="49989.7916666667">
            <text:p>49,990</text:p>
          </table:table-cell>
          <table:table-cell table:formula="of:=[.J7]-[.I7]" office:value-type="float" office:value="61091.875">
            <text:p>61,092</text:p>
          </table:table-cell>
          <table:table-cell table:formula="of:=[.K7]-[.J7]" office:value-type="float" office:value="72193.9583333333">
            <text:p>72,194</text:p>
          </table:table-cell>
          <table:table-cell table:formula="of:=[.L7]-[.K7]" office:value-type="float" office:value="83296.0416666667">
            <text:p>83,296</text:p>
          </table:table-cell>
          <table:table-cell table:formula="of:=[.M7]-[.L7]" office:value-type="float" office:value="94398.125">
            <text:p>94,398</text:p>
          </table:table-cell>
          <table:table-cell table:formula="of:=[.N7]-[.M7]" office:value-type="float" office:value="105500.208333333">
            <text:p>105,500</text:p>
          </table:table-cell>
        </table:table-row>
        <table:table-row table:style-name="ro1">
          <table:covered-table-cell/>
          <table:table-cell table:style-name="ce6" office:value-type="string" table:number-columns-spanned="1" table:number-rows-spanned="2">
            <text:p>技能</text:p>
          </table:table-cell>
          <table:table-cell office:value-type="float" office:value="4" table:number-columns-spanned="1" table:number-rows-spanned="2">
            <text:p>4</text:p>
          </table:table-cell>
          <table:table-cell office:value-type="string">
            <text:p>累計</text:p>
          </table:table-cell>
          <table:table-cell table:formula="of:=([.$C9]+[.E$2]*[.$C9])*[.E$2]/2/3" office:value-type="float" office:value="22325.8333333333">
            <text:p>22,326</text:p>
          </table:table-cell>
          <table:table-cell table:formula="of:=([.$C9]+[.F$2]*[.$C9])*[.F$2]/2/3" office:value-type="float" office:value="89060">
            <text:p>89,060</text:p>
          </table:table-cell>
          <table:table-cell table:formula="of:=([.$C9]+[.G$2]*[.$C9])*[.G$2]/2/3" office:value-type="float" office:value="200202.5">
            <text:p>200,203</text:p>
          </table:table-cell>
          <table:table-cell table:formula="of:=([.$C9]+[.H$2]*[.$C9])*[.H$2]/2/3" office:value-type="float" office:value="355753.333333333">
            <text:p>355,753</text:p>
          </table:table-cell>
          <table:table-cell table:formula="of:=([.$C9]+[.I$2]*[.$C9])*[.I$2]/2/3" office:value-type="float" office:value="555712.5">
            <text:p>555,713</text:p>
          </table:table-cell>
          <table:table-cell table:formula="of:=([.$C9]+[.J$2]*[.$C9])*[.J$2]/2/3" office:value-type="float" office:value="800080">
            <text:p>800,080</text:p>
          </table:table-cell>
          <table:table-cell table:formula="of:=([.$C9]+[.K$2]*[.$C9])*[.K$2]/2/3" office:value-type="float" office:value="1088855.83333333">
            <text:p>1,088,856</text:p>
          </table:table-cell>
          <table:table-cell table:formula="of:=([.$C9]+[.L$2]*[.$C9])*[.L$2]/2/3" office:value-type="float" office:value="1422040">
            <text:p>1,422,040</text:p>
          </table:table-cell>
          <table:table-cell table:formula="of:=([.$C9]+[.M$2]*[.$C9])*[.M$2]/2/3" office:value-type="float" office:value="1799632.5">
            <text:p>1,799,633</text:p>
          </table:table-cell>
          <table:table-cell table:formula="of:=([.$C9]+[.N$2]*[.$C9])*[.N$2]/2/3" office:value-type="float" office:value="2221633.33333333">
            <text:p>2,221,633</text:p>
          </table:table-cell>
        </table:table-row>
        <table:table-row table:style-name="ro1">
          <table:covered-table-cell table:number-columns-repeated="2"/>
          <table:covered-table-cell table:style-name="ce9"/>
          <table:table-cell office:value-type="string">
            <text:p>取得</text:p>
          </table:table-cell>
          <table:table-cell table:formula="of:=[.E9]" office:value-type="float" office:value="22325.8333333333">
            <text:p>22,326</text:p>
          </table:table-cell>
          <table:table-cell table:formula="of:=[.F9]-[.E9]" office:value-type="float" office:value="66734.1666666667">
            <text:p>66,734</text:p>
          </table:table-cell>
          <table:table-cell table:formula="of:=[.G9]-[.F9]" office:value-type="float" office:value="111142.5">
            <text:p>111,143</text:p>
          </table:table-cell>
          <table:table-cell table:formula="of:=[.H9]-[.G9]" office:value-type="float" office:value="155550.833333333">
            <text:p>155,551</text:p>
          </table:table-cell>
          <table:table-cell table:formula="of:=[.I9]-[.H9]" office:value-type="float" office:value="199959.166666667">
            <text:p>199,959</text:p>
          </table:table-cell>
          <table:table-cell table:formula="of:=[.J9]-[.I9]" office:value-type="float" office:value="244367.5">
            <text:p>244,368</text:p>
          </table:table-cell>
          <table:table-cell table:formula="of:=[.K9]-[.J9]" office:value-type="float" office:value="288775.833333333">
            <text:p>288,776</text:p>
          </table:table-cell>
          <table:table-cell table:formula="of:=[.L9]-[.K9]" office:value-type="float" office:value="333184.166666667">
            <text:p>333,184</text:p>
          </table:table-cell>
          <table:table-cell table:formula="of:=[.M9]-[.L9]" office:value-type="float" office:value="377592.5">
            <text:p>377,593</text:p>
          </table:table-cell>
          <table:table-cell table:formula="of:=[.N9]-[.M9]" office:value-type="float" office:value="422000.833333334">
            <text:p>422,001</text:p>
          </table:table-cell>
        </table:table-row>
        <table:table-row table:style-name="ro1">
          <table:table-cell table:style-name="ce6" office:value-type="string" table:number-columns-spanned="1" table:number-rows-spanned="4">
            <text:p>副官室</text:p>
          </table:table-cell>
          <table:table-cell table:style-name="ce7" office:value-type="string" table:number-columns-spanned="1" table:number-rows-spanned="2">
            <text:p>航海</text:p>
          </table:table-cell>
          <table:table-cell office:value-type="float" office:value="1" table:number-columns-spanned="1" table:number-rows-spanned="2">
            <text:p>1</text:p>
          </table:table-cell>
          <table:table-cell office:value-type="string">
            <text:p>累計</text:p>
          </table:table-cell>
          <table:table-cell table:formula="of:=([.$C11]+[.E$2]*[.$C11])*[.E$2]/2/3" office:value-type="float" office:value="5581.45833333333">
            <text:p>5,581</text:p>
          </table:table-cell>
          <table:table-cell table:formula="of:=([.$C11]+[.F$2]*[.$C11])*[.F$2]/2/3" office:value-type="float" office:value="22265">
            <text:p>22,265</text:p>
          </table:table-cell>
          <table:table-cell table:formula="of:=([.$C11]+[.G$2]*[.$C11])*[.G$2]/2/3" office:value-type="float" office:value="50050.625">
            <text:p>50,051</text:p>
          </table:table-cell>
          <table:table-cell table:formula="of:=([.$C11]+[.H$2]*[.$C11])*[.H$2]/2/3" office:value-type="float" office:value="88938.3333333333">
            <text:p>88,938</text:p>
          </table:table-cell>
          <table:table-cell table:formula="of:=([.$C11]+[.I$2]*[.$C11])*[.I$2]/2/3" office:value-type="float" office:value="138928.125">
            <text:p>138,928</text:p>
          </table:table-cell>
          <table:table-cell table:formula="of:=([.$C11]+[.J$2]*[.$C11])*[.J$2]/2/3" office:value-type="float" office:value="200020">
            <text:p>200,020</text:p>
          </table:table-cell>
          <table:table-cell table:formula="of:=([.$C11]+[.K$2]*[.$C11])*[.K$2]/2/3" office:value-type="float" office:value="272213.958333333">
            <text:p>272,214</text:p>
          </table:table-cell>
          <table:table-cell table:formula="of:=([.$C11]+[.L$2]*[.$C11])*[.L$2]/2/3" office:value-type="float" office:value="355510">
            <text:p>355,510</text:p>
          </table:table-cell>
          <table:table-cell table:formula="of:=([.$C11]+[.M$2]*[.$C11])*[.M$2]/2/3" office:value-type="float" office:value="449908.125">
            <text:p>449,908</text:p>
          </table:table-cell>
          <table:table-cell table:formula="of:=([.$C11]+[.N$2]*[.$C11])*[.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11]" office:value-type="float" office:value="5581.45833333333">
            <text:p>5,581</text:p>
          </table:table-cell>
          <table:table-cell table:formula="of:=[.F11]-[.E11]" office:value-type="float" office:value="16683.5416666667">
            <text:p>16,684</text:p>
          </table:table-cell>
          <table:table-cell table:formula="of:=[.G11]-[.F11]" office:value-type="float" office:value="27785.625">
            <text:p>27,786</text:p>
          </table:table-cell>
          <table:table-cell table:formula="of:=[.H11]-[.G11]" office:value-type="float" office:value="38887.7083333333">
            <text:p>38,888</text:p>
          </table:table-cell>
          <table:table-cell table:formula="of:=[.I11]-[.H11]" office:value-type="float" office:value="49989.7916666667">
            <text:p>49,990</text:p>
          </table:table-cell>
          <table:table-cell table:formula="of:=[.J11]-[.I11]" office:value-type="float" office:value="61091.875">
            <text:p>61,092</text:p>
          </table:table-cell>
          <table:table-cell table:formula="of:=[.K11]-[.J11]" office:value-type="float" office:value="72193.9583333333">
            <text:p>72,194</text:p>
          </table:table-cell>
          <table:table-cell table:formula="of:=[.L11]-[.K11]" office:value-type="float" office:value="83296.0416666667">
            <text:p>83,296</text:p>
          </table:table-cell>
          <table:table-cell table:formula="of:=[.M11]-[.L11]" office:value-type="float" office:value="94398.125">
            <text:p>94,398</text:p>
          </table:table-cell>
          <table:table-cell table:formula="of:=[.N11]-[.M11]" office:value-type="float" office:value="105500.208333333">
            <text:p>105,500</text:p>
          </table:table-cell>
        </table:table-row>
        <table:table-row table:style-name="ro1">
          <table:covered-table-cell/>
          <table:table-cell table:style-name="ce6" office:value-type="string" table:number-columns-spanned="1" table:number-rows-spanned="2">
            <text:p>技能</text:p>
          </table:table-cell>
          <table:table-cell office:value-type="float" office:value="3" table:number-columns-spanned="1" table:number-rows-spanned="2">
            <text:p>3</text:p>
          </table:table-cell>
          <table:table-cell office:value-type="string">
            <text:p>累計</text:p>
          </table:table-cell>
          <table:table-cell table:formula="of:=([.$C13]+[.E$2]*[.$C13])*[.E$2]/2/3" office:value-type="float" office:value="16744.375">
            <text:p>16,744</text:p>
          </table:table-cell>
          <table:table-cell table:formula="of:=([.$C13]+[.F$2]*[.$C13])*[.F$2]/2/3" office:value-type="float" office:value="66795">
            <text:p>66,795</text:p>
          </table:table-cell>
          <table:table-cell table:formula="of:=([.$C13]+[.G$2]*[.$C13])*[.G$2]/2/3" office:value-type="float" office:value="150151.875">
            <text:p>150,152</text:p>
          </table:table-cell>
          <table:table-cell table:formula="of:=([.$C13]+[.H$2]*[.$C13])*[.H$2]/2/3" office:value-type="float" office:value="266815">
            <text:p>266,815</text:p>
          </table:table-cell>
          <table:table-cell table:formula="of:=([.$C13]+[.I$2]*[.$C13])*[.I$2]/2/3" office:value-type="float" office:value="416784.375">
            <text:p>416,784</text:p>
          </table:table-cell>
          <table:table-cell table:formula="of:=([.$C13]+[.J$2]*[.$C13])*[.J$2]/2/3" office:value-type="float" office:value="600060">
            <text:p>600,060</text:p>
          </table:table-cell>
          <table:table-cell table:formula="of:=([.$C13]+[.K$2]*[.$C13])*[.K$2]/2/3" office:value-type="float" office:value="816641.875">
            <text:p>816,642</text:p>
          </table:table-cell>
          <table:table-cell table:formula="of:=([.$C13]+[.L$2]*[.$C13])*[.L$2]/2/3" office:value-type="float" office:value="1066530">
            <text:p>1,066,530</text:p>
          </table:table-cell>
          <table:table-cell table:formula="of:=([.$C13]+[.M$2]*[.$C13])*[.M$2]/2/3" office:value-type="float" office:value="1349724.375">
            <text:p>1,349,724</text:p>
          </table:table-cell>
          <table:table-cell table:formula="of:=([.$C13]+[.N$2]*[.$C13])*[.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13]" office:value-type="float" office:value="16744.375">
            <text:p>16,744</text:p>
          </table:table-cell>
          <table:table-cell table:formula="of:=[.F13]-[.E13]" office:value-type="float" office:value="50050.625">
            <text:p>50,051</text:p>
          </table:table-cell>
          <table:table-cell table:formula="of:=[.G13]-[.F13]" office:value-type="float" office:value="83356.875">
            <text:p>83,357</text:p>
          </table:table-cell>
          <table:table-cell table:formula="of:=[.H13]-[.G13]" office:value-type="float" office:value="116663.125">
            <text:p>116,663</text:p>
          </table:table-cell>
          <table:table-cell table:formula="of:=[.I13]-[.H13]" office:value-type="float" office:value="149969.375">
            <text:p>149,969</text:p>
          </table:table-cell>
          <table:table-cell table:formula="of:=[.J13]-[.I13]" office:value-type="float" office:value="183275.625">
            <text:p>183,276</text:p>
          </table:table-cell>
          <table:table-cell table:formula="of:=[.K13]-[.J13]" office:value-type="float" office:value="216581.875">
            <text:p>216,582</text:p>
          </table:table-cell>
          <table:table-cell table:formula="of:=[.L13]-[.K13]" office:value-type="float" office:value="249888.125">
            <text:p>249,888</text:p>
          </table:table-cell>
          <table:table-cell table:formula="of:=[.M13]-[.L13]" office:value-type="float" office:value="283194.375">
            <text:p>283,194</text:p>
          </table:table-cell>
          <table:table-cell table:formula="of:=[.N13]-[.M13]" office:value-type="float" office:value="316500.625">
            <text:p>316,501</text:p>
          </table:table-cell>
        </table:table-row>
        <table:table-row table:style-name="ro1">
          <table:table-cell table:style-name="ce6" office:value-type="string" table:number-columns-spanned="1" table:number-rows-spanned="4">
            <text:p>舵輪</text:p>
          </table:table-cell>
          <table:table-cell table:style-name="ce7" office:value-type="string" table:number-columns-spanned="1" table:number-rows-spanned="2">
            <text:p>航海</text:p>
          </table:table-cell>
          <table:table-cell office:value-type="float" office:value="3" table:number-columns-spanned="1" table:number-rows-spanned="2">
            <text:p>3</text:p>
          </table:table-cell>
          <table:table-cell office:value-type="string">
            <text:p>累計</text:p>
          </table:table-cell>
          <table:table-cell table:formula="of:=([.$C15]+[.E$2]*[.$C15])*[.E$2]/2/3" office:value-type="float" office:value="16744.375">
            <text:p>16,744</text:p>
          </table:table-cell>
          <table:table-cell table:formula="of:=([.$C15]+[.F$2]*[.$C15])*[.F$2]/2/3" office:value-type="float" office:value="66795">
            <text:p>66,795</text:p>
          </table:table-cell>
          <table:table-cell table:formula="of:=([.$C15]+[.G$2]*[.$C15])*[.G$2]/2/3" office:value-type="float" office:value="150151.875">
            <text:p>150,152</text:p>
          </table:table-cell>
          <table:table-cell table:formula="of:=([.$C15]+[.H$2]*[.$C15])*[.H$2]/2/3" office:value-type="float" office:value="266815">
            <text:p>266,815</text:p>
          </table:table-cell>
          <table:table-cell table:formula="of:=([.$C15]+[.I$2]*[.$C15])*[.I$2]/2/3" office:value-type="float" office:value="416784.375">
            <text:p>416,784</text:p>
          </table:table-cell>
          <table:table-cell table:formula="of:=([.$C15]+[.J$2]*[.$C15])*[.J$2]/2/3" office:value-type="float" office:value="600060">
            <text:p>600,060</text:p>
          </table:table-cell>
          <table:table-cell table:formula="of:=([.$C15]+[.K$2]*[.$C15])*[.K$2]/2/3" office:value-type="float" office:value="816641.875">
            <text:p>816,642</text:p>
          </table:table-cell>
          <table:table-cell table:formula="of:=([.$C15]+[.L$2]*[.$C15])*[.L$2]/2/3" office:value-type="float" office:value="1066530">
            <text:p>1,066,530</text:p>
          </table:table-cell>
          <table:table-cell table:formula="of:=([.$C15]+[.M$2]*[.$C15])*[.M$2]/2/3" office:value-type="float" office:value="1349724.375">
            <text:p>1,349,724</text:p>
          </table:table-cell>
          <table:table-cell table:formula="of:=([.$C15]+[.N$2]*[.$C15])*[.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15]" office:value-type="float" office:value="16744.375">
            <text:p>16,744</text:p>
          </table:table-cell>
          <table:table-cell table:formula="of:=[.F15]-[.E15]" office:value-type="float" office:value="50050.625">
            <text:p>50,051</text:p>
          </table:table-cell>
          <table:table-cell table:formula="of:=[.G15]-[.F15]" office:value-type="float" office:value="83356.875">
            <text:p>83,357</text:p>
          </table:table-cell>
          <table:table-cell table:formula="of:=[.H15]-[.G15]" office:value-type="float" office:value="116663.125">
            <text:p>116,663</text:p>
          </table:table-cell>
          <table:table-cell table:formula="of:=[.I15]-[.H15]" office:value-type="float" office:value="149969.375">
            <text:p>149,969</text:p>
          </table:table-cell>
          <table:table-cell table:formula="of:=[.J15]-[.I15]" office:value-type="float" office:value="183275.625">
            <text:p>183,276</text:p>
          </table:table-cell>
          <table:table-cell table:formula="of:=[.K15]-[.J15]" office:value-type="float" office:value="216581.875">
            <text:p>216,582</text:p>
          </table:table-cell>
          <table:table-cell table:formula="of:=[.L15]-[.K15]" office:value-type="float" office:value="249888.125">
            <text:p>249,888</text:p>
          </table:table-cell>
          <table:table-cell table:formula="of:=[.M15]-[.L15]" office:value-type="float" office:value="283194.375">
            <text:p>283,194</text:p>
          </table:table-cell>
          <table:table-cell table:formula="of:=[.N15]-[.M15]" office:value-type="float" office:value="316500.625">
            <text:p>316,501</text:p>
          </table:table-cell>
        </table:table-row>
        <table:table-row table:style-name="ro1">
          <table:covered-table-cell/>
          <table:table-cell table:style-name="ce6" office:value-type="string" table:number-columns-spanned="1" table:number-rows-spanned="2">
            <text:p>技能</text:p>
          </table:table-cell>
          <table:table-cell office:value-type="float" office:value="2" table:number-columns-spanned="1" table:number-rows-spanned="2">
            <text:p>2</text:p>
          </table:table-cell>
          <table:table-cell office:value-type="string">
            <text:p>累計</text:p>
          </table:table-cell>
          <table:table-cell table:formula="of:=([.$C17]+[.E$2]*[.$C17])*[.E$2]/2/3" office:value-type="float" office:value="11162.9166666667">
            <text:p>11,163</text:p>
          </table:table-cell>
          <table:table-cell table:formula="of:=([.$C17]+[.F$2]*[.$C17])*[.F$2]/2/3" office:value-type="float" office:value="44530">
            <text:p>44,530</text:p>
          </table:table-cell>
          <table:table-cell table:formula="of:=([.$C17]+[.G$2]*[.$C17])*[.G$2]/2/3" office:value-type="float" office:value="100101.25">
            <text:p>100,101</text:p>
          </table:table-cell>
          <table:table-cell table:formula="of:=([.$C17]+[.H$2]*[.$C17])*[.H$2]/2/3" office:value-type="float" office:value="177876.666666667">
            <text:p>177,877</text:p>
          </table:table-cell>
          <table:table-cell table:formula="of:=([.$C17]+[.I$2]*[.$C17])*[.I$2]/2/3" office:value-type="float" office:value="277856.25">
            <text:p>277,856</text:p>
          </table:table-cell>
          <table:table-cell table:formula="of:=([.$C17]+[.J$2]*[.$C17])*[.J$2]/2/3" office:value-type="float" office:value="400040">
            <text:p>400,040</text:p>
          </table:table-cell>
          <table:table-cell table:formula="of:=([.$C17]+[.K$2]*[.$C17])*[.K$2]/2/3" office:value-type="float" office:value="544427.916666667">
            <text:p>544,428</text:p>
          </table:table-cell>
          <table:table-cell table:formula="of:=([.$C17]+[.L$2]*[.$C17])*[.L$2]/2/3" office:value-type="float" office:value="711020">
            <text:p>711,020</text:p>
          </table:table-cell>
          <table:table-cell table:formula="of:=([.$C17]+[.M$2]*[.$C17])*[.M$2]/2/3" office:value-type="float" office:value="899816.25">
            <text:p>899,816</text:p>
          </table:table-cell>
          <table:table-cell table:formula="of:=([.$C17]+[.N$2]*[.$C17])*[.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17]" office:value-type="float" office:value="11162.9166666667">
            <text:p>11,163</text:p>
          </table:table-cell>
          <table:table-cell table:formula="of:=[.F17]-[.E17]" office:value-type="float" office:value="33367.0833333333">
            <text:p>33,367</text:p>
          </table:table-cell>
          <table:table-cell table:formula="of:=[.G17]-[.F17]" office:value-type="float" office:value="55571.25">
            <text:p>55,571</text:p>
          </table:table-cell>
          <table:table-cell table:formula="of:=[.H17]-[.G17]" office:value-type="float" office:value="77775.4166666667">
            <text:p>77,775</text:p>
          </table:table-cell>
          <table:table-cell table:formula="of:=[.I17]-[.H17]" office:value-type="float" office:value="99979.5833333334">
            <text:p>99,980</text:p>
          </table:table-cell>
          <table:table-cell table:formula="of:=[.J17]-[.I17]" office:value-type="float" office:value="122183.75">
            <text:p>122,184</text:p>
          </table:table-cell>
          <table:table-cell table:formula="of:=[.K17]-[.J17]" office:value-type="float" office:value="144387.916666667">
            <text:p>144,388</text:p>
          </table:table-cell>
          <table:table-cell table:formula="of:=[.L17]-[.K17]" office:value-type="float" office:value="166592.083333333">
            <text:p>166,592</text:p>
          </table:table-cell>
          <table:table-cell table:formula="of:=[.M17]-[.L17]" office:value-type="float" office:value="188796.25">
            <text:p>188,796</text:p>
          </table:table-cell>
          <table:table-cell table:formula="of:=[.N17]-[.M17]" office:value-type="float" office:value="211000.416666667">
            <text:p>211,000</text:p>
          </table:table-cell>
        </table:table-row>
        <table:table-row table:style-name="ro1">
          <table:table-cell table:style-name="ce6" office:value-type="string" table:number-columns-spanned="1" table:number-rows-spanned="4">
            <text:p>測量</text:p>
          </table:table-cell>
          <table:table-cell table:style-name="ce7" office:value-type="string" table:number-columns-spanned="1" table:number-rows-spanned="2">
            <text:p>航海</text:p>
          </table:table-cell>
          <table:table-cell office:value-type="float" office:value="0" table:number-columns-spanned="1" table:number-rows-spanned="2">
            <text:p>0</text:p>
          </table:table-cell>
          <table:table-cell office:value-type="string">
            <text:p>累計</text:p>
          </table:table-cell>
          <table:table-cell table:formula="of:=([.$C19]+[.E$2]*[.$C19])*[.E$2]/2/3" office:value-type="float" office:value="0">
            <text:p>0</text:p>
          </table:table-cell>
          <table:table-cell table:formula="of:=([.$C19]+[.F$2]*[.$C19])*[.F$2]/2/3" office:value-type="float" office:value="0">
            <text:p>0</text:p>
          </table:table-cell>
          <table:table-cell table:formula="of:=([.$C19]+[.G$2]*[.$C19])*[.G$2]/2/3" office:value-type="float" office:value="0">
            <text:p>0</text:p>
          </table:table-cell>
          <table:table-cell table:formula="of:=([.$C19]+[.H$2]*[.$C19])*[.H$2]/2/3" office:value-type="float" office:value="0">
            <text:p>0</text:p>
          </table:table-cell>
          <table:table-cell table:formula="of:=([.$C19]+[.I$2]*[.$C19])*[.I$2]/2/3" office:value-type="float" office:value="0">
            <text:p>0</text:p>
          </table:table-cell>
          <table:table-cell table:formula="of:=([.$C19]+[.J$2]*[.$C19])*[.J$2]/2/3" office:value-type="float" office:value="0">
            <text:p>0</text:p>
          </table:table-cell>
          <table:table-cell table:formula="of:=([.$C19]+[.K$2]*[.$C19])*[.K$2]/2/3" office:value-type="float" office:value="0">
            <text:p>0</text:p>
          </table:table-cell>
          <table:table-cell table:formula="of:=([.$C19]+[.L$2]*[.$C19])*[.L$2]/2/3" office:value-type="float" office:value="0">
            <text:p>0</text:p>
          </table:table-cell>
          <table:table-cell table:formula="of:=([.$C19]+[.M$2]*[.$C19])*[.M$2]/2/3" office:value-type="float" office:value="0">
            <text:p>0</text:p>
          </table:table-cell>
          <table:table-cell table:formula="of:=([.$C19]+[.N$2]*[.$C19])*[.N$2]/2/3" office:value-type="float" office:value="0">
            <text:p>0</text:p>
          </table:table-cell>
        </table:table-row>
        <table:table-row table:style-name="ro1">
          <table:covered-table-cell table:number-columns-repeated="2"/>
          <table:covered-table-cell table:style-name="ce9"/>
          <table:table-cell office:value-type="string">
            <text:p>取得</text:p>
          </table:table-cell>
          <table:table-cell table:formula="of:=[.E19]" office:value-type="float" office:value="0">
            <text:p>0</text:p>
          </table:table-cell>
          <table:table-cell table:formula="of:=[.F19]-[.E19]" office:value-type="float" office:value="0">
            <text:p>0</text:p>
          </table:table-cell>
          <table:table-cell table:formula="of:=[.G19]-[.F19]" office:value-type="float" office:value="0">
            <text:p>0</text:p>
          </table:table-cell>
          <table:table-cell table:formula="of:=[.H19]-[.G19]" office:value-type="float" office:value="0">
            <text:p>0</text:p>
          </table:table-cell>
          <table:table-cell table:formula="of:=[.I19]-[.H19]" office:value-type="float" office:value="0">
            <text:p>0</text:p>
          </table:table-cell>
          <table:table-cell table:formula="of:=[.J19]-[.I19]" office:value-type="float" office:value="0">
            <text:p>0</text:p>
          </table:table-cell>
          <table:table-cell table:formula="of:=[.K19]-[.J19]" office:value-type="float" office:value="0">
            <text:p>0</text:p>
          </table:table-cell>
          <table:table-cell table:formula="of:=[.L19]-[.K19]" office:value-type="float" office:value="0">
            <text:p>0</text:p>
          </table:table-cell>
          <table:table-cell table:formula="of:=[.M19]-[.L19]" office:value-type="float" office:value="0">
            <text:p>0</text:p>
          </table:table-cell>
          <table:table-cell table:formula="of:=[.N19]-[.M19]" office:value-type="float" office:value="0">
            <text:p>0</text:p>
          </table:table-cell>
        </table:table-row>
        <table:table-row table:style-name="ro1">
          <table:covered-table-cell/>
          <table:table-cell table:style-name="ce6" office:value-type="string" table:number-columns-spanned="1" table:number-rows-spanned="2">
            <text:p>技能</text:p>
          </table:table-cell>
          <table:table-cell office:value-type="float" office:value="5" table:number-columns-spanned="1" table:number-rows-spanned="2">
            <text:p>5</text:p>
          </table:table-cell>
          <table:table-cell office:value-type="string">
            <text:p>累計</text:p>
          </table:table-cell>
          <table:table-cell table:formula="of:=([.$C21]+[.E$2]*[.$C21])*[.E$2]/2/3" office:value-type="float" office:value="27907.2916666667">
            <text:p>27,907</text:p>
          </table:table-cell>
          <table:table-cell table:formula="of:=([.$C21]+[.F$2]*[.$C21])*[.F$2]/2/3" office:value-type="float" office:value="111325">
            <text:p>111,325</text:p>
          </table:table-cell>
          <table:table-cell table:formula="of:=([.$C21]+[.G$2]*[.$C21])*[.G$2]/2/3" office:value-type="float" office:value="250253.125">
            <text:p>250,253</text:p>
          </table:table-cell>
          <table:table-cell table:formula="of:=([.$C21]+[.H$2]*[.$C21])*[.H$2]/2/3" office:value-type="float" office:value="444691.666666667">
            <text:p>444,692</text:p>
          </table:table-cell>
          <table:table-cell table:formula="of:=([.$C21]+[.I$2]*[.$C21])*[.I$2]/2/3" office:value-type="float" office:value="694640.625">
            <text:p>694,641</text:p>
          </table:table-cell>
          <table:table-cell table:formula="of:=([.$C21]+[.J$2]*[.$C21])*[.J$2]/2/3" office:value-type="float" office:value="1000100">
            <text:p>1,000,100</text:p>
          </table:table-cell>
          <table:table-cell table:formula="of:=([.$C21]+[.K$2]*[.$C21])*[.K$2]/2/3" office:value-type="float" office:value="1361069.79166667">
            <text:p>1,361,070</text:p>
          </table:table-cell>
          <table:table-cell table:formula="of:=([.$C21]+[.L$2]*[.$C21])*[.L$2]/2/3" office:value-type="float" office:value="1777550">
            <text:p>1,777,550</text:p>
          </table:table-cell>
          <table:table-cell table:formula="of:=([.$C21]+[.M$2]*[.$C21])*[.M$2]/2/3" office:value-type="float" office:value="2249540.625">
            <text:p>2,249,541</text:p>
          </table:table-cell>
          <table:table-cell table:formula="of:=([.$C21]+[.N$2]*[.$C21])*[.N$2]/2/3" office:value-type="float" office:value="2777041.66666667">
            <text:p>2,777,042</text:p>
          </table:table-cell>
        </table:table-row>
        <table:table-row table:style-name="ro1">
          <table:covered-table-cell table:number-columns-repeated="2"/>
          <table:covered-table-cell table:style-name="ce9"/>
          <table:table-cell office:value-type="string">
            <text:p>取得</text:p>
          </table:table-cell>
          <table:table-cell table:formula="of:=[.E21]" office:value-type="float" office:value="27907.2916666667">
            <text:p>27,907</text:p>
          </table:table-cell>
          <table:table-cell table:formula="of:=[.F21]-[.E21]" office:value-type="float" office:value="83417.7083333333">
            <text:p>83,418</text:p>
          </table:table-cell>
          <table:table-cell table:formula="of:=[.G21]-[.F21]" office:value-type="float" office:value="138928.125">
            <text:p>138,928</text:p>
          </table:table-cell>
          <table:table-cell table:formula="of:=[.H21]-[.G21]" office:value-type="float" office:value="194438.541666667">
            <text:p>194,439</text:p>
          </table:table-cell>
          <table:table-cell table:formula="of:=[.I21]-[.H21]" office:value-type="float" office:value="249948.958333333">
            <text:p>249,949</text:p>
          </table:table-cell>
          <table:table-cell table:formula="of:=[.J21]-[.I21]" office:value-type="float" office:value="305459.375">
            <text:p>305,459</text:p>
          </table:table-cell>
          <table:table-cell table:formula="of:=[.K21]-[.J21]" office:value-type="float" office:value="360969.791666667">
            <text:p>360,970</text:p>
          </table:table-cell>
          <table:table-cell table:formula="of:=[.L21]-[.K21]" office:value-type="float" office:value="416480.208333333">
            <text:p>416,480</text:p>
          </table:table-cell>
          <table:table-cell table:formula="of:=[.M21]-[.L21]" office:value-type="float" office:value="471990.625">
            <text:p>471,991</text:p>
          </table:table-cell>
          <table:table-cell table:formula="of:=[.N21]-[.M21]" office:value-type="float" office:value="527501.041666667">
            <text:p>527,501</text:p>
          </table:table-cell>
        </table:table-row>
        <table:table-row table:style-name="ro1">
          <table:table-cell table:style-name="ce6" office:value-type="string" table:number-columns-spanned="1" table:number-rows-spanned="4">
            <text:p>見張台</text:p>
          </table:table-cell>
          <table:table-cell table:style-name="ce7" office:value-type="string" table:number-columns-spanned="1" table:number-rows-spanned="2">
            <text:p>航海</text:p>
          </table:table-cell>
          <table:table-cell office:value-type="float" office:value="2" table:number-columns-spanned="1" table:number-rows-spanned="2">
            <text:p>2</text:p>
          </table:table-cell>
          <table:table-cell office:value-type="string">
            <text:p>累計</text:p>
          </table:table-cell>
          <table:table-cell table:formula="of:=([.$C23]+[.E$2]*[.$C23])*[.E$2]/2/3" office:value-type="float" office:value="11162.9166666667">
            <text:p>11,163</text:p>
          </table:table-cell>
          <table:table-cell table:formula="of:=([.$C23]+[.F$2]*[.$C23])*[.F$2]/2/3" office:value-type="float" office:value="44530">
            <text:p>44,530</text:p>
          </table:table-cell>
          <table:table-cell table:formula="of:=([.$C23]+[.G$2]*[.$C23])*[.G$2]/2/3" office:value-type="float" office:value="100101.25">
            <text:p>100,101</text:p>
          </table:table-cell>
          <table:table-cell table:formula="of:=([.$C23]+[.H$2]*[.$C23])*[.H$2]/2/3" office:value-type="float" office:value="177876.666666667">
            <text:p>177,877</text:p>
          </table:table-cell>
          <table:table-cell table:formula="of:=([.$C23]+[.I$2]*[.$C23])*[.I$2]/2/3" office:value-type="float" office:value="277856.25">
            <text:p>277,856</text:p>
          </table:table-cell>
          <table:table-cell table:formula="of:=([.$C23]+[.J$2]*[.$C23])*[.J$2]/2/3" office:value-type="float" office:value="400040">
            <text:p>400,040</text:p>
          </table:table-cell>
          <table:table-cell table:formula="of:=([.$C23]+[.K$2]*[.$C23])*[.K$2]/2/3" office:value-type="float" office:value="544427.916666667">
            <text:p>544,428</text:p>
          </table:table-cell>
          <table:table-cell table:formula="of:=([.$C23]+[.L$2]*[.$C23])*[.L$2]/2/3" office:value-type="float" office:value="711020">
            <text:p>711,020</text:p>
          </table:table-cell>
          <table:table-cell table:formula="of:=([.$C23]+[.M$2]*[.$C23])*[.M$2]/2/3" office:value-type="float" office:value="899816.25">
            <text:p>899,816</text:p>
          </table:table-cell>
          <table:table-cell table:formula="of:=([.$C23]+[.N$2]*[.$C23])*[.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23]" office:value-type="float" office:value="11162.9166666667">
            <text:p>11,163</text:p>
          </table:table-cell>
          <table:table-cell table:formula="of:=[.F23]-[.E23]" office:value-type="float" office:value="33367.0833333333">
            <text:p>33,367</text:p>
          </table:table-cell>
          <table:table-cell table:formula="of:=[.G23]-[.F23]" office:value-type="float" office:value="55571.25">
            <text:p>55,571</text:p>
          </table:table-cell>
          <table:table-cell table:formula="of:=[.H23]-[.G23]" office:value-type="float" office:value="77775.4166666667">
            <text:p>77,775</text:p>
          </table:table-cell>
          <table:table-cell table:formula="of:=[.I23]-[.H23]" office:value-type="float" office:value="99979.5833333334">
            <text:p>99,980</text:p>
          </table:table-cell>
          <table:table-cell table:formula="of:=[.J23]-[.I23]" office:value-type="float" office:value="122183.75">
            <text:p>122,184</text:p>
          </table:table-cell>
          <table:table-cell table:formula="of:=[.K23]-[.J23]" office:value-type="float" office:value="144387.916666667">
            <text:p>144,388</text:p>
          </table:table-cell>
          <table:table-cell table:formula="of:=[.L23]-[.K23]" office:value-type="float" office:value="166592.083333333">
            <text:p>166,592</text:p>
          </table:table-cell>
          <table:table-cell table:formula="of:=[.M23]-[.L23]" office:value-type="float" office:value="188796.25">
            <text:p>188,796</text:p>
          </table:table-cell>
          <table:table-cell table:formula="of:=[.N23]-[.M23]" office:value-type="float" office:value="211000.416666667">
            <text:p>211,000</text:p>
          </table:table-cell>
        </table:table-row>
        <table:table-row table:style-name="ro1">
          <table:covered-table-cell/>
          <table:table-cell table:style-name="ce6" office:value-type="string" table:number-columns-spanned="1" table:number-rows-spanned="2">
            <text:p>技能</text:p>
          </table:table-cell>
          <table:table-cell office:value-type="float" office:value="2" table:number-columns-spanned="1" table:number-rows-spanned="2">
            <text:p>2</text:p>
          </table:table-cell>
          <table:table-cell office:value-type="string">
            <text:p>累計</text:p>
          </table:table-cell>
          <table:table-cell table:formula="of:=([.$C25]+[.E$2]*[.$C25])*[.E$2]/2/3" office:value-type="float" office:value="11162.9166666667">
            <text:p>11,163</text:p>
          </table:table-cell>
          <table:table-cell table:formula="of:=([.$C25]+[.F$2]*[.$C25])*[.F$2]/2/3" office:value-type="float" office:value="44530">
            <text:p>44,530</text:p>
          </table:table-cell>
          <table:table-cell table:formula="of:=([.$C25]+[.G$2]*[.$C25])*[.G$2]/2/3" office:value-type="float" office:value="100101.25">
            <text:p>100,101</text:p>
          </table:table-cell>
          <table:table-cell table:formula="of:=([.$C25]+[.H$2]*[.$C25])*[.H$2]/2/3" office:value-type="float" office:value="177876.666666667">
            <text:p>177,877</text:p>
          </table:table-cell>
          <table:table-cell table:formula="of:=([.$C25]+[.I$2]*[.$C25])*[.I$2]/2/3" office:value-type="float" office:value="277856.25">
            <text:p>277,856</text:p>
          </table:table-cell>
          <table:table-cell table:formula="of:=([.$C25]+[.J$2]*[.$C25])*[.J$2]/2/3" office:value-type="float" office:value="400040">
            <text:p>400,040</text:p>
          </table:table-cell>
          <table:table-cell table:formula="of:=([.$C25]+[.K$2]*[.$C25])*[.K$2]/2/3" office:value-type="float" office:value="544427.916666667">
            <text:p>544,428</text:p>
          </table:table-cell>
          <table:table-cell table:formula="of:=([.$C25]+[.L$2]*[.$C25])*[.L$2]/2/3" office:value-type="float" office:value="711020">
            <text:p>711,020</text:p>
          </table:table-cell>
          <table:table-cell table:formula="of:=([.$C25]+[.M$2]*[.$C25])*[.M$2]/2/3" office:value-type="float" office:value="899816.25">
            <text:p>899,816</text:p>
          </table:table-cell>
          <table:table-cell table:formula="of:=([.$C25]+[.N$2]*[.$C25])*[.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25]" office:value-type="float" office:value="11162.9166666667">
            <text:p>11,163</text:p>
          </table:table-cell>
          <table:table-cell table:formula="of:=[.F25]-[.E25]" office:value-type="float" office:value="33367.0833333333">
            <text:p>33,367</text:p>
          </table:table-cell>
          <table:table-cell table:formula="of:=[.G25]-[.F25]" office:value-type="float" office:value="55571.25">
            <text:p>55,571</text:p>
          </table:table-cell>
          <table:table-cell table:formula="of:=[.H25]-[.G25]" office:value-type="float" office:value="77775.4166666667">
            <text:p>77,775</text:p>
          </table:table-cell>
          <table:table-cell table:formula="of:=[.I25]-[.H25]" office:value-type="float" office:value="99979.5833333334">
            <text:p>99,980</text:p>
          </table:table-cell>
          <table:table-cell table:formula="of:=[.J25]-[.I25]" office:value-type="float" office:value="122183.75">
            <text:p>122,184</text:p>
          </table:table-cell>
          <table:table-cell table:formula="of:=[.K25]-[.J25]" office:value-type="float" office:value="144387.916666667">
            <text:p>144,388</text:p>
          </table:table-cell>
          <table:table-cell table:formula="of:=[.L25]-[.K25]" office:value-type="float" office:value="166592.083333333">
            <text:p>166,592</text:p>
          </table:table-cell>
          <table:table-cell table:formula="of:=[.M25]-[.L25]" office:value-type="float" office:value="188796.25">
            <text:p>188,796</text:p>
          </table:table-cell>
          <table:table-cell table:formula="of:=[.N25]-[.M25]" office:value-type="float" office:value="211000.416666667">
            <text:p>211,000</text:p>
          </table:table-cell>
        </table:table-row>
        <table:table-row table:style-name="ro1">
          <table:table-cell table:style-name="ce6" office:value-type="string" table:number-columns-spanned="1" table:number-rows-spanned="4">
            <text:p>マスト</text:p>
          </table:table-cell>
          <table:table-cell table:style-name="ce7" office:value-type="string" table:number-columns-spanned="1" table:number-rows-spanned="2">
            <text:p>航海</text:p>
          </table:table-cell>
          <table:table-cell office:value-type="float" office:value="4" table:number-columns-spanned="1" table:number-rows-spanned="2">
            <text:p>4</text:p>
          </table:table-cell>
          <table:table-cell office:value-type="string">
            <text:p>累計</text:p>
          </table:table-cell>
          <table:table-cell table:formula="of:=([.$C27]+[.E$2]*[.$C27])*[.E$2]/2/3" office:value-type="float" office:value="22325.8333333333">
            <text:p>22,326</text:p>
          </table:table-cell>
          <table:table-cell table:formula="of:=([.$C27]+[.F$2]*[.$C27])*[.F$2]/2/3" office:value-type="float" office:value="89060">
            <text:p>89,060</text:p>
          </table:table-cell>
          <table:table-cell table:formula="of:=([.$C27]+[.G$2]*[.$C27])*[.G$2]/2/3" office:value-type="float" office:value="200202.5">
            <text:p>200,203</text:p>
          </table:table-cell>
          <table:table-cell table:formula="of:=([.$C27]+[.H$2]*[.$C27])*[.H$2]/2/3" office:value-type="float" office:value="355753.333333333">
            <text:p>355,753</text:p>
          </table:table-cell>
          <table:table-cell table:formula="of:=([.$C27]+[.I$2]*[.$C27])*[.I$2]/2/3" office:value-type="float" office:value="555712.5">
            <text:p>555,713</text:p>
          </table:table-cell>
          <table:table-cell table:formula="of:=([.$C27]+[.J$2]*[.$C27])*[.J$2]/2/3" office:value-type="float" office:value="800080">
            <text:p>800,080</text:p>
          </table:table-cell>
          <table:table-cell table:formula="of:=([.$C27]+[.K$2]*[.$C27])*[.K$2]/2/3" office:value-type="float" office:value="1088855.83333333">
            <text:p>1,088,856</text:p>
          </table:table-cell>
          <table:table-cell table:formula="of:=([.$C27]+[.L$2]*[.$C27])*[.L$2]/2/3" office:value-type="float" office:value="1422040">
            <text:p>1,422,040</text:p>
          </table:table-cell>
          <table:table-cell table:formula="of:=([.$C27]+[.M$2]*[.$C27])*[.M$2]/2/3" office:value-type="float" office:value="1799632.5">
            <text:p>1,799,633</text:p>
          </table:table-cell>
          <table:table-cell table:formula="of:=([.$C27]+[.N$2]*[.$C27])*[.N$2]/2/3" office:value-type="float" office:value="2221633.33333333">
            <text:p>2,221,633</text:p>
          </table:table-cell>
        </table:table-row>
        <table:table-row table:style-name="ro1">
          <table:covered-table-cell table:number-columns-repeated="2"/>
          <table:covered-table-cell table:style-name="ce9"/>
          <table:table-cell office:value-type="string">
            <text:p>取得</text:p>
          </table:table-cell>
          <table:table-cell table:formula="of:=[.E27]" office:value-type="float" office:value="22325.8333333333">
            <text:p>22,326</text:p>
          </table:table-cell>
          <table:table-cell table:formula="of:=[.F27]-[.E27]" office:value-type="float" office:value="66734.1666666667">
            <text:p>66,734</text:p>
          </table:table-cell>
          <table:table-cell table:formula="of:=[.G27]-[.F27]" office:value-type="float" office:value="111142.5">
            <text:p>111,143</text:p>
          </table:table-cell>
          <table:table-cell table:formula="of:=[.H27]-[.G27]" office:value-type="float" office:value="155550.833333333">
            <text:p>155,551</text:p>
          </table:table-cell>
          <table:table-cell table:formula="of:=[.I27]-[.H27]" office:value-type="float" office:value="199959.166666667">
            <text:p>199,959</text:p>
          </table:table-cell>
          <table:table-cell table:formula="of:=[.J27]-[.I27]" office:value-type="float" office:value="244367.5">
            <text:p>244,368</text:p>
          </table:table-cell>
          <table:table-cell table:formula="of:=[.K27]-[.J27]" office:value-type="float" office:value="288775.833333333">
            <text:p>288,776</text:p>
          </table:table-cell>
          <table:table-cell table:formula="of:=[.L27]-[.K27]" office:value-type="float" office:value="333184.166666667">
            <text:p>333,184</text:p>
          </table:table-cell>
          <table:table-cell table:formula="of:=[.M27]-[.L27]" office:value-type="float" office:value="377592.5">
            <text:p>377,593</text:p>
          </table:table-cell>
          <table:table-cell table:formula="of:=[.N27]-[.M27]" office:value-type="float" office:value="422000.833333334">
            <text:p>422,001</text:p>
          </table:table-cell>
        </table:table-row>
        <table:table-row table:style-name="ro1">
          <table:covered-table-cell/>
          <table:table-cell table:style-name="ce6" office:value-type="string" table:number-columns-spanned="1" table:number-rows-spanned="2">
            <text:p>技能</text:p>
          </table:table-cell>
          <table:table-cell office:value-type="float" office:value="1" table:number-columns-spanned="1" table:number-rows-spanned="2">
            <text:p>1</text:p>
          </table:table-cell>
          <table:table-cell office:value-type="string">
            <text:p>累計</text:p>
          </table:table-cell>
          <table:table-cell table:formula="of:=([.$C29]+[.E$2]*[.$C29])*[.E$2]/2/3" office:value-type="float" office:value="5581.45833333333">
            <text:p>5,581</text:p>
          </table:table-cell>
          <table:table-cell table:formula="of:=([.$C29]+[.F$2]*[.$C29])*[.F$2]/2/3" office:value-type="float" office:value="22265">
            <text:p>22,265</text:p>
          </table:table-cell>
          <table:table-cell table:formula="of:=([.$C29]+[.G$2]*[.$C29])*[.G$2]/2/3" office:value-type="float" office:value="50050.625">
            <text:p>50,051</text:p>
          </table:table-cell>
          <table:table-cell table:formula="of:=([.$C29]+[.H$2]*[.$C29])*[.H$2]/2/3" office:value-type="float" office:value="88938.3333333333">
            <text:p>88,938</text:p>
          </table:table-cell>
          <table:table-cell table:formula="of:=([.$C29]+[.I$2]*[.$C29])*[.I$2]/2/3" office:value-type="float" office:value="138928.125">
            <text:p>138,928</text:p>
          </table:table-cell>
          <table:table-cell table:formula="of:=([.$C29]+[.J$2]*[.$C29])*[.J$2]/2/3" office:value-type="float" office:value="200020">
            <text:p>200,020</text:p>
          </table:table-cell>
          <table:table-cell table:formula="of:=([.$C29]+[.K$2]*[.$C29])*[.K$2]/2/3" office:value-type="float" office:value="272213.958333333">
            <text:p>272,214</text:p>
          </table:table-cell>
          <table:table-cell table:formula="of:=([.$C29]+[.L$2]*[.$C29])*[.L$2]/2/3" office:value-type="float" office:value="355510">
            <text:p>355,510</text:p>
          </table:table-cell>
          <table:table-cell table:formula="of:=([.$C29]+[.M$2]*[.$C29])*[.M$2]/2/3" office:value-type="float" office:value="449908.125">
            <text:p>449,908</text:p>
          </table:table-cell>
          <table:table-cell table:formula="of:=([.$C29]+[.N$2]*[.$C29])*[.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29]" office:value-type="float" office:value="5581.45833333333">
            <text:p>5,581</text:p>
          </table:table-cell>
          <table:table-cell table:formula="of:=[.F29]-[.E29]" office:value-type="float" office:value="16683.5416666667">
            <text:p>16,684</text:p>
          </table:table-cell>
          <table:table-cell table:formula="of:=[.G29]-[.F29]" office:value-type="float" office:value="27785.625">
            <text:p>27,786</text:p>
          </table:table-cell>
          <table:table-cell table:formula="of:=[.H29]-[.G29]" office:value-type="float" office:value="38887.7083333333">
            <text:p>38,888</text:p>
          </table:table-cell>
          <table:table-cell table:formula="of:=[.I29]-[.H29]" office:value-type="float" office:value="49989.7916666667">
            <text:p>49,990</text:p>
          </table:table-cell>
          <table:table-cell table:formula="of:=[.J29]-[.I29]" office:value-type="float" office:value="61091.875">
            <text:p>61,092</text:p>
          </table:table-cell>
          <table:table-cell table:formula="of:=[.K29]-[.J29]" office:value-type="float" office:value="72193.9583333333">
            <text:p>72,194</text:p>
          </table:table-cell>
          <table:table-cell table:formula="of:=[.L29]-[.K29]" office:value-type="float" office:value="83296.0416666667">
            <text:p>83,296</text:p>
          </table:table-cell>
          <table:table-cell table:formula="of:=[.M29]-[.L29]" office:value-type="float" office:value="94398.125">
            <text:p>94,398</text:p>
          </table:table-cell>
          <table:table-cell table:formula="of:=[.N29]-[.M29]" office:value-type="float" office:value="105500.208333333">
            <text:p>105,500</text:p>
          </table:table-cell>
        </table:table-row>
        <table:table-row table:style-name="ro1">
          <table:table-cell table:style-name="ce6" office:value-type="string" table:number-columns-spanned="1" table:number-rows-spanned="4">
            <text:p>甲板</text:p>
          </table:table-cell>
          <table:table-cell table:style-name="ce7" office:value-type="string" table:number-columns-spanned="1" table:number-rows-spanned="2">
            <text:p>航海</text:p>
          </table:table-cell>
          <table:table-cell office:value-type="float" office:value="7" table:number-columns-spanned="1" table:number-rows-spanned="2">
            <text:p>7</text:p>
          </table:table-cell>
          <table:table-cell office:value-type="string">
            <text:p>累計</text:p>
          </table:table-cell>
          <table:table-cell table:formula="of:=([.$C31]+[.E$2]*[.$C31])*[.E$2]/2/3" office:value-type="float" office:value="39070.2083333333">
            <text:p>39,070</text:p>
          </table:table-cell>
          <table:table-cell table:formula="of:=([.$C31]+[.F$2]*[.$C31])*[.F$2]/2/3" office:value-type="float" office:value="155855">
            <text:p>155,855</text:p>
          </table:table-cell>
          <table:table-cell table:formula="of:=([.$C31]+[.G$2]*[.$C31])*[.G$2]/2/3" office:value-type="float" office:value="350354.375">
            <text:p>350,354</text:p>
          </table:table-cell>
          <table:table-cell table:formula="of:=([.$C31]+[.H$2]*[.$C31])*[.H$2]/2/3" office:value-type="float" office:value="622568.333333333">
            <text:p>622,568</text:p>
          </table:table-cell>
          <table:table-cell table:formula="of:=([.$C31]+[.I$2]*[.$C31])*[.I$2]/2/3" office:value-type="float" office:value="972496.875">
            <text:p>972,497</text:p>
          </table:table-cell>
          <table:table-cell table:formula="of:=([.$C31]+[.J$2]*[.$C31])*[.J$2]/2/3" office:value-type="float" office:value="1400140">
            <text:p>1,400,140</text:p>
          </table:table-cell>
          <table:table-cell table:formula="of:=([.$C31]+[.K$2]*[.$C31])*[.K$2]/2/3" office:value-type="float" office:value="1905497.70833333">
            <text:p>1,905,498</text:p>
          </table:table-cell>
          <table:table-cell table:formula="of:=([.$C31]+[.L$2]*[.$C31])*[.L$2]/2/3" office:value-type="float" office:value="2488570">
            <text:p>2,488,570</text:p>
          </table:table-cell>
          <table:table-cell table:formula="of:=([.$C31]+[.M$2]*[.$C31])*[.M$2]/2/3" office:value-type="float" office:value="3149356.875">
            <text:p>3,149,357</text:p>
          </table:table-cell>
          <table:table-cell table:formula="of:=([.$C31]+[.N$2]*[.$C31])*[.N$2]/2/3" office:value-type="float" office:value="3887858.33333333">
            <text:p>3,887,858</text:p>
          </table:table-cell>
        </table:table-row>
        <table:table-row table:style-name="ro1">
          <table:covered-table-cell table:number-columns-repeated="2"/>
          <table:covered-table-cell table:style-name="ce9"/>
          <table:table-cell office:value-type="string">
            <text:p>取得</text:p>
          </table:table-cell>
          <table:table-cell table:formula="of:=[.E31]" office:value-type="float" office:value="39070.2083333333">
            <text:p>39,070</text:p>
          </table:table-cell>
          <table:table-cell table:formula="of:=[.F31]-[.E31]" office:value-type="float" office:value="116784.791666667">
            <text:p>116,785</text:p>
          </table:table-cell>
          <table:table-cell table:formula="of:=[.G31]-[.F31]" office:value-type="float" office:value="194499.375">
            <text:p>194,499</text:p>
          </table:table-cell>
          <table:table-cell table:formula="of:=[.H31]-[.G31]" office:value-type="float" office:value="272213.958333333">
            <text:p>272,214</text:p>
          </table:table-cell>
          <table:table-cell table:formula="of:=[.I31]-[.H31]" office:value-type="float" office:value="349928.541666667">
            <text:p>349,929</text:p>
          </table:table-cell>
          <table:table-cell table:formula="of:=[.J31]-[.I31]" office:value-type="float" office:value="427643.125">
            <text:p>427,643</text:p>
          </table:table-cell>
          <table:table-cell table:formula="of:=[.K31]-[.J31]" office:value-type="float" office:value="505357.708333333">
            <text:p>505,358</text:p>
          </table:table-cell>
          <table:table-cell table:formula="of:=[.L31]-[.K31]" office:value-type="float" office:value="583072.291666667">
            <text:p>583,072</text:p>
          </table:table-cell>
          <table:table-cell table:formula="of:=[.M31]-[.L31]" office:value-type="float" office:value="660786.875">
            <text:p>660,787</text:p>
          </table:table-cell>
          <table:table-cell table:formula="of:=[.N31]-[.M31]" office:value-type="float" office:value="738501.458333333">
            <text:p>738,501</text:p>
          </table:table-cell>
        </table:table-row>
        <table:table-row table:style-name="ro1">
          <table:covered-table-cell/>
          <table:table-cell table:style-name="ce6" office:value-type="string" table:number-columns-spanned="1" table:number-rows-spanned="2">
            <text:p>技能</text:p>
          </table:table-cell>
          <table:table-cell office:value-type="float" office:value="0" table:number-columns-spanned="1" table:number-rows-spanned="2">
            <text:p>0</text:p>
          </table:table-cell>
          <table:table-cell office:value-type="string">
            <text:p>累計</text:p>
          </table:table-cell>
          <table:table-cell table:formula="of:=([.$C33]+[.E$2]*[.$C33])*[.E$2]/2/3" office:value-type="float" office:value="0">
            <text:p>0</text:p>
          </table:table-cell>
          <table:table-cell table:formula="of:=([.$C33]+[.F$2]*[.$C33])*[.F$2]/2/3" office:value-type="float" office:value="0">
            <text:p>0</text:p>
          </table:table-cell>
          <table:table-cell table:formula="of:=([.$C33]+[.G$2]*[.$C33])*[.G$2]/2/3" office:value-type="float" office:value="0">
            <text:p>0</text:p>
          </table:table-cell>
          <table:table-cell table:formula="of:=([.$C33]+[.H$2]*[.$C33])*[.H$2]/2/3" office:value-type="float" office:value="0">
            <text:p>0</text:p>
          </table:table-cell>
          <table:table-cell table:formula="of:=([.$C33]+[.I$2]*[.$C33])*[.I$2]/2/3" office:value-type="float" office:value="0">
            <text:p>0</text:p>
          </table:table-cell>
          <table:table-cell table:formula="of:=([.$C33]+[.J$2]*[.$C33])*[.J$2]/2/3" office:value-type="float" office:value="0">
            <text:p>0</text:p>
          </table:table-cell>
          <table:table-cell table:formula="of:=([.$C33]+[.K$2]*[.$C33])*[.K$2]/2/3" office:value-type="float" office:value="0">
            <text:p>0</text:p>
          </table:table-cell>
          <table:table-cell table:formula="of:=([.$C33]+[.L$2]*[.$C33])*[.L$2]/2/3" office:value-type="float" office:value="0">
            <text:p>0</text:p>
          </table:table-cell>
          <table:table-cell table:formula="of:=([.$C33]+[.M$2]*[.$C33])*[.M$2]/2/3" office:value-type="float" office:value="0">
            <text:p>0</text:p>
          </table:table-cell>
          <table:table-cell table:formula="of:=([.$C33]+[.N$2]*[.$C33])*[.N$2]/2/3" office:value-type="float" office:value="0">
            <text:p>0</text:p>
          </table:table-cell>
        </table:table-row>
        <table:table-row table:style-name="ro1">
          <table:covered-table-cell table:number-columns-repeated="2"/>
          <table:covered-table-cell table:style-name="ce9"/>
          <table:table-cell office:value-type="string">
            <text:p>取得</text:p>
          </table:table-cell>
          <table:table-cell table:formula="of:=[.E33]" office:value-type="float" office:value="0">
            <text:p>0</text:p>
          </table:table-cell>
          <table:table-cell table:formula="of:=[.F33]-[.E33]" office:value-type="float" office:value="0">
            <text:p>0</text:p>
          </table:table-cell>
          <table:table-cell table:formula="of:=[.G33]-[.F33]" office:value-type="float" office:value="0">
            <text:p>0</text:p>
          </table:table-cell>
          <table:table-cell table:formula="of:=[.H33]-[.G33]" office:value-type="float" office:value="0">
            <text:p>0</text:p>
          </table:table-cell>
          <table:table-cell table:formula="of:=[.I33]-[.H33]" office:value-type="float" office:value="0">
            <text:p>0</text:p>
          </table:table-cell>
          <table:table-cell table:formula="of:=[.J33]-[.I33]" office:value-type="float" office:value="0">
            <text:p>0</text:p>
          </table:table-cell>
          <table:table-cell table:formula="of:=[.K33]-[.J33]" office:value-type="float" office:value="0">
            <text:p>0</text:p>
          </table:table-cell>
          <table:table-cell table:formula="of:=[.L33]-[.K33]" office:value-type="float" office:value="0">
            <text:p>0</text:p>
          </table:table-cell>
          <table:table-cell table:formula="of:=[.M33]-[.L33]" office:value-type="float" office:value="0">
            <text:p>0</text:p>
          </table:table-cell>
          <table:table-cell table:formula="of:=[.N33]-[.M33]" office:value-type="float" office:value="0">
            <text:p>0</text:p>
          </table:table-cell>
        </table:table-row>
        <table:table-row table:style-name="ro1">
          <table:table-cell table:style-name="ce6" office:value-type="string" table:number-columns-spanned="1" table:number-rows-spanned="4">
            <text:p>海兵詰所</text:p>
          </table:table-cell>
          <table:table-cell table:style-name="ce7" office:value-type="string" table:number-columns-spanned="1" table:number-rows-spanned="2">
            <text:p>航海</text:p>
          </table:table-cell>
          <table:table-cell office:value-type="float" office:value="2" table:number-columns-spanned="1" table:number-rows-spanned="2">
            <text:p>2</text:p>
          </table:table-cell>
          <table:table-cell office:value-type="string">
            <text:p>累計</text:p>
          </table:table-cell>
          <table:table-cell table:formula="of:=([.$C35]+[.E$2]*[.$C35])*[.E$2]/2/3" office:value-type="float" office:value="11162.9166666667">
            <text:p>11,163</text:p>
          </table:table-cell>
          <table:table-cell table:formula="of:=([.$C35]+[.F$2]*[.$C35])*[.F$2]/2/3" office:value-type="float" office:value="44530">
            <text:p>44,530</text:p>
          </table:table-cell>
          <table:table-cell table:formula="of:=([.$C35]+[.G$2]*[.$C35])*[.G$2]/2/3" office:value-type="float" office:value="100101.25">
            <text:p>100,101</text:p>
          </table:table-cell>
          <table:table-cell table:formula="of:=([.$C35]+[.H$2]*[.$C35])*[.H$2]/2/3" office:value-type="float" office:value="177876.666666667">
            <text:p>177,877</text:p>
          </table:table-cell>
          <table:table-cell table:formula="of:=([.$C35]+[.I$2]*[.$C35])*[.I$2]/2/3" office:value-type="float" office:value="277856.25">
            <text:p>277,856</text:p>
          </table:table-cell>
          <table:table-cell table:formula="of:=([.$C35]+[.J$2]*[.$C35])*[.J$2]/2/3" office:value-type="float" office:value="400040">
            <text:p>400,040</text:p>
          </table:table-cell>
          <table:table-cell table:formula="of:=([.$C35]+[.K$2]*[.$C35])*[.K$2]/2/3" office:value-type="float" office:value="544427.916666667">
            <text:p>544,428</text:p>
          </table:table-cell>
          <table:table-cell table:formula="of:=([.$C35]+[.L$2]*[.$C35])*[.L$2]/2/3" office:value-type="float" office:value="711020">
            <text:p>711,020</text:p>
          </table:table-cell>
          <table:table-cell table:formula="of:=([.$C35]+[.M$2]*[.$C35])*[.M$2]/2/3" office:value-type="float" office:value="899816.25">
            <text:p>899,816</text:p>
          </table:table-cell>
          <table:table-cell table:formula="of:=([.$C35]+[.N$2]*[.$C35])*[.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35]" office:value-type="float" office:value="11162.9166666667">
            <text:p>11,163</text:p>
          </table:table-cell>
          <table:table-cell table:formula="of:=[.F35]-[.E35]" office:value-type="float" office:value="33367.0833333333">
            <text:p>33,367</text:p>
          </table:table-cell>
          <table:table-cell table:formula="of:=[.G35]-[.F35]" office:value-type="float" office:value="55571.25">
            <text:p>55,571</text:p>
          </table:table-cell>
          <table:table-cell table:formula="of:=[.H35]-[.G35]" office:value-type="float" office:value="77775.4166666667">
            <text:p>77,775</text:p>
          </table:table-cell>
          <table:table-cell table:formula="of:=[.I35]-[.H35]" office:value-type="float" office:value="99979.5833333334">
            <text:p>99,980</text:p>
          </table:table-cell>
          <table:table-cell table:formula="of:=[.J35]-[.I35]" office:value-type="float" office:value="122183.75">
            <text:p>122,184</text:p>
          </table:table-cell>
          <table:table-cell table:formula="of:=[.K35]-[.J35]" office:value-type="float" office:value="144387.916666667">
            <text:p>144,388</text:p>
          </table:table-cell>
          <table:table-cell table:formula="of:=[.L35]-[.K35]" office:value-type="float" office:value="166592.083333333">
            <text:p>166,592</text:p>
          </table:table-cell>
          <table:table-cell table:formula="of:=[.M35]-[.L35]" office:value-type="float" office:value="188796.25">
            <text:p>188,796</text:p>
          </table:table-cell>
          <table:table-cell table:formula="of:=[.N35]-[.M35]" office:value-type="float" office:value="211000.416666667">
            <text:p>211,000</text:p>
          </table:table-cell>
        </table:table-row>
        <table:table-row table:style-name="ro1">
          <table:covered-table-cell/>
          <table:table-cell table:style-name="ce6" office:value-type="string" table:number-columns-spanned="1" table:number-rows-spanned="2">
            <text:p>技能</text:p>
          </table:table-cell>
          <table:table-cell office:value-type="float" office:value="1" table:number-columns-spanned="1" table:number-rows-spanned="2">
            <text:p>1</text:p>
          </table:table-cell>
          <table:table-cell office:value-type="string">
            <text:p>累計</text:p>
          </table:table-cell>
          <table:table-cell table:formula="of:=([.$C37]+[.E$2]*[.$C37])*[.E$2]/2/3" office:value-type="float" office:value="5581.45833333333">
            <text:p>5,581</text:p>
          </table:table-cell>
          <table:table-cell table:formula="of:=([.$C37]+[.F$2]*[.$C37])*[.F$2]/2/3" office:value-type="float" office:value="22265">
            <text:p>22,265</text:p>
          </table:table-cell>
          <table:table-cell table:formula="of:=([.$C37]+[.G$2]*[.$C37])*[.G$2]/2/3" office:value-type="float" office:value="50050.625">
            <text:p>50,051</text:p>
          </table:table-cell>
          <table:table-cell table:formula="of:=([.$C37]+[.H$2]*[.$C37])*[.H$2]/2/3" office:value-type="float" office:value="88938.3333333333">
            <text:p>88,938</text:p>
          </table:table-cell>
          <table:table-cell table:formula="of:=([.$C37]+[.I$2]*[.$C37])*[.I$2]/2/3" office:value-type="float" office:value="138928.125">
            <text:p>138,928</text:p>
          </table:table-cell>
          <table:table-cell table:formula="of:=([.$C37]+[.J$2]*[.$C37])*[.J$2]/2/3" office:value-type="float" office:value="200020">
            <text:p>200,020</text:p>
          </table:table-cell>
          <table:table-cell table:formula="of:=([.$C37]+[.K$2]*[.$C37])*[.K$2]/2/3" office:value-type="float" office:value="272213.958333333">
            <text:p>272,214</text:p>
          </table:table-cell>
          <table:table-cell table:formula="of:=([.$C37]+[.L$2]*[.$C37])*[.L$2]/2/3" office:value-type="float" office:value="355510">
            <text:p>355,510</text:p>
          </table:table-cell>
          <table:table-cell table:formula="of:=([.$C37]+[.M$2]*[.$C37])*[.M$2]/2/3" office:value-type="float" office:value="449908.125">
            <text:p>449,908</text:p>
          </table:table-cell>
          <table:table-cell table:formula="of:=([.$C37]+[.N$2]*[.$C37])*[.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37]" office:value-type="float" office:value="5581.45833333333">
            <text:p>5,581</text:p>
          </table:table-cell>
          <table:table-cell table:formula="of:=[.F37]-[.E37]" office:value-type="float" office:value="16683.5416666667">
            <text:p>16,684</text:p>
          </table:table-cell>
          <table:table-cell table:formula="of:=[.G37]-[.F37]" office:value-type="float" office:value="27785.625">
            <text:p>27,786</text:p>
          </table:table-cell>
          <table:table-cell table:formula="of:=[.H37]-[.G37]" office:value-type="float" office:value="38887.7083333333">
            <text:p>38,888</text:p>
          </table:table-cell>
          <table:table-cell table:formula="of:=[.I37]-[.H37]" office:value-type="float" office:value="49989.7916666667">
            <text:p>49,990</text:p>
          </table:table-cell>
          <table:table-cell table:formula="of:=[.J37]-[.I37]" office:value-type="float" office:value="61091.875">
            <text:p>61,092</text:p>
          </table:table-cell>
          <table:table-cell table:formula="of:=[.K37]-[.J37]" office:value-type="float" office:value="72193.9583333333">
            <text:p>72,194</text:p>
          </table:table-cell>
          <table:table-cell table:formula="of:=[.L37]-[.K37]" office:value-type="float" office:value="83296.0416666667">
            <text:p>83,296</text:p>
          </table:table-cell>
          <table:table-cell table:formula="of:=[.M37]-[.L37]" office:value-type="float" office:value="94398.125">
            <text:p>94,398</text:p>
          </table:table-cell>
          <table:table-cell table:formula="of:=[.N37]-[.M37]" office:value-type="float" office:value="105500.208333333">
            <text:p>105,500</text:p>
          </table:table-cell>
        </table:table-row>
        <table:table-row table:style-name="ro1">
          <table:table-cell table:style-name="ce6" office:value-type="string" table:number-columns-spanned="1" table:number-rows-spanned="4">
            <text:p>武装砲台</text:p>
          </table:table-cell>
          <table:table-cell table:style-name="ce7" office:value-type="string" table:number-columns-spanned="1" table:number-rows-spanned="2">
            <text:p>航海</text:p>
          </table:table-cell>
          <table:table-cell office:value-type="float" office:value="1.5" table:number-columns-spanned="1" table:number-rows-spanned="2">
            <text:p>1.5</text:p>
          </table:table-cell>
          <table:table-cell office:value-type="string">
            <text:p>累計</text:p>
          </table:table-cell>
          <table:table-cell table:formula="of:=([.$C39]+[.E$2]*[.$C39])*[.E$2]/2/3" office:value-type="float" office:value="8372.1875">
            <text:p>8,372</text:p>
          </table:table-cell>
          <table:table-cell table:formula="of:=([.$C39]+[.F$2]*[.$C39])*[.F$2]/2/3" office:value-type="float" office:value="33397.5">
            <text:p>33,398</text:p>
          </table:table-cell>
          <table:table-cell table:formula="of:=([.$C39]+[.G$2]*[.$C39])*[.G$2]/2/3" office:value-type="float" office:value="75075.9375">
            <text:p>75,076</text:p>
          </table:table-cell>
          <table:table-cell table:formula="of:=([.$C39]+[.H$2]*[.$C39])*[.H$2]/2/3" office:value-type="float" office:value="133407.5">
            <text:p>133,408</text:p>
          </table:table-cell>
          <table:table-cell table:formula="of:=([.$C39]+[.I$2]*[.$C39])*[.I$2]/2/3" office:value-type="float" office:value="208392.1875">
            <text:p>208,392</text:p>
          </table:table-cell>
          <table:table-cell table:formula="of:=([.$C39]+[.J$2]*[.$C39])*[.J$2]/2/3" office:value-type="float" office:value="300030">
            <text:p>300,030</text:p>
          </table:table-cell>
          <table:table-cell table:formula="of:=([.$C39]+[.K$2]*[.$C39])*[.K$2]/2/3" office:value-type="float" office:value="408320.9375">
            <text:p>408,321</text:p>
          </table:table-cell>
          <table:table-cell table:formula="of:=([.$C39]+[.L$2]*[.$C39])*[.L$2]/2/3" office:value-type="float" office:value="533265">
            <text:p>533,265</text:p>
          </table:table-cell>
          <table:table-cell table:formula="of:=([.$C39]+[.M$2]*[.$C39])*[.M$2]/2/3" office:value-type="float" office:value="674862.1875">
            <text:p>674,862</text:p>
          </table:table-cell>
          <table:table-cell table:formula="of:=([.$C39]+[.N$2]*[.$C39])*[.N$2]/2/3" office:value-type="float" office:value="833112.5">
            <text:p>833,113</text:p>
          </table:table-cell>
        </table:table-row>
        <table:table-row table:style-name="ro1">
          <table:covered-table-cell table:number-columns-repeated="2"/>
          <table:covered-table-cell table:style-name="ce9"/>
          <table:table-cell office:value-type="string">
            <text:p>取得</text:p>
          </table:table-cell>
          <table:table-cell table:formula="of:=[.E39]" office:value-type="float" office:value="8372.1875">
            <text:p>8,372</text:p>
          </table:table-cell>
          <table:table-cell table:formula="of:=[.F39]-[.E39]" office:value-type="float" office:value="25025.3125">
            <text:p>25,025</text:p>
          </table:table-cell>
          <table:table-cell table:formula="of:=[.G39]-[.F39]" office:value-type="float" office:value="41678.4375">
            <text:p>41,678</text:p>
          </table:table-cell>
          <table:table-cell table:formula="of:=[.H39]-[.G39]" office:value-type="float" office:value="58331.5625">
            <text:p>58,332</text:p>
          </table:table-cell>
          <table:table-cell table:formula="of:=[.I39]-[.H39]" office:value-type="float" office:value="74984.6875">
            <text:p>74,985</text:p>
          </table:table-cell>
          <table:table-cell table:formula="of:=[.J39]-[.I39]" office:value-type="float" office:value="91637.8125">
            <text:p>91,638</text:p>
          </table:table-cell>
          <table:table-cell table:formula="of:=[.K39]-[.J39]" office:value-type="float" office:value="108290.9375">
            <text:p>108,291</text:p>
          </table:table-cell>
          <table:table-cell table:formula="of:=[.L39]-[.K39]" office:value-type="float" office:value="124944.0625">
            <text:p>124,944</text:p>
          </table:table-cell>
          <table:table-cell table:formula="of:=[.M39]-[.L39]" office:value-type="float" office:value="141597.1875">
            <text:p>141,597</text:p>
          </table:table-cell>
          <table:table-cell table:formula="of:=[.N39]-[.M39]" office:value-type="float" office:value="158250.3125">
            <text:p>158,250</text:p>
          </table:table-cell>
        </table:table-row>
        <table:table-row table:style-name="ro1">
          <table:covered-table-cell/>
          <table:table-cell table:style-name="ce6" office:value-type="string" table:number-columns-spanned="1" table:number-rows-spanned="2">
            <text:p>技能</text:p>
          </table:table-cell>
          <table:table-cell office:value-type="float" office:value="1.5" table:number-columns-spanned="1" table:number-rows-spanned="2">
            <text:p>1.5</text:p>
          </table:table-cell>
          <table:table-cell office:value-type="string">
            <text:p>累計</text:p>
          </table:table-cell>
          <table:table-cell table:formula="of:=([.$C41]+[.E$2]*[.$C41])*[.E$2]/2/3" office:value-type="float" office:value="8372.1875">
            <text:p>8,372</text:p>
          </table:table-cell>
          <table:table-cell table:formula="of:=([.$C41]+[.F$2]*[.$C41])*[.F$2]/2/3" office:value-type="float" office:value="33397.5">
            <text:p>33,398</text:p>
          </table:table-cell>
          <table:table-cell table:formula="of:=([.$C41]+[.G$2]*[.$C41])*[.G$2]/2/3" office:value-type="float" office:value="75075.9375">
            <text:p>75,076</text:p>
          </table:table-cell>
          <table:table-cell table:formula="of:=([.$C41]+[.H$2]*[.$C41])*[.H$2]/2/3" office:value-type="float" office:value="133407.5">
            <text:p>133,408</text:p>
          </table:table-cell>
          <table:table-cell table:formula="of:=([.$C41]+[.I$2]*[.$C41])*[.I$2]/2/3" office:value-type="float" office:value="208392.1875">
            <text:p>208,392</text:p>
          </table:table-cell>
          <table:table-cell table:formula="of:=([.$C41]+[.J$2]*[.$C41])*[.J$2]/2/3" office:value-type="float" office:value="300030">
            <text:p>300,030</text:p>
          </table:table-cell>
          <table:table-cell table:formula="of:=([.$C41]+[.K$2]*[.$C41])*[.K$2]/2/3" office:value-type="float" office:value="408320.9375">
            <text:p>408,321</text:p>
          </table:table-cell>
          <table:table-cell table:formula="of:=([.$C41]+[.L$2]*[.$C41])*[.L$2]/2/3" office:value-type="float" office:value="533265">
            <text:p>533,265</text:p>
          </table:table-cell>
          <table:table-cell table:formula="of:=([.$C41]+[.M$2]*[.$C41])*[.M$2]/2/3" office:value-type="float" office:value="674862.1875">
            <text:p>674,862</text:p>
          </table:table-cell>
          <table:table-cell table:formula="of:=([.$C41]+[.N$2]*[.$C41])*[.N$2]/2/3" office:value-type="float" office:value="833112.5">
            <text:p>833,113</text:p>
          </table:table-cell>
        </table:table-row>
        <table:table-row table:style-name="ro1">
          <table:covered-table-cell table:number-columns-repeated="2"/>
          <table:covered-table-cell table:style-name="ce9"/>
          <table:table-cell office:value-type="string">
            <text:p>取得</text:p>
          </table:table-cell>
          <table:table-cell table:formula="of:=[.E41]" office:value-type="float" office:value="8372.1875">
            <text:p>8,372</text:p>
          </table:table-cell>
          <table:table-cell table:formula="of:=[.F41]-[.E41]" office:value-type="float" office:value="25025.3125">
            <text:p>25,025</text:p>
          </table:table-cell>
          <table:table-cell table:formula="of:=[.G41]-[.F41]" office:value-type="float" office:value="41678.4375">
            <text:p>41,678</text:p>
          </table:table-cell>
          <table:table-cell table:formula="of:=[.H41]-[.G41]" office:value-type="float" office:value="58331.5625">
            <text:p>58,332</text:p>
          </table:table-cell>
          <table:table-cell table:formula="of:=[.I41]-[.H41]" office:value-type="float" office:value="74984.6875">
            <text:p>74,985</text:p>
          </table:table-cell>
          <table:table-cell table:formula="of:=[.J41]-[.I41]" office:value-type="float" office:value="91637.8125">
            <text:p>91,638</text:p>
          </table:table-cell>
          <table:table-cell table:formula="of:=[.K41]-[.J41]" office:value-type="float" office:value="108290.9375">
            <text:p>108,291</text:p>
          </table:table-cell>
          <table:table-cell table:formula="of:=[.L41]-[.K41]" office:value-type="float" office:value="124944.0625">
            <text:p>124,944</text:p>
          </table:table-cell>
          <table:table-cell table:formula="of:=[.M41]-[.L41]" office:value-type="float" office:value="141597.1875">
            <text:p>141,597</text:p>
          </table:table-cell>
          <table:table-cell table:formula="of:=[.N41]-[.M41]" office:value-type="float" office:value="158250.3125">
            <text:p>158,250</text:p>
          </table:table-cell>
        </table:table-row>
        <table:table-row table:style-name="ro1">
          <table:table-cell table:style-name="ce6" office:value-type="string" table:number-columns-spanned="1" table:number-rows-spanned="4">
            <text:p>個室</text:p>
          </table:table-cell>
          <table:table-cell table:style-name="ce7" office:value-type="string" table:number-columns-spanned="1" table:number-rows-spanned="2">
            <text:p>航海</text:p>
          </table:table-cell>
          <table:table-cell office:value-type="float" office:value="0.25" table:number-columns-spanned="1" table:number-rows-spanned="2">
            <text:p>0.25</text:p>
          </table:table-cell>
          <table:table-cell office:value-type="string">
            <text:p>累計</text:p>
          </table:table-cell>
          <table:table-cell table:formula="of:=([.$C43]+[.E$2]*[.$C43])*[.E$2]/2/3" office:value-type="float" office:value="1395.36458333333">
            <text:p>1,395</text:p>
          </table:table-cell>
          <table:table-cell table:formula="of:=([.$C43]+[.F$2]*[.$C43])*[.F$2]/2/3" office:value-type="float" office:value="5566.25">
            <text:p>5,566</text:p>
          </table:table-cell>
          <table:table-cell table:formula="of:=([.$C43]+[.G$2]*[.$C43])*[.G$2]/2/3" office:value-type="float" office:value="12512.65625">
            <text:p>12,513</text:p>
          </table:table-cell>
          <table:table-cell table:formula="of:=([.$C43]+[.H$2]*[.$C43])*[.H$2]/2/3" office:value-type="float" office:value="22234.5833333333">
            <text:p>22,235</text:p>
          </table:table-cell>
          <table:table-cell table:formula="of:=([.$C43]+[.I$2]*[.$C43])*[.I$2]/2/3" office:value-type="float" office:value="34732.03125">
            <text:p>34,732</text:p>
          </table:table-cell>
          <table:table-cell table:formula="of:=([.$C43]+[.J$2]*[.$C43])*[.J$2]/2/3" office:value-type="float" office:value="50005">
            <text:p>50,005</text:p>
          </table:table-cell>
          <table:table-cell table:formula="of:=([.$C43]+[.K$2]*[.$C43])*[.K$2]/2/3" office:value-type="float" office:value="68053.4895833333">
            <text:p>68,053</text:p>
          </table:table-cell>
          <table:table-cell table:formula="of:=([.$C43]+[.L$2]*[.$C43])*[.L$2]/2/3" office:value-type="float" office:value="88877.5">
            <text:p>88,878</text:p>
          </table:table-cell>
          <table:table-cell table:formula="of:=([.$C43]+[.M$2]*[.$C43])*[.M$2]/2/3" office:value-type="float" office:value="112477.03125">
            <text:p>112,477</text:p>
          </table:table-cell>
          <table:table-cell table:formula="of:=([.$C43]+[.N$2]*[.$C43])*[.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43]" office:value-type="float" office:value="1395.36458333333">
            <text:p>1,395</text:p>
          </table:table-cell>
          <table:table-cell table:formula="of:=[.F43]-[.E43]" office:value-type="float" office:value="4170.88541666667">
            <text:p>4,171</text:p>
          </table:table-cell>
          <table:table-cell table:formula="of:=[.G43]-[.F43]" office:value-type="float" office:value="6946.40625">
            <text:p>6,946</text:p>
          </table:table-cell>
          <table:table-cell table:formula="of:=[.H43]-[.G43]" office:value-type="float" office:value="9721.92708333333">
            <text:p>9,722</text:p>
          </table:table-cell>
          <table:table-cell table:formula="of:=[.I43]-[.H43]" office:value-type="float" office:value="12497.4479166667">
            <text:p>12,497</text:p>
          </table:table-cell>
          <table:table-cell table:formula="of:=[.J43]-[.I43]" office:value-type="float" office:value="15272.96875">
            <text:p>15,273</text:p>
          </table:table-cell>
          <table:table-cell table:formula="of:=[.K43]-[.J43]" office:value-type="float" office:value="18048.4895833333">
            <text:p>18,048</text:p>
          </table:table-cell>
          <table:table-cell table:formula="of:=[.L43]-[.K43]" office:value-type="float" office:value="20824.0104166667">
            <text:p>20,824</text:p>
          </table:table-cell>
          <table:table-cell table:formula="of:=[.M43]-[.L43]" office:value-type="float" office:value="23599.53125">
            <text:p>23,600</text:p>
          </table:table-cell>
          <table:table-cell table:formula="of:=[.N43]-[.M43]" office:value-type="float" office:value="26375.0520833333">
            <text:p>26,375</text:p>
          </table:table-cell>
        </table:table-row>
        <table:table-row table:style-name="ro1">
          <table:covered-table-cell/>
          <table:table-cell table:style-name="ce6" office:value-type="string" table:number-columns-spanned="1" table:number-rows-spanned="2">
            <text:p>技能</text:p>
          </table:table-cell>
          <table:table-cell office:value-type="float" office:value="0.25" table:number-columns-spanned="1" table:number-rows-spanned="2">
            <text:p>0.25</text:p>
          </table:table-cell>
          <table:table-cell office:value-type="string">
            <text:p>累計</text:p>
          </table:table-cell>
          <table:table-cell table:formula="of:=([.$C45]+[.E$2]*[.$C45])*[.E$2]/2/3" office:value-type="float" office:value="1395.36458333333">
            <text:p>1,395</text:p>
          </table:table-cell>
          <table:table-cell table:formula="of:=([.$C45]+[.F$2]*[.$C45])*[.F$2]/2/3" office:value-type="float" office:value="5566.25">
            <text:p>5,566</text:p>
          </table:table-cell>
          <table:table-cell table:formula="of:=([.$C45]+[.G$2]*[.$C45])*[.G$2]/2/3" office:value-type="float" office:value="12512.65625">
            <text:p>12,513</text:p>
          </table:table-cell>
          <table:table-cell table:formula="of:=([.$C45]+[.H$2]*[.$C45])*[.H$2]/2/3" office:value-type="float" office:value="22234.5833333333">
            <text:p>22,235</text:p>
          </table:table-cell>
          <table:table-cell table:formula="of:=([.$C45]+[.I$2]*[.$C45])*[.I$2]/2/3" office:value-type="float" office:value="34732.03125">
            <text:p>34,732</text:p>
          </table:table-cell>
          <table:table-cell table:formula="of:=([.$C45]+[.J$2]*[.$C45])*[.J$2]/2/3" office:value-type="float" office:value="50005">
            <text:p>50,005</text:p>
          </table:table-cell>
          <table:table-cell table:formula="of:=([.$C45]+[.K$2]*[.$C45])*[.K$2]/2/3" office:value-type="float" office:value="68053.4895833333">
            <text:p>68,053</text:p>
          </table:table-cell>
          <table:table-cell table:formula="of:=([.$C45]+[.L$2]*[.$C45])*[.L$2]/2/3" office:value-type="float" office:value="88877.5">
            <text:p>88,878</text:p>
          </table:table-cell>
          <table:table-cell table:formula="of:=([.$C45]+[.M$2]*[.$C45])*[.M$2]/2/3" office:value-type="float" office:value="112477.03125">
            <text:p>112,477</text:p>
          </table:table-cell>
          <table:table-cell table:formula="of:=([.$C45]+[.N$2]*[.$C45])*[.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45]" office:value-type="float" office:value="1395.36458333333">
            <text:p>1,395</text:p>
          </table:table-cell>
          <table:table-cell table:formula="of:=[.F45]-[.E45]" office:value-type="float" office:value="4170.88541666667">
            <text:p>4,171</text:p>
          </table:table-cell>
          <table:table-cell table:formula="of:=[.G45]-[.F45]" office:value-type="float" office:value="6946.40625">
            <text:p>6,946</text:p>
          </table:table-cell>
          <table:table-cell table:formula="of:=[.H45]-[.G45]" office:value-type="float" office:value="9721.92708333333">
            <text:p>9,722</text:p>
          </table:table-cell>
          <table:table-cell table:formula="of:=[.I45]-[.H45]" office:value-type="float" office:value="12497.4479166667">
            <text:p>12,497</text:p>
          </table:table-cell>
          <table:table-cell table:formula="of:=[.J45]-[.I45]" office:value-type="float" office:value="15272.96875">
            <text:p>15,273</text:p>
          </table:table-cell>
          <table:table-cell table:formula="of:=[.K45]-[.J45]" office:value-type="float" office:value="18048.4895833333">
            <text:p>18,048</text:p>
          </table:table-cell>
          <table:table-cell table:formula="of:=[.L45]-[.K45]" office:value-type="float" office:value="20824.0104166667">
            <text:p>20,824</text:p>
          </table:table-cell>
          <table:table-cell table:formula="of:=[.M45]-[.L45]" office:value-type="float" office:value="23599.53125">
            <text:p>23,600</text:p>
          </table:table-cell>
          <table:table-cell table:formula="of:=[.N45]-[.M45]" office:value-type="float" office:value="26375.0520833333">
            <text:p>26,375</text:p>
          </table:table-cell>
        </table:table-row>
        <table:table-row table:style-name="ro1">
          <table:table-cell table:style-name="ce6" office:value-type="string" table:number-columns-spanned="1" table:number-rows-spanned="4">
            <text:p>材木室</text:p>
          </table:table-cell>
          <table:table-cell table:style-name="ce7" office:value-type="string" table:number-columns-spanned="1" table:number-rows-spanned="2">
            <text:p>航海</text:p>
          </table:table-cell>
          <table:table-cell office:value-type="float" office:value="2" table:number-columns-spanned="1" table:number-rows-spanned="2">
            <text:p>2</text:p>
          </table:table-cell>
          <table:table-cell office:value-type="string">
            <text:p>累計</text:p>
          </table:table-cell>
          <table:table-cell table:formula="of:=([.$C47]+[.E$2]*[.$C47])*[.E$2]/2/3" office:value-type="float" office:value="11162.9166666667">
            <text:p>11,163</text:p>
          </table:table-cell>
          <table:table-cell table:formula="of:=([.$C47]+[.F$2]*[.$C47])*[.F$2]/2/3" office:value-type="float" office:value="44530">
            <text:p>44,530</text:p>
          </table:table-cell>
          <table:table-cell table:formula="of:=([.$C47]+[.G$2]*[.$C47])*[.G$2]/2/3" office:value-type="float" office:value="100101.25">
            <text:p>100,101</text:p>
          </table:table-cell>
          <table:table-cell table:formula="of:=([.$C47]+[.H$2]*[.$C47])*[.H$2]/2/3" office:value-type="float" office:value="177876.666666667">
            <text:p>177,877</text:p>
          </table:table-cell>
          <table:table-cell table:formula="of:=([.$C47]+[.I$2]*[.$C47])*[.I$2]/2/3" office:value-type="float" office:value="277856.25">
            <text:p>277,856</text:p>
          </table:table-cell>
          <table:table-cell table:formula="of:=([.$C47]+[.J$2]*[.$C47])*[.J$2]/2/3" office:value-type="float" office:value="400040">
            <text:p>400,040</text:p>
          </table:table-cell>
          <table:table-cell table:formula="of:=([.$C47]+[.K$2]*[.$C47])*[.K$2]/2/3" office:value-type="float" office:value="544427.916666667">
            <text:p>544,428</text:p>
          </table:table-cell>
          <table:table-cell table:formula="of:=([.$C47]+[.L$2]*[.$C47])*[.L$2]/2/3" office:value-type="float" office:value="711020">
            <text:p>711,020</text:p>
          </table:table-cell>
          <table:table-cell table:formula="of:=([.$C47]+[.M$2]*[.$C47])*[.M$2]/2/3" office:value-type="float" office:value="899816.25">
            <text:p>899,816</text:p>
          </table:table-cell>
          <table:table-cell table:formula="of:=([.$C47]+[.N$2]*[.$C47])*[.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47]" office:value-type="float" office:value="11162.9166666667">
            <text:p>11,163</text:p>
          </table:table-cell>
          <table:table-cell table:formula="of:=[.F47]-[.E47]" office:value-type="float" office:value="33367.0833333333">
            <text:p>33,367</text:p>
          </table:table-cell>
          <table:table-cell table:formula="of:=[.G47]-[.F47]" office:value-type="float" office:value="55571.25">
            <text:p>55,571</text:p>
          </table:table-cell>
          <table:table-cell table:formula="of:=[.H47]-[.G47]" office:value-type="float" office:value="77775.4166666667">
            <text:p>77,775</text:p>
          </table:table-cell>
          <table:table-cell table:formula="of:=[.I47]-[.H47]" office:value-type="float" office:value="99979.5833333334">
            <text:p>99,980</text:p>
          </table:table-cell>
          <table:table-cell table:formula="of:=[.J47]-[.I47]" office:value-type="float" office:value="122183.75">
            <text:p>122,184</text:p>
          </table:table-cell>
          <table:table-cell table:formula="of:=[.K47]-[.J47]" office:value-type="float" office:value="144387.916666667">
            <text:p>144,388</text:p>
          </table:table-cell>
          <table:table-cell table:formula="of:=[.L47]-[.K47]" office:value-type="float" office:value="166592.083333333">
            <text:p>166,592</text:p>
          </table:table-cell>
          <table:table-cell table:formula="of:=[.M47]-[.L47]" office:value-type="float" office:value="188796.25">
            <text:p>188,796</text:p>
          </table:table-cell>
          <table:table-cell table:formula="of:=[.N47]-[.M47]" office:value-type="float" office:value="211000.416666667">
            <text:p>211,000</text:p>
          </table:table-cell>
        </table:table-row>
        <table:table-row table:style-name="ro1">
          <table:covered-table-cell/>
          <table:table-cell table:style-name="ce6" office:value-type="string" table:number-columns-spanned="1" table:number-rows-spanned="2">
            <text:p>技能</text:p>
          </table:table-cell>
          <table:table-cell office:value-type="float" office:value="1" table:number-columns-spanned="1" table:number-rows-spanned="2">
            <text:p>1</text:p>
          </table:table-cell>
          <table:table-cell office:value-type="string">
            <text:p>累計</text:p>
          </table:table-cell>
          <table:table-cell table:formula="of:=([.$C49]+[.E$2]*[.$C49])*[.E$2]/2/3" office:value-type="float" office:value="5581.45833333333">
            <text:p>5,581</text:p>
          </table:table-cell>
          <table:table-cell table:formula="of:=([.$C49]+[.F$2]*[.$C49])*[.F$2]/2/3" office:value-type="float" office:value="22265">
            <text:p>22,265</text:p>
          </table:table-cell>
          <table:table-cell table:formula="of:=([.$C49]+[.G$2]*[.$C49])*[.G$2]/2/3" office:value-type="float" office:value="50050.625">
            <text:p>50,051</text:p>
          </table:table-cell>
          <table:table-cell table:formula="of:=([.$C49]+[.H$2]*[.$C49])*[.H$2]/2/3" office:value-type="float" office:value="88938.3333333333">
            <text:p>88,938</text:p>
          </table:table-cell>
          <table:table-cell table:formula="of:=([.$C49]+[.I$2]*[.$C49])*[.I$2]/2/3" office:value-type="float" office:value="138928.125">
            <text:p>138,928</text:p>
          </table:table-cell>
          <table:table-cell table:formula="of:=([.$C49]+[.J$2]*[.$C49])*[.J$2]/2/3" office:value-type="float" office:value="200020">
            <text:p>200,020</text:p>
          </table:table-cell>
          <table:table-cell table:formula="of:=([.$C49]+[.K$2]*[.$C49])*[.K$2]/2/3" office:value-type="float" office:value="272213.958333333">
            <text:p>272,214</text:p>
          </table:table-cell>
          <table:table-cell table:formula="of:=([.$C49]+[.L$2]*[.$C49])*[.L$2]/2/3" office:value-type="float" office:value="355510">
            <text:p>355,510</text:p>
          </table:table-cell>
          <table:table-cell table:formula="of:=([.$C49]+[.M$2]*[.$C49])*[.M$2]/2/3" office:value-type="float" office:value="449908.125">
            <text:p>449,908</text:p>
          </table:table-cell>
          <table:table-cell table:formula="of:=([.$C49]+[.N$2]*[.$C49])*[.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49]" office:value-type="float" office:value="5581.45833333333">
            <text:p>5,581</text:p>
          </table:table-cell>
          <table:table-cell table:formula="of:=[.F49]-[.E49]" office:value-type="float" office:value="16683.5416666667">
            <text:p>16,684</text:p>
          </table:table-cell>
          <table:table-cell table:formula="of:=[.G49]-[.F49]" office:value-type="float" office:value="27785.625">
            <text:p>27,786</text:p>
          </table:table-cell>
          <table:table-cell table:formula="of:=[.H49]-[.G49]" office:value-type="float" office:value="38887.7083333333">
            <text:p>38,888</text:p>
          </table:table-cell>
          <table:table-cell table:formula="of:=[.I49]-[.H49]" office:value-type="float" office:value="49989.7916666667">
            <text:p>49,990</text:p>
          </table:table-cell>
          <table:table-cell table:formula="of:=[.J49]-[.I49]" office:value-type="float" office:value="61091.875">
            <text:p>61,092</text:p>
          </table:table-cell>
          <table:table-cell table:formula="of:=[.K49]-[.J49]" office:value-type="float" office:value="72193.9583333333">
            <text:p>72,194</text:p>
          </table:table-cell>
          <table:table-cell table:formula="of:=[.L49]-[.K49]" office:value-type="float" office:value="83296.0416666667">
            <text:p>83,296</text:p>
          </table:table-cell>
          <table:table-cell table:formula="of:=[.M49]-[.L49]" office:value-type="float" office:value="94398.125">
            <text:p>94,398</text:p>
          </table:table-cell>
          <table:table-cell table:formula="of:=[.N49]-[.M49]" office:value-type="float" office:value="105500.208333333">
            <text:p>105,500</text:p>
          </table:table-cell>
        </table:table-row>
        <table:table-row table:style-name="ro1">
          <table:table-cell table:style-name="ce6" office:value-type="string" table:number-columns-spanned="1" table:number-rows-spanned="4">
            <text:p>診察室</text:p>
          </table:table-cell>
          <table:table-cell table:style-name="ce7" office:value-type="string" table:number-columns-spanned="1" table:number-rows-spanned="2">
            <text:p>航海</text:p>
          </table:table-cell>
          <table:table-cell office:value-type="float" office:value="1" table:number-columns-spanned="1" table:number-rows-spanned="2">
            <text:p>1</text:p>
          </table:table-cell>
          <table:table-cell office:value-type="string">
            <text:p>累計</text:p>
          </table:table-cell>
          <table:table-cell table:formula="of:=([.$C51]+[.E$2]*[.$C51])*[.E$2]/2/3" office:value-type="float" office:value="5581.45833333333">
            <text:p>5,581</text:p>
          </table:table-cell>
          <table:table-cell table:formula="of:=([.$C51]+[.F$2]*[.$C51])*[.F$2]/2/3" office:value-type="float" office:value="22265">
            <text:p>22,265</text:p>
          </table:table-cell>
          <table:table-cell table:formula="of:=([.$C51]+[.G$2]*[.$C51])*[.G$2]/2/3" office:value-type="float" office:value="50050.625">
            <text:p>50,051</text:p>
          </table:table-cell>
          <table:table-cell table:formula="of:=([.$C51]+[.H$2]*[.$C51])*[.H$2]/2/3" office:value-type="float" office:value="88938.3333333333">
            <text:p>88,938</text:p>
          </table:table-cell>
          <table:table-cell table:formula="of:=([.$C51]+[.I$2]*[.$C51])*[.I$2]/2/3" office:value-type="float" office:value="138928.125">
            <text:p>138,928</text:p>
          </table:table-cell>
          <table:table-cell table:formula="of:=([.$C51]+[.J$2]*[.$C51])*[.J$2]/2/3" office:value-type="float" office:value="200020">
            <text:p>200,020</text:p>
          </table:table-cell>
          <table:table-cell table:formula="of:=([.$C51]+[.K$2]*[.$C51])*[.K$2]/2/3" office:value-type="float" office:value="272213.958333333">
            <text:p>272,214</text:p>
          </table:table-cell>
          <table:table-cell table:formula="of:=([.$C51]+[.L$2]*[.$C51])*[.L$2]/2/3" office:value-type="float" office:value="355510">
            <text:p>355,510</text:p>
          </table:table-cell>
          <table:table-cell table:formula="of:=([.$C51]+[.M$2]*[.$C51])*[.M$2]/2/3" office:value-type="float" office:value="449908.125">
            <text:p>449,908</text:p>
          </table:table-cell>
          <table:table-cell table:formula="of:=([.$C51]+[.N$2]*[.$C51])*[.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51]" office:value-type="float" office:value="5581.45833333333">
            <text:p>5,581</text:p>
          </table:table-cell>
          <table:table-cell table:formula="of:=[.F51]-[.E51]" office:value-type="float" office:value="16683.5416666667">
            <text:p>16,684</text:p>
          </table:table-cell>
          <table:table-cell table:formula="of:=[.G51]-[.F51]" office:value-type="float" office:value="27785.625">
            <text:p>27,786</text:p>
          </table:table-cell>
          <table:table-cell table:formula="of:=[.H51]-[.G51]" office:value-type="float" office:value="38887.7083333333">
            <text:p>38,888</text:p>
          </table:table-cell>
          <table:table-cell table:formula="of:=[.I51]-[.H51]" office:value-type="float" office:value="49989.7916666667">
            <text:p>49,990</text:p>
          </table:table-cell>
          <table:table-cell table:formula="of:=[.J51]-[.I51]" office:value-type="float" office:value="61091.875">
            <text:p>61,092</text:p>
          </table:table-cell>
          <table:table-cell table:formula="of:=[.K51]-[.J51]" office:value-type="float" office:value="72193.9583333333">
            <text:p>72,194</text:p>
          </table:table-cell>
          <table:table-cell table:formula="of:=[.L51]-[.K51]" office:value-type="float" office:value="83296.0416666667">
            <text:p>83,296</text:p>
          </table:table-cell>
          <table:table-cell table:formula="of:=[.M51]-[.L51]" office:value-type="float" office:value="94398.125">
            <text:p>94,398</text:p>
          </table:table-cell>
          <table:table-cell table:formula="of:=[.N51]-[.M51]" office:value-type="float" office:value="105500.208333333">
            <text:p>105,500</text:p>
          </table:table-cell>
        </table:table-row>
        <table:table-row table:style-name="ro1">
          <table:covered-table-cell/>
          <table:table-cell table:style-name="ce6" office:value-type="string" table:number-columns-spanned="1" table:number-rows-spanned="2">
            <text:p>技能</text:p>
          </table:table-cell>
          <table:table-cell office:value-type="float" office:value="3" table:number-columns-spanned="1" table:number-rows-spanned="2">
            <text:p>3</text:p>
          </table:table-cell>
          <table:table-cell office:value-type="string">
            <text:p>累計</text:p>
          </table:table-cell>
          <table:table-cell table:formula="of:=([.$C53]+[.E$2]*[.$C53])*[.E$2]/2/3" office:value-type="float" office:value="16744.375">
            <text:p>16,744</text:p>
          </table:table-cell>
          <table:table-cell table:formula="of:=([.$C53]+[.F$2]*[.$C53])*[.F$2]/2/3" office:value-type="float" office:value="66795">
            <text:p>66,795</text:p>
          </table:table-cell>
          <table:table-cell table:formula="of:=([.$C53]+[.G$2]*[.$C53])*[.G$2]/2/3" office:value-type="float" office:value="150151.875">
            <text:p>150,152</text:p>
          </table:table-cell>
          <table:table-cell table:formula="of:=([.$C53]+[.H$2]*[.$C53])*[.H$2]/2/3" office:value-type="float" office:value="266815">
            <text:p>266,815</text:p>
          </table:table-cell>
          <table:table-cell table:formula="of:=([.$C53]+[.I$2]*[.$C53])*[.I$2]/2/3" office:value-type="float" office:value="416784.375">
            <text:p>416,784</text:p>
          </table:table-cell>
          <table:table-cell table:formula="of:=([.$C53]+[.J$2]*[.$C53])*[.J$2]/2/3" office:value-type="float" office:value="600060">
            <text:p>600,060</text:p>
          </table:table-cell>
          <table:table-cell table:formula="of:=([.$C53]+[.K$2]*[.$C53])*[.K$2]/2/3" office:value-type="float" office:value="816641.875">
            <text:p>816,642</text:p>
          </table:table-cell>
          <table:table-cell table:formula="of:=([.$C53]+[.L$2]*[.$C53])*[.L$2]/2/3" office:value-type="float" office:value="1066530">
            <text:p>1,066,530</text:p>
          </table:table-cell>
          <table:table-cell table:formula="of:=([.$C53]+[.M$2]*[.$C53])*[.M$2]/2/3" office:value-type="float" office:value="1349724.375">
            <text:p>1,349,724</text:p>
          </table:table-cell>
          <table:table-cell table:formula="of:=([.$C53]+[.N$2]*[.$C53])*[.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53]" office:value-type="float" office:value="16744.375">
            <text:p>16,744</text:p>
          </table:table-cell>
          <table:table-cell table:formula="of:=[.F53]-[.E53]" office:value-type="float" office:value="50050.625">
            <text:p>50,051</text:p>
          </table:table-cell>
          <table:table-cell table:formula="of:=[.G53]-[.F53]" office:value-type="float" office:value="83356.875">
            <text:p>83,357</text:p>
          </table:table-cell>
          <table:table-cell table:formula="of:=[.H53]-[.G53]" office:value-type="float" office:value="116663.125">
            <text:p>116,663</text:p>
          </table:table-cell>
          <table:table-cell table:formula="of:=[.I53]-[.H53]" office:value-type="float" office:value="149969.375">
            <text:p>149,969</text:p>
          </table:table-cell>
          <table:table-cell table:formula="of:=[.J53]-[.I53]" office:value-type="float" office:value="183275.625">
            <text:p>183,276</text:p>
          </table:table-cell>
          <table:table-cell table:formula="of:=[.K53]-[.J53]" office:value-type="float" office:value="216581.875">
            <text:p>216,582</text:p>
          </table:table-cell>
          <table:table-cell table:formula="of:=[.L53]-[.K53]" office:value-type="float" office:value="249888.125">
            <text:p>249,888</text:p>
          </table:table-cell>
          <table:table-cell table:formula="of:=[.M53]-[.L53]" office:value-type="float" office:value="283194.375">
            <text:p>283,194</text:p>
          </table:table-cell>
          <table:table-cell table:formula="of:=[.N53]-[.M53]" office:value-type="float" office:value="316500.625">
            <text:p>316,501</text:p>
          </table:table-cell>
        </table:table-row>
        <table:table-row table:style-name="ro1">
          <table:table-cell table:style-name="ce6" office:value-type="string" table:number-columns-spanned="1" table:number-rows-spanned="4">
            <text:p>調理室</text:p>
          </table:table-cell>
          <table:table-cell table:style-name="ce7" office:value-type="string" table:number-columns-spanned="1" table:number-rows-spanned="2">
            <text:p>航海</text:p>
          </table:table-cell>
          <table:table-cell office:value-type="float" office:value="3" table:number-columns-spanned="1" table:number-rows-spanned="2">
            <text:p>3</text:p>
          </table:table-cell>
          <table:table-cell office:value-type="string">
            <text:p>累計</text:p>
          </table:table-cell>
          <table:table-cell table:formula="of:=([.$C55]+[.E$2]*[.$C55])*[.E$2]/2/3" office:value-type="float" office:value="16744.375">
            <text:p>16,744</text:p>
          </table:table-cell>
          <table:table-cell table:formula="of:=([.$C55]+[.F$2]*[.$C55])*[.F$2]/2/3" office:value-type="float" office:value="66795">
            <text:p>66,795</text:p>
          </table:table-cell>
          <table:table-cell table:formula="of:=([.$C55]+[.G$2]*[.$C55])*[.G$2]/2/3" office:value-type="float" office:value="150151.875">
            <text:p>150,152</text:p>
          </table:table-cell>
          <table:table-cell table:formula="of:=([.$C55]+[.H$2]*[.$C55])*[.H$2]/2/3" office:value-type="float" office:value="266815">
            <text:p>266,815</text:p>
          </table:table-cell>
          <table:table-cell table:formula="of:=([.$C55]+[.I$2]*[.$C55])*[.I$2]/2/3" office:value-type="float" office:value="416784.375">
            <text:p>416,784</text:p>
          </table:table-cell>
          <table:table-cell table:formula="of:=([.$C55]+[.J$2]*[.$C55])*[.J$2]/2/3" office:value-type="float" office:value="600060">
            <text:p>600,060</text:p>
          </table:table-cell>
          <table:table-cell table:formula="of:=([.$C55]+[.K$2]*[.$C55])*[.K$2]/2/3" office:value-type="float" office:value="816641.875">
            <text:p>816,642</text:p>
          </table:table-cell>
          <table:table-cell table:formula="of:=([.$C55]+[.L$2]*[.$C55])*[.L$2]/2/3" office:value-type="float" office:value="1066530">
            <text:p>1,066,530</text:p>
          </table:table-cell>
          <table:table-cell table:formula="of:=([.$C55]+[.M$2]*[.$C55])*[.M$2]/2/3" office:value-type="float" office:value="1349724.375">
            <text:p>1,349,724</text:p>
          </table:table-cell>
          <table:table-cell table:formula="of:=([.$C55]+[.N$2]*[.$C55])*[.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55]" office:value-type="float" office:value="16744.375">
            <text:p>16,744</text:p>
          </table:table-cell>
          <table:table-cell table:formula="of:=[.F55]-[.E55]" office:value-type="float" office:value="50050.625">
            <text:p>50,051</text:p>
          </table:table-cell>
          <table:table-cell table:formula="of:=[.G55]-[.F55]" office:value-type="float" office:value="83356.875">
            <text:p>83,357</text:p>
          </table:table-cell>
          <table:table-cell table:formula="of:=[.H55]-[.G55]" office:value-type="float" office:value="116663.125">
            <text:p>116,663</text:p>
          </table:table-cell>
          <table:table-cell table:formula="of:=[.I55]-[.H55]" office:value-type="float" office:value="149969.375">
            <text:p>149,969</text:p>
          </table:table-cell>
          <table:table-cell table:formula="of:=[.J55]-[.I55]" office:value-type="float" office:value="183275.625">
            <text:p>183,276</text:p>
          </table:table-cell>
          <table:table-cell table:formula="of:=[.K55]-[.J55]" office:value-type="float" office:value="216581.875">
            <text:p>216,582</text:p>
          </table:table-cell>
          <table:table-cell table:formula="of:=[.L55]-[.K55]" office:value-type="float" office:value="249888.125">
            <text:p>249,888</text:p>
          </table:table-cell>
          <table:table-cell table:formula="of:=[.M55]-[.L55]" office:value-type="float" office:value="283194.375">
            <text:p>283,194</text:p>
          </table:table-cell>
          <table:table-cell table:formula="of:=[.N55]-[.M55]" office:value-type="float" office:value="316500.625">
            <text:p>316,501</text:p>
          </table:table-cell>
        </table:table-row>
        <table:table-row table:style-name="ro1">
          <table:covered-table-cell/>
          <table:table-cell table:style-name="ce6" office:value-type="string" table:number-columns-spanned="1" table:number-rows-spanned="2">
            <text:p>技能</text:p>
          </table:table-cell>
          <table:table-cell office:value-type="float" office:value="2" table:number-columns-spanned="1" table:number-rows-spanned="2">
            <text:p>2</text:p>
          </table:table-cell>
          <table:table-cell office:value-type="string">
            <text:p>累計</text:p>
          </table:table-cell>
          <table:table-cell table:formula="of:=([.$C57]+[.E$2]*[.$C57])*[.E$2]/2/3" office:value-type="float" office:value="11162.9166666667">
            <text:p>11,163</text:p>
          </table:table-cell>
          <table:table-cell table:formula="of:=([.$C57]+[.F$2]*[.$C57])*[.F$2]/2/3" office:value-type="float" office:value="44530">
            <text:p>44,530</text:p>
          </table:table-cell>
          <table:table-cell table:formula="of:=([.$C57]+[.G$2]*[.$C57])*[.G$2]/2/3" office:value-type="float" office:value="100101.25">
            <text:p>100,101</text:p>
          </table:table-cell>
          <table:table-cell table:formula="of:=([.$C57]+[.H$2]*[.$C57])*[.H$2]/2/3" office:value-type="float" office:value="177876.666666667">
            <text:p>177,877</text:p>
          </table:table-cell>
          <table:table-cell table:formula="of:=([.$C57]+[.I$2]*[.$C57])*[.I$2]/2/3" office:value-type="float" office:value="277856.25">
            <text:p>277,856</text:p>
          </table:table-cell>
          <table:table-cell table:formula="of:=([.$C57]+[.J$2]*[.$C57])*[.J$2]/2/3" office:value-type="float" office:value="400040">
            <text:p>400,040</text:p>
          </table:table-cell>
          <table:table-cell table:formula="of:=([.$C57]+[.K$2]*[.$C57])*[.K$2]/2/3" office:value-type="float" office:value="544427.916666667">
            <text:p>544,428</text:p>
          </table:table-cell>
          <table:table-cell table:formula="of:=([.$C57]+[.L$2]*[.$C57])*[.L$2]/2/3" office:value-type="float" office:value="711020">
            <text:p>711,020</text:p>
          </table:table-cell>
          <table:table-cell table:formula="of:=([.$C57]+[.M$2]*[.$C57])*[.M$2]/2/3" office:value-type="float" office:value="899816.25">
            <text:p>899,816</text:p>
          </table:table-cell>
          <table:table-cell table:formula="of:=([.$C57]+[.N$2]*[.$C57])*[.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57]" office:value-type="float" office:value="11162.9166666667">
            <text:p>11,163</text:p>
          </table:table-cell>
          <table:table-cell table:formula="of:=[.F57]-[.E57]" office:value-type="float" office:value="33367.0833333333">
            <text:p>33,367</text:p>
          </table:table-cell>
          <table:table-cell table:formula="of:=[.G57]-[.F57]" office:value-type="float" office:value="55571.25">
            <text:p>55,571</text:p>
          </table:table-cell>
          <table:table-cell table:formula="of:=[.H57]-[.G57]" office:value-type="float" office:value="77775.4166666667">
            <text:p>77,775</text:p>
          </table:table-cell>
          <table:table-cell table:formula="of:=[.I57]-[.H57]" office:value-type="float" office:value="99979.5833333334">
            <text:p>99,980</text:p>
          </table:table-cell>
          <table:table-cell table:formula="of:=[.J57]-[.I57]" office:value-type="float" office:value="122183.75">
            <text:p>122,184</text:p>
          </table:table-cell>
          <table:table-cell table:formula="of:=[.K57]-[.J57]" office:value-type="float" office:value="144387.916666667">
            <text:p>144,388</text:p>
          </table:table-cell>
          <table:table-cell table:formula="of:=[.L57]-[.K57]" office:value-type="float" office:value="166592.083333333">
            <text:p>166,592</text:p>
          </table:table-cell>
          <table:table-cell table:formula="of:=[.M57]-[.L57]" office:value-type="float" office:value="188796.25">
            <text:p>188,796</text:p>
          </table:table-cell>
          <table:table-cell table:formula="of:=[.N57]-[.M57]" office:value-type="float" office:value="211000.416666667">
            <text:p>211,000</text:p>
          </table:table-cell>
        </table:table-row>
        <table:table-row table:style-name="ro1">
          <table:table-cell table:style-name="ce6" office:value-type="string" table:number-columns-spanned="1" table:number-rows-spanned="4">
            <text:p>娯楽室</text:p>
          </table:table-cell>
          <table:table-cell table:style-name="ce7" office:value-type="string" table:number-columns-spanned="1" table:number-rows-spanned="2">
            <text:p>航海</text:p>
          </table:table-cell>
          <table:table-cell office:value-type="float" office:value="0.25" table:number-columns-spanned="1" table:number-rows-spanned="2">
            <text:p>0.25</text:p>
          </table:table-cell>
          <table:table-cell office:value-type="string">
            <text:p>累計</text:p>
          </table:table-cell>
          <table:table-cell table:formula="of:=([.$C59]+[.E$2]*[.$C59])*[.E$2]/2/3" office:value-type="float" office:value="1395.36458333333">
            <text:p>1,395</text:p>
          </table:table-cell>
          <table:table-cell table:formula="of:=([.$C59]+[.F$2]*[.$C59])*[.F$2]/2/3" office:value-type="float" office:value="5566.25">
            <text:p>5,566</text:p>
          </table:table-cell>
          <table:table-cell table:formula="of:=([.$C59]+[.G$2]*[.$C59])*[.G$2]/2/3" office:value-type="float" office:value="12512.65625">
            <text:p>12,513</text:p>
          </table:table-cell>
          <table:table-cell table:formula="of:=([.$C59]+[.H$2]*[.$C59])*[.H$2]/2/3" office:value-type="float" office:value="22234.5833333333">
            <text:p>22,235</text:p>
          </table:table-cell>
          <table:table-cell table:formula="of:=([.$C59]+[.I$2]*[.$C59])*[.I$2]/2/3" office:value-type="float" office:value="34732.03125">
            <text:p>34,732</text:p>
          </table:table-cell>
          <table:table-cell table:formula="of:=([.$C59]+[.J$2]*[.$C59])*[.J$2]/2/3" office:value-type="float" office:value="50005">
            <text:p>50,005</text:p>
          </table:table-cell>
          <table:table-cell table:formula="of:=([.$C59]+[.K$2]*[.$C59])*[.K$2]/2/3" office:value-type="float" office:value="68053.4895833333">
            <text:p>68,053</text:p>
          </table:table-cell>
          <table:table-cell table:formula="of:=([.$C59]+[.L$2]*[.$C59])*[.L$2]/2/3" office:value-type="float" office:value="88877.5">
            <text:p>88,878</text:p>
          </table:table-cell>
          <table:table-cell table:formula="of:=([.$C59]+[.M$2]*[.$C59])*[.M$2]/2/3" office:value-type="float" office:value="112477.03125">
            <text:p>112,477</text:p>
          </table:table-cell>
          <table:table-cell table:formula="of:=([.$C59]+[.N$2]*[.$C59])*[.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59]" office:value-type="float" office:value="1395.36458333333">
            <text:p>1,395</text:p>
          </table:table-cell>
          <table:table-cell table:formula="of:=[.F59]-[.E59]" office:value-type="float" office:value="4170.88541666667">
            <text:p>4,171</text:p>
          </table:table-cell>
          <table:table-cell table:formula="of:=[.G59]-[.F59]" office:value-type="float" office:value="6946.40625">
            <text:p>6,946</text:p>
          </table:table-cell>
          <table:table-cell table:formula="of:=[.H59]-[.G59]" office:value-type="float" office:value="9721.92708333333">
            <text:p>9,722</text:p>
          </table:table-cell>
          <table:table-cell table:formula="of:=[.I59]-[.H59]" office:value-type="float" office:value="12497.4479166667">
            <text:p>12,497</text:p>
          </table:table-cell>
          <table:table-cell table:formula="of:=[.J59]-[.I59]" office:value-type="float" office:value="15272.96875">
            <text:p>15,273</text:p>
          </table:table-cell>
          <table:table-cell table:formula="of:=[.K59]-[.J59]" office:value-type="float" office:value="18048.4895833333">
            <text:p>18,048</text:p>
          </table:table-cell>
          <table:table-cell table:formula="of:=[.L59]-[.K59]" office:value-type="float" office:value="20824.0104166667">
            <text:p>20,824</text:p>
          </table:table-cell>
          <table:table-cell table:formula="of:=[.M59]-[.L59]" office:value-type="float" office:value="23599.53125">
            <text:p>23,600</text:p>
          </table:table-cell>
          <table:table-cell table:formula="of:=[.N59]-[.M59]" office:value-type="float" office:value="26375.0520833333">
            <text:p>26,375</text:p>
          </table:table-cell>
        </table:table-row>
        <table:table-row table:style-name="ro1">
          <table:covered-table-cell/>
          <table:table-cell table:style-name="ce6" office:value-type="string" table:number-columns-spanned="1" table:number-rows-spanned="2">
            <text:p>技能</text:p>
          </table:table-cell>
          <table:table-cell office:value-type="float" office:value="0.25" table:number-columns-spanned="1" table:number-rows-spanned="2">
            <text:p>0.25</text:p>
          </table:table-cell>
          <table:table-cell office:value-type="string">
            <text:p>累計</text:p>
          </table:table-cell>
          <table:table-cell table:formula="of:=([.$C61]+[.E$2]*[.$C61])*[.E$2]/2/3" office:value-type="float" office:value="1395.36458333333">
            <text:p>1,395</text:p>
          </table:table-cell>
          <table:table-cell table:formula="of:=([.$C61]+[.F$2]*[.$C61])*[.F$2]/2/3" office:value-type="float" office:value="5566.25">
            <text:p>5,566</text:p>
          </table:table-cell>
          <table:table-cell table:formula="of:=([.$C61]+[.G$2]*[.$C61])*[.G$2]/2/3" office:value-type="float" office:value="12512.65625">
            <text:p>12,513</text:p>
          </table:table-cell>
          <table:table-cell table:formula="of:=([.$C61]+[.H$2]*[.$C61])*[.H$2]/2/3" office:value-type="float" office:value="22234.5833333333">
            <text:p>22,235</text:p>
          </table:table-cell>
          <table:table-cell table:formula="of:=([.$C61]+[.I$2]*[.$C61])*[.I$2]/2/3" office:value-type="float" office:value="34732.03125">
            <text:p>34,732</text:p>
          </table:table-cell>
          <table:table-cell table:formula="of:=([.$C61]+[.J$2]*[.$C61])*[.J$2]/2/3" office:value-type="float" office:value="50005">
            <text:p>50,005</text:p>
          </table:table-cell>
          <table:table-cell table:formula="of:=([.$C61]+[.K$2]*[.$C61])*[.K$2]/2/3" office:value-type="float" office:value="68053.4895833333">
            <text:p>68,053</text:p>
          </table:table-cell>
          <table:table-cell table:formula="of:=([.$C61]+[.L$2]*[.$C61])*[.L$2]/2/3" office:value-type="float" office:value="88877.5">
            <text:p>88,878</text:p>
          </table:table-cell>
          <table:table-cell table:formula="of:=([.$C61]+[.M$2]*[.$C61])*[.M$2]/2/3" office:value-type="float" office:value="112477.03125">
            <text:p>112,477</text:p>
          </table:table-cell>
          <table:table-cell table:formula="of:=([.$C61]+[.N$2]*[.$C61])*[.N$2]/2/3" office:value-type="float" office:value="138852.083333333">
            <text:p>138,852</text:p>
          </table:table-cell>
        </table:table-row>
        <table:table-row table:style-name="ro1">
          <table:covered-table-cell table:number-columns-repeated="2"/>
          <table:covered-table-cell table:style-name="ce9"/>
          <table:table-cell office:value-type="string">
            <text:p>取得</text:p>
          </table:table-cell>
          <table:table-cell table:formula="of:=[.E61]" office:value-type="float" office:value="1395.36458333333">
            <text:p>1,395</text:p>
          </table:table-cell>
          <table:table-cell table:formula="of:=[.F61]-[.E61]" office:value-type="float" office:value="4170.88541666667">
            <text:p>4,171</text:p>
          </table:table-cell>
          <table:table-cell table:formula="of:=[.G61]-[.F61]" office:value-type="float" office:value="6946.40625">
            <text:p>6,946</text:p>
          </table:table-cell>
          <table:table-cell table:formula="of:=[.H61]-[.G61]" office:value-type="float" office:value="9721.92708333333">
            <text:p>9,722</text:p>
          </table:table-cell>
          <table:table-cell table:formula="of:=[.I61]-[.H61]" office:value-type="float" office:value="12497.4479166667">
            <text:p>12,497</text:p>
          </table:table-cell>
          <table:table-cell table:formula="of:=[.J61]-[.I61]" office:value-type="float" office:value="15272.96875">
            <text:p>15,273</text:p>
          </table:table-cell>
          <table:table-cell table:formula="of:=[.K61]-[.J61]" office:value-type="float" office:value="18048.4895833333">
            <text:p>18,048</text:p>
          </table:table-cell>
          <table:table-cell table:formula="of:=[.L61]-[.K61]" office:value-type="float" office:value="20824.0104166667">
            <text:p>20,824</text:p>
          </table:table-cell>
          <table:table-cell table:formula="of:=[.M61]-[.L61]" office:value-type="float" office:value="23599.53125">
            <text:p>23,600</text:p>
          </table:table-cell>
          <table:table-cell table:formula="of:=[.N61]-[.M61]" office:value-type="float" office:value="26375.0520833333">
            <text:p>26,375</text:p>
          </table:table-cell>
        </table:table-row>
        <table:table-row table:style-name="ro1">
          <table:table-cell table:style-name="ce6" office:value-type="string" table:number-columns-spanned="1" table:number-rows-spanned="4">
            <text:p>飼育室</text:p>
          </table:table-cell>
          <table:table-cell table:style-name="ce7" office:value-type="string" table:number-columns-spanned="1" table:number-rows-spanned="2">
            <text:p>航海</text:p>
          </table:table-cell>
          <table:table-cell office:value-type="float" office:value="4" table:number-columns-spanned="1" table:number-rows-spanned="2">
            <text:p>4</text:p>
          </table:table-cell>
          <table:table-cell office:value-type="string">
            <text:p>累計</text:p>
          </table:table-cell>
          <table:table-cell table:formula="of:=([.$C63]+[.E$2]*[.$C63])*[.E$2]/2/3" office:value-type="float" office:value="22325.8333333333">
            <text:p>22,326</text:p>
          </table:table-cell>
          <table:table-cell table:formula="of:=([.$C63]+[.F$2]*[.$C63])*[.F$2]/2/3" office:value-type="float" office:value="89060">
            <text:p>89,060</text:p>
          </table:table-cell>
          <table:table-cell table:formula="of:=([.$C63]+[.G$2]*[.$C63])*[.G$2]/2/3" office:value-type="float" office:value="200202.5">
            <text:p>200,203</text:p>
          </table:table-cell>
          <table:table-cell table:formula="of:=([.$C63]+[.H$2]*[.$C63])*[.H$2]/2/3" office:value-type="float" office:value="355753.333333333">
            <text:p>355,753</text:p>
          </table:table-cell>
          <table:table-cell table:formula="of:=([.$C63]+[.I$2]*[.$C63])*[.I$2]/2/3" office:value-type="float" office:value="555712.5">
            <text:p>555,713</text:p>
          </table:table-cell>
          <table:table-cell table:formula="of:=([.$C63]+[.J$2]*[.$C63])*[.J$2]/2/3" office:value-type="float" office:value="800080">
            <text:p>800,080</text:p>
          </table:table-cell>
          <table:table-cell table:formula="of:=([.$C63]+[.K$2]*[.$C63])*[.K$2]/2/3" office:value-type="float" office:value="1088855.83333333">
            <text:p>1,088,856</text:p>
          </table:table-cell>
          <table:table-cell table:formula="of:=([.$C63]+[.L$2]*[.$C63])*[.L$2]/2/3" office:value-type="float" office:value="1422040">
            <text:p>1,422,040</text:p>
          </table:table-cell>
          <table:table-cell table:formula="of:=([.$C63]+[.M$2]*[.$C63])*[.M$2]/2/3" office:value-type="float" office:value="1799632.5">
            <text:p>1,799,633</text:p>
          </table:table-cell>
          <table:table-cell table:formula="of:=([.$C63]+[.N$2]*[.$C63])*[.N$2]/2/3" office:value-type="float" office:value="2221633.33333333">
            <text:p>2,221,633</text:p>
          </table:table-cell>
        </table:table-row>
        <table:table-row table:style-name="ro1">
          <table:covered-table-cell table:number-columns-repeated="2"/>
          <table:covered-table-cell table:style-name="ce9"/>
          <table:table-cell office:value-type="string">
            <text:p>取得</text:p>
          </table:table-cell>
          <table:table-cell table:formula="of:=[.E63]" office:value-type="float" office:value="22325.8333333333">
            <text:p>22,326</text:p>
          </table:table-cell>
          <table:table-cell table:formula="of:=[.F63]-[.E63]" office:value-type="float" office:value="66734.1666666667">
            <text:p>66,734</text:p>
          </table:table-cell>
          <table:table-cell table:formula="of:=[.G63]-[.F63]" office:value-type="float" office:value="111142.5">
            <text:p>111,143</text:p>
          </table:table-cell>
          <table:table-cell table:formula="of:=[.H63]-[.G63]" office:value-type="float" office:value="155550.833333333">
            <text:p>155,551</text:p>
          </table:table-cell>
          <table:table-cell table:formula="of:=[.I63]-[.H63]" office:value-type="float" office:value="199959.166666667">
            <text:p>199,959</text:p>
          </table:table-cell>
          <table:table-cell table:formula="of:=[.J63]-[.I63]" office:value-type="float" office:value="244367.5">
            <text:p>244,368</text:p>
          </table:table-cell>
          <table:table-cell table:formula="of:=[.K63]-[.J63]" office:value-type="float" office:value="288775.833333333">
            <text:p>288,776</text:p>
          </table:table-cell>
          <table:table-cell table:formula="of:=[.L63]-[.K63]" office:value-type="float" office:value="333184.166666667">
            <text:p>333,184</text:p>
          </table:table-cell>
          <table:table-cell table:formula="of:=[.M63]-[.L63]" office:value-type="float" office:value="377592.5">
            <text:p>377,593</text:p>
          </table:table-cell>
          <table:table-cell table:formula="of:=[.N63]-[.M63]" office:value-type="float" office:value="422000.833333334">
            <text:p>422,001</text:p>
          </table:table-cell>
        </table:table-row>
        <table:table-row table:style-name="ro1">
          <table:covered-table-cell/>
          <table:table-cell table:style-name="ce6" office:value-type="string" table:number-columns-spanned="1" table:number-rows-spanned="2">
            <text:p>技能</text:p>
          </table:table-cell>
          <table:table-cell office:value-type="float" office:value="1" table:number-columns-spanned="1" table:number-rows-spanned="2">
            <text:p>1</text:p>
          </table:table-cell>
          <table:table-cell office:value-type="string">
            <text:p>累計</text:p>
          </table:table-cell>
          <table:table-cell table:formula="of:=([.$C65]+[.E$2]*[.$C65])*[.E$2]/2/3" office:value-type="float" office:value="5581.45833333333">
            <text:p>5,581</text:p>
          </table:table-cell>
          <table:table-cell table:formula="of:=([.$C65]+[.F$2]*[.$C65])*[.F$2]/2/3" office:value-type="float" office:value="22265">
            <text:p>22,265</text:p>
          </table:table-cell>
          <table:table-cell table:formula="of:=([.$C65]+[.G$2]*[.$C65])*[.G$2]/2/3" office:value-type="float" office:value="50050.625">
            <text:p>50,051</text:p>
          </table:table-cell>
          <table:table-cell table:formula="of:=([.$C65]+[.H$2]*[.$C65])*[.H$2]/2/3" office:value-type="float" office:value="88938.3333333333">
            <text:p>88,938</text:p>
          </table:table-cell>
          <table:table-cell table:formula="of:=([.$C65]+[.I$2]*[.$C65])*[.I$2]/2/3" office:value-type="float" office:value="138928.125">
            <text:p>138,928</text:p>
          </table:table-cell>
          <table:table-cell table:formula="of:=([.$C65]+[.J$2]*[.$C65])*[.J$2]/2/3" office:value-type="float" office:value="200020">
            <text:p>200,020</text:p>
          </table:table-cell>
          <table:table-cell table:formula="of:=([.$C65]+[.K$2]*[.$C65])*[.K$2]/2/3" office:value-type="float" office:value="272213.958333333">
            <text:p>272,214</text:p>
          </table:table-cell>
          <table:table-cell table:formula="of:=([.$C65]+[.L$2]*[.$C65])*[.L$2]/2/3" office:value-type="float" office:value="355510">
            <text:p>355,510</text:p>
          </table:table-cell>
          <table:table-cell table:formula="of:=([.$C65]+[.M$2]*[.$C65])*[.M$2]/2/3" office:value-type="float" office:value="449908.125">
            <text:p>449,908</text:p>
          </table:table-cell>
          <table:table-cell table:formula="of:=([.$C65]+[.N$2]*[.$C65])*[.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65]" office:value-type="float" office:value="5581.45833333333">
            <text:p>5,581</text:p>
          </table:table-cell>
          <table:table-cell table:formula="of:=[.F65]-[.E65]" office:value-type="float" office:value="16683.5416666667">
            <text:p>16,684</text:p>
          </table:table-cell>
          <table:table-cell table:formula="of:=[.G65]-[.F65]" office:value-type="float" office:value="27785.625">
            <text:p>27,786</text:p>
          </table:table-cell>
          <table:table-cell table:formula="of:=[.H65]-[.G65]" office:value-type="float" office:value="38887.7083333333">
            <text:p>38,888</text:p>
          </table:table-cell>
          <table:table-cell table:formula="of:=[.I65]-[.H65]" office:value-type="float" office:value="49989.7916666667">
            <text:p>49,990</text:p>
          </table:table-cell>
          <table:table-cell table:formula="of:=[.J65]-[.I65]" office:value-type="float" office:value="61091.875">
            <text:p>61,092</text:p>
          </table:table-cell>
          <table:table-cell table:formula="of:=[.K65]-[.J65]" office:value-type="float" office:value="72193.9583333333">
            <text:p>72,194</text:p>
          </table:table-cell>
          <table:table-cell table:formula="of:=[.L65]-[.K65]" office:value-type="float" office:value="83296.0416666667">
            <text:p>83,296</text:p>
          </table:table-cell>
          <table:table-cell table:formula="of:=[.M65]-[.L65]" office:value-type="float" office:value="94398.125">
            <text:p>94,398</text:p>
          </table:table-cell>
          <table:table-cell table:formula="of:=[.N65]-[.M65]" office:value-type="float" office:value="105500.208333333">
            <text:p>105,500</text:p>
          </table:table-cell>
        </table:table-row>
        <table:table-row table:style-name="ro1">
          <table:table-cell table:style-name="ce6" office:value-type="string" table:number-columns-spanned="1" table:number-rows-spanned="4">
            <text:p>礼拝室</text:p>
          </table:table-cell>
          <table:table-cell table:style-name="ce7" office:value-type="string" table:number-columns-spanned="1" table:number-rows-spanned="2">
            <text:p>航海</text:p>
          </table:table-cell>
          <table:table-cell office:value-type="float" office:value="1" table:number-columns-spanned="1" table:number-rows-spanned="2">
            <text:p>1</text:p>
          </table:table-cell>
          <table:table-cell office:value-type="string">
            <text:p>累計</text:p>
          </table:table-cell>
          <table:table-cell table:formula="of:=([.$C67]+[.E$2]*[.$C67])*[.E$2]/2/3" office:value-type="float" office:value="5581.45833333333">
            <text:p>5,581</text:p>
          </table:table-cell>
          <table:table-cell table:formula="of:=([.$C67]+[.F$2]*[.$C67])*[.F$2]/2/3" office:value-type="float" office:value="22265">
            <text:p>22,265</text:p>
          </table:table-cell>
          <table:table-cell table:formula="of:=([.$C67]+[.G$2]*[.$C67])*[.G$2]/2/3" office:value-type="float" office:value="50050.625">
            <text:p>50,051</text:p>
          </table:table-cell>
          <table:table-cell table:formula="of:=([.$C67]+[.H$2]*[.$C67])*[.H$2]/2/3" office:value-type="float" office:value="88938.3333333333">
            <text:p>88,938</text:p>
          </table:table-cell>
          <table:table-cell table:formula="of:=([.$C67]+[.I$2]*[.$C67])*[.I$2]/2/3" office:value-type="float" office:value="138928.125">
            <text:p>138,928</text:p>
          </table:table-cell>
          <table:table-cell table:formula="of:=([.$C67]+[.J$2]*[.$C67])*[.J$2]/2/3" office:value-type="float" office:value="200020">
            <text:p>200,020</text:p>
          </table:table-cell>
          <table:table-cell table:formula="of:=([.$C67]+[.K$2]*[.$C67])*[.K$2]/2/3" office:value-type="float" office:value="272213.958333333">
            <text:p>272,214</text:p>
          </table:table-cell>
          <table:table-cell table:formula="of:=([.$C67]+[.L$2]*[.$C67])*[.L$2]/2/3" office:value-type="float" office:value="355510">
            <text:p>355,510</text:p>
          </table:table-cell>
          <table:table-cell table:formula="of:=([.$C67]+[.M$2]*[.$C67])*[.M$2]/2/3" office:value-type="float" office:value="449908.125">
            <text:p>449,908</text:p>
          </table:table-cell>
          <table:table-cell table:formula="of:=([.$C67]+[.N$2]*[.$C67])*[.N$2]/2/3" office:value-type="float" office:value="555408.333333333">
            <text:p>555,408</text:p>
          </table:table-cell>
        </table:table-row>
        <table:table-row table:style-name="ro1">
          <table:covered-table-cell table:number-columns-repeated="2"/>
          <table:covered-table-cell table:style-name="ce9"/>
          <table:table-cell office:value-type="string">
            <text:p>取得</text:p>
          </table:table-cell>
          <table:table-cell table:formula="of:=[.E67]" office:value-type="float" office:value="5581.45833333333">
            <text:p>5,581</text:p>
          </table:table-cell>
          <table:table-cell table:formula="of:=[.F67]-[.E67]" office:value-type="float" office:value="16683.5416666667">
            <text:p>16,684</text:p>
          </table:table-cell>
          <table:table-cell table:formula="of:=[.G67]-[.F67]" office:value-type="float" office:value="27785.625">
            <text:p>27,786</text:p>
          </table:table-cell>
          <table:table-cell table:formula="of:=[.H67]-[.G67]" office:value-type="float" office:value="38887.7083333333">
            <text:p>38,888</text:p>
          </table:table-cell>
          <table:table-cell table:formula="of:=[.I67]-[.H67]" office:value-type="float" office:value="49989.7916666667">
            <text:p>49,990</text:p>
          </table:table-cell>
          <table:table-cell table:formula="of:=[.J67]-[.I67]" office:value-type="float" office:value="61091.875">
            <text:p>61,092</text:p>
          </table:table-cell>
          <table:table-cell table:formula="of:=[.K67]-[.J67]" office:value-type="float" office:value="72193.9583333333">
            <text:p>72,194</text:p>
          </table:table-cell>
          <table:table-cell table:formula="of:=[.L67]-[.K67]" office:value-type="float" office:value="83296.0416666667">
            <text:p>83,296</text:p>
          </table:table-cell>
          <table:table-cell table:formula="of:=[.M67]-[.L67]" office:value-type="float" office:value="94398.125">
            <text:p>94,398</text:p>
          </table:table-cell>
          <table:table-cell table:formula="of:=[.N67]-[.M67]" office:value-type="float" office:value="105500.208333333">
            <text:p>105,500</text:p>
          </table:table-cell>
        </table:table-row>
        <table:table-row table:style-name="ro1">
          <table:covered-table-cell/>
          <table:table-cell table:style-name="ce6" office:value-type="string" table:number-columns-spanned="1" table:number-rows-spanned="2">
            <text:p>技能</text:p>
          </table:table-cell>
          <table:table-cell office:value-type="float" office:value="3" table:number-columns-spanned="1" table:number-rows-spanned="2">
            <text:p>3</text:p>
          </table:table-cell>
          <table:table-cell office:value-type="string">
            <text:p>累計</text:p>
          </table:table-cell>
          <table:table-cell table:formula="of:=([.$C69]+[.E$2]*[.$C69])*[.E$2]/2/3" office:value-type="float" office:value="16744.375">
            <text:p>16,744</text:p>
          </table:table-cell>
          <table:table-cell table:formula="of:=([.$C69]+[.F$2]*[.$C69])*[.F$2]/2/3" office:value-type="float" office:value="66795">
            <text:p>66,795</text:p>
          </table:table-cell>
          <table:table-cell table:formula="of:=([.$C69]+[.G$2]*[.$C69])*[.G$2]/2/3" office:value-type="float" office:value="150151.875">
            <text:p>150,152</text:p>
          </table:table-cell>
          <table:table-cell table:formula="of:=([.$C69]+[.H$2]*[.$C69])*[.H$2]/2/3" office:value-type="float" office:value="266815">
            <text:p>266,815</text:p>
          </table:table-cell>
          <table:table-cell table:formula="of:=([.$C69]+[.I$2]*[.$C69])*[.I$2]/2/3" office:value-type="float" office:value="416784.375">
            <text:p>416,784</text:p>
          </table:table-cell>
          <table:table-cell table:formula="of:=([.$C69]+[.J$2]*[.$C69])*[.J$2]/2/3" office:value-type="float" office:value="600060">
            <text:p>600,060</text:p>
          </table:table-cell>
          <table:table-cell table:formula="of:=([.$C69]+[.K$2]*[.$C69])*[.K$2]/2/3" office:value-type="float" office:value="816641.875">
            <text:p>816,642</text:p>
          </table:table-cell>
          <table:table-cell table:formula="of:=([.$C69]+[.L$2]*[.$C69])*[.L$2]/2/3" office:value-type="float" office:value="1066530">
            <text:p>1,066,530</text:p>
          </table:table-cell>
          <table:table-cell table:formula="of:=([.$C69]+[.M$2]*[.$C69])*[.M$2]/2/3" office:value-type="float" office:value="1349724.375">
            <text:p>1,349,724</text:p>
          </table:table-cell>
          <table:table-cell table:formula="of:=([.$C69]+[.N$2]*[.$C69])*[.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69]" office:value-type="float" office:value="16744.375">
            <text:p>16,744</text:p>
          </table:table-cell>
          <table:table-cell table:formula="of:=[.F69]-[.E69]" office:value-type="float" office:value="50050.625">
            <text:p>50,051</text:p>
          </table:table-cell>
          <table:table-cell table:formula="of:=[.G69]-[.F69]" office:value-type="float" office:value="83356.875">
            <text:p>83,357</text:p>
          </table:table-cell>
          <table:table-cell table:formula="of:=[.H69]-[.G69]" office:value-type="float" office:value="116663.125">
            <text:p>116,663</text:p>
          </table:table-cell>
          <table:table-cell table:formula="of:=[.I69]-[.H69]" office:value-type="float" office:value="149969.375">
            <text:p>149,969</text:p>
          </table:table-cell>
          <table:table-cell table:formula="of:=[.J69]-[.I69]" office:value-type="float" office:value="183275.625">
            <text:p>183,276</text:p>
          </table:table-cell>
          <table:table-cell table:formula="of:=[.K69]-[.J69]" office:value-type="float" office:value="216581.875">
            <text:p>216,582</text:p>
          </table:table-cell>
          <table:table-cell table:formula="of:=[.L69]-[.K69]" office:value-type="float" office:value="249888.125">
            <text:p>249,888</text:p>
          </table:table-cell>
          <table:table-cell table:formula="of:=[.M69]-[.L69]" office:value-type="float" office:value="283194.375">
            <text:p>283,194</text:p>
          </table:table-cell>
          <table:table-cell table:formula="of:=[.N69]-[.M69]" office:value-type="float" office:value="316500.625">
            <text:p>316,501</text:p>
          </table:table-cell>
        </table:table-row>
        <table:table-row table:style-name="ro1">
          <table:table-cell table:style-name="ce6" office:value-type="string" table:number-columns-spanned="1" table:number-rows-spanned="4">
            <text:p>参謀室</text:p>
          </table:table-cell>
          <table:table-cell table:style-name="ce7" office:value-type="string" table:number-columns-spanned="1" table:number-rows-spanned="2">
            <text:p>航海</text:p>
          </table:table-cell>
          <table:table-cell office:value-type="float" office:value="0" table:number-columns-spanned="1" table:number-rows-spanned="2">
            <text:p>0</text:p>
          </table:table-cell>
          <table:table-cell office:value-type="string">
            <text:p>累計</text:p>
          </table:table-cell>
          <table:table-cell table:formula="of:=([.$C71]+[.E$2]*[.$C71])*[.E$2]/2/3" office:value-type="float" office:value="0">
            <text:p>0</text:p>
          </table:table-cell>
          <table:table-cell table:formula="of:=([.$C71]+[.F$2]*[.$C71])*[.F$2]/2/3" office:value-type="float" office:value="0">
            <text:p>0</text:p>
          </table:table-cell>
          <table:table-cell table:formula="of:=([.$C71]+[.G$2]*[.$C71])*[.G$2]/2/3" office:value-type="float" office:value="0">
            <text:p>0</text:p>
          </table:table-cell>
          <table:table-cell table:formula="of:=([.$C71]+[.H$2]*[.$C71])*[.H$2]/2/3" office:value-type="float" office:value="0">
            <text:p>0</text:p>
          </table:table-cell>
          <table:table-cell table:formula="of:=([.$C71]+[.I$2]*[.$C71])*[.I$2]/2/3" office:value-type="float" office:value="0">
            <text:p>0</text:p>
          </table:table-cell>
          <table:table-cell table:formula="of:=([.$C71]+[.J$2]*[.$C71])*[.J$2]/2/3" office:value-type="float" office:value="0">
            <text:p>0</text:p>
          </table:table-cell>
          <table:table-cell table:formula="of:=([.$C71]+[.K$2]*[.$C71])*[.K$2]/2/3" office:value-type="float" office:value="0">
            <text:p>0</text:p>
          </table:table-cell>
          <table:table-cell table:formula="of:=([.$C71]+[.L$2]*[.$C71])*[.L$2]/2/3" office:value-type="float" office:value="0">
            <text:p>0</text:p>
          </table:table-cell>
          <table:table-cell table:formula="of:=([.$C71]+[.M$2]*[.$C71])*[.M$2]/2/3" office:value-type="float" office:value="0">
            <text:p>0</text:p>
          </table:table-cell>
          <table:table-cell table:formula="of:=([.$C71]+[.N$2]*[.$C71])*[.N$2]/2/3" office:value-type="float" office:value="0">
            <text:p>0</text:p>
          </table:table-cell>
        </table:table-row>
        <table:table-row table:style-name="ro1">
          <table:covered-table-cell table:number-columns-repeated="2"/>
          <table:covered-table-cell table:style-name="ce9"/>
          <table:table-cell office:value-type="string">
            <text:p>取得</text:p>
          </table:table-cell>
          <table:table-cell table:formula="of:=[.E71]" office:value-type="float" office:value="0">
            <text:p>0</text:p>
          </table:table-cell>
          <table:table-cell table:formula="of:=[.F71]-[.E71]" office:value-type="float" office:value="0">
            <text:p>0</text:p>
          </table:table-cell>
          <table:table-cell table:formula="of:=[.G71]-[.F71]" office:value-type="float" office:value="0">
            <text:p>0</text:p>
          </table:table-cell>
          <table:table-cell table:formula="of:=[.H71]-[.G71]" office:value-type="float" office:value="0">
            <text:p>0</text:p>
          </table:table-cell>
          <table:table-cell table:formula="of:=[.I71]-[.H71]" office:value-type="float" office:value="0">
            <text:p>0</text:p>
          </table:table-cell>
          <table:table-cell table:formula="of:=[.J71]-[.I71]" office:value-type="float" office:value="0">
            <text:p>0</text:p>
          </table:table-cell>
          <table:table-cell table:formula="of:=[.K71]-[.J71]" office:value-type="float" office:value="0">
            <text:p>0</text:p>
          </table:table-cell>
          <table:table-cell table:formula="of:=[.L71]-[.K71]" office:value-type="float" office:value="0">
            <text:p>0</text:p>
          </table:table-cell>
          <table:table-cell table:formula="of:=[.M71]-[.L71]" office:value-type="float" office:value="0">
            <text:p>0</text:p>
          </table:table-cell>
          <table:table-cell table:formula="of:=[.N71]-[.M71]" office:value-type="float" office:value="0">
            <text:p>0</text:p>
          </table:table-cell>
        </table:table-row>
        <table:table-row table:style-name="ro1">
          <table:covered-table-cell/>
          <table:table-cell table:style-name="ce6" office:value-type="string" table:number-columns-spanned="1" table:number-rows-spanned="2">
            <text:p>技能</text:p>
          </table:table-cell>
          <table:table-cell office:value-type="float" office:value="3.5" table:number-columns-spanned="1" table:number-rows-spanned="2">
            <text:p>3.5</text:p>
          </table:table-cell>
          <table:table-cell office:value-type="string">
            <text:p>累計</text:p>
          </table:table-cell>
          <table:table-cell table:formula="of:=([.$C73]+[.E$2]*[.$C73])*[.E$2]/2/3" office:value-type="float" office:value="19535.1041666667">
            <text:p>19,535</text:p>
          </table:table-cell>
          <table:table-cell table:formula="of:=([.$C73]+[.F$2]*[.$C73])*[.F$2]/2/3" office:value-type="float" office:value="77927.5">
            <text:p>77,928</text:p>
          </table:table-cell>
          <table:table-cell table:formula="of:=([.$C73]+[.G$2]*[.$C73])*[.G$2]/2/3" office:value-type="float" office:value="175177.1875">
            <text:p>175,177</text:p>
          </table:table-cell>
          <table:table-cell table:formula="of:=([.$C73]+[.H$2]*[.$C73])*[.H$2]/2/3" office:value-type="float" office:value="311284.166666667">
            <text:p>311,284</text:p>
          </table:table-cell>
          <table:table-cell table:formula="of:=([.$C73]+[.I$2]*[.$C73])*[.I$2]/2/3" office:value-type="float" office:value="486248.4375">
            <text:p>486,248</text:p>
          </table:table-cell>
          <table:table-cell table:formula="of:=([.$C73]+[.J$2]*[.$C73])*[.J$2]/2/3" office:value-type="float" office:value="700070">
            <text:p>700,070</text:p>
          </table:table-cell>
          <table:table-cell table:formula="of:=([.$C73]+[.K$2]*[.$C73])*[.K$2]/2/3" office:value-type="float" office:value="952748.854166667">
            <text:p>952,749</text:p>
          </table:table-cell>
          <table:table-cell table:formula="of:=([.$C73]+[.L$2]*[.$C73])*[.L$2]/2/3" office:value-type="float" office:value="1244285">
            <text:p>1,244,285</text:p>
          </table:table-cell>
          <table:table-cell table:formula="of:=([.$C73]+[.M$2]*[.$C73])*[.M$2]/2/3" office:value-type="float" office:value="1574678.4375">
            <text:p>1,574,678</text:p>
          </table:table-cell>
          <table:table-cell table:formula="of:=([.$C73]+[.N$2]*[.$C73])*[.N$2]/2/3" office:value-type="float" office:value="1943929.16666667">
            <text:p>1,943,929</text:p>
          </table:table-cell>
        </table:table-row>
        <table:table-row table:style-name="ro1">
          <table:covered-table-cell table:number-columns-repeated="2"/>
          <table:covered-table-cell table:style-name="ce9"/>
          <table:table-cell office:value-type="string">
            <text:p>取得</text:p>
          </table:table-cell>
          <table:table-cell table:formula="of:=[.E73]" office:value-type="float" office:value="19535.1041666667">
            <text:p>19,535</text:p>
          </table:table-cell>
          <table:table-cell table:formula="of:=[.F73]-[.E73]" office:value-type="float" office:value="58392.3958333333">
            <text:p>58,392</text:p>
          </table:table-cell>
          <table:table-cell table:formula="of:=[.G73]-[.F73]" office:value-type="float" office:value="97249.6875">
            <text:p>97,250</text:p>
          </table:table-cell>
          <table:table-cell table:formula="of:=[.H73]-[.G73]" office:value-type="float" office:value="136106.979166667">
            <text:p>136,107</text:p>
          </table:table-cell>
          <table:table-cell table:formula="of:=[.I73]-[.H73]" office:value-type="float" office:value="174964.270833333">
            <text:p>174,964</text:p>
          </table:table-cell>
          <table:table-cell table:formula="of:=[.J73]-[.I73]" office:value-type="float" office:value="213821.5625">
            <text:p>213,822</text:p>
          </table:table-cell>
          <table:table-cell table:formula="of:=[.K73]-[.J73]" office:value-type="float" office:value="252678.854166667">
            <text:p>252,679</text:p>
          </table:table-cell>
          <table:table-cell table:formula="of:=[.L73]-[.K73]" office:value-type="float" office:value="291536.145833333">
            <text:p>291,536</text:p>
          </table:table-cell>
          <table:table-cell table:formula="of:=[.M73]-[.L73]" office:value-type="float" office:value="330393.4375">
            <text:p>330,393</text:p>
          </table:table-cell>
          <table:table-cell table:formula="of:=[.N73]-[.M73]" office:value-type="float" office:value="369250.729166667">
            <text:p>369,251</text:p>
          </table:table-cell>
        </table:table-row>
        <table:table-row table:style-name="ro1">
          <table:table-cell table:style-name="ce6" office:value-type="string" table:number-columns-spanned="1" table:number-rows-spanned="4">
            <text:p>主計室</text:p>
          </table:table-cell>
          <table:table-cell table:style-name="ce7" office:value-type="string" table:number-columns-spanned="1" table:number-rows-spanned="2">
            <text:p>航海</text:p>
          </table:table-cell>
          <table:table-cell office:value-type="float" office:value="0" table:number-columns-spanned="1" table:number-rows-spanned="2">
            <text:p>0</text:p>
          </table:table-cell>
          <table:table-cell office:value-type="string">
            <text:p>累計</text:p>
          </table:table-cell>
          <table:table-cell table:formula="of:=([.$C75]+[.E$2]*[.$C75])*[.E$2]/2/3" office:value-type="float" office:value="0">
            <text:p>0</text:p>
          </table:table-cell>
          <table:table-cell table:formula="of:=([.$C75]+[.F$2]*[.$C75])*[.F$2]/2/3" office:value-type="float" office:value="0">
            <text:p>0</text:p>
          </table:table-cell>
          <table:table-cell table:formula="of:=([.$C75]+[.G$2]*[.$C75])*[.G$2]/2/3" office:value-type="float" office:value="0">
            <text:p>0</text:p>
          </table:table-cell>
          <table:table-cell table:formula="of:=([.$C75]+[.H$2]*[.$C75])*[.H$2]/2/3" office:value-type="float" office:value="0">
            <text:p>0</text:p>
          </table:table-cell>
          <table:table-cell table:formula="of:=([.$C75]+[.I$2]*[.$C75])*[.I$2]/2/3" office:value-type="float" office:value="0">
            <text:p>0</text:p>
          </table:table-cell>
          <table:table-cell table:formula="of:=([.$C75]+[.J$2]*[.$C75])*[.J$2]/2/3" office:value-type="float" office:value="0">
            <text:p>0</text:p>
          </table:table-cell>
          <table:table-cell table:formula="of:=([.$C75]+[.K$2]*[.$C75])*[.K$2]/2/3" office:value-type="float" office:value="0">
            <text:p>0</text:p>
          </table:table-cell>
          <table:table-cell table:formula="of:=([.$C75]+[.L$2]*[.$C75])*[.L$2]/2/3" office:value-type="float" office:value="0">
            <text:p>0</text:p>
          </table:table-cell>
          <table:table-cell table:formula="of:=([.$C75]+[.M$2]*[.$C75])*[.M$2]/2/3" office:value-type="float" office:value="0">
            <text:p>0</text:p>
          </table:table-cell>
          <table:table-cell table:formula="of:=([.$C75]+[.N$2]*[.$C75])*[.N$2]/2/3" office:value-type="float" office:value="0">
            <text:p>0</text:p>
          </table:table-cell>
        </table:table-row>
        <table:table-row table:style-name="ro1">
          <table:covered-table-cell table:number-columns-repeated="2"/>
          <table:covered-table-cell table:style-name="ce9"/>
          <table:table-cell office:value-type="string">
            <text:p>取得</text:p>
          </table:table-cell>
          <table:table-cell table:formula="of:=[.E75]" office:value-type="float" office:value="0">
            <text:p>0</text:p>
          </table:table-cell>
          <table:table-cell table:formula="of:=[.F75]-[.E75]" office:value-type="float" office:value="0">
            <text:p>0</text:p>
          </table:table-cell>
          <table:table-cell table:formula="of:=[.G75]-[.F75]" office:value-type="float" office:value="0">
            <text:p>0</text:p>
          </table:table-cell>
          <table:table-cell table:formula="of:=[.H75]-[.G75]" office:value-type="float" office:value="0">
            <text:p>0</text:p>
          </table:table-cell>
          <table:table-cell table:formula="of:=[.I75]-[.H75]" office:value-type="float" office:value="0">
            <text:p>0</text:p>
          </table:table-cell>
          <table:table-cell table:formula="of:=[.J75]-[.I75]" office:value-type="float" office:value="0">
            <text:p>0</text:p>
          </table:table-cell>
          <table:table-cell table:formula="of:=[.K75]-[.J75]" office:value-type="float" office:value="0">
            <text:p>0</text:p>
          </table:table-cell>
          <table:table-cell table:formula="of:=[.L75]-[.K75]" office:value-type="float" office:value="0">
            <text:p>0</text:p>
          </table:table-cell>
          <table:table-cell table:formula="of:=[.M75]-[.L75]" office:value-type="float" office:value="0">
            <text:p>0</text:p>
          </table:table-cell>
          <table:table-cell table:formula="of:=[.N75]-[.M75]" office:value-type="float" office:value="0">
            <text:p>0</text:p>
          </table:table-cell>
        </table:table-row>
        <table:table-row table:style-name="ro1">
          <table:covered-table-cell/>
          <table:table-cell table:style-name="ce6" office:value-type="string" table:number-columns-spanned="1" table:number-rows-spanned="2">
            <text:p>技能</text:p>
          </table:table-cell>
          <table:table-cell office:value-type="float" office:value="3" table:number-columns-spanned="1" table:number-rows-spanned="2">
            <text:p>3</text:p>
          </table:table-cell>
          <table:table-cell office:value-type="string">
            <text:p>累計</text:p>
          </table:table-cell>
          <table:table-cell table:formula="of:=([.$C77]+[.E$2]*[.$C77])*[.E$2]/2/3" office:value-type="float" office:value="16744.375">
            <text:p>16,744</text:p>
          </table:table-cell>
          <table:table-cell table:formula="of:=([.$C77]+[.F$2]*[.$C77])*[.F$2]/2/3" office:value-type="float" office:value="66795">
            <text:p>66,795</text:p>
          </table:table-cell>
          <table:table-cell table:formula="of:=([.$C77]+[.G$2]*[.$C77])*[.G$2]/2/3" office:value-type="float" office:value="150151.875">
            <text:p>150,152</text:p>
          </table:table-cell>
          <table:table-cell table:formula="of:=([.$C77]+[.H$2]*[.$C77])*[.H$2]/2/3" office:value-type="float" office:value="266815">
            <text:p>266,815</text:p>
          </table:table-cell>
          <table:table-cell table:formula="of:=([.$C77]+[.I$2]*[.$C77])*[.I$2]/2/3" office:value-type="float" office:value="416784.375">
            <text:p>416,784</text:p>
          </table:table-cell>
          <table:table-cell table:formula="of:=([.$C77]+[.J$2]*[.$C77])*[.J$2]/2/3" office:value-type="float" office:value="600060">
            <text:p>600,060</text:p>
          </table:table-cell>
          <table:table-cell table:formula="of:=([.$C77]+[.K$2]*[.$C77])*[.K$2]/2/3" office:value-type="float" office:value="816641.875">
            <text:p>816,642</text:p>
          </table:table-cell>
          <table:table-cell table:formula="of:=([.$C77]+[.L$2]*[.$C77])*[.L$2]/2/3" office:value-type="float" office:value="1066530">
            <text:p>1,066,530</text:p>
          </table:table-cell>
          <table:table-cell table:formula="of:=([.$C77]+[.M$2]*[.$C77])*[.M$2]/2/3" office:value-type="float" office:value="1349724.375">
            <text:p>1,349,724</text:p>
          </table:table-cell>
          <table:table-cell table:formula="of:=([.$C77]+[.N$2]*[.$C77])*[.N$2]/2/3" office:value-type="float" office:value="1666225">
            <text:p>1,666,225</text:p>
          </table:table-cell>
        </table:table-row>
        <table:table-row table:style-name="ro1">
          <table:covered-table-cell table:number-columns-repeated="2"/>
          <table:covered-table-cell table:style-name="ce9"/>
          <table:table-cell office:value-type="string">
            <text:p>取得</text:p>
          </table:table-cell>
          <table:table-cell table:formula="of:=[.E77]" office:value-type="float" office:value="16744.375">
            <text:p>16,744</text:p>
          </table:table-cell>
          <table:table-cell table:formula="of:=[.F77]-[.E77]" office:value-type="float" office:value="50050.625">
            <text:p>50,051</text:p>
          </table:table-cell>
          <table:table-cell table:formula="of:=[.G77]-[.F77]" office:value-type="float" office:value="83356.875">
            <text:p>83,357</text:p>
          </table:table-cell>
          <table:table-cell table:formula="of:=[.H77]-[.G77]" office:value-type="float" office:value="116663.125">
            <text:p>116,663</text:p>
          </table:table-cell>
          <table:table-cell table:formula="of:=[.I77]-[.H77]" office:value-type="float" office:value="149969.375">
            <text:p>149,969</text:p>
          </table:table-cell>
          <table:table-cell table:formula="of:=[.J77]-[.I77]" office:value-type="float" office:value="183275.625">
            <text:p>183,276</text:p>
          </table:table-cell>
          <table:table-cell table:formula="of:=[.K77]-[.J77]" office:value-type="float" office:value="216581.875">
            <text:p>216,582</text:p>
          </table:table-cell>
          <table:table-cell table:formula="of:=[.L77]-[.K77]" office:value-type="float" office:value="249888.125">
            <text:p>249,888</text:p>
          </table:table-cell>
          <table:table-cell table:formula="of:=[.M77]-[.L77]" office:value-type="float" office:value="283194.375">
            <text:p>283,194</text:p>
          </table:table-cell>
          <table:table-cell table:formula="of:=[.N77]-[.M77]" office:value-type="float" office:value="316500.625">
            <text:p>316,501</text:p>
          </table:table-cell>
        </table:table-row>
        <table:table-row table:style-name="ro1">
          <table:table-cell table:style-name="ce6" office:value-type="string" table:number-columns-spanned="1" table:number-rows-spanned="4">
            <text:p>艦長</text:p>
          </table:table-cell>
          <table:table-cell table:style-name="ce7" office:value-type="string" table:number-columns-spanned="1" table:number-rows-spanned="2">
            <text:p>航海</text:p>
          </table:table-cell>
          <table:table-cell office:value-type="float" office:value="2" table:number-columns-spanned="1" table:number-rows-spanned="2">
            <text:p>2</text:p>
          </table:table-cell>
          <table:table-cell office:value-type="string">
            <text:p>累計</text:p>
          </table:table-cell>
          <table:table-cell table:formula="of:=([.$C79]+[.E$2]*[.$C79])*[.E$2]/2/3" office:value-type="float" office:value="11162.9166666667">
            <text:p>11,163</text:p>
          </table:table-cell>
          <table:table-cell table:formula="of:=([.$C79]+[.F$2]*[.$C79])*[.F$2]/2/3" office:value-type="float" office:value="44530">
            <text:p>44,530</text:p>
          </table:table-cell>
          <table:table-cell table:formula="of:=([.$C79]+[.G$2]*[.$C79])*[.G$2]/2/3" office:value-type="float" office:value="100101.25">
            <text:p>100,101</text:p>
          </table:table-cell>
          <table:table-cell table:formula="of:=([.$C79]+[.H$2]*[.$C79])*[.H$2]/2/3" office:value-type="float" office:value="177876.666666667">
            <text:p>177,877</text:p>
          </table:table-cell>
          <table:table-cell table:formula="of:=([.$C79]+[.I$2]*[.$C79])*[.I$2]/2/3" office:value-type="float" office:value="277856.25">
            <text:p>277,856</text:p>
          </table:table-cell>
          <table:table-cell table:formula="of:=([.$C79]+[.J$2]*[.$C79])*[.J$2]/2/3" office:value-type="float" office:value="400040">
            <text:p>400,040</text:p>
          </table:table-cell>
          <table:table-cell table:formula="of:=([.$C79]+[.K$2]*[.$C79])*[.K$2]/2/3" office:value-type="float" office:value="544427.916666667">
            <text:p>544,428</text:p>
          </table:table-cell>
          <table:table-cell table:formula="of:=([.$C79]+[.L$2]*[.$C79])*[.L$2]/2/3" office:value-type="float" office:value="711020">
            <text:p>711,020</text:p>
          </table:table-cell>
          <table:table-cell table:formula="of:=([.$C79]+[.M$2]*[.$C79])*[.M$2]/2/3" office:value-type="float" office:value="899816.25">
            <text:p>899,816</text:p>
          </table:table-cell>
          <table:table-cell table:formula="of:=([.$C79]+[.N$2]*[.$C79])*[.N$2]/2/3" office:value-type="float" office:value="1110816.66666667">
            <text:p>1,110,817</text:p>
          </table:table-cell>
        </table:table-row>
        <table:table-row table:style-name="ro1">
          <table:covered-table-cell table:number-columns-repeated="2"/>
          <table:covered-table-cell table:style-name="ce9"/>
          <table:table-cell office:value-type="string">
            <text:p>取得</text:p>
          </table:table-cell>
          <table:table-cell table:formula="of:=[.E79]" office:value-type="float" office:value="11162.9166666667">
            <text:p>11,163</text:p>
          </table:table-cell>
          <table:table-cell table:formula="of:=[.F79]-[.E79]" office:value-type="float" office:value="33367.0833333333">
            <text:p>33,367</text:p>
          </table:table-cell>
          <table:table-cell table:formula="of:=[.G79]-[.F79]" office:value-type="float" office:value="55571.25">
            <text:p>55,571</text:p>
          </table:table-cell>
          <table:table-cell table:formula="of:=[.H79]-[.G79]" office:value-type="float" office:value="77775.4166666667">
            <text:p>77,775</text:p>
          </table:table-cell>
          <table:table-cell table:formula="of:=[.I79]-[.H79]" office:value-type="float" office:value="99979.5833333334">
            <text:p>99,980</text:p>
          </table:table-cell>
          <table:table-cell table:formula="of:=[.J79]-[.I79]" office:value-type="float" office:value="122183.75">
            <text:p>122,184</text:p>
          </table:table-cell>
          <table:table-cell table:formula="of:=[.K79]-[.J79]" office:value-type="float" office:value="144387.916666667">
            <text:p>144,388</text:p>
          </table:table-cell>
          <table:table-cell table:formula="of:=[.L79]-[.K79]" office:value-type="float" office:value="166592.083333333">
            <text:p>166,592</text:p>
          </table:table-cell>
          <table:table-cell table:formula="of:=[.M79]-[.L79]" office:value-type="float" office:value="188796.25">
            <text:p>188,796</text:p>
          </table:table-cell>
          <table:table-cell table:formula="of:=[.N79]-[.M79]" office:value-type="float" office:value="211000.416666667">
            <text:p>211,000</text:p>
          </table:table-cell>
        </table:table-row>
        <table:table-row table:style-name="ro1">
          <table:covered-table-cell/>
          <table:table-cell table:style-name="ce6" office:value-type="string" table:number-columns-spanned="1" table:number-rows-spanned="2">
            <text:p>技能</text:p>
          </table:table-cell>
          <table:table-cell office:value-type="float" office:value="4" table:number-columns-spanned="1" table:number-rows-spanned="2">
            <text:p>4</text:p>
          </table:table-cell>
          <table:table-cell office:value-type="string">
            <text:p>累計</text:p>
          </table:table-cell>
          <table:table-cell table:formula="of:=([.$C81]+[.E$2]*[.$C81])*[.E$2]/2/3" office:value-type="float" office:value="22325.8333333333">
            <text:p>22,326</text:p>
          </table:table-cell>
          <table:table-cell table:formula="of:=([.$C81]+[.F$2]*[.$C81])*[.F$2]/2/3" office:value-type="float" office:value="89060">
            <text:p>89,060</text:p>
          </table:table-cell>
          <table:table-cell table:formula="of:=([.$C81]+[.G$2]*[.$C81])*[.G$2]/2/3" office:value-type="float" office:value="200202.5">
            <text:p>200,203</text:p>
          </table:table-cell>
          <table:table-cell table:formula="of:=([.$C81]+[.H$2]*[.$C81])*[.H$2]/2/3" office:value-type="float" office:value="355753.333333333">
            <text:p>355,753</text:p>
          </table:table-cell>
          <table:table-cell table:formula="of:=([.$C81]+[.I$2]*[.$C81])*[.I$2]/2/3" office:value-type="float" office:value="555712.5">
            <text:p>555,713</text:p>
          </table:table-cell>
          <table:table-cell table:formula="of:=([.$C81]+[.J$2]*[.$C81])*[.J$2]/2/3" office:value-type="float" office:value="800080">
            <text:p>800,080</text:p>
          </table:table-cell>
          <table:table-cell table:formula="of:=([.$C81]+[.K$2]*[.$C81])*[.K$2]/2/3" office:value-type="float" office:value="1088855.83333333">
            <text:p>1,088,856</text:p>
          </table:table-cell>
          <table:table-cell table:formula="of:=([.$C81]+[.L$2]*[.$C81])*[.L$2]/2/3" office:value-type="float" office:value="1422040">
            <text:p>1,422,040</text:p>
          </table:table-cell>
          <table:table-cell table:formula="of:=([.$C81]+[.M$2]*[.$C81])*[.M$2]/2/3" office:value-type="float" office:value="1799632.5">
            <text:p>1,799,633</text:p>
          </table:table-cell>
          <table:table-cell table:formula="of:=([.$C81]+[.N$2]*[.$C81])*[.N$2]/2/3" office:value-type="float" office:value="2221633.33333333">
            <text:p>2,221,633</text:p>
          </table:table-cell>
        </table:table-row>
        <table:table-row table:style-name="ro1">
          <table:covered-table-cell table:number-columns-repeated="2"/>
          <table:covered-table-cell table:style-name="ce9"/>
          <table:table-cell office:value-type="string">
            <text:p>取得</text:p>
          </table:table-cell>
          <table:table-cell table:formula="of:=[.E81]" office:value-type="float" office:value="22325.8333333333">
            <text:p>22,326</text:p>
          </table:table-cell>
          <table:table-cell table:formula="of:=[.F81]-[.E81]" office:value-type="float" office:value="66734.1666666667">
            <text:p>66,734</text:p>
          </table:table-cell>
          <table:table-cell table:formula="of:=[.G81]-[.F81]" office:value-type="float" office:value="111142.5">
            <text:p>111,143</text:p>
          </table:table-cell>
          <table:table-cell table:formula="of:=[.H81]-[.G81]" office:value-type="float" office:value="155550.833333333">
            <text:p>155,551</text:p>
          </table:table-cell>
          <table:table-cell table:formula="of:=[.I81]-[.H81]" office:value-type="float" office:value="199959.166666667">
            <text:p>199,959</text:p>
          </table:table-cell>
          <table:table-cell table:formula="of:=[.J81]-[.I81]" office:value-type="float" office:value="244367.5">
            <text:p>244,368</text:p>
          </table:table-cell>
          <table:table-cell table:formula="of:=[.K81]-[.J81]" office:value-type="float" office:value="288775.833333333">
            <text:p>288,776</text:p>
          </table:table-cell>
          <table:table-cell table:formula="of:=[.L81]-[.K81]" office:value-type="float" office:value="333184.166666667">
            <text:p>333,184</text:p>
          </table:table-cell>
          <table:table-cell table:formula="of:=[.M81]-[.L81]" office:value-type="float" office:value="377592.5">
            <text:p>377,593</text:p>
          </table:table-cell>
          <table:table-cell table:formula="of:=[.N81]-[.M81]" office:value-type="float" office:value="422000.833333334">
            <text:p>422,001</text:p>
          </table:table-cell>
        </table:table-row>
        <table:table-row table:style-name="ro1">
          <table:table-cell table:number-columns-repeated="2"/>
          <table:table-cell table:style-name="Default" table:number-columns-repeated="12"/>
        </table:table-row>
        <table:table-row table:style-name="ro2">
          <table:table-cell office:value-type="string">
            <text:p>※2年間の航海で調べたデータを元に作り上げたので、それ以降の数字には狂いが生じているかもしれません。</text:p>
          </table:table-cell>
          <table:table-cell/>
          <table:table-cell table:style-name="Default" table:number-columns-repeated="12"/>
        </table:table-row>
        <table:table-row table:style-name="ro1">
          <table:table-cell table:number-columns-repeated="2"/>
          <table:table-cell table:style-name="Default" table:number-columns-repeated="12"/>
        </table:table-row>
        <table:table-row table:style-name="ro2">
          <table:table-cell office:value-type="string">
            <text:p>航海士たちは3日に1度、「担当別の基本値 * 航海日数」の経験値を取得する。</text:p>
          </table:table-cell>
          <table:table-cell/>
          <table:table-cell table:style-name="Default" table:number-columns-repeated="12"/>
        </table:table-row>
        <table:table-row table:style-name="ro2">
          <table:table-cell office:value-type="string">
            <text:p>(毎日「担当別の基本値/3 * 航海日数」の経験値を取得する、と考えることもできる)</text:p>
          </table:table-cell>
          <table:table-cell/>
          <table:table-cell table:style-name="Default" table:number-columns-repeated="12"/>
        </table:table-row>
        <table:table-row table:style-name="ro2">
          <table:table-cell office:value-type="string">
            <text:p>例: 艦長室に配置された航海士が航海100日目に取得する経験値は、航海経験: 1/3*100=33.3、技能経験: 4/3*100=133.3</text:p>
          </table:table-cell>
          <table:table-cell/>
          <table:table-cell table:style-name="Default" table:number-columns-repeated="12"/>
        </table:table-row>
      </table:table>
      <table:table table:name="航海士配置考" table:style-name="ta1" table:print="false">
        <office:forms form:automatic-focus="false" form:apply-design-mode="false"/>
        <table:table-column table:style-name="co2" table:default-cell-style-name="Default"/>
        <table:table-column table:style-name="co2" table:default-cell-style-name="ce2"/>
        <table:table-column table:style-name="co8" table:default-cell-style-name="ce2"/>
        <table:table-column table:style-name="co2" table:default-cell-style-name="ce2"/>
        <table:table-column table:style-name="co8" table:default-cell-style-name="ce2"/>
        <table:table-column table:style-name="co2" table:default-cell-style-name="ce2"/>
        <table:table-column table:style-name="co8" table:default-cell-style-name="ce10"/>
        <table:table-column table:style-name="co2" table:default-cell-style-name="Default"/>
        <table:table-column table:style-name="co8" table:default-cell-style-name="Default"/>
        <table:table-column table:style-name="co2" table:default-cell-style-name="Default"/>
        <table:table-column table:style-name="co8" table:default-cell-style-name="Default"/>
        <table:table-column table:style-name="co2" table:default-cell-style-name="Default"/>
        <table:table-column table:style-name="co9" table:default-cell-style-name="Default"/>
        <table:table-column table:style-name="co7" table:default-cell-style-name="Default"/>
        <table:table-column table:style-name="co2" table:default-cell-style-name="Default"/>
        <table:table-row table:style-name="ro2">
          <table:table-cell table:style-name="ce1" office:value-type="string">
            <text:p>航海士</text:p>
          </table:table-cell>
          <table:table-cell table:style-name="ce1" office:value-type="string" table:number-columns-spanned="2" table:number-rows-spanned="1">
            <text:p>半年</text:p>
          </table:table-cell>
          <table:covered-table-cell table:style-name="ce1"/>
          <table:table-cell table:style-name="ce1" office:value-type="string" table:number-columns-spanned="2" table:number-rows-spanned="1">
            <text:p>1年</text:p>
          </table:table-cell>
          <table:covered-table-cell table:style-name="ce1"/>
          <table:table-cell table:style-name="ce1" office:value-type="string" table:number-columns-spanned="2" table:number-rows-spanned="1">
            <text:p>1年半</text:p>
          </table:table-cell>
          <table:covered-table-cell table:style-name="ce1"/>
          <table:table-cell table:style-name="ce1" office:value-type="string" table:number-columns-spanned="2" table:number-rows-spanned="1">
            <text:p>2年</text:p>
          </table:table-cell>
          <table:covered-table-cell table:style-name="ce1"/>
          <table:table-cell table:style-name="ce1" office:value-type="string" table:number-columns-spanned="2" table:number-rows-spanned="1">
            <text:p>2年半</text:p>
          </table:table-cell>
          <table:covered-table-cell table:style-name="ce1"/>
          <table:table-cell table:style-name="ce1" office:value-type="string">
            <text:p>累計</text:p>
          </table:table-cell>
          <table:table-cell table:style-name="ce1" office:value-type="string" table:number-columns-spanned="2" table:number-rows-spanned="1">
            <text:p>レベル</text:p>
          </table:table-cell>
          <table:covered-table-cell/>
          <table:table-cell/>
        </table:table-row>
        <table:table-row table:style-name="ro1">
          <table:table-cell table:style-name="ce6" office:value-type="string" table:number-columns-spanned="1" table:number-rows-spanned="2">
            <text:p>アンジェロ</text:p>
          </table:table-cell>
          <table:table-cell table:style-name="ce6" table:content-validation-name="val1" office:value-type="string" table:number-columns-spanned="1" table:number-rows-spanned="2">
            <text:p>艦長2</text:p>
          </table:table-cell>
          <table:table-cell table:formula="of:=VLOOKUP([.B2];[.$A$44:.$F$71];2;0)" office:value-type="float" office:value="11162.9166666667">
            <text:p>11,163</text:p>
          </table:table-cell>
          <table:table-cell table:style-name="ce6" table:content-validation-name="val1" office:value-type="string" table:number-columns-spanned="1" table:number-rows-spanned="2">
            <text:p>艦長2</text:p>
          </table:table-cell>
          <table:table-cell table:formula="of:=VLOOKUP([.D2];[.$A$44:.$F$71];3;0)" office:value-type="float" office:value="33367.0833333333">
            <text:p>33,367</text:p>
          </table:table-cell>
          <table:table-cell table:style-name="ce6" table:content-validation-name="val1" office:value-type="string" table:number-columns-spanned="1" table:number-rows-spanned="2">
            <text:p>艦長2</text:p>
          </table:table-cell>
          <table:table-cell table:style-name="ce2" table:formula="of:=VLOOKUP([.F2];[.$A$44:.$F$71];4;0)" office:value-type="float" office:value="55571.25">
            <text:p>55,571</text:p>
          </table:table-cell>
          <table:table-cell table:style-name="ce6" table:content-validation-name="val1" office:value-type="string" table:number-columns-spanned="1" table:number-rows-spanned="2">
            <text:p>艦長2</text:p>
          </table:table-cell>
          <table:table-cell table:style-name="ce2" table:formula="of:=VLOOKUP([.H2];[.$A$44:.$F$71];5;0)" office:value-type="float" office:value="77775.4166666667">
            <text:p>77,775</text:p>
          </table:table-cell>
          <table:table-cell table:style-name="ce6" table:content-validation-name="val1" office:value-type="string" table:number-columns-spanned="1" table:number-rows-spanned="2">
            <text:p>艦長2</text:p>
          </table:table-cell>
          <table:table-cell table:style-name="ce2" table:formula="of:=VLOOKUP([.J2];[.$A$44:.$F$71];6;0)" office:value-type="float" office:value="99979.5833333334">
            <text:p>99,980</text:p>
          </table:table-cell>
          <table:table-cell table:style-name="ce11" table:formula="of:=SUM([.C2];[.E2];[.G2];[.I2];[.K2])" office:value-type="float" office:value="277856.25">
            <text:p>277,856</text:p>
          </table:table-cell>
          <table:table-cell table:style-name="ce9" table:formula="of:=LOOKUP([.L2];[経験値テーブル.$C$2:.$C$102];[経験値テーブル.$A$2:.$A$102])" office:value-type="float" office:value="96">
            <text:p>96</text:p>
          </table:table-cell>
          <table:table-cell table:style-name="ce14" table:formula="of:=[.M2]+[.M3]"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2];[.$A$74:.$F$101];2;0)" office:value-type="float" office:value="22325.8333333333">
            <text:p>22,326</text:p>
          </table:table-cell>
          <table:covered-table-cell table:style-name="ce6" table:content-validation-name="val1"/>
          <table:table-cell table:formula="of:=VLOOKUP([.D2];[.$A$74:.$F$101];3;0)" office:value-type="float" office:value="66734.1666666667">
            <text:p>66,734</text:p>
          </table:table-cell>
          <table:covered-table-cell table:style-name="ce6" table:content-validation-name="val1"/>
          <table:table-cell table:style-name="ce2" table:formula="of:=VLOOKUP([.F2];[.$A$74:.$F$101];4;0)" office:value-type="float" office:value="111142.5">
            <text:p>111,143</text:p>
          </table:table-cell>
          <table:covered-table-cell table:style-name="ce6" table:content-validation-name="val1"/>
          <table:table-cell table:style-name="ce2" table:formula="of:=VLOOKUP([.H2];[.$A$74:.$F$101];5;0)" office:value-type="float" office:value="155550.833333333">
            <text:p>155,551</text:p>
          </table:table-cell>
          <table:covered-table-cell table:content-validation-name="val1"/>
          <table:table-cell table:style-name="ce2" table:formula="of:=VLOOKUP([.J2];[.$A$74:.$F$101];6;0)" office:value-type="float" office:value="199959.166666667">
            <text:p>199,959</text:p>
          </table:table-cell>
          <table:table-cell table:style-name="ce11" table:formula="of:=SUM([.C3];[.E3];[.G3];[.I3];[.K3])" office:value-type="float" office:value="555712.5">
            <text:p>555,713</text:p>
          </table:table-cell>
          <table:table-cell table:style-name="ce9" table:formula="of:=LOOKUP([.L3];[経験値テーブル.$C$2:.$C$102];[経験値テーブル.$A$2:.$A$102])" office:value-type="float" office:value="100">
            <text:p>100</text:p>
          </table:table-cell>
          <table:covered-table-cell table:style-name="ce14" table:formula="of:=[.M3]+[.M4]" office:value-type="float" office:value="196">
            <text:p>196</text:p>
          </table:covered-table-cell>
          <table:table-cell/>
        </table:table-row>
        <table:table-row table:style-name="ro1">
          <table:table-cell table:style-name="ce6" office:value-type="string" table:number-columns-spanned="1" table:number-rows-spanned="2">
            <text:p>フェルナンド</text:p>
          </table:table-cell>
          <table:table-cell table:style-name="ce6" table:content-validation-name="val1" office:value-type="string" table:number-columns-spanned="1" table:number-rows-spanned="2">
            <text:p>艦長3</text:p>
          </table:table-cell>
          <table:table-cell table:formula="of:=VLOOKUP([.B4];[.$A$44:.$F$71];2;0)" office:value-type="float" office:value="11162.9166666667">
            <text:p>11,163</text:p>
          </table:table-cell>
          <table:table-cell table:style-name="ce6" table:content-validation-name="val1" office:value-type="string" table:number-columns-spanned="1" table:number-rows-spanned="2">
            <text:p>艦長3</text:p>
          </table:table-cell>
          <table:table-cell table:formula="of:=VLOOKUP([.D4];[.$A$44:.$F$71];3;0)" office:value-type="float" office:value="33367.0833333333">
            <text:p>33,367</text:p>
          </table:table-cell>
          <table:table-cell table:style-name="ce6" table:content-validation-name="val1" office:value-type="string" table:number-columns-spanned="1" table:number-rows-spanned="2">
            <text:p>艦長3</text:p>
          </table:table-cell>
          <table:table-cell table:style-name="ce2" table:formula="of:=VLOOKUP([.F4];[.$A$44:.$F$71];4;0)" office:value-type="float" office:value="55571.25">
            <text:p>55,571</text:p>
          </table:table-cell>
          <table:table-cell table:style-name="ce6" table:content-validation-name="val1" office:value-type="string" table:number-columns-spanned="1" table:number-rows-spanned="2">
            <text:p>艦長3</text:p>
          </table:table-cell>
          <table:table-cell table:style-name="ce2" table:formula="of:=VLOOKUP([.H4];[.$A$44:.$F$71];5;0)" office:value-type="float" office:value="77775.4166666667">
            <text:p>77,775</text:p>
          </table:table-cell>
          <table:table-cell table:style-name="ce6" table:content-validation-name="val1" office:value-type="string" table:number-columns-spanned="1" table:number-rows-spanned="2">
            <text:p>艦長3</text:p>
          </table:table-cell>
          <table:table-cell table:style-name="ce2" table:formula="of:=VLOOKUP([.J4];[.$A$44:.$F$71];6;0)" office:value-type="float" office:value="99979.5833333334">
            <text:p>99,980</text:p>
          </table:table-cell>
          <table:table-cell table:style-name="ce11" table:formula="of:=SUM([.C4];[.E4];[.G4];[.I4];[.K4])" office:value-type="float" office:value="277856.25">
            <text:p>277,856</text:p>
          </table:table-cell>
          <table:table-cell table:style-name="ce9" table:formula="of:=LOOKUP([.L4];[経験値テーブル.$C$2:.$C$102];[経験値テーブル.$A$2:.$A$102])" office:value-type="float" office:value="96">
            <text:p>96</text:p>
          </table:table-cell>
          <table:table-cell table:style-name="ce14" table:formula="of:=[.M4]+[.M5]"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4];[.$A$74:.$F$101];2;0)" office:value-type="float" office:value="22325.8333333333">
            <text:p>22,326</text:p>
          </table:table-cell>
          <table:covered-table-cell table:style-name="ce6" table:content-validation-name="val1"/>
          <table:table-cell table:formula="of:=VLOOKUP([.D4];[.$A$74:.$F$101];3;0)" office:value-type="float" office:value="66734.1666666667">
            <text:p>66,734</text:p>
          </table:table-cell>
          <table:covered-table-cell table:style-name="ce6" table:content-validation-name="val1"/>
          <table:table-cell table:style-name="ce2" table:formula="of:=VLOOKUP([.F4];[.$A$74:.$F$101];4;0)" office:value-type="float" office:value="111142.5">
            <text:p>111,143</text:p>
          </table:table-cell>
          <table:covered-table-cell table:style-name="ce6" table:content-validation-name="val1"/>
          <table:table-cell table:style-name="ce2" table:formula="of:=VLOOKUP([.H4];[.$A$74:.$F$101];5;0)" office:value-type="float" office:value="155550.833333333">
            <text:p>155,551</text:p>
          </table:table-cell>
          <table:covered-table-cell table:content-validation-name="val1"/>
          <table:table-cell table:style-name="ce2" table:formula="of:=VLOOKUP([.J4];[.$A$74:.$F$101];6;0)" office:value-type="float" office:value="199959.166666667">
            <text:p>199,959</text:p>
          </table:table-cell>
          <table:table-cell table:style-name="ce11" table:formula="of:=SUM([.C5];[.E5];[.G5];[.I5];[.K5])" office:value-type="float" office:value="555712.5">
            <text:p>555,713</text:p>
          </table:table-cell>
          <table:table-cell table:style-name="ce9" table:formula="of:=LOOKUP([.L5];[経験値テーブル.$C$2:.$C$102];[経験値テーブル.$A$2:.$A$102])" office:value-type="float" office:value="100">
            <text:p>100</text:p>
          </table:table-cell>
          <table:covered-table-cell table:style-name="ce14" table:formula="of:=[.M5]+[.M6]" office:value-type="float" office:value="196">
            <text:p>196</text:p>
          </table:covered-table-cell>
          <table:table-cell/>
        </table:table-row>
        <table:table-row table:style-name="ro1">
          <table:table-cell table:style-name="ce6" office:value-type="string" table:number-columns-spanned="1" table:number-rows-spanned="2">
            <text:p>アル</text:p>
          </table:table-cell>
          <table:table-cell table:style-name="ce6" table:content-validation-name="val1" office:value-type="string" table:number-columns-spanned="1" table:number-rows-spanned="2">
            <text:p>艦長4</text:p>
          </table:table-cell>
          <table:table-cell table:formula="of:=VLOOKUP([.B6];[.$A$44:.$F$71];2;0)" office:value-type="float" office:value="11162.9166666667">
            <text:p>11,163</text:p>
          </table:table-cell>
          <table:table-cell table:style-name="ce6" table:content-validation-name="val1" office:value-type="string" table:number-columns-spanned="1" table:number-rows-spanned="2">
            <text:p>艦長4</text:p>
          </table:table-cell>
          <table:table-cell table:formula="of:=VLOOKUP([.D6];[.$A$44:.$F$71];3;0)" office:value-type="float" office:value="33367.0833333333">
            <text:p>33,367</text:p>
          </table:table-cell>
          <table:table-cell table:style-name="ce6" table:content-validation-name="val1" office:value-type="string" table:number-columns-spanned="1" table:number-rows-spanned="2">
            <text:p>艦長4</text:p>
          </table:table-cell>
          <table:table-cell table:style-name="ce2" table:formula="of:=VLOOKUP([.F6];[.$A$44:.$F$71];4;0)" office:value-type="float" office:value="55571.25">
            <text:p>55,571</text:p>
          </table:table-cell>
          <table:table-cell table:style-name="ce6" table:content-validation-name="val1" office:value-type="string" table:number-columns-spanned="1" table:number-rows-spanned="2">
            <text:p>艦長4</text:p>
          </table:table-cell>
          <table:table-cell table:style-name="ce2" table:formula="of:=VLOOKUP([.H6];[.$A$44:.$F$71];5;0)" office:value-type="float" office:value="77775.4166666667">
            <text:p>77,775</text:p>
          </table:table-cell>
          <table:table-cell table:style-name="ce6" table:content-validation-name="val1" office:value-type="string" table:number-columns-spanned="1" table:number-rows-spanned="2">
            <text:p>艦長4</text:p>
          </table:table-cell>
          <table:table-cell table:style-name="ce2" table:formula="of:=VLOOKUP([.J6];[.$A$44:.$F$71];6;0)" office:value-type="float" office:value="99979.5833333334">
            <text:p>99,980</text:p>
          </table:table-cell>
          <table:table-cell table:style-name="ce11" table:formula="of:=SUM([.C6];[.E6];[.G6];[.I6];[.K6])" office:value-type="float" office:value="277856.25">
            <text:p>277,856</text:p>
          </table:table-cell>
          <table:table-cell table:style-name="ce9" table:formula="of:=LOOKUP([.L6];[経験値テーブル.$C$2:.$C$102];[経験値テーブル.$A$2:.$A$102])" office:value-type="float" office:value="96">
            <text:p>96</text:p>
          </table:table-cell>
          <table:table-cell table:style-name="ce14" table:formula="of:=[.M6]+[.M7]"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6];[.$A$74:.$F$101];2;0)" office:value-type="float" office:value="22325.8333333333">
            <text:p>22,326</text:p>
          </table:table-cell>
          <table:covered-table-cell table:style-name="ce6" table:content-validation-name="val1"/>
          <table:table-cell table:formula="of:=VLOOKUP([.D6];[.$A$74:.$F$101];3;0)" office:value-type="float" office:value="66734.1666666667">
            <text:p>66,734</text:p>
          </table:table-cell>
          <table:covered-table-cell table:style-name="ce6" table:content-validation-name="val1"/>
          <table:table-cell table:style-name="ce2" table:formula="of:=VLOOKUP([.F6];[.$A$74:.$F$101];4;0)" office:value-type="float" office:value="111142.5">
            <text:p>111,143</text:p>
          </table:table-cell>
          <table:covered-table-cell table:style-name="ce6" table:content-validation-name="val1"/>
          <table:table-cell table:style-name="ce2" table:formula="of:=VLOOKUP([.H6];[.$A$74:.$F$101];5;0)" office:value-type="float" office:value="155550.833333333">
            <text:p>155,551</text:p>
          </table:table-cell>
          <table:covered-table-cell table:content-validation-name="val1"/>
          <table:table-cell table:style-name="ce2" table:formula="of:=VLOOKUP([.J6];[.$A$74:.$F$101];6;0)" office:value-type="float" office:value="199959.166666667">
            <text:p>199,959</text:p>
          </table:table-cell>
          <table:table-cell table:style-name="ce11" table:formula="of:=SUM([.C7];[.E7];[.G7];[.I7];[.K7])" office:value-type="float" office:value="555712.5">
            <text:p>555,713</text:p>
          </table:table-cell>
          <table:table-cell table:style-name="ce9" table:formula="of:=LOOKUP([.L7];[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ジャム</text:p>
          </table:table-cell>
          <table:table-cell table:style-name="ce6" table:content-validation-name="val1" office:value-type="string" table:number-columns-spanned="1" table:number-rows-spanned="2">
            <text:p>艦長5</text:p>
          </table:table-cell>
          <table:table-cell table:formula="of:=VLOOKUP([.B8];[.$A$44:.$F$71];2;0)" office:value-type="float" office:value="11162.9166666667">
            <text:p>11,163</text:p>
          </table:table-cell>
          <table:table-cell table:style-name="ce6" table:content-validation-name="val1" office:value-type="string" table:number-columns-spanned="1" table:number-rows-spanned="2">
            <text:p>艦長5</text:p>
          </table:table-cell>
          <table:table-cell table:formula="of:=VLOOKUP([.D8];[.$A$44:.$F$71];3;0)" office:value-type="float" office:value="33367.0833333333">
            <text:p>33,367</text:p>
          </table:table-cell>
          <table:table-cell table:style-name="ce6" table:content-validation-name="val1" office:value-type="string" table:number-columns-spanned="1" table:number-rows-spanned="2">
            <text:p>艦長5</text:p>
          </table:table-cell>
          <table:table-cell table:style-name="ce2" table:formula="of:=VLOOKUP([.F8];[.$A$44:.$F$71];4;0)" office:value-type="float" office:value="55571.25">
            <text:p>55,571</text:p>
          </table:table-cell>
          <table:table-cell table:style-name="ce6" table:content-validation-name="val1" office:value-type="string" table:number-columns-spanned="1" table:number-rows-spanned="2">
            <text:p>艦長5</text:p>
          </table:table-cell>
          <table:table-cell table:style-name="ce2" table:formula="of:=VLOOKUP([.H8];[.$A$44:.$F$71];5;0)" office:value-type="float" office:value="77775.4166666667">
            <text:p>77,775</text:p>
          </table:table-cell>
          <table:table-cell table:style-name="ce6" table:content-validation-name="val1" office:value-type="string" table:number-columns-spanned="1" table:number-rows-spanned="2">
            <text:p>艦長5</text:p>
          </table:table-cell>
          <table:table-cell table:style-name="ce2" table:formula="of:=VLOOKUP([.J8];[.$A$44:.$F$71];6;0)" office:value-type="float" office:value="99979.5833333334">
            <text:p>99,980</text:p>
          </table:table-cell>
          <table:table-cell table:style-name="ce11" table:formula="of:=SUM([.C8];[.E8];[.G8];[.I8];[.K8])" office:value-type="float" office:value="277856.25">
            <text:p>277,856</text:p>
          </table:table-cell>
          <table:table-cell table:style-name="ce9" table:formula="of:=LOOKUP([.L8];[経験値テーブル.$C$2:.$C$102];[経験値テーブル.$A$2:.$A$102])" office:value-type="float" office:value="96">
            <text:p>96</text:p>
          </table:table-cell>
          <table:table-cell table:style-name="ce14" table:formula="of:=[.M8]+[.M9]"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8];[.$A$74:.$F$101];2;0)" office:value-type="float" office:value="22325.8333333333">
            <text:p>22,326</text:p>
          </table:table-cell>
          <table:covered-table-cell table:style-name="ce6" table:content-validation-name="val1"/>
          <table:table-cell table:formula="of:=VLOOKUP([.D8];[.$A$74:.$F$101];3;0)" office:value-type="float" office:value="66734.1666666667">
            <text:p>66,734</text:p>
          </table:table-cell>
          <table:covered-table-cell table:style-name="ce6" table:content-validation-name="val1"/>
          <table:table-cell table:style-name="ce2" table:formula="of:=VLOOKUP([.F8];[.$A$74:.$F$101];4;0)" office:value-type="float" office:value="111142.5">
            <text:p>111,143</text:p>
          </table:table-cell>
          <table:covered-table-cell table:style-name="ce6" table:content-validation-name="val1"/>
          <table:table-cell table:style-name="ce2" table:formula="of:=VLOOKUP([.H8];[.$A$74:.$F$101];5;0)" office:value-type="float" office:value="155550.833333333">
            <text:p>155,551</text:p>
          </table:table-cell>
          <table:covered-table-cell table:content-validation-name="val1"/>
          <table:table-cell table:style-name="ce2" table:formula="of:=VLOOKUP([.J8];[.$A$74:.$F$101];6;0)" office:value-type="float" office:value="199959.166666667">
            <text:p>199,959</text:p>
          </table:table-cell>
          <table:table-cell table:style-name="ce11" table:formula="of:=SUM([.C9];[.E9];[.G9];[.I9];[.K9])" office:value-type="float" office:value="555712.5">
            <text:p>555,713</text:p>
          </table:table-cell>
          <table:table-cell table:style-name="ce9" table:formula="of:=LOOKUP([.L9];[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クリスティナ</text:p>
          </table:table-cell>
          <table:table-cell table:style-name="ce6" table:content-validation-name="val1" office:value-type="string" table:number-columns-spanned="1" table:number-rows-spanned="2">
            <text:p>見張台</text:p>
          </table:table-cell>
          <table:table-cell table:formula="of:=VLOOKUP([.B10];[.$A$44:.$F$71];2;0)" office:value-type="float" office:value="11162.9166666667">
            <text:p>11,163</text:p>
          </table:table-cell>
          <table:table-cell table:style-name="ce6" table:content-validation-name="val1" office:value-type="string" table:number-columns-spanned="1" table:number-rows-spanned="2">
            <text:p>見張台</text:p>
          </table:table-cell>
          <table:table-cell table:formula="of:=VLOOKUP([.D10];[.$A$44:.$F$71];3;0)" office:value-type="float" office:value="33367.0833333333">
            <text:p>33,367</text:p>
          </table:table-cell>
          <table:table-cell table:style-name="ce6" table:content-validation-name="val1" office:value-type="string" table:number-columns-spanned="1" table:number-rows-spanned="2">
            <text:p>見張台</text:p>
          </table:table-cell>
          <table:table-cell table:style-name="ce2" table:formula="of:=VLOOKUP([.F10];[.$A$44:.$F$71];4;0)" office:value-type="float" office:value="55571.25">
            <text:p>55,571</text:p>
          </table:table-cell>
          <table:table-cell table:style-name="ce6" table:content-validation-name="val1" office:value-type="string" table:number-columns-spanned="1" table:number-rows-spanned="2">
            <text:p>見張台</text:p>
          </table:table-cell>
          <table:table-cell table:style-name="ce2" table:formula="of:=VLOOKUP([.H10];[.$A$44:.$F$71];5;0)" office:value-type="float" office:value="77775.4166666667">
            <text:p>77,775</text:p>
          </table:table-cell>
          <table:table-cell table:style-name="ce6" table:content-validation-name="val1" office:value-type="string" table:number-columns-spanned="1" table:number-rows-spanned="2">
            <text:p>見張台</text:p>
          </table:table-cell>
          <table:table-cell table:style-name="ce2" table:formula="of:=VLOOKUP([.J10];[.$A$44:.$F$71];6;0)" office:value-type="float" office:value="99979.5833333334">
            <text:p>99,980</text:p>
          </table:table-cell>
          <table:table-cell table:style-name="ce11" table:formula="of:=SUM([.C10];[.E10];[.G10];[.I10];[.K10])" office:value-type="float" office:value="277856.25">
            <text:p>277,856</text:p>
          </table:table-cell>
          <table:table-cell table:style-name="ce9" table:formula="of:=LOOKUP([.L10];[経験値テーブル.$C$2:.$C$102];[経験値テーブル.$A$2:.$A$102])" office:value-type="float" office:value="96">
            <text:p>96</text:p>
          </table:table-cell>
          <table:table-cell table:style-name="ce14" table:formula="of:=[.M10]+[.M11]" office:value-type="float" office:value="192" table:number-columns-spanned="1" table:number-rows-spanned="2">
            <text:p>192</text:p>
          </table:table-cell>
          <table:table-cell/>
        </table:table-row>
        <table:table-row table:style-name="ro1">
          <table:covered-table-cell/>
          <table:covered-table-cell table:style-name="ce6" table:content-validation-name="val1"/>
          <table:table-cell table:formula="of:=VLOOKUP([.B10];[.$A$74:.$F$101];2;0)" office:value-type="float" office:value="11162.9166666667">
            <text:p>11,163</text:p>
          </table:table-cell>
          <table:covered-table-cell table:style-name="ce6" table:content-validation-name="val1"/>
          <table:table-cell table:formula="of:=VLOOKUP([.D10];[.$A$74:.$F$101];3;0)" office:value-type="float" office:value="33367.0833333333">
            <text:p>33,367</text:p>
          </table:table-cell>
          <table:covered-table-cell table:style-name="ce6" table:content-validation-name="val1"/>
          <table:table-cell table:style-name="ce2" table:formula="of:=VLOOKUP([.F10];[.$A$74:.$F$101];4;0)" office:value-type="float" office:value="55571.25">
            <text:p>55,571</text:p>
          </table:table-cell>
          <table:covered-table-cell table:style-name="ce6" table:content-validation-name="val1"/>
          <table:table-cell table:style-name="ce2" table:formula="of:=VLOOKUP([.H10];[.$A$74:.$F$101];5;0)" office:value-type="float" office:value="77775.4166666667">
            <text:p>77,775</text:p>
          </table:table-cell>
          <table:covered-table-cell table:content-validation-name="val1"/>
          <table:table-cell table:style-name="ce2" table:formula="of:=VLOOKUP([.J10];[.$A$74:.$F$101];6;0)" office:value-type="float" office:value="99979.5833333334">
            <text:p>99,980</text:p>
          </table:table-cell>
          <table:table-cell table:style-name="ce11" table:formula="of:=SUM([.C11];[.E11];[.G11];[.I11];[.K11])" office:value-type="float" office:value="277856.25">
            <text:p>277,856</text:p>
          </table:table-cell>
          <table:table-cell table:style-name="ce9" table:formula="of:=LOOKUP([.L11];[経験値テーブル.$C$2:.$C$102];[経験値テーブル.$A$2:.$A$102])" office:value-type="float" office:value="96">
            <text:p>96</text:p>
          </table:table-cell>
          <table:covered-table-cell table:style-name="ce10"/>
          <table:table-cell/>
        </table:table-row>
        <table:table-row table:style-name="ro1">
          <table:table-cell table:style-name="ce6" office:value-type="string" table:number-columns-spanned="1" table:number-rows-spanned="2">
            <text:p>ホドラム</text:p>
          </table:table-cell>
          <table:table-cell table:style-name="ce6" table:content-validation-name="val1" office:value-type="string" table:number-columns-spanned="1" table:number-rows-spanned="2">
            <text:p>艦長室</text:p>
          </table:table-cell>
          <table:table-cell table:formula="of:=VLOOKUP([.B12];[.$A$44:.$F$71];2;0)" office:value-type="float" office:value="5581.45833333333">
            <text:p>5,581</text:p>
          </table:table-cell>
          <table:table-cell table:style-name="ce6" table:content-validation-name="val1" office:value-type="string" table:number-columns-spanned="1" table:number-rows-spanned="2">
            <text:p>艦長室</text:p>
          </table:table-cell>
          <table:table-cell table:formula="of:=VLOOKUP([.D12];[.$A$44:.$F$71];3;0)" office:value-type="float" office:value="16683.5416666667">
            <text:p>16,684</text:p>
          </table:table-cell>
          <table:table-cell table:style-name="ce6" table:content-validation-name="val1" office:value-type="string" table:number-columns-spanned="1" table:number-rows-spanned="2">
            <text:p>艦長室</text:p>
          </table:table-cell>
          <table:table-cell table:style-name="ce2" table:formula="of:=VLOOKUP([.F12];[.$A$44:.$F$71];4;0)" office:value-type="float" office:value="27785.625">
            <text:p>27,786</text:p>
          </table:table-cell>
          <table:table-cell table:style-name="ce6" table:content-validation-name="val1" office:value-type="string" table:number-columns-spanned="1" table:number-rows-spanned="2">
            <text:p>艦長室</text:p>
          </table:table-cell>
          <table:table-cell table:style-name="ce2" table:formula="of:=VLOOKUP([.H12];[.$A$44:.$F$71];5;0)" office:value-type="float" office:value="38887.7083333333">
            <text:p>38,888</text:p>
          </table:table-cell>
          <table:table-cell table:style-name="ce6" table:content-validation-name="val1" office:value-type="string" table:number-columns-spanned="1" table:number-rows-spanned="2">
            <text:p>甲板1</text:p>
          </table:table-cell>
          <table:table-cell table:style-name="ce2" table:formula="of:=VLOOKUP([.J12];[.$A$44:.$F$71];6;0)" office:value-type="float" office:value="349928.541666667">
            <text:p>349,929</text:p>
          </table:table-cell>
          <table:table-cell table:style-name="ce11" table:formula="of:=SUM([.C12];[.E12];[.G12];[.I12];[.K12])" office:value-type="float" office:value="438866.875">
            <text:p>438,867</text:p>
          </table:table-cell>
          <table:table-cell table:style-name="ce9" table:formula="of:=LOOKUP([.L12];[経験値テーブル.$C$2:.$C$102];[経験値テーブル.$A$2:.$A$102])" office:value-type="float" office:value="100">
            <text:p>100</text:p>
          </table:table-cell>
          <table:table-cell table:style-name="ce14" table:formula="of:=[.M12]+[.M13]" office:value-type="float" office:value="200" table:number-columns-spanned="1" table:number-rows-spanned="2">
            <text:p>200</text:p>
          </table:table-cell>
          <table:table-cell/>
        </table:table-row>
        <table:table-row table:style-name="ro1">
          <table:covered-table-cell/>
          <table:covered-table-cell table:style-name="ce6" table:content-validation-name="val1"/>
          <table:table-cell table:formula="of:=VLOOKUP([.B12];[.$A$74:.$F$101];2;0)" office:value-type="float" office:value="22325.8333333333">
            <text:p>22,326</text:p>
          </table:table-cell>
          <table:covered-table-cell table:style-name="ce6" table:content-validation-name="val1"/>
          <table:table-cell table:formula="of:=VLOOKUP([.D12];[.$A$74:.$F$101];3;0)" office:value-type="float" office:value="66734.1666666667">
            <text:p>66,734</text:p>
          </table:table-cell>
          <table:covered-table-cell table:style-name="ce6" table:content-validation-name="val1"/>
          <table:table-cell table:style-name="ce2" table:formula="of:=VLOOKUP([.F12];[.$A$74:.$F$101];4;0)" office:value-type="float" office:value="111142.5">
            <text:p>111,143</text:p>
          </table:table-cell>
          <table:covered-table-cell table:style-name="ce6" table:content-validation-name="val1"/>
          <table:table-cell table:style-name="ce2" table:formula="of:=VLOOKUP([.H12];[.$A$74:.$F$101];5;0)" office:value-type="float" office:value="155550.833333333">
            <text:p>155,551</text:p>
          </table:table-cell>
          <table:covered-table-cell table:content-validation-name="val1"/>
          <table:table-cell table:style-name="ce2" table:formula="of:=VLOOKUP([.J12];[.$A$74:.$F$101];6;0)" office:value-type="float" office:value="0">
            <text:p>0</text:p>
          </table:table-cell>
          <table:table-cell table:style-name="ce11" table:formula="of:=SUM([.C13];[.E13];[.G13];[.I13];[.K13])" office:value-type="float" office:value="355753.333333333">
            <text:p>355,753</text:p>
          </table:table-cell>
          <table:table-cell table:style-name="ce9" table:formula="of:=LOOKUP([.L13];[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イファ</text:p>
          </table:table-cell>
          <table:table-cell table:style-name="ce6" table:content-validation-name="val1" office:value-type="string" table:number-columns-spanned="1" table:number-rows-spanned="2">
            <text:p>マスト1</text:p>
          </table:table-cell>
          <table:table-cell table:formula="of:=VLOOKUP([.B14];[.$A$44:.$F$71];2;0)" office:value-type="float" office:value="22325.8333333333">
            <text:p>22,326</text:p>
          </table:table-cell>
          <table:table-cell table:style-name="ce6" table:content-validation-name="val1" office:value-type="string" table:number-columns-spanned="1" table:number-rows-spanned="2">
            <text:p>マスト1</text:p>
          </table:table-cell>
          <table:table-cell table:formula="of:=VLOOKUP([.D14];[.$A$44:.$F$71];3;0)" office:value-type="float" office:value="66734.1666666667">
            <text:p>66,734</text:p>
          </table:table-cell>
          <table:table-cell table:style-name="ce6" table:content-validation-name="val1" office:value-type="string" table:number-columns-spanned="1" table:number-rows-spanned="2">
            <text:p>マスト1</text:p>
          </table:table-cell>
          <table:table-cell table:style-name="ce2" table:formula="of:=VLOOKUP([.F14];[.$A$44:.$F$71];4;0)" office:value-type="float" office:value="111142.5">
            <text:p>111,143</text:p>
          </table:table-cell>
          <table:table-cell table:style-name="ce6" table:content-validation-name="val1" office:value-type="string" table:number-columns-spanned="1" table:number-rows-spanned="2">
            <text:p>副官室</text:p>
          </table:table-cell>
          <table:table-cell table:style-name="ce2" table:formula="of:=VLOOKUP([.H14];[.$A$44:.$F$71];5;0)" office:value-type="float" office:value="38887.7083333333">
            <text:p>38,888</text:p>
          </table:table-cell>
          <table:table-cell table:style-name="ce6" table:content-validation-name="val1" office:value-type="string" table:number-columns-spanned="1" table:number-rows-spanned="2">
            <text:p>副官室</text:p>
          </table:table-cell>
          <table:table-cell table:style-name="ce2" table:formula="of:=VLOOKUP([.J14];[.$A$44:.$F$71];6;0)" office:value-type="float" office:value="49989.7916666667">
            <text:p>49,990</text:p>
          </table:table-cell>
          <table:table-cell table:style-name="ce11" table:formula="of:=SUM([.C14];[.E14];[.G14];[.I14];[.K14])" office:value-type="float" office:value="289080">
            <text:p>289,080</text:p>
          </table:table-cell>
          <table:table-cell table:style-name="ce9" table:formula="of:=LOOKUP([.L14];[経験値テーブル.$C$2:.$C$102];[経験値テーブル.$A$2:.$A$102])" office:value-type="float" office:value="98">
            <text:p>98</text:p>
          </table:table-cell>
          <table:table-cell table:style-name="ce14" table:formula="of:=[.M14]+[.M15]" office:value-type="float" office:value="198" table:number-columns-spanned="1" table:number-rows-spanned="2">
            <text:p>198</text:p>
          </table:table-cell>
          <table:table-cell/>
        </table:table-row>
        <table:table-row table:style-name="ro1">
          <table:covered-table-cell/>
          <table:covered-table-cell table:style-name="ce6" table:content-validation-name="val1"/>
          <table:table-cell table:formula="of:=VLOOKUP([.B14];[.$A$74:.$F$101];2;0)" office:value-type="float" office:value="5581.45833333333">
            <text:p>5,581</text:p>
          </table:table-cell>
          <table:covered-table-cell table:style-name="ce6" table:content-validation-name="val1"/>
          <table:table-cell table:formula="of:=VLOOKUP([.D14];[.$A$74:.$F$101];3;0)" office:value-type="float" office:value="16683.5416666667">
            <text:p>16,684</text:p>
          </table:table-cell>
          <table:covered-table-cell table:style-name="ce6" table:content-validation-name="val1"/>
          <table:table-cell table:style-name="ce2" table:formula="of:=VLOOKUP([.F14];[.$A$74:.$F$101];4;0)" office:value-type="float" office:value="27785.625">
            <text:p>27,786</text:p>
          </table:table-cell>
          <table:covered-table-cell table:style-name="ce6" table:content-validation-name="val1"/>
          <table:table-cell table:style-name="ce2" table:formula="of:=VLOOKUP([.H14];[.$A$74:.$F$101];5;0)" office:value-type="float" office:value="116663.125">
            <text:p>116,663</text:p>
          </table:table-cell>
          <table:covered-table-cell table:content-validation-name="val1"/>
          <table:table-cell table:style-name="ce2" table:formula="of:=VLOOKUP([.J14];[.$A$74:.$F$101];6;0)" office:value-type="float" office:value="149969.375">
            <text:p>149,969</text:p>
          </table:table-cell>
          <table:table-cell table:style-name="ce11" table:formula="of:=SUM([.C15];[.E15];[.G15];[.I15];[.K15])" office:value-type="float" office:value="316683.125">
            <text:p>316,683</text:p>
          </table:table-cell>
          <table:table-cell table:style-name="ce9" table:formula="of:=LOOKUP([.L15];[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ジェナス</text:p>
          </table:table-cell>
          <table:table-cell table:style-name="ce6" table:content-validation-name="val1" office:value-type="string" table:number-columns-spanned="1" table:number-rows-spanned="2">
            <text:p>マスト2</text:p>
          </table:table-cell>
          <table:table-cell table:formula="of:=VLOOKUP([.B16];[.$A$44:.$F$71];2;0)" office:value-type="float" office:value="22325.8333333333">
            <text:p>22,326</text:p>
          </table:table-cell>
          <table:table-cell table:style-name="ce6" table:content-validation-name="val1" office:value-type="string" table:number-columns-spanned="1" table:number-rows-spanned="2">
            <text:p>マスト2</text:p>
          </table:table-cell>
          <table:table-cell table:formula="of:=VLOOKUP([.D16];[.$A$44:.$F$71];3;0)" office:value-type="float" office:value="66734.1666666667">
            <text:p>66,734</text:p>
          </table:table-cell>
          <table:table-cell table:style-name="ce6" table:content-validation-name="val1" office:value-type="string" table:number-columns-spanned="1" table:number-rows-spanned="2">
            <text:p>マスト2</text:p>
          </table:table-cell>
          <table:table-cell table:style-name="ce2" table:formula="of:=VLOOKUP([.F16];[.$A$44:.$F$71];4;0)" office:value-type="float" office:value="111142.5">
            <text:p>111,143</text:p>
          </table:table-cell>
          <table:table-cell table:style-name="ce6" table:content-validation-name="val1" office:value-type="string" table:number-columns-spanned="1" table:number-rows-spanned="2">
            <text:p>診察室</text:p>
          </table:table-cell>
          <table:table-cell table:style-name="ce2" table:formula="of:=VLOOKUP([.H16];[.$A$44:.$F$71];5;0)" office:value-type="float" office:value="38887.7083333333">
            <text:p>38,888</text:p>
          </table:table-cell>
          <table:table-cell table:style-name="ce6" table:content-validation-name="val1" office:value-type="string" table:number-columns-spanned="1" table:number-rows-spanned="2">
            <text:p>診察室</text:p>
          </table:table-cell>
          <table:table-cell table:style-name="ce2" table:formula="of:=VLOOKUP([.J16];[.$A$44:.$F$71];6;0)" office:value-type="float" office:value="49989.7916666667">
            <text:p>49,990</text:p>
          </table:table-cell>
          <table:table-cell table:style-name="ce11" table:formula="of:=SUM([.C16];[.E16];[.G16];[.I16];[.K16])" office:value-type="float" office:value="289080">
            <text:p>289,080</text:p>
          </table:table-cell>
          <table:table-cell table:style-name="ce9" table:formula="of:=LOOKUP([.L16];[経験値テーブル.$C$2:.$C$102];[経験値テーブル.$A$2:.$A$102])" office:value-type="float" office:value="98">
            <text:p>98</text:p>
          </table:table-cell>
          <table:table-cell table:style-name="ce14" table:formula="of:=[.M16]+[.M17]" office:value-type="float" office:value="198" table:number-columns-spanned="1" table:number-rows-spanned="2">
            <text:p>198</text:p>
          </table:table-cell>
          <table:table-cell/>
        </table:table-row>
        <table:table-row table:style-name="ro2">
          <table:covered-table-cell/>
          <table:covered-table-cell table:style-name="ce6" table:content-validation-name="val1"/>
          <table:table-cell table:formula="of:=VLOOKUP([.B16];[.$A$74:.$F$101];2;0)" office:value-type="float" office:value="5581.45833333333">
            <text:p>5,581</text:p>
          </table:table-cell>
          <table:covered-table-cell table:style-name="ce6" table:content-validation-name="val1"/>
          <table:table-cell table:formula="of:=VLOOKUP([.D16];[.$A$74:.$F$101];3;0)" office:value-type="float" office:value="16683.5416666667">
            <text:p>16,684</text:p>
          </table:table-cell>
          <table:covered-table-cell table:style-name="ce6" table:content-validation-name="val1"/>
          <table:table-cell table:style-name="ce2" table:formula="of:=VLOOKUP([.F16];[.$A$74:.$F$101];4;0)" office:value-type="float" office:value="27785.625">
            <text:p>27,786</text:p>
          </table:table-cell>
          <table:covered-table-cell table:style-name="ce6" table:content-validation-name="val1"/>
          <table:table-cell table:style-name="ce2" table:formula="of:=VLOOKUP([.H16];[.$A$74:.$F$101];5;0)" office:value-type="float" office:value="116663.125">
            <text:p>116,663</text:p>
          </table:table-cell>
          <table:covered-table-cell table:content-validation-name="val1"/>
          <table:table-cell table:style-name="ce2" table:formula="of:=VLOOKUP([.J16];[.$A$74:.$F$101];6;0)" office:value-type="float" office:value="149969.375">
            <text:p>149,969</text:p>
          </table:table-cell>
          <table:table-cell table:style-name="ce11" table:formula="of:=SUM([.C17];[.E17];[.G17];[.I17];[.K17])" office:value-type="float" office:value="316683.125">
            <text:p>316,683</text:p>
          </table:table-cell>
          <table:table-cell table:style-name="ce9" table:formula="of:=LOOKUP([.L17];[経験値テーブル.$C$2:.$C$102];[経験値テーブル.$A$2:.$A$102])" office:value-type="float" office:value="100">
            <text:p>100</text:p>
          </table:table-cell>
          <table:covered-table-cell table:style-name="ce10"/>
          <table:table-cell office:value-type="string">
            <text:p>この2人の配置</text:p>
          </table:table-cell>
        </table:table-row>
        <table:table-row table:style-name="ro1">
          <table:table-cell table:style-name="ce6" office:value-type="string" table:number-columns-spanned="1" table:number-rows-spanned="2">
            <text:p>ユキヒサ</text:p>
          </table:table-cell>
          <table:table-cell table:style-name="ce6" table:content-validation-name="val1" office:value-type="string" table:number-columns-spanned="1" table:number-rows-spanned="2">
            <text:p>マスト3</text:p>
          </table:table-cell>
          <table:table-cell table:formula="of:=VLOOKUP([.B18];[.$A$44:.$F$71];2;0)" office:value-type="float" office:value="22325.8333333333">
            <text:p>22,326</text:p>
          </table:table-cell>
          <table:table-cell table:style-name="ce6" table:content-validation-name="val1" office:value-type="string" table:number-columns-spanned="1" table:number-rows-spanned="2">
            <text:p>マスト3</text:p>
          </table:table-cell>
          <table:table-cell table:formula="of:=VLOOKUP([.D18];[.$A$44:.$F$71];3;0)" office:value-type="float" office:value="66734.1666666667">
            <text:p>66,734</text:p>
          </table:table-cell>
          <table:table-cell table:style-name="ce6" table:content-validation-name="val1" office:value-type="string" table:number-columns-spanned="1" table:number-rows-spanned="2">
            <text:p>マスト3</text:p>
          </table:table-cell>
          <table:table-cell table:style-name="ce2" table:formula="of:=VLOOKUP([.F18];[.$A$44:.$F$71];4;0)" office:value-type="float" office:value="111142.5">
            <text:p>111,143</text:p>
          </table:table-cell>
          <table:table-cell table:style-name="ce6" table:content-validation-name="val1" office:value-type="string" table:number-columns-spanned="1" table:number-rows-spanned="2">
            <text:p>礼拝室</text:p>
          </table:table-cell>
          <table:table-cell table:style-name="ce2" table:formula="of:=VLOOKUP([.H18];[.$A$44:.$F$71];5;0)" office:value-type="float" office:value="38887.7083333333">
            <text:p>38,888</text:p>
          </table:table-cell>
          <table:table-cell table:style-name="ce6" table:content-validation-name="val1" office:value-type="string" table:number-columns-spanned="1" table:number-rows-spanned="2">
            <text:p>礼拝室</text:p>
          </table:table-cell>
          <table:table-cell table:style-name="ce2" table:formula="of:=VLOOKUP([.J18];[.$A$44:.$F$71];6;0)" office:value-type="float" office:value="49989.7916666667">
            <text:p>49,990</text:p>
          </table:table-cell>
          <table:table-cell table:style-name="ce11" table:formula="of:=SUM([.C18];[.E18];[.G18];[.I18];[.K18])" office:value-type="float" office:value="289080">
            <text:p>289,080</text:p>
          </table:table-cell>
          <table:table-cell table:style-name="ce9" table:formula="of:=LOOKUP([.L18];[経験値テーブル.$C$2:.$C$102];[経験値テーブル.$A$2:.$A$102])" office:value-type="float" office:value="98">
            <text:p>98</text:p>
          </table:table-cell>
          <table:table-cell table:style-name="ce14" table:formula="of:=[.M18]+[.M19]" office:value-type="float" office:value="198" table:number-columns-spanned="1" table:number-rows-spanned="2">
            <text:p>198</text:p>
          </table:table-cell>
          <table:table-cell office:value-type="string">
            <text:p>は交換した</text:p>
          </table:table-cell>
        </table:table-row>
        <table:table-row table:style-name="ro1">
          <table:covered-table-cell/>
          <table:covered-table-cell table:style-name="ce6" table:content-validation-name="val1"/>
          <table:table-cell table:formula="of:=VLOOKUP([.B18];[.$A$74:.$F$101];2;0)" office:value-type="float" office:value="5581.45833333333">
            <text:p>5,581</text:p>
          </table:table-cell>
          <table:covered-table-cell table:style-name="ce6" table:content-validation-name="val1"/>
          <table:table-cell table:formula="of:=VLOOKUP([.D18];[.$A$74:.$F$101];3;0)" office:value-type="float" office:value="16683.5416666667">
            <text:p>16,684</text:p>
          </table:table-cell>
          <table:covered-table-cell table:style-name="ce6" table:content-validation-name="val1"/>
          <table:table-cell table:style-name="ce2" table:formula="of:=VLOOKUP([.F18];[.$A$74:.$F$101];4;0)" office:value-type="float" office:value="27785.625">
            <text:p>27,786</text:p>
          </table:table-cell>
          <table:covered-table-cell table:style-name="ce6" table:content-validation-name="val1"/>
          <table:table-cell table:style-name="ce2" table:formula="of:=VLOOKUP([.H18];[.$A$74:.$F$101];5;0)" office:value-type="float" office:value="116663.125">
            <text:p>116,663</text:p>
          </table:table-cell>
          <table:covered-table-cell table:content-validation-name="val1"/>
          <table:table-cell table:style-name="ce2" table:formula="of:=VLOOKUP([.J18];[.$A$74:.$F$101];6;0)" office:value-type="float" office:value="149969.375">
            <text:p>149,969</text:p>
          </table:table-cell>
          <table:table-cell table:style-name="ce11" table:formula="of:=SUM([.C19];[.E19];[.G19];[.I19];[.K19])" office:value-type="float" office:value="316683.125">
            <text:p>316,683</text:p>
          </table:table-cell>
          <table:table-cell table:style-name="ce9" table:formula="of:=LOOKUP([.L19];[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ゲルハルト</text:p>
          </table:table-cell>
          <table:table-cell table:style-name="ce6" table:content-validation-name="val1" office:value-type="string" table:number-columns-spanned="1" table:number-rows-spanned="2">
            <text:p>副官室</text:p>
          </table:table-cell>
          <table:table-cell table:formula="of:=VLOOKUP([.B20];[.$A$44:.$F$71];2;0)" office:value-type="float" office:value="5581.45833333333">
            <text:p>5,581</text:p>
          </table:table-cell>
          <table:table-cell table:style-name="ce6" table:content-validation-name="val1" office:value-type="string" table:number-columns-spanned="1" table:number-rows-spanned="2">
            <text:p>副官室</text:p>
          </table:table-cell>
          <table:table-cell table:formula="of:=VLOOKUP([.D20];[.$A$44:.$F$71];3;0)" office:value-type="float" office:value="16683.5416666667">
            <text:p>16,684</text:p>
          </table:table-cell>
          <table:table-cell table:style-name="ce6" table:content-validation-name="val1" office:value-type="string" table:number-columns-spanned="1" table:number-rows-spanned="2">
            <text:p>副官室</text:p>
          </table:table-cell>
          <table:table-cell table:style-name="ce2" table:formula="of:=VLOOKUP([.F20];[.$A$44:.$F$71];4;0)" office:value-type="float" office:value="27785.625">
            <text:p>27,786</text:p>
          </table:table-cell>
          <table:table-cell table:style-name="ce6" table:content-validation-name="val1" office:value-type="string" table:number-columns-spanned="1" table:number-rows-spanned="2">
            <text:p>マスト1</text:p>
          </table:table-cell>
          <table:table-cell table:style-name="ce2" table:formula="of:=VLOOKUP([.H20];[.$A$44:.$F$71];5;0)" office:value-type="float" office:value="155550.833333333">
            <text:p>155,551</text:p>
          </table:table-cell>
          <table:table-cell table:style-name="ce6" table:content-validation-name="val1" office:value-type="string" table:number-columns-spanned="1" table:number-rows-spanned="2">
            <text:p>マスト1</text:p>
          </table:table-cell>
          <table:table-cell table:style-name="ce2" table:formula="of:=VLOOKUP([.J20];[.$A$44:.$F$71];6;0)" office:value-type="float" office:value="199959.166666667">
            <text:p>199,959</text:p>
          </table:table-cell>
          <table:table-cell table:style-name="ce11" table:formula="of:=SUM([.C20];[.E20];[.G20];[.I20];[.K20])" office:value-type="float" office:value="405560.625">
            <text:p>405,561</text:p>
          </table:table-cell>
          <table:table-cell table:style-name="ce9" table:formula="of:=LOOKUP([.L20];[経験値テーブル.$C$2:.$C$102];[経験値テーブル.$A$2:.$A$102])" office:value-type="float" office:value="100">
            <text:p>100</text:p>
          </table:table-cell>
          <table:table-cell table:style-name="ce14" table:formula="of:=[.M20]+[.M21]" office:value-type="float" office:value="189" table:number-columns-spanned="1" table:number-rows-spanned="2">
            <text:p>189</text:p>
          </table:table-cell>
          <table:table-cell/>
        </table:table-row>
        <table:table-row table:style-name="ro1">
          <table:covered-table-cell/>
          <table:covered-table-cell table:style-name="ce6" table:content-validation-name="val1"/>
          <table:table-cell table:formula="of:=VLOOKUP([.B20];[.$A$74:.$F$101];2;0)" office:value-type="float" office:value="16744.375">
            <text:p>16,744</text:p>
          </table:table-cell>
          <table:covered-table-cell table:style-name="ce6" table:content-validation-name="val1"/>
          <table:table-cell table:formula="of:=VLOOKUP([.D20];[.$A$74:.$F$101];3;0)" office:value-type="float" office:value="50050.625">
            <text:p>50,051</text:p>
          </table:table-cell>
          <table:covered-table-cell table:style-name="ce6" table:content-validation-name="val1"/>
          <table:table-cell table:style-name="ce2" table:formula="of:=VLOOKUP([.F20];[.$A$74:.$F$101];4;0)" office:value-type="float" office:value="83356.875">
            <text:p>83,357</text:p>
          </table:table-cell>
          <table:covered-table-cell table:style-name="ce6" table:content-validation-name="val1"/>
          <table:table-cell table:style-name="ce2" table:formula="of:=VLOOKUP([.H20];[.$A$74:.$F$101];5;0)" office:value-type="float" office:value="38887.7083333333">
            <text:p>38,888</text:p>
          </table:table-cell>
          <table:covered-table-cell table:content-validation-name="val1"/>
          <table:table-cell table:style-name="ce2" table:formula="of:=VLOOKUP([.J20];[.$A$74:.$F$101];6;0)" office:value-type="float" office:value="49989.7916666667">
            <text:p>49,990</text:p>
          </table:table-cell>
          <table:table-cell table:style-name="ce11" table:formula="of:=SUM([.C21];[.E21];[.G21];[.I21];[.K21])" office:value-type="float" office:value="239029.375">
            <text:p>239,029</text:p>
          </table:table-cell>
          <table:table-cell table:style-name="ce9" table:formula="of:=LOOKUP([.L21];[経験値テーブル.$C$2:.$C$102];[経験値テーブル.$A$2:.$A$102])" office:value-type="float" office:value="89">
            <text:p>89</text:p>
          </table:table-cell>
          <table:covered-table-cell table:style-name="ce10"/>
          <table:table-cell/>
        </table:table-row>
        <table:table-row table:style-name="ro1">
          <table:table-cell table:style-name="ce6" office:value-type="string" table:number-columns-spanned="1" table:number-rows-spanned="2">
            <text:p>カルロ</text:p>
          </table:table-cell>
          <table:table-cell table:style-name="ce6" table:content-validation-name="val1" office:value-type="string" table:number-columns-spanned="1" table:number-rows-spanned="2">
            <text:p>診察室</text:p>
          </table:table-cell>
          <table:table-cell table:formula="of:=VLOOKUP([.B22];[.$A$44:.$F$71];2;0)" office:value-type="float" office:value="5581.45833333333">
            <text:p>5,581</text:p>
          </table:table-cell>
          <table:table-cell table:style-name="ce6" table:content-validation-name="val1" office:value-type="string" table:number-columns-spanned="1" table:number-rows-spanned="2">
            <text:p>診察室</text:p>
          </table:table-cell>
          <table:table-cell table:formula="of:=VLOOKUP([.D22];[.$A$44:.$F$71];3;0)" office:value-type="float" office:value="16683.5416666667">
            <text:p>16,684</text:p>
          </table:table-cell>
          <table:table-cell table:style-name="ce6" table:content-validation-name="val1" office:value-type="string" table:number-columns-spanned="1" table:number-rows-spanned="2">
            <text:p>診察室</text:p>
          </table:table-cell>
          <table:table-cell table:style-name="ce2" table:formula="of:=VLOOKUP([.F22];[.$A$44:.$F$71];4;0)" office:value-type="float" office:value="27785.625">
            <text:p>27,786</text:p>
          </table:table-cell>
          <table:table-cell table:style-name="ce6" table:content-validation-name="val1" office:value-type="string" table:number-columns-spanned="1" table:number-rows-spanned="2">
            <text:p>マスト2</text:p>
          </table:table-cell>
          <table:table-cell table:style-name="ce2" table:formula="of:=VLOOKUP([.H22];[.$A$44:.$F$71];5;0)" office:value-type="float" office:value="155550.833333333">
            <text:p>155,551</text:p>
          </table:table-cell>
          <table:table-cell table:style-name="ce6" table:content-validation-name="val1" office:value-type="string" table:number-columns-spanned="1" table:number-rows-spanned="2">
            <text:p>マスト2</text:p>
          </table:table-cell>
          <table:table-cell table:style-name="ce2" table:formula="of:=VLOOKUP([.J22];[.$A$44:.$F$71];6;0)" office:value-type="float" office:value="199959.166666667">
            <text:p>199,959</text:p>
          </table:table-cell>
          <table:table-cell table:style-name="ce11" table:formula="of:=SUM([.C22];[.E22];[.G22];[.I22];[.K22])" office:value-type="float" office:value="405560.625">
            <text:p>405,561</text:p>
          </table:table-cell>
          <table:table-cell table:style-name="ce9" table:formula="of:=LOOKUP([.L22];[経験値テーブル.$C$2:.$C$102];[経験値テーブル.$A$2:.$A$102])" office:value-type="float" office:value="100">
            <text:p>100</text:p>
          </table:table-cell>
          <table:table-cell table:style-name="ce14" table:formula="of:=[.M22]+[.M23]" office:value-type="float" office:value="189" table:number-columns-spanned="1" table:number-rows-spanned="2">
            <text:p>189</text:p>
          </table:table-cell>
          <table:table-cell/>
        </table:table-row>
        <table:table-row table:style-name="ro1">
          <table:covered-table-cell/>
          <table:covered-table-cell table:style-name="ce6" table:content-validation-name="val1"/>
          <table:table-cell table:formula="of:=VLOOKUP([.B22];[.$A$74:.$F$101];2;0)" office:value-type="float" office:value="16744.375">
            <text:p>16,744</text:p>
          </table:table-cell>
          <table:covered-table-cell table:style-name="ce6" table:content-validation-name="val1"/>
          <table:table-cell table:formula="of:=VLOOKUP([.D22];[.$A$74:.$F$101];3;0)" office:value-type="float" office:value="50050.625">
            <text:p>50,051</text:p>
          </table:table-cell>
          <table:covered-table-cell table:style-name="ce6" table:content-validation-name="val1"/>
          <table:table-cell table:style-name="ce2" table:formula="of:=VLOOKUP([.F22];[.$A$74:.$F$101];4;0)" office:value-type="float" office:value="83356.875">
            <text:p>83,357</text:p>
          </table:table-cell>
          <table:covered-table-cell table:style-name="ce6" table:content-validation-name="val1"/>
          <table:table-cell table:style-name="ce2" table:formula="of:=VLOOKUP([.H22];[.$A$74:.$F$101];5;0)" office:value-type="float" office:value="38887.7083333333">
            <text:p>38,888</text:p>
          </table:table-cell>
          <table:covered-table-cell table:content-validation-name="val1"/>
          <table:table-cell table:style-name="ce2" table:formula="of:=VLOOKUP([.J22];[.$A$74:.$F$101];6;0)" office:value-type="float" office:value="49989.7916666667">
            <text:p>49,990</text:p>
          </table:table-cell>
          <table:table-cell table:style-name="ce11" table:formula="of:=SUM([.C23];[.E23];[.G23];[.I23];[.K23])" office:value-type="float" office:value="239029.375">
            <text:p>239,029</text:p>
          </table:table-cell>
          <table:table-cell table:style-name="ce9" table:formula="of:=LOOKUP([.L23];[経験値テーブル.$C$2:.$C$102];[経験値テーブル.$A$2:.$A$102])" office:value-type="float" office:value="89">
            <text:p>89</text:p>
          </table:table-cell>
          <table:covered-table-cell table:style-name="ce10"/>
          <table:table-cell/>
        </table:table-row>
        <table:table-row table:style-name="ro1">
          <table:table-cell table:style-name="ce6" office:value-type="string" table:number-columns-spanned="1" table:number-rows-spanned="2">
            <text:p>イアン</text:p>
          </table:table-cell>
          <table:table-cell table:style-name="ce6" table:content-validation-name="val1" office:value-type="string" table:number-columns-spanned="1" table:number-rows-spanned="2">
            <text:p>礼拝室</text:p>
          </table:table-cell>
          <table:table-cell table:formula="of:=VLOOKUP([.B24];[.$A$44:.$F$71];2;0)" office:value-type="float" office:value="5581.45833333333">
            <text:p>5,581</text:p>
          </table:table-cell>
          <table:table-cell table:style-name="ce6" table:content-validation-name="val1" office:value-type="string" table:number-columns-spanned="1" table:number-rows-spanned="2">
            <text:p>礼拝室</text:p>
          </table:table-cell>
          <table:table-cell table:formula="of:=VLOOKUP([.D24];[.$A$44:.$F$71];3;0)" office:value-type="float" office:value="16683.5416666667">
            <text:p>16,684</text:p>
          </table:table-cell>
          <table:table-cell table:style-name="ce6" table:content-validation-name="val1" office:value-type="string" table:number-columns-spanned="1" table:number-rows-spanned="2">
            <text:p>礼拝室</text:p>
          </table:table-cell>
          <table:table-cell table:style-name="ce2" table:formula="of:=VLOOKUP([.F24];[.$A$44:.$F$71];4;0)" office:value-type="float" office:value="27785.625">
            <text:p>27,786</text:p>
          </table:table-cell>
          <table:table-cell table:style-name="ce6" table:content-validation-name="val1" office:value-type="string" table:number-columns-spanned="1" table:number-rows-spanned="2">
            <text:p>マスト3</text:p>
          </table:table-cell>
          <table:table-cell table:style-name="ce2" table:formula="of:=VLOOKUP([.H24];[.$A$44:.$F$71];5;0)" office:value-type="float" office:value="155550.833333333">
            <text:p>155,551</text:p>
          </table:table-cell>
          <table:table-cell table:style-name="ce6" table:content-validation-name="val1" office:value-type="string" table:number-columns-spanned="1" table:number-rows-spanned="2">
            <text:p>マスト3</text:p>
          </table:table-cell>
          <table:table-cell table:style-name="ce2" table:formula="of:=VLOOKUP([.J24];[.$A$44:.$F$71];6;0)" office:value-type="float" office:value="199959.166666667">
            <text:p>199,959</text:p>
          </table:table-cell>
          <table:table-cell table:style-name="ce11" table:formula="of:=SUM([.C24];[.E24];[.G24];[.I24];[.K24])" office:value-type="float" office:value="405560.625">
            <text:p>405,561</text:p>
          </table:table-cell>
          <table:table-cell table:style-name="ce9" table:formula="of:=LOOKUP([.L24];[経験値テーブル.$C$2:.$C$102];[経験値テーブル.$A$2:.$A$102])" office:value-type="float" office:value="100">
            <text:p>100</text:p>
          </table:table-cell>
          <table:table-cell table:style-name="ce14" table:formula="of:=[.M24]+[.M25]" office:value-type="float" office:value="189" table:number-columns-spanned="1" table:number-rows-spanned="2">
            <text:p>189</text:p>
          </table:table-cell>
          <table:table-cell/>
        </table:table-row>
        <table:table-row table:style-name="ro1">
          <table:covered-table-cell/>
          <table:covered-table-cell table:style-name="ce6" table:content-validation-name="val1"/>
          <table:table-cell table:formula="of:=VLOOKUP([.B24];[.$A$74:.$F$101];2;0)" office:value-type="float" office:value="16744.375">
            <text:p>16,744</text:p>
          </table:table-cell>
          <table:covered-table-cell table:style-name="ce6" table:content-validation-name="val1"/>
          <table:table-cell table:formula="of:=VLOOKUP([.D24];[.$A$74:.$F$101];3;0)" office:value-type="float" office:value="50050.625">
            <text:p>50,051</text:p>
          </table:table-cell>
          <table:covered-table-cell table:style-name="ce6" table:content-validation-name="val1"/>
          <table:table-cell table:style-name="ce2" table:formula="of:=VLOOKUP([.F24];[.$A$74:.$F$101];4;0)" office:value-type="float" office:value="83356.875">
            <text:p>83,357</text:p>
          </table:table-cell>
          <table:covered-table-cell table:style-name="ce6" table:content-validation-name="val1"/>
          <table:table-cell table:style-name="ce2" table:formula="of:=VLOOKUP([.H24];[.$A$74:.$F$101];5;0)" office:value-type="float" office:value="38887.7083333333">
            <text:p>38,888</text:p>
          </table:table-cell>
          <table:covered-table-cell table:content-validation-name="val1"/>
          <table:table-cell table:style-name="ce2" table:formula="of:=VLOOKUP([.J24];[.$A$74:.$F$101];6;0)" office:value-type="float" office:value="49989.7916666667">
            <text:p>49,990</text:p>
          </table:table-cell>
          <table:table-cell table:style-name="ce11" table:formula="of:=SUM([.C25];[.E25];[.G25];[.I25];[.K25])" office:value-type="float" office:value="239029.375">
            <text:p>239,029</text:p>
          </table:table-cell>
          <table:table-cell table:style-name="ce9" table:formula="of:=LOOKUP([.L25];[経験値テーブル.$C$2:.$C$102];[経験値テーブル.$A$2:.$A$102])" office:value-type="float" office:value="89">
            <text:p>89</text:p>
          </table:table-cell>
          <table:covered-table-cell table:style-name="ce10"/>
          <table:table-cell/>
        </table:table-row>
        <table:table-row table:style-name="ro1">
          <table:table-cell table:style-name="ce6" office:value-type="string" table:number-columns-spanned="1" table:number-rows-spanned="2">
            <text:p>エミリオ</text:p>
          </table:table-cell>
          <table:table-cell table:style-name="ce6" table:content-validation-name="val1" office:value-type="string" table:number-columns-spanned="1" table:number-rows-spanned="2">
            <text:p>調理室</text:p>
          </table:table-cell>
          <table:table-cell table:formula="of:=VLOOKUP([.B26];[.$A$44:.$F$71];2;0)" office:value-type="float" office:value="16744.375">
            <text:p>16,744</text:p>
          </table:table-cell>
          <table:table-cell table:style-name="ce6" table:content-validation-name="val1" office:value-type="string" table:number-columns-spanned="1" table:number-rows-spanned="2">
            <text:p>調理室</text:p>
          </table:table-cell>
          <table:table-cell table:formula="of:=VLOOKUP([.D26];[.$A$44:.$F$71];3;0)" office:value-type="float" office:value="50050.625">
            <text:p>50,051</text:p>
          </table:table-cell>
          <table:table-cell table:style-name="ce6" table:content-validation-name="val1" office:value-type="string" table:number-columns-spanned="1" table:number-rows-spanned="2">
            <text:p>調理室</text:p>
          </table:table-cell>
          <table:table-cell table:style-name="ce2" table:formula="of:=VLOOKUP([.F26];[.$A$44:.$F$71];4;0)" office:value-type="float" office:value="83356.875">
            <text:p>83,357</text:p>
          </table:table-cell>
          <table:table-cell table:style-name="ce6" table:content-validation-name="val1" office:value-type="string" table:number-columns-spanned="1" table:number-rows-spanned="2">
            <text:p>調理室</text:p>
          </table:table-cell>
          <table:table-cell table:style-name="ce2" table:formula="of:=VLOOKUP([.H26];[.$A$44:.$F$71];5;0)" office:value-type="float" office:value="116663.125">
            <text:p>116,663</text:p>
          </table:table-cell>
          <table:table-cell table:style-name="ce6" table:content-validation-name="val1" office:value-type="string" table:number-columns-spanned="1" table:number-rows-spanned="2">
            <text:p>調理室</text:p>
          </table:table-cell>
          <table:table-cell table:style-name="ce2" table:formula="of:=VLOOKUP([.J26];[.$A$44:.$F$71];6;0)" office:value-type="float" office:value="149969.375">
            <text:p>149,969</text:p>
          </table:table-cell>
          <table:table-cell table:style-name="ce11" table:formula="of:=SUM([.C26];[.E26];[.G26];[.I26];[.K26])" office:value-type="float" office:value="416784.375">
            <text:p>416,784</text:p>
          </table:table-cell>
          <table:table-cell table:style-name="ce9" table:formula="of:=LOOKUP([.L26];[経験値テーブル.$C$2:.$C$102];[経験値テーブル.$A$2:.$A$102])" office:value-type="float" office:value="100">
            <text:p>100</text:p>
          </table:table-cell>
          <table:table-cell table:style-name="ce14" table:formula="of:=[.M26]+[.M27]"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26];[.$A$74:.$F$101];2;0)" office:value-type="float" office:value="11162.9166666667">
            <text:p>11,163</text:p>
          </table:table-cell>
          <table:covered-table-cell table:style-name="ce6" table:content-validation-name="val1"/>
          <table:table-cell table:formula="of:=VLOOKUP([.D26];[.$A$74:.$F$101];3;0)" office:value-type="float" office:value="33367.0833333333">
            <text:p>33,367</text:p>
          </table:table-cell>
          <table:covered-table-cell table:style-name="ce6" table:content-validation-name="val1"/>
          <table:table-cell table:style-name="ce2" table:formula="of:=VLOOKUP([.F26];[.$A$74:.$F$101];4;0)" office:value-type="float" office:value="55571.25">
            <text:p>55,571</text:p>
          </table:table-cell>
          <table:covered-table-cell table:style-name="ce6" table:content-validation-name="val1"/>
          <table:table-cell table:style-name="ce2" table:formula="of:=VLOOKUP([.H26];[.$A$74:.$F$101];5;0)" office:value-type="float" office:value="77775.4166666667">
            <text:p>77,775</text:p>
          </table:table-cell>
          <table:covered-table-cell table:content-validation-name="val1"/>
          <table:table-cell table:style-name="ce2" table:formula="of:=VLOOKUP([.J26];[.$A$74:.$F$101];6;0)" office:value-type="float" office:value="99979.5833333334">
            <text:p>99,980</text:p>
          </table:table-cell>
          <table:table-cell table:style-name="ce11" table:formula="of:=SUM([.C27];[.E27];[.G27];[.I27];[.K27])" office:value-type="float" office:value="277856.25">
            <text:p>277,856</text:p>
          </table:table-cell>
          <table:table-cell table:style-name="ce9" table:formula="of:=LOOKUP([.L27];[経験値テーブル.$C$2:.$C$102];[経験値テーブル.$A$2:.$A$102])" office:value-type="float" office:value="96">
            <text:p>96</text:p>
          </table:table-cell>
          <table:covered-table-cell table:style-name="ce10"/>
          <table:table-cell/>
        </table:table-row>
        <table:table-row table:style-name="ro1">
          <table:table-cell table:style-name="ce6" office:value-type="string" table:number-columns-spanned="1" table:number-rows-spanned="2">
            <text:p>フリオ</text:p>
          </table:table-cell>
          <table:table-cell table:style-name="ce6" table:content-validation-name="val1" office:value-type="string" table:number-columns-spanned="1" table:number-rows-spanned="2">
            <text:p>舵輪</text:p>
          </table:table-cell>
          <table:table-cell table:formula="of:=VLOOKUP([.B28];[.$A$44:.$F$71];2;0)" office:value-type="float" office:value="16744.375">
            <text:p>16,744</text:p>
          </table:table-cell>
          <table:table-cell table:style-name="ce6" table:content-validation-name="val1" office:value-type="string" table:number-columns-spanned="1" table:number-rows-spanned="2">
            <text:p>舵輪</text:p>
          </table:table-cell>
          <table:table-cell table:formula="of:=VLOOKUP([.D28];[.$A$44:.$F$71];3;0)" office:value-type="float" office:value="50050.625">
            <text:p>50,051</text:p>
          </table:table-cell>
          <table:table-cell table:style-name="ce6" table:content-validation-name="val1" office:value-type="string" table:number-columns-spanned="1" table:number-rows-spanned="2">
            <text:p>舵輪</text:p>
          </table:table-cell>
          <table:table-cell table:style-name="ce2" table:formula="of:=VLOOKUP([.F28];[.$A$44:.$F$71];4;0)" office:value-type="float" office:value="83356.875">
            <text:p>83,357</text:p>
          </table:table-cell>
          <table:table-cell table:style-name="ce6" table:content-validation-name="val1" office:value-type="string" table:number-columns-spanned="1" table:number-rows-spanned="2">
            <text:p>舵輪</text:p>
          </table:table-cell>
          <table:table-cell table:style-name="ce2" table:formula="of:=VLOOKUP([.H28];[.$A$44:.$F$71];5;0)" office:value-type="float" office:value="116663.125">
            <text:p>116,663</text:p>
          </table:table-cell>
          <table:table-cell table:style-name="ce6" table:content-validation-name="val1" office:value-type="string" table:number-columns-spanned="1" table:number-rows-spanned="2">
            <text:p>舵輪</text:p>
          </table:table-cell>
          <table:table-cell table:style-name="ce2" table:formula="of:=VLOOKUP([.J28];[.$A$44:.$F$71];6;0)" office:value-type="float" office:value="149969.375">
            <text:p>149,969</text:p>
          </table:table-cell>
          <table:table-cell table:style-name="ce11" table:formula="of:=SUM([.C28];[.E28];[.G28];[.I28];[.K28])" office:value-type="float" office:value="416784.375">
            <text:p>416,784</text:p>
          </table:table-cell>
          <table:table-cell table:style-name="ce9" table:formula="of:=LOOKUP([.L28];[経験値テーブル.$C$2:.$C$102];[経験値テーブル.$A$2:.$A$102])" office:value-type="float" office:value="100">
            <text:p>100</text:p>
          </table:table-cell>
          <table:table-cell table:style-name="ce14" table:formula="of:=[.M28]+[.M29]" office:value-type="float" office:value="196" table:number-columns-spanned="1" table:number-rows-spanned="2">
            <text:p>196</text:p>
          </table:table-cell>
          <table:table-cell/>
        </table:table-row>
        <table:table-row table:style-name="ro1">
          <table:covered-table-cell/>
          <table:covered-table-cell table:style-name="ce6" table:content-validation-name="val1"/>
          <table:table-cell table:formula="of:=VLOOKUP([.B28];[.$A$74:.$F$101];2;0)" office:value-type="float" office:value="11162.9166666667">
            <text:p>11,163</text:p>
          </table:table-cell>
          <table:covered-table-cell table:style-name="ce6" table:content-validation-name="val1"/>
          <table:table-cell table:formula="of:=VLOOKUP([.D28];[.$A$74:.$F$101];3;0)" office:value-type="float" office:value="33367.0833333333">
            <text:p>33,367</text:p>
          </table:table-cell>
          <table:covered-table-cell table:style-name="ce6" table:content-validation-name="val1"/>
          <table:table-cell table:style-name="ce2" table:formula="of:=VLOOKUP([.F28];[.$A$74:.$F$101];4;0)" office:value-type="float" office:value="55571.25">
            <text:p>55,571</text:p>
          </table:table-cell>
          <table:covered-table-cell table:style-name="ce6" table:content-validation-name="val1"/>
          <table:table-cell table:style-name="ce2" table:formula="of:=VLOOKUP([.H28];[.$A$74:.$F$101];5;0)" office:value-type="float" office:value="77775.4166666667">
            <text:p>77,775</text:p>
          </table:table-cell>
          <table:covered-table-cell table:content-validation-name="val1"/>
          <table:table-cell table:style-name="ce2" table:formula="of:=VLOOKUP([.J28];[.$A$74:.$F$101];6;0)" office:value-type="float" office:value="99979.5833333334">
            <text:p>99,980</text:p>
          </table:table-cell>
          <table:table-cell table:style-name="ce11" table:formula="of:=SUM([.C29];[.E29];[.G29];[.I29];[.K29])" office:value-type="float" office:value="277856.25">
            <text:p>277,856</text:p>
          </table:table-cell>
          <table:table-cell table:style-name="ce9" table:formula="of:=LOOKUP([.L29];[経験値テーブル.$C$2:.$C$102];[経験値テーブル.$A$2:.$A$102])" office:value-type="float" office:value="96">
            <text:p>96</text:p>
          </table:table-cell>
          <table:covered-table-cell table:style-name="ce10"/>
          <table:table-cell/>
        </table:table-row>
        <table:table-row table:style-name="ro1">
          <table:table-cell table:style-name="ce6" office:value-type="string" table:number-columns-spanned="1" table:number-rows-spanned="2">
            <text:p>サムウェル</text:p>
          </table:table-cell>
          <table:table-cell table:style-name="ce6" table:content-validation-name="val1" office:value-type="string" table:number-columns-spanned="1" table:number-rows-spanned="2">
            <text:p>参謀室</text:p>
          </table:table-cell>
          <table:table-cell table:formula="of:=VLOOKUP([.B30];[.$A$44:.$F$71];2;0)" office:value-type="float" office:value="0">
            <text:p>0</text:p>
          </table:table-cell>
          <table:table-cell table:style-name="ce6" table:content-validation-name="val1" office:value-type="string" table:number-columns-spanned="1" table:number-rows-spanned="2">
            <text:p>参謀室</text:p>
          </table:table-cell>
          <table:table-cell table:formula="of:=VLOOKUP([.D30];[.$A$44:.$F$71];3;0)" office:value-type="float" office:value="0">
            <text:p>0</text:p>
          </table:table-cell>
          <table:table-cell table:style-name="ce6" table:content-validation-name="val1" office:value-type="string" table:number-columns-spanned="1" table:number-rows-spanned="2">
            <text:p>参謀室</text:p>
          </table:table-cell>
          <table:table-cell table:style-name="ce2" table:formula="of:=VLOOKUP([.F30];[.$A$44:.$F$71];4;0)" office:value-type="float" office:value="0">
            <text:p>0</text:p>
          </table:table-cell>
          <table:table-cell table:style-name="ce6" table:content-validation-name="val1" office:value-type="string" table:number-columns-spanned="1" table:number-rows-spanned="2">
            <text:p>参謀室</text:p>
          </table:table-cell>
          <table:table-cell table:style-name="ce2" table:formula="of:=VLOOKUP([.H30];[.$A$44:.$F$71];5;0)" office:value-type="float" office:value="0">
            <text:p>0</text:p>
          </table:table-cell>
          <table:table-cell table:style-name="ce6" table:content-validation-name="val1" office:value-type="string" table:number-columns-spanned="1" table:number-rows-spanned="2">
            <text:p>甲板2</text:p>
          </table:table-cell>
          <table:table-cell table:style-name="ce2" table:formula="of:=VLOOKUP([.J30];[.$A$44:.$F$71];6;0)" office:value-type="float" office:value="349928.541666667">
            <text:p>349,929</text:p>
          </table:table-cell>
          <table:table-cell table:style-name="ce11" table:formula="of:=SUM([.C30];[.E30];[.G30];[.I30];[.K30])" office:value-type="float" office:value="349928.541666667">
            <text:p>349,929</text:p>
          </table:table-cell>
          <table:table-cell table:style-name="ce9" table:formula="of:=LOOKUP([.L30];[経験値テーブル.$C$2:.$C$102];[経験値テーブル.$A$2:.$A$102])" office:value-type="float" office:value="100">
            <text:p>100</text:p>
          </table:table-cell>
          <table:table-cell table:style-name="ce14" table:formula="of:=[.M30]+[.M31]" office:value-type="float" office:value="200" table:number-columns-spanned="1" table:number-rows-spanned="2">
            <text:p>200</text:p>
          </table:table-cell>
          <table:table-cell/>
        </table:table-row>
        <table:table-row table:style-name="ro1">
          <table:covered-table-cell/>
          <table:covered-table-cell table:style-name="ce6" table:content-validation-name="val1"/>
          <table:table-cell table:formula="of:=VLOOKUP([.B30];[.$A$74:.$F$101];2;0)" office:value-type="float" office:value="19535.1041666667">
            <text:p>19,535</text:p>
          </table:table-cell>
          <table:covered-table-cell table:style-name="ce6" table:content-validation-name="val1"/>
          <table:table-cell table:formula="of:=VLOOKUP([.D30];[.$A$74:.$F$101];3;0)" office:value-type="float" office:value="58392.3958333333">
            <text:p>58,392</text:p>
          </table:table-cell>
          <table:covered-table-cell table:style-name="ce6" table:content-validation-name="val1"/>
          <table:table-cell table:style-name="ce2" table:formula="of:=VLOOKUP([.F30];[.$A$74:.$F$101];4;0)" office:value-type="float" office:value="97249.6875">
            <text:p>97,250</text:p>
          </table:table-cell>
          <table:covered-table-cell table:style-name="ce6" table:content-validation-name="val1"/>
          <table:table-cell table:style-name="ce2" table:formula="of:=VLOOKUP([.H30];[.$A$74:.$F$101];5;0)" office:value-type="float" office:value="136106.979166667">
            <text:p>136,107</text:p>
          </table:table-cell>
          <table:covered-table-cell table:content-validation-name="val1"/>
          <table:table-cell table:style-name="ce2" table:formula="of:=VLOOKUP([.J30];[.$A$74:.$F$101];6;0)" office:value-type="float" office:value="0">
            <text:p>0</text:p>
          </table:table-cell>
          <table:table-cell table:style-name="ce11" table:formula="of:=SUM([.C31];[.E31];[.G31];[.I31];[.K31])" office:value-type="float" office:value="311284.166666667">
            <text:p>311,284</text:p>
          </table:table-cell>
          <table:table-cell table:style-name="ce9" table:formula="of:=LOOKUP([.L31];[経験値テーブル.$C$2:.$C$102];[経験値テーブル.$A$2:.$A$102])" office:value-type="float" office:value="100">
            <text:p>100</text:p>
          </table:table-cell>
          <table:covered-table-cell table:style-name="ce10"/>
          <table:table-cell/>
        </table:table-row>
        <table:table-row table:style-name="ro1">
          <table:table-cell table:style-name="ce6" office:value-type="string" table:number-columns-spanned="1" table:number-rows-spanned="2">
            <text:p>チェザーレ</text:p>
          </table:table-cell>
          <table:table-cell table:style-name="ce6" table:content-validation-name="val1" office:value-type="string" table:number-columns-spanned="1" table:number-rows-spanned="2">
            <text:p>測量</text:p>
          </table:table-cell>
          <table:table-cell table:formula="of:=VLOOKUP([.B32];[.$A$44:.$F$71];2;0)" office:value-type="float" office:value="0">
            <text:p>0</text:p>
          </table:table-cell>
          <table:table-cell table:style-name="ce6" table:content-validation-name="val1" office:value-type="string" table:number-columns-spanned="1" table:number-rows-spanned="2">
            <text:p>測量</text:p>
          </table:table-cell>
          <table:table-cell table:formula="of:=VLOOKUP([.D32];[.$A$44:.$F$71];3;0)" office:value-type="float" office:value="0">
            <text:p>0</text:p>
          </table:table-cell>
          <table:table-cell table:style-name="ce6" table:content-validation-name="val1" office:value-type="string" table:number-columns-spanned="1" table:number-rows-spanned="2">
            <text:p>測量</text:p>
          </table:table-cell>
          <table:table-cell table:style-name="ce2" table:formula="of:=VLOOKUP([.F32];[.$A$44:.$F$71];4;0)" office:value-type="float" office:value="0">
            <text:p>0</text:p>
          </table:table-cell>
          <table:table-cell table:style-name="ce6" table:content-validation-name="val1" office:value-type="string" table:number-columns-spanned="1" table:number-rows-spanned="2">
            <text:p>材木室</text:p>
          </table:table-cell>
          <table:table-cell table:style-name="ce2" table:formula="of:=VLOOKUP([.H32];[.$A$44:.$F$71];5;0)" office:value-type="float" office:value="77775.4166666667">
            <text:p>77,775</text:p>
          </table:table-cell>
          <table:table-cell table:style-name="ce6" table:content-validation-name="val1" office:value-type="string" table:number-columns-spanned="1" table:number-rows-spanned="2">
            <text:p>甲板3</text:p>
          </table:table-cell>
          <table:table-cell table:style-name="ce2" table:formula="of:=VLOOKUP([.J32];[.$A$44:.$F$71];6;0)" office:value-type="float" office:value="349928.541666667">
            <text:p>349,929</text:p>
          </table:table-cell>
          <table:table-cell table:style-name="ce11" table:formula="of:=SUM([.C32];[.E32];[.G32];[.I32];[.K32])" office:value-type="float" office:value="427703.958333333">
            <text:p>427,704</text:p>
          </table:table-cell>
          <table:table-cell table:style-name="ce9" table:formula="of:=LOOKUP([.L32];[経験値テーブル.$C$2:.$C$102];[経験値テーブル.$A$2:.$A$102])" office:value-type="float" office:value="100">
            <text:p>100</text:p>
          </table:table-cell>
          <table:table-cell table:style-name="ce14" table:formula="of:=[.M32]+[.M33]" office:value-type="float" office:value="198" table:number-columns-spanned="1" table:number-rows-spanned="2">
            <text:p>198</text:p>
          </table:table-cell>
          <table:table-cell/>
        </table:table-row>
        <table:table-row table:style-name="ro1">
          <table:covered-table-cell/>
          <table:covered-table-cell table:style-name="ce6" table:content-validation-name="val1"/>
          <table:table-cell table:formula="of:=VLOOKUP([.B32];[.$A$74:.$F$101];2;0)" office:value-type="float" office:value="27907.2916666667">
            <text:p>27,907</text:p>
          </table:table-cell>
          <table:covered-table-cell table:style-name="ce6" table:content-validation-name="val1"/>
          <table:table-cell table:formula="of:=VLOOKUP([.D32];[.$A$74:.$F$101];3;0)" office:value-type="float" office:value="83417.7083333333">
            <text:p>83,418</text:p>
          </table:table-cell>
          <table:covered-table-cell table:style-name="ce6" table:content-validation-name="val1"/>
          <table:table-cell table:style-name="ce2" table:formula="of:=VLOOKUP([.F32];[.$A$74:.$F$101];4;0)" office:value-type="float" office:value="138928.125">
            <text:p>138,928</text:p>
          </table:table-cell>
          <table:covered-table-cell table:style-name="ce6" table:content-validation-name="val1"/>
          <table:table-cell table:style-name="ce2" table:formula="of:=VLOOKUP([.H32];[.$A$74:.$F$101];5;0)" office:value-type="float" office:value="38887.7083333333">
            <text:p>38,888</text:p>
          </table:table-cell>
          <table:covered-table-cell table:content-validation-name="val1"/>
          <table:table-cell table:style-name="ce2" table:formula="of:=VLOOKUP([.J32];[.$A$74:.$F$101];6;0)" office:value-type="float" office:value="0">
            <text:p>0</text:p>
          </table:table-cell>
          <table:table-cell table:style-name="ce11" table:formula="of:=SUM([.C33];[.E33];[.G33];[.I33];[.K33])" office:value-type="float" office:value="289140.833333333">
            <text:p>289,141</text:p>
          </table:table-cell>
          <table:table-cell table:style-name="ce9" table:formula="of:=LOOKUP([.L33];[経験値テーブル.$C$2:.$C$102];[経験値テーブル.$A$2:.$A$102])" office:value-type="float" office:value="98">
            <text:p>98</text:p>
          </table:table-cell>
          <table:covered-table-cell table:style-name="ce10"/>
          <table:table-cell/>
        </table:table-row>
        <table:table-row table:style-name="ro1">
          <table:table-cell table:style-name="ce6" office:value-type="string" table:number-columns-spanned="1" table:number-rows-spanned="2">
            <text:p>マヌエル</text:p>
          </table:table-cell>
          <table:table-cell table:style-name="ce6" table:content-validation-name="val1" office:value-type="string" table:number-columns-spanned="1" table:number-rows-spanned="2">
            <text:p>材木室</text:p>
          </table:table-cell>
          <table:table-cell table:formula="of:=VLOOKUP([.B34];[.$A$44:.$F$71];2;0)" office:value-type="float" office:value="11162.9166666667">
            <text:p>11,163</text:p>
          </table:table-cell>
          <table:table-cell table:style-name="ce6" table:content-validation-name="val1" office:value-type="string" table:number-columns-spanned="1" table:number-rows-spanned="2">
            <text:p>材木室</text:p>
          </table:table-cell>
          <table:table-cell table:formula="of:=VLOOKUP([.D34];[.$A$44:.$F$71];3;0)" office:value-type="float" office:value="33367.0833333333">
            <text:p>33,367</text:p>
          </table:table-cell>
          <table:table-cell table:style-name="ce6" table:content-validation-name="val1" office:value-type="string" table:number-columns-spanned="1" table:number-rows-spanned="2">
            <text:p>材木室</text:p>
          </table:table-cell>
          <table:table-cell table:style-name="ce2" table:formula="of:=VLOOKUP([.F34];[.$A$44:.$F$71];4;0)" office:value-type="float" office:value="55571.25">
            <text:p>55,571</text:p>
          </table:table-cell>
          <table:table-cell table:style-name="ce6" table:content-validation-name="val1" office:value-type="string" table:number-columns-spanned="1" table:number-rows-spanned="2">
            <text:p>測量</text:p>
          </table:table-cell>
          <table:table-cell table:style-name="ce2" table:formula="of:=VLOOKUP([.H34];[.$A$44:.$F$71];5;0)" office:value-type="float" office:value="0">
            <text:p>0</text:p>
          </table:table-cell>
          <table:table-cell table:style-name="ce6" table:content-validation-name="val1" office:value-type="string" table:number-columns-spanned="1" table:number-rows-spanned="2">
            <text:p>材木室</text:p>
          </table:table-cell>
          <table:table-cell table:style-name="ce2" table:formula="of:=VLOOKUP([.J34];[.$A$44:.$F$71];6;0)" office:value-type="float" office:value="99979.5833333334">
            <text:p>99,980</text:p>
          </table:table-cell>
          <table:table-cell table:style-name="ce11" table:formula="of:=SUM([.C34];[.E34];[.G34];[.I34];[.K34])" office:value-type="float" office:value="200080.833333333">
            <text:p>200,081</text:p>
          </table:table-cell>
          <table:table-cell table:style-name="ce9" table:formula="of:=LOOKUP([.L34];[経験値テーブル.$C$2:.$C$102];[経験値テーブル.$A$2:.$A$102])" office:value-type="float" office:value="81">
            <text:p>81</text:p>
          </table:table-cell>
          <table:table-cell table:style-name="ce14" table:formula="of:=[.M34]+[.M35]" office:value-type="float" office:value="180" table:number-columns-spanned="1" table:number-rows-spanned="2">
            <text:p>180</text:p>
          </table:table-cell>
          <table:table-cell/>
        </table:table-row>
        <table:table-row table:style-name="ro1">
          <table:covered-table-cell/>
          <table:covered-table-cell table:style-name="ce6" table:content-validation-name="val1"/>
          <table:table-cell table:formula="of:=VLOOKUP([.B34];[.$A$74:.$F$101];2;0)" office:value-type="float" office:value="5581.45833333333">
            <text:p>5,581</text:p>
          </table:table-cell>
          <table:covered-table-cell table:style-name="ce6" table:content-validation-name="val1"/>
          <table:table-cell table:formula="of:=VLOOKUP([.D34];[.$A$74:.$F$101];3;0)" office:value-type="float" office:value="16683.5416666667">
            <text:p>16,684</text:p>
          </table:table-cell>
          <table:covered-table-cell table:style-name="ce6" table:content-validation-name="val1"/>
          <table:table-cell table:style-name="ce2" table:formula="of:=VLOOKUP([.F34];[.$A$74:.$F$101];4;0)" office:value-type="float" office:value="27785.625">
            <text:p>27,786</text:p>
          </table:table-cell>
          <table:covered-table-cell table:style-name="ce6" table:content-validation-name="val1"/>
          <table:table-cell table:style-name="ce2" table:formula="of:=VLOOKUP([.H34];[.$A$74:.$F$101];5;0)" office:value-type="float" office:value="194438.541666667">
            <text:p>194,439</text:p>
          </table:table-cell>
          <table:covered-table-cell table:content-validation-name="val1"/>
          <table:table-cell table:style-name="ce2" table:formula="of:=VLOOKUP([.J34];[.$A$74:.$F$101];6;0)" office:value-type="float" office:value="49989.7916666667">
            <text:p>49,990</text:p>
          </table:table-cell>
          <table:table-cell table:style-name="ce11" table:formula="of:=SUM([.C35];[.E35];[.G35];[.I35];[.K35])" office:value-type="float" office:value="294478.958333333">
            <text:p>294,479</text:p>
          </table:table-cell>
          <table:table-cell table:style-name="ce9" table:formula="of:=LOOKUP([.L35];[経験値テーブル.$C$2:.$C$102];[経験値テーブル.$A$2:.$A$102])" office:value-type="float" office:value="99">
            <text:p>99</text:p>
          </table:table-cell>
          <table:covered-table-cell table:style-name="ce10"/>
          <table:table-cell/>
        </table:table-row>
        <table:table-row table:style-name="ro1">
          <table:table-cell table:style-name="ce6" office:value-type="string" table:number-columns-spanned="1" table:number-rows-spanned="2">
            <text:p>ユリアン</text:p>
          </table:table-cell>
          <table:table-cell table:style-name="ce6" table:content-validation-name="val1" office:value-type="string" table:number-columns-spanned="1" table:number-rows-spanned="2">
            <text:p>娯楽室</text:p>
          </table:table-cell>
          <table:table-cell table:formula="of:=VLOOKUP([.B36];[.$A$44:.$F$71];2;0)" office:value-type="float" office:value="1395.36458333333">
            <text:p>1,395</text:p>
          </table:table-cell>
          <table:table-cell table:style-name="ce6" table:content-validation-name="val1" office:value-type="string" table:number-columns-spanned="1" table:number-rows-spanned="2">
            <text:p>娯楽室</text:p>
          </table:table-cell>
          <table:table-cell table:formula="of:=VLOOKUP([.D36];[.$A$44:.$F$71];3;0)" office:value-type="float" office:value="4170.88541666667">
            <text:p>4,171</text:p>
          </table:table-cell>
          <table:table-cell table:style-name="ce6" table:content-validation-name="val1" office:value-type="string" table:number-columns-spanned="1" table:number-rows-spanned="2">
            <text:p>娯楽室</text:p>
          </table:table-cell>
          <table:table-cell table:style-name="ce2" table:formula="of:=VLOOKUP([.F36];[.$A$44:.$F$71];4;0)" office:value-type="float" office:value="6946.40625">
            <text:p>6,946</text:p>
          </table:table-cell>
          <table:table-cell table:style-name="ce6" table:content-validation-name="val1" office:value-type="string" table:number-columns-spanned="1" table:number-rows-spanned="2">
            <text:p>甲板1</text:p>
          </table:table-cell>
          <table:table-cell table:style-name="ce2" table:formula="of:=VLOOKUP([.H36];[.$A$44:.$F$71];5;0)" office:value-type="float" office:value="272213.958333333">
            <text:p>272,214</text:p>
          </table:table-cell>
          <table:table-cell table:style-name="ce6" table:content-validation-name="val1" office:value-type="string" table:number-columns-spanned="1" table:number-rows-spanned="2">
            <text:p>測量</text:p>
          </table:table-cell>
          <table:table-cell table:style-name="ce2" table:formula="of:=VLOOKUP([.J36];[.$A$44:.$F$71];6;0)" office:value-type="float" office:value="0">
            <text:p>0</text:p>
          </table:table-cell>
          <table:table-cell table:style-name="ce11" table:formula="of:=SUM([.C36];[.E36];[.G36];[.I36];[.K36])" office:value-type="float" office:value="284726.614583333">
            <text:p>284,727</text:p>
          </table:table-cell>
          <table:table-cell table:style-name="ce9" table:formula="of:=LOOKUP([.L36];[経験値テーブル.$C$2:.$C$102];[経験値テーブル.$A$2:.$A$102])" office:value-type="float" office:value="97">
            <text:p>97</text:p>
          </table:table-cell>
          <table:table-cell table:style-name="ce14" table:formula="of:=[.M36]+[.M37]" office:value-type="float" office:value="190" table:number-columns-spanned="1" table:number-rows-spanned="2">
            <text:p>190</text:p>
          </table:table-cell>
          <table:table-cell/>
        </table:table-row>
        <table:table-row table:style-name="ro1">
          <table:covered-table-cell/>
          <table:covered-table-cell table:style-name="ce6" table:content-validation-name="val1"/>
          <table:table-cell table:formula="of:=VLOOKUP([.B36];[.$A$74:.$F$101];2;0)" office:value-type="float" office:value="1395.36458333333">
            <text:p>1,395</text:p>
          </table:table-cell>
          <table:covered-table-cell table:style-name="ce6" table:content-validation-name="val1"/>
          <table:table-cell table:formula="of:=VLOOKUP([.D36];[.$A$74:.$F$101];3;0)" office:value-type="float" office:value="4170.88541666667">
            <text:p>4,171</text:p>
          </table:table-cell>
          <table:covered-table-cell table:style-name="ce6" table:content-validation-name="val1"/>
          <table:table-cell table:style-name="ce2" table:formula="of:=VLOOKUP([.F36];[.$A$74:.$F$101];4;0)" office:value-type="float" office:value="6946.40625">
            <text:p>6,946</text:p>
          </table:table-cell>
          <table:covered-table-cell table:style-name="ce6" table:content-validation-name="val1"/>
          <table:table-cell table:style-name="ce2" table:formula="of:=VLOOKUP([.H36];[.$A$74:.$F$101];5;0)" office:value-type="float" office:value="0">
            <text:p>0</text:p>
          </table:table-cell>
          <table:covered-table-cell table:content-validation-name="val1"/>
          <table:table-cell table:style-name="ce2" table:formula="of:=VLOOKUP([.J36];[.$A$74:.$F$101];6;0)" office:value-type="float" office:value="249948.958333333">
            <text:p>249,949</text:p>
          </table:table-cell>
          <table:table-cell table:style-name="ce11" table:formula="of:=SUM([.C37];[.E37];[.G37];[.I37];[.K37])" office:value-type="float" office:value="262461.614583333">
            <text:p>262,462</text:p>
          </table:table-cell>
          <table:table-cell table:style-name="ce9" table:formula="of:=LOOKUP([.L37];[経験値テーブル.$C$2:.$C$102];[経験値テーブル.$A$2:.$A$102])" office:value-type="float" office:value="93">
            <text:p>93</text:p>
          </table:table-cell>
          <table:covered-table-cell table:style-name="ce10"/>
          <table:table-cell/>
        </table:table-row>
        <table:table-row table:style-name="ro1">
          <table:table-cell table:style-name="ce6" office:value-type="string" table:number-columns-spanned="1" table:number-rows-spanned="2">
            <text:p>シャルル</text:p>
          </table:table-cell>
          <table:table-cell table:style-name="ce6" table:content-validation-name="val1" office:value-type="string" table:number-columns-spanned="1" table:number-rows-spanned="2">
            <text:p>甲板3</text:p>
          </table:table-cell>
          <table:table-cell table:formula="of:=VLOOKUP([.B38];[.$A$44:.$F$71];2;0)" office:value-type="float" office:value="39070.2083333333">
            <text:p>39,070</text:p>
          </table:table-cell>
          <table:table-cell table:style-name="ce6" table:content-validation-name="val1" office:value-type="string" table:number-columns-spanned="1" table:number-rows-spanned="2">
            <text:p>甲板3</text:p>
          </table:table-cell>
          <table:table-cell table:formula="of:=VLOOKUP([.D38];[.$A$44:.$F$71];3;0)" office:value-type="float" office:value="116784.791666667">
            <text:p>116,785</text:p>
          </table:table-cell>
          <table:table-cell table:style-name="ce6" table:content-validation-name="val1" office:value-type="string" table:number-columns-spanned="1" table:number-rows-spanned="2">
            <text:p>甲板3</text:p>
          </table:table-cell>
          <table:table-cell table:style-name="ce2" table:formula="of:=VLOOKUP([.F38];[.$A$44:.$F$71];4;0)" office:value-type="float" office:value="194499.375">
            <text:p>194,499</text:p>
          </table:table-cell>
          <table:table-cell table:style-name="ce6" table:content-validation-name="val1" office:value-type="string" table:number-columns-spanned="1" table:number-rows-spanned="2">
            <text:p>娯楽室</text:p>
          </table:table-cell>
          <table:table-cell table:style-name="ce2" table:formula="of:=VLOOKUP([.H38];[.$A$44:.$F$71];5;0)" office:value-type="float" office:value="9721.92708333333">
            <text:p>9,722</text:p>
          </table:table-cell>
          <table:table-cell table:style-name="ce6" table:content-validation-name="val1" office:value-type="string" table:number-columns-spanned="1" table:number-rows-spanned="2">
            <text:p>参謀室</text:p>
          </table:table-cell>
          <table:table-cell table:style-name="ce2" table:formula="of:=VLOOKUP([.J38];[.$A$44:.$F$71];6;0)" office:value-type="float" office:value="0">
            <text:p>0</text:p>
          </table:table-cell>
          <table:table-cell table:style-name="ce11" table:formula="of:=SUM([.C38];[.E38];[.G38];[.I38];[.K38])" office:value-type="float" office:value="360076.302083333">
            <text:p>360,076</text:p>
          </table:table-cell>
          <table:table-cell table:style-name="ce9" table:formula="of:=LOOKUP([.L38];[経験値テーブル.$C$2:.$C$102];[経験値テーブル.$A$2:.$A$102])" office:value-type="float" office:value="100">
            <text:p>100</text:p>
          </table:table-cell>
          <table:table-cell table:style-name="ce14" table:formula="of:=[.M38]+[.M39]" office:value-type="float" office:value="178" table:number-columns-spanned="1" table:number-rows-spanned="2">
            <text:p>178</text:p>
          </table:table-cell>
          <table:table-cell/>
        </table:table-row>
        <table:table-row table:style-name="ro1">
          <table:covered-table-cell/>
          <table:covered-table-cell table:style-name="Default" table:content-validation-name="val1"/>
          <table:table-cell table:formula="of:=VLOOKUP([.B38];[.$A$74:.$F$101];2;0)" office:value-type="float" office:value="0">
            <text:p>0</text:p>
          </table:table-cell>
          <table:covered-table-cell table:style-name="Default" table:content-validation-name="val1"/>
          <table:table-cell table:formula="of:=VLOOKUP([.D38];[.$A$74:.$F$101];3;0)" office:value-type="float" office:value="0">
            <text:p>0</text:p>
          </table:table-cell>
          <table:covered-table-cell table:style-name="Default" table:content-validation-name="val1"/>
          <table:table-cell table:style-name="ce2" table:formula="of:=VLOOKUP([.F38];[.$A$74:.$F$101];4;0)" office:value-type="float" office:value="0">
            <text:p>0</text:p>
          </table:table-cell>
          <table:covered-table-cell table:content-validation-name="val1"/>
          <table:table-cell table:style-name="ce2" table:formula="of:=VLOOKUP([.H38];[.$A$74:.$F$101];5;0)" office:value-type="float" office:value="9721.92708333333">
            <text:p>9,722</text:p>
          </table:table-cell>
          <table:covered-table-cell table:content-validation-name="val1"/>
          <table:table-cell table:style-name="ce2" table:formula="of:=VLOOKUP([.J38];[.$A$74:.$F$101];6;0)" office:value-type="float" office:value="174964.270833333">
            <text:p>174,964</text:p>
          </table:table-cell>
          <table:table-cell table:style-name="ce11" table:formula="of:=SUM([.C39];[.E39];[.G39];[.I39];[.K39])" office:value-type="float" office:value="184686.197916667">
            <text:p>184,686</text:p>
          </table:table-cell>
          <table:table-cell table:style-name="ce9" table:formula="of:=LOOKUP([.L39];[経験値テーブル.$C$2:.$C$102];[経験値テーブル.$A$2:.$A$102])" office:value-type="float" office:value="78">
            <text:p>78</text:p>
          </table:table-cell>
          <table:covered-table-cell table:style-name="ce10"/>
          <table:table-cell/>
        </table:table-row>
        <table:table-row table:style-name="ro1">
          <table:table-cell/>
          <table:table-cell table:style-name="Default" table:number-columns-repeated="6"/>
          <table:table-cell table:number-columns-repeated="3"/>
          <table:table-cell table:style-name="ce6" office:value-type="string" table:number-columns-spanned="1" table:number-rows-spanned="2">
            <text:p>平均</text:p>
          </table:table-cell>
          <table:table-cell table:style-name="ce11" table:formula="of:=AVERAGE(MIN([.L2];300000);MIN([.L4];300000);MIN([.L6];300000);MIN([.L8];300000);MIN([.L10];300000);MIN([.L12];300000);MIN([.L14];300000);MIN([.L16];300000);MIN([.L18];300000);MIN([.L20];300000);MIN([.L22];300000);MIN([.L24];300000);MIN([.L26];300000);MIN([.L28];300000);MIN([.L30];300000);MIN([.L32];300000);MIN([.L34];300000);MIN([.L36];300000);MIN([.L38];300000))" office:value-type="float" office:value="286385.720942982">
            <text:p>286,386</text:p>
          </table:table-cell>
          <table:table-cell table:formula="of:=AVERAGE([.M2];[.M4];[.M6];[.M8];[.M10];[.M12];[.M14];[.M16];[.M18];[.M20];[.M22];[.M24];[.M26];[.M28];[.M30];[.M32];[.M34];[.M36];[.M38])" office:value-type="float" office:value="97.4736842105263">
            <text:p>97.47</text:p>
          </table:table-cell>
          <table:table-cell table:style-name="ce8" table:formula="of:=AVERAGE([.N2:.N38])" office:value-type="float" office:value="193.666666666667" table:number-columns-spanned="1" table:number-rows-spanned="2">
            <text:p>193.67</text:p>
          </table:table-cell>
          <table:table-cell/>
        </table:table-row>
        <table:table-row table:style-name="ro1">
          <table:table-cell/>
          <table:table-cell table:style-name="Default" table:number-columns-repeated="6"/>
          <table:table-cell table:number-columns-repeated="3"/>
          <table:covered-table-cell/>
          <table:table-cell table:style-name="ce11" table:formula="of:=AVERAGE(MIN([.L3];300000);MIN([.L5];300000);MIN([.L7];300000);MIN([.L9];300000);MIN([.L11];300000);MIN([.L13];300000);MIN([.L15];300000);MIN([.L17];300000);MIN([.L19];300000);MIN([.L21];300000);MIN([.L23];300000);MIN([.L25];300000);MIN([.L27];300000);MIN([.L29];300000);MIN([.L31];300000);MIN([.L33];300000);MIN([.L35];300000);MIN([.L37];300000);MIN([.L39];300000))" office:value-type="float" office:value="277969.709429825">
            <text:p>277,970</text:p>
          </table:table-cell>
          <table:table-cell table:formula="of:=AVERAGE([.M3];[.M5];[.M7];[.M9];[.M11];[.M13];[.M15];[.M17];[.M19];[.M21];[.M23];[.M25];[.M27];[.M29];[.M31];[.M33];[.M35];[.M37];[.M39])" office:value-type="float" office:value="95.9473684210526">
            <text:p>95.95</text:p>
          </table:table-cell>
          <table:covered-table-cell table:style-name="ce10"/>
          <table:table-cell/>
        </table:table-row>
        <table:table-row table:style-name="ro2">
          <table:table-cell/>
          <table:table-cell table:style-name="Default" table:number-columns-repeated="6"/>
          <table:table-cell table:number-columns-repeated="4"/>
          <table:table-cell table:style-name="ce12" office:value-type="string">
            <text:p>青字: 30万以上</text:p>
          </table:table-cell>
          <table:table-cell table:number-columns-repeated="3"/>
        </table:table-row>
        <table:table-row table:style-name="ro2">
          <table:table-cell office:value-type="string">
            <text:p>航海経験</text:p>
          </table:table-cell>
          <table:table-cell table:style-name="ce1" office:value-type="string">
            <text:p>半年</text:p>
          </table:table-cell>
          <table:table-cell table:style-name="ce1" office:value-type="string">
            <text:p>1年</text:p>
          </table:table-cell>
          <table:table-cell table:style-name="ce1" office:value-type="string">
            <text:p>1年半</text:p>
          </table:table-cell>
          <table:table-cell table:style-name="ce1" office:value-type="string">
            <text:p>2年</text:p>
          </table:table-cell>
          <table:table-cell table:style-name="ce1" office:value-type="string">
            <text:p>2年半</text:p>
          </table:table-cell>
          <table:table-cell table:style-name="ce1"/>
          <table:table-cell table:number-columns-repeated="4"/>
          <table:table-cell table:style-name="ce13" office:value-type="string">
            <text:p>赤字: 20万未満</text:p>
          </table:table-cell>
          <table:table-cell table:number-columns-repeated="3"/>
        </table:table-row>
        <table:table-row table:style-name="ro1">
          <table:table-cell office:value-type="string">
            <text:p>-</text:p>
          </table:table-cell>
          <table:table-cell table:number-columns-repeated="5" office:value-type="float" office:value="0">
            <text:p>0</text:p>
          </table:table-cell>
          <table:table-cell table:style-name="Default"/>
          <table:table-cell table:number-columns-repeated="8"/>
        </table:table-row>
        <table:table-row table:style-name="ro1">
          <table:table-cell office:value-type="string">
            <text:p>未配置</text:p>
          </table:table-cell>
          <table:table-cell table:formula="of:=[長期航海.E4]" office:value-type="float" office:value="1395.36458333333">
            <text:p>1,395</text:p>
          </table:table-cell>
          <table:table-cell table:formula="of:=[長期航海.F4]" office:value-type="float" office:value="4170.88541666667">
            <text:p>4,171</text:p>
          </table:table-cell>
          <table:table-cell table:formula="of:=[長期航海.G4]" office:value-type="float" office:value="6946.40625">
            <text:p>6,946</text:p>
          </table:table-cell>
          <table:table-cell table:formula="of:=[長期航海.H4]" office:value-type="float" office:value="9721.92708333333">
            <text:p>9,722</text:p>
          </table:table-cell>
          <table:table-cell table:formula="of:=[長期航海.I4]" office:value-type="float" office:value="12497.4479166667">
            <text:p>12,497</text:p>
          </table:table-cell>
          <table:table-cell table:number-columns-repeated="9"/>
        </table:table-row>
        <table:table-row table:style-name="ro1">
          <table:table-cell office:value-type="string">
            <text:p>艦長室</text:p>
          </table:table-cell>
          <table:table-cell table:formula="of:=[長期航海.E8]" office:value-type="float" office:value="5581.45833333333">
            <text:p>5,581</text:p>
          </table:table-cell>
          <table:table-cell table:formula="of:=[長期航海.F8]" office:value-type="float" office:value="16683.5416666667">
            <text:p>16,684</text:p>
          </table:table-cell>
          <table:table-cell table:formula="of:=[長期航海.G8]" office:value-type="float" office:value="27785.625">
            <text:p>27,786</text:p>
          </table:table-cell>
          <table:table-cell table:formula="of:=[長期航海.H8]" office:value-type="float" office:value="38887.7083333333">
            <text:p>38,888</text:p>
          </table:table-cell>
          <table:table-cell table:formula="of:=[長期航海.I8]" office:value-type="float" office:value="49989.7916666667">
            <text:p>49,990</text:p>
          </table:table-cell>
          <table:table-cell table:number-columns-repeated="9"/>
        </table:table-row>
        <table:table-row table:style-name="ro1">
          <table:table-cell office:value-type="string">
            <text:p>副官室</text:p>
          </table:table-cell>
          <table:table-cell table:formula="of:=[長期航海.E12]" office:value-type="float" office:value="5581.45833333333">
            <text:p>5,581</text:p>
          </table:table-cell>
          <table:table-cell table:formula="of:=[長期航海.F12]" office:value-type="float" office:value="16683.5416666667">
            <text:p>16,684</text:p>
          </table:table-cell>
          <table:table-cell table:formula="of:=[長期航海.G12]" office:value-type="float" office:value="27785.625">
            <text:p>27,786</text:p>
          </table:table-cell>
          <table:table-cell table:formula="of:=[長期航海.H12]" office:value-type="float" office:value="38887.7083333333">
            <text:p>38,888</text:p>
          </table:table-cell>
          <table:table-cell table:formula="of:=[長期航海.I12]" office:value-type="float" office:value="49989.7916666667">
            <text:p>49,990</text:p>
          </table:table-cell>
          <table:table-cell table:number-columns-repeated="9"/>
        </table:table-row>
        <table:table-row table:style-name="ro1">
          <table:table-cell office:value-type="string">
            <text:p>舵輪</text:p>
          </table:table-cell>
          <table:table-cell table:formula="of:=[長期航海.E16]" office:value-type="float" office:value="16744.375">
            <text:p>16,744</text:p>
          </table:table-cell>
          <table:table-cell table:formula="of:=[長期航海.F16]" office:value-type="float" office:value="50050.625">
            <text:p>50,051</text:p>
          </table:table-cell>
          <table:table-cell table:formula="of:=[長期航海.G16]" office:value-type="float" office:value="83356.875">
            <text:p>83,357</text:p>
          </table:table-cell>
          <table:table-cell table:formula="of:=[長期航海.H16]" office:value-type="float" office:value="116663.125">
            <text:p>116,663</text:p>
          </table:table-cell>
          <table:table-cell table:formula="of:=[長期航海.I16]" office:value-type="float" office:value="149969.375">
            <text:p>149,969</text:p>
          </table:table-cell>
          <table:table-cell table:number-columns-repeated="9"/>
        </table:table-row>
        <table:table-row table:style-name="ro1">
          <table:table-cell office:value-type="string">
            <text:p>測量</text:p>
          </table:table-cell>
          <table:table-cell table:formula="of:=[長期航海.E20]" office:value-type="float" office:value="0">
            <text:p>0</text:p>
          </table:table-cell>
          <table:table-cell table:formula="of:=[長期航海.F20]" office:value-type="float" office:value="0">
            <text:p>0</text:p>
          </table:table-cell>
          <table:table-cell table:formula="of:=[長期航海.G20]" office:value-type="float" office:value="0">
            <text:p>0</text:p>
          </table:table-cell>
          <table:table-cell table:formula="of:=[長期航海.H20]" office:value-type="float" office:value="0">
            <text:p>0</text:p>
          </table:table-cell>
          <table:table-cell table:formula="of:=[長期航海.I20]" office:value-type="float" office:value="0">
            <text:p>0</text:p>
          </table:table-cell>
          <table:table-cell table:number-columns-repeated="9"/>
        </table:table-row>
        <table:table-row table:style-name="ro1">
          <table:table-cell office:value-type="string">
            <text:p>見張台</text:p>
          </table:table-cell>
          <table:table-cell table:formula="of:=[長期航海.E24]" office:value-type="float" office:value="11162.9166666667">
            <text:p>11,163</text:p>
          </table:table-cell>
          <table:table-cell table:formula="of:=[長期航海.F24]" office:value-type="float" office:value="33367.0833333333">
            <text:p>33,367</text:p>
          </table:table-cell>
          <table:table-cell table:formula="of:=[長期航海.G24]" office:value-type="float" office:value="55571.25">
            <text:p>55,571</text:p>
          </table:table-cell>
          <table:table-cell table:formula="of:=[長期航海.H24]" office:value-type="float" office:value="77775.4166666667">
            <text:p>77,775</text:p>
          </table:table-cell>
          <table:table-cell table:formula="of:=[長期航海.I24]" office:value-type="float" office:value="99979.5833333334">
            <text:p>99,980</text:p>
          </table:table-cell>
          <table:table-cell table:number-columns-repeated="9"/>
        </table:table-row>
        <table:table-row table:style-name="ro2">
          <table:table-cell office:value-type="string">
            <text:p>マスト1</text:p>
          </table:table-cell>
          <table:table-cell table:formula="of:=[長期航海.E28]" office:value-type="float" office:value="22325.8333333333">
            <text:p>22,326</text:p>
          </table:table-cell>
          <table:table-cell table:formula="of:=[長期航海.F28]" office:value-type="float" office:value="66734.1666666667">
            <text:p>66,734</text:p>
          </table:table-cell>
          <table:table-cell table:formula="of:=[長期航海.G28]" office:value-type="float" office:value="111142.5">
            <text:p>111,143</text:p>
          </table:table-cell>
          <table:table-cell table:formula="of:=[長期航海.H28]" office:value-type="float" office:value="155550.833333333">
            <text:p>155,551</text:p>
          </table:table-cell>
          <table:table-cell table:formula="of:=[長期航海.I28]" office:value-type="float" office:value="199959.166666667">
            <text:p>199,959</text:p>
          </table:table-cell>
          <table:table-cell table:number-columns-repeated="9"/>
        </table:table-row>
        <table:table-row table:style-name="ro2">
          <table:table-cell office:value-type="string">
            <text:p>マスト2</text:p>
          </table:table-cell>
          <table:table-cell table:formula="of:=[長期航海.E28]" office:value-type="float" office:value="22325.8333333333">
            <text:p>22,326</text:p>
          </table:table-cell>
          <table:table-cell table:formula="of:=[長期航海.F28]" office:value-type="float" office:value="66734.1666666667">
            <text:p>66,734</text:p>
          </table:table-cell>
          <table:table-cell table:formula="of:=[長期航海.G28]" office:value-type="float" office:value="111142.5">
            <text:p>111,143</text:p>
          </table:table-cell>
          <table:table-cell table:formula="of:=[長期航海.H28]" office:value-type="float" office:value="155550.833333333">
            <text:p>155,551</text:p>
          </table:table-cell>
          <table:table-cell table:formula="of:=[長期航海.I28]" office:value-type="float" office:value="199959.166666667">
            <text:p>199,959</text:p>
          </table:table-cell>
          <table:table-cell table:number-columns-repeated="9"/>
        </table:table-row>
        <table:table-row table:style-name="ro2">
          <table:table-cell office:value-type="string">
            <text:p>マスト3</text:p>
          </table:table-cell>
          <table:table-cell table:formula="of:=[長期航海.E28]" office:value-type="float" office:value="22325.8333333333">
            <text:p>22,326</text:p>
          </table:table-cell>
          <table:table-cell table:formula="of:=[長期航海.F28]" office:value-type="float" office:value="66734.1666666667">
            <text:p>66,734</text:p>
          </table:table-cell>
          <table:table-cell table:formula="of:=[長期航海.G28]" office:value-type="float" office:value="111142.5">
            <text:p>111,143</text:p>
          </table:table-cell>
          <table:table-cell table:formula="of:=[長期航海.H28]" office:value-type="float" office:value="155550.833333333">
            <text:p>155,551</text:p>
          </table:table-cell>
          <table:table-cell table:formula="of:=[長期航海.I28]" office:value-type="float" office:value="199959.166666667">
            <text:p>199,959</text:p>
          </table:table-cell>
          <table:table-cell table:number-columns-repeated="9"/>
        </table:table-row>
        <table:table-row table:style-name="ro2">
          <table:table-cell office:value-type="string">
            <text:p>甲板1</text:p>
          </table:table-cell>
          <table:table-cell table:formula="of:=[長期航海.E32]" office:value-type="float" office:value="39070.2083333333">
            <text:p>39,070</text:p>
          </table:table-cell>
          <table:table-cell table:formula="of:=[長期航海.F32]" office:value-type="float" office:value="116784.791666667">
            <text:p>116,785</text:p>
          </table:table-cell>
          <table:table-cell table:formula="of:=[長期航海.G32]" office:value-type="float" office:value="194499.375">
            <text:p>194,499</text:p>
          </table:table-cell>
          <table:table-cell table:formula="of:=[長期航海.H32]" office:value-type="float" office:value="272213.958333333">
            <text:p>272,214</text:p>
          </table:table-cell>
          <table:table-cell table:formula="of:=[長期航海.I32]" office:value-type="float" office:value="349928.541666667">
            <text:p>349,929</text:p>
          </table:table-cell>
          <table:table-cell table:number-columns-repeated="9"/>
        </table:table-row>
        <table:table-row table:style-name="ro2">
          <table:table-cell office:value-type="string">
            <text:p>甲板2</text:p>
          </table:table-cell>
          <table:table-cell table:formula="of:=[長期航海.E32]" office:value-type="float" office:value="39070.2083333333">
            <text:p>39,070</text:p>
          </table:table-cell>
          <table:table-cell table:formula="of:=[長期航海.F32]" office:value-type="float" office:value="116784.791666667">
            <text:p>116,785</text:p>
          </table:table-cell>
          <table:table-cell table:formula="of:=[長期航海.G32]" office:value-type="float" office:value="194499.375">
            <text:p>194,499</text:p>
          </table:table-cell>
          <table:table-cell table:formula="of:=[長期航海.H32]" office:value-type="float" office:value="272213.958333333">
            <text:p>272,214</text:p>
          </table:table-cell>
          <table:table-cell table:formula="of:=[長期航海.I32]" office:value-type="float" office:value="349928.541666667">
            <text:p>349,929</text:p>
          </table:table-cell>
          <table:table-cell table:number-columns-repeated="9"/>
        </table:table-row>
        <table:table-row table:style-name="ro2">
          <table:table-cell office:value-type="string">
            <text:p>甲板3</text:p>
          </table:table-cell>
          <table:table-cell table:formula="of:=[長期航海.E32]" office:value-type="float" office:value="39070.2083333333">
            <text:p>39,070</text:p>
          </table:table-cell>
          <table:table-cell table:formula="of:=[長期航海.F32]" office:value-type="float" office:value="116784.791666667">
            <text:p>116,785</text:p>
          </table:table-cell>
          <table:table-cell table:formula="of:=[長期航海.G32]" office:value-type="float" office:value="194499.375">
            <text:p>194,499</text:p>
          </table:table-cell>
          <table:table-cell table:formula="of:=[長期航海.H32]" office:value-type="float" office:value="272213.958333333">
            <text:p>272,214</text:p>
          </table:table-cell>
          <table:table-cell table:formula="of:=[長期航海.I32]" office:value-type="float" office:value="349928.541666667">
            <text:p>349,929</text:p>
          </table:table-cell>
          <table:table-cell table:number-columns-repeated="9"/>
        </table:table-row>
        <table:table-row table:style-name="ro1">
          <table:table-cell office:value-type="string">
            <text:p>海兵詰所</text:p>
          </table:table-cell>
          <table:table-cell table:formula="of:=[長期航海.E36]" office:value-type="float" office:value="11162.9166666667">
            <text:p>11,163</text:p>
          </table:table-cell>
          <table:table-cell table:formula="of:=[長期航海.F36]" office:value-type="float" office:value="33367.0833333333">
            <text:p>33,367</text:p>
          </table:table-cell>
          <table:table-cell table:formula="of:=[長期航海.G36]" office:value-type="float" office:value="55571.25">
            <text:p>55,571</text:p>
          </table:table-cell>
          <table:table-cell table:formula="of:=[長期航海.H36]" office:value-type="float" office:value="77775.4166666667">
            <text:p>77,775</text:p>
          </table:table-cell>
          <table:table-cell table:formula="of:=[長期航海.I36]" office:value-type="float" office:value="99979.5833333334">
            <text:p>99,980</text:p>
          </table:table-cell>
          <table:table-cell table:number-columns-repeated="9"/>
        </table:table-row>
        <table:table-row table:style-name="ro1">
          <table:table-cell office:value-type="string">
            <text:p>武装砲台</text:p>
          </table:table-cell>
          <table:table-cell table:formula="of:=[長期航海.E40]" office:value-type="float" office:value="8372.1875">
            <text:p>8,372</text:p>
          </table:table-cell>
          <table:table-cell table:formula="of:=[長期航海.F40]" office:value-type="float" office:value="25025.3125">
            <text:p>25,025</text:p>
          </table:table-cell>
          <table:table-cell table:formula="of:=[長期航海.G40]" office:value-type="float" office:value="41678.4375">
            <text:p>41,678</text:p>
          </table:table-cell>
          <table:table-cell table:formula="of:=[長期航海.H40]" office:value-type="float" office:value="58331.5625">
            <text:p>58,332</text:p>
          </table:table-cell>
          <table:table-cell table:formula="of:=[長期航海.I40]" office:value-type="float" office:value="74984.6875">
            <text:p>74,985</text:p>
          </table:table-cell>
          <table:table-cell table:number-columns-repeated="9"/>
        </table:table-row>
        <table:table-row table:style-name="ro1">
          <table:table-cell office:value-type="string">
            <text:p>個室</text:p>
          </table:table-cell>
          <table:table-cell table:formula="of:=[長期航海.E44]" office:value-type="float" office:value="1395.36458333333">
            <text:p>1,395</text:p>
          </table:table-cell>
          <table:table-cell table:formula="of:=[長期航海.F44]" office:value-type="float" office:value="4170.88541666667">
            <text:p>4,171</text:p>
          </table:table-cell>
          <table:table-cell table:formula="of:=[長期航海.G44]" office:value-type="float" office:value="6946.40625">
            <text:p>6,946</text:p>
          </table:table-cell>
          <table:table-cell table:formula="of:=[長期航海.H44]" office:value-type="float" office:value="9721.92708333333">
            <text:p>9,722</text:p>
          </table:table-cell>
          <table:table-cell table:formula="of:=[長期航海.I44]" office:value-type="float" office:value="12497.4479166667">
            <text:p>12,497</text:p>
          </table:table-cell>
          <table:table-cell table:number-columns-repeated="9"/>
        </table:table-row>
        <table:table-row table:style-name="ro1">
          <table:table-cell office:value-type="string">
            <text:p>材木室</text:p>
          </table:table-cell>
          <table:table-cell table:formula="of:=[長期航海.E48]" office:value-type="float" office:value="11162.9166666667">
            <text:p>11,163</text:p>
          </table:table-cell>
          <table:table-cell table:formula="of:=[長期航海.F48]" office:value-type="float" office:value="33367.0833333333">
            <text:p>33,367</text:p>
          </table:table-cell>
          <table:table-cell table:formula="of:=[長期航海.G48]" office:value-type="float" office:value="55571.25">
            <text:p>55,571</text:p>
          </table:table-cell>
          <table:table-cell table:formula="of:=[長期航海.H48]" office:value-type="float" office:value="77775.4166666667">
            <text:p>77,775</text:p>
          </table:table-cell>
          <table:table-cell table:formula="of:=[長期航海.I48]" office:value-type="float" office:value="99979.5833333334">
            <text:p>99,980</text:p>
          </table:table-cell>
          <table:table-cell table:number-columns-repeated="9"/>
        </table:table-row>
        <table:table-row table:style-name="ro1">
          <table:table-cell office:value-type="string">
            <text:p>診察室</text:p>
          </table:table-cell>
          <table:table-cell table:formula="of:=[長期航海.E52]" office:value-type="float" office:value="5581.45833333333">
            <text:p>5,581</text:p>
          </table:table-cell>
          <table:table-cell table:formula="of:=[長期航海.F52]" office:value-type="float" office:value="16683.5416666667">
            <text:p>16,684</text:p>
          </table:table-cell>
          <table:table-cell table:formula="of:=[長期航海.G52]" office:value-type="float" office:value="27785.625">
            <text:p>27,786</text:p>
          </table:table-cell>
          <table:table-cell table:formula="of:=[長期航海.H52]" office:value-type="float" office:value="38887.7083333333">
            <text:p>38,888</text:p>
          </table:table-cell>
          <table:table-cell table:formula="of:=[長期航海.I52]" office:value-type="float" office:value="49989.7916666667">
            <text:p>49,990</text:p>
          </table:table-cell>
          <table:table-cell table:number-columns-repeated="9"/>
        </table:table-row>
        <table:table-row table:style-name="ro1">
          <table:table-cell office:value-type="string">
            <text:p>調理室</text:p>
          </table:table-cell>
          <table:table-cell table:formula="of:=[長期航海.E56]" office:value-type="float" office:value="16744.375">
            <text:p>16,744</text:p>
          </table:table-cell>
          <table:table-cell table:formula="of:=[長期航海.F56]" office:value-type="float" office:value="50050.625">
            <text:p>50,051</text:p>
          </table:table-cell>
          <table:table-cell table:formula="of:=[長期航海.G56]" office:value-type="float" office:value="83356.875">
            <text:p>83,357</text:p>
          </table:table-cell>
          <table:table-cell table:formula="of:=[長期航海.H56]" office:value-type="float" office:value="116663.125">
            <text:p>116,663</text:p>
          </table:table-cell>
          <table:table-cell table:formula="of:=[長期航海.I56]" office:value-type="float" office:value="149969.375">
            <text:p>149,969</text:p>
          </table:table-cell>
          <table:table-cell table:number-columns-repeated="9"/>
        </table:table-row>
        <table:table-row table:style-name="ro1">
          <table:table-cell office:value-type="string">
            <text:p>娯楽室</text:p>
          </table:table-cell>
          <table:table-cell table:formula="of:=[長期航海.E60]" office:value-type="float" office:value="1395.36458333333">
            <text:p>1,395</text:p>
          </table:table-cell>
          <table:table-cell table:formula="of:=[長期航海.F60]" office:value-type="float" office:value="4170.88541666667">
            <text:p>4,171</text:p>
          </table:table-cell>
          <table:table-cell table:formula="of:=[長期航海.G60]" office:value-type="float" office:value="6946.40625">
            <text:p>6,946</text:p>
          </table:table-cell>
          <table:table-cell table:formula="of:=[長期航海.H60]" office:value-type="float" office:value="9721.92708333333">
            <text:p>9,722</text:p>
          </table:table-cell>
          <table:table-cell table:formula="of:=[長期航海.I60]" office:value-type="float" office:value="12497.4479166667">
            <text:p>12,497</text:p>
          </table:table-cell>
          <table:table-cell table:number-columns-repeated="9"/>
        </table:table-row>
        <table:table-row table:style-name="ro1">
          <table:table-cell office:value-type="string">
            <text:p>飼育室</text:p>
          </table:table-cell>
          <table:table-cell table:formula="of:=[長期航海.E64]" office:value-type="float" office:value="22325.8333333333">
            <text:p>22,326</text:p>
          </table:table-cell>
          <table:table-cell table:formula="of:=[長期航海.F64]" office:value-type="float" office:value="66734.1666666667">
            <text:p>66,734</text:p>
          </table:table-cell>
          <table:table-cell table:formula="of:=[長期航海.G64]" office:value-type="float" office:value="111142.5">
            <text:p>111,143</text:p>
          </table:table-cell>
          <table:table-cell table:formula="of:=[長期航海.H64]" office:value-type="float" office:value="155550.833333333">
            <text:p>155,551</text:p>
          </table:table-cell>
          <table:table-cell table:formula="of:=[長期航海.I64]" office:value-type="float" office:value="199959.166666667">
            <text:p>199,959</text:p>
          </table:table-cell>
          <table:table-cell table:number-columns-repeated="9"/>
        </table:table-row>
        <table:table-row table:style-name="ro1">
          <table:table-cell office:value-type="string">
            <text:p>礼拝室</text:p>
          </table:table-cell>
          <table:table-cell table:formula="of:=[長期航海.E68]" office:value-type="float" office:value="5581.45833333333">
            <text:p>5,581</text:p>
          </table:table-cell>
          <table:table-cell table:formula="of:=[長期航海.F68]" office:value-type="float" office:value="16683.5416666667">
            <text:p>16,684</text:p>
          </table:table-cell>
          <table:table-cell table:formula="of:=[長期航海.G68]" office:value-type="float" office:value="27785.625">
            <text:p>27,786</text:p>
          </table:table-cell>
          <table:table-cell table:formula="of:=[長期航海.H68]" office:value-type="float" office:value="38887.7083333333">
            <text:p>38,888</text:p>
          </table:table-cell>
          <table:table-cell table:formula="of:=[長期航海.I68]" office:value-type="float" office:value="49989.7916666667">
            <text:p>49,990</text:p>
          </table:table-cell>
          <table:table-cell table:number-columns-repeated="9"/>
        </table:table-row>
        <table:table-row table:style-name="ro1">
          <table:table-cell office:value-type="string">
            <text:p>参謀室</text:p>
          </table:table-cell>
          <table:table-cell table:formula="of:=[長期航海.E72]" office:value-type="float" office:value="0">
            <text:p>0</text:p>
          </table:table-cell>
          <table:table-cell table:formula="of:=[長期航海.F72]" office:value-type="float" office:value="0">
            <text:p>0</text:p>
          </table:table-cell>
          <table:table-cell table:formula="of:=[長期航海.G72]" office:value-type="float" office:value="0">
            <text:p>0</text:p>
          </table:table-cell>
          <table:table-cell table:formula="of:=[長期航海.H72]" office:value-type="float" office:value="0">
            <text:p>0</text:p>
          </table:table-cell>
          <table:table-cell table:formula="of:=[長期航海.I72]" office:value-type="float" office:value="0">
            <text:p>0</text:p>
          </table:table-cell>
          <table:table-cell table:number-columns-repeated="9"/>
        </table:table-row>
        <table:table-row table:style-name="ro1">
          <table:table-cell office:value-type="string">
            <text:p>主計室</text:p>
          </table:table-cell>
          <table:table-cell table:formula="of:=[長期航海.E76]" office:value-type="float" office:value="0">
            <text:p>0</text:p>
          </table:table-cell>
          <table:table-cell table:formula="of:=[長期航海.F76]" office:value-type="float" office:value="0">
            <text:p>0</text:p>
          </table:table-cell>
          <table:table-cell table:formula="of:=[長期航海.G76]" office:value-type="float" office:value="0">
            <text:p>0</text:p>
          </table:table-cell>
          <table:table-cell table:formula="of:=[長期航海.H76]" office:value-type="float" office:value="0">
            <text:p>0</text:p>
          </table:table-cell>
          <table:table-cell table:formula="of:=[長期航海.I76]" office:value-type="float" office:value="0">
            <text:p>0</text:p>
          </table:table-cell>
          <table:table-cell table:number-columns-repeated="9"/>
        </table:table-row>
        <table:table-row table:style-name="ro2">
          <table:table-cell office:value-type="string">
            <text:p>艦長2</text:p>
          </table:table-cell>
          <table:table-cell table:formula="of:=[長期航海.E80]" office:value-type="float" office:value="11162.9166666667">
            <text:p>11,163</text:p>
          </table:table-cell>
          <table:table-cell table:formula="of:=[長期航海.F80]" office:value-type="float" office:value="33367.0833333333">
            <text:p>33,367</text:p>
          </table:table-cell>
          <table:table-cell table:formula="of:=[長期航海.G80]" office:value-type="float" office:value="55571.25">
            <text:p>55,571</text:p>
          </table:table-cell>
          <table:table-cell table:formula="of:=[長期航海.H80]" office:value-type="float" office:value="77775.4166666667">
            <text:p>77,775</text:p>
          </table:table-cell>
          <table:table-cell table:formula="of:=[長期航海.I80]" office:value-type="float" office:value="99979.5833333334">
            <text:p>99,980</text:p>
          </table:table-cell>
          <table:table-cell table:number-columns-repeated="9"/>
        </table:table-row>
        <table:table-row table:style-name="ro2">
          <table:table-cell office:value-type="string">
            <text:p>艦長3</text:p>
          </table:table-cell>
          <table:table-cell table:formula="of:=[長期航海.E80]" office:value-type="float" office:value="11162.9166666667">
            <text:p>11,163</text:p>
          </table:table-cell>
          <table:table-cell table:formula="of:=[長期航海.F80]" office:value-type="float" office:value="33367.0833333333">
            <text:p>33,367</text:p>
          </table:table-cell>
          <table:table-cell table:formula="of:=[長期航海.G80]" office:value-type="float" office:value="55571.25">
            <text:p>55,571</text:p>
          </table:table-cell>
          <table:table-cell table:formula="of:=[長期航海.H80]" office:value-type="float" office:value="77775.4166666667">
            <text:p>77,775</text:p>
          </table:table-cell>
          <table:table-cell table:formula="of:=[長期航海.I80]" office:value-type="float" office:value="99979.5833333334">
            <text:p>99,980</text:p>
          </table:table-cell>
          <table:table-cell table:number-columns-repeated="9"/>
        </table:table-row>
        <table:table-row table:style-name="ro2">
          <table:table-cell office:value-type="string">
            <text:p>艦長4</text:p>
          </table:table-cell>
          <table:table-cell table:formula="of:=[長期航海.E80]" office:value-type="float" office:value="11162.9166666667">
            <text:p>11,163</text:p>
          </table:table-cell>
          <table:table-cell table:formula="of:=[長期航海.F80]" office:value-type="float" office:value="33367.0833333333">
            <text:p>33,367</text:p>
          </table:table-cell>
          <table:table-cell table:formula="of:=[長期航海.G80]" office:value-type="float" office:value="55571.25">
            <text:p>55,571</text:p>
          </table:table-cell>
          <table:table-cell table:formula="of:=[長期航海.H80]" office:value-type="float" office:value="77775.4166666667">
            <text:p>77,775</text:p>
          </table:table-cell>
          <table:table-cell table:formula="of:=[長期航海.I80]" office:value-type="float" office:value="99979.5833333334">
            <text:p>99,980</text:p>
          </table:table-cell>
          <table:table-cell table:number-columns-repeated="9"/>
        </table:table-row>
        <table:table-row table:style-name="ro2">
          <table:table-cell office:value-type="string">
            <text:p>艦長5</text:p>
          </table:table-cell>
          <table:table-cell table:formula="of:=[長期航海.E80]" office:value-type="float" office:value="11162.9166666667">
            <text:p>11,163</text:p>
          </table:table-cell>
          <table:table-cell table:formula="of:=[長期航海.F80]" office:value-type="float" office:value="33367.0833333333">
            <text:p>33,367</text:p>
          </table:table-cell>
          <table:table-cell table:formula="of:=[長期航海.G80]" office:value-type="float" office:value="55571.25">
            <text:p>55,571</text:p>
          </table:table-cell>
          <table:table-cell table:formula="of:=[長期航海.H80]" office:value-type="float" office:value="77775.4166666667">
            <text:p>77,775</text:p>
          </table:table-cell>
          <table:table-cell table:formula="of:=[長期航海.I80]" office:value-type="float" office:value="99979.5833333334">
            <text:p>99,980</text:p>
          </table:table-cell>
          <table:table-cell table:number-columns-repeated="9"/>
        </table:table-row>
        <table:table-row table:style-name="ro1">
          <table:table-cell/>
          <table:table-cell table:style-name="Default" table:number-columns-repeated="6"/>
          <table:table-cell table:number-columns-repeated="8"/>
        </table:table-row>
        <table:table-row table:style-name="ro2">
          <table:table-cell office:value-type="string">
            <text:p>技能経験</text:p>
          </table:table-cell>
          <table:table-cell table:style-name="ce1" office:value-type="string">
            <text:p>半年</text:p>
          </table:table-cell>
          <table:table-cell table:style-name="ce1" office:value-type="string">
            <text:p>1年</text:p>
          </table:table-cell>
          <table:table-cell table:style-name="ce1" office:value-type="string">
            <text:p>1年半</text:p>
          </table:table-cell>
          <table:table-cell table:style-name="ce1" office:value-type="string">
            <text:p>2年</text:p>
          </table:table-cell>
          <table:table-cell table:style-name="ce1" office:value-type="string">
            <text:p>2年半</text:p>
          </table:table-cell>
          <table:table-cell table:style-name="ce1"/>
          <table:table-cell table:number-columns-repeated="8"/>
        </table:table-row>
        <table:table-row table:style-name="ro1">
          <table:table-cell office:value-type="string">
            <text:p>-</text:p>
          </table:table-cell>
          <table:table-cell table:number-columns-repeated="5" office:value-type="float" office:value="0">
            <text:p>0</text:p>
          </table:table-cell>
          <table:table-cell table:number-columns-repeated="9"/>
        </table:table-row>
        <table:table-row table:style-name="ro1">
          <table:table-cell office:value-type="string">
            <text:p>未配置</text:p>
          </table:table-cell>
          <table:table-cell table:formula="of:=[長期航海.E6]" office:value-type="float" office:value="1395.36458333333">
            <text:p>1,395</text:p>
          </table:table-cell>
          <table:table-cell table:formula="of:=[長期航海.F6]" office:value-type="float" office:value="4170.88541666667">
            <text:p>4,171</text:p>
          </table:table-cell>
          <table:table-cell table:formula="of:=[長期航海.G6]" office:value-type="float" office:value="6946.40625">
            <text:p>6,946</text:p>
          </table:table-cell>
          <table:table-cell table:formula="of:=[長期航海.H6]" office:value-type="float" office:value="9721.92708333333">
            <text:p>9,722</text:p>
          </table:table-cell>
          <table:table-cell table:formula="of:=[長期航海.I6]" office:value-type="float" office:value="12497.4479166667">
            <text:p>12,497</text:p>
          </table:table-cell>
          <table:table-cell table:number-columns-repeated="9"/>
        </table:table-row>
        <table:table-row table:style-name="ro1">
          <table:table-cell office:value-type="string">
            <text:p>艦長室</text:p>
          </table:table-cell>
          <table:table-cell table:formula="of:=[長期航海.E10]" office:value-type="float" office:value="22325.8333333333">
            <text:p>22,326</text:p>
          </table:table-cell>
          <table:table-cell table:formula="of:=[長期航海.F10]" office:value-type="float" office:value="66734.1666666667">
            <text:p>66,734</text:p>
          </table:table-cell>
          <table:table-cell table:formula="of:=[長期航海.G10]" office:value-type="float" office:value="111142.5">
            <text:p>111,143</text:p>
          </table:table-cell>
          <table:table-cell table:formula="of:=[長期航海.H10]" office:value-type="float" office:value="155550.833333333">
            <text:p>155,551</text:p>
          </table:table-cell>
          <table:table-cell table:formula="of:=[長期航海.I10]" office:value-type="float" office:value="199959.166666667">
            <text:p>199,959</text:p>
          </table:table-cell>
          <table:table-cell table:number-columns-repeated="9"/>
        </table:table-row>
        <table:table-row table:style-name="ro1">
          <table:table-cell office:value-type="string">
            <text:p>副官室</text:p>
          </table:table-cell>
          <table:table-cell table:formula="of:=[長期航海.E14]" office:value-type="float" office:value="16744.375">
            <text:p>16,744</text:p>
          </table:table-cell>
          <table:table-cell table:formula="of:=[長期航海.F14]" office:value-type="float" office:value="50050.625">
            <text:p>50,051</text:p>
          </table:table-cell>
          <table:table-cell table:formula="of:=[長期航海.G14]" office:value-type="float" office:value="83356.875">
            <text:p>83,357</text:p>
          </table:table-cell>
          <table:table-cell table:formula="of:=[長期航海.H14]" office:value-type="float" office:value="116663.125">
            <text:p>116,663</text:p>
          </table:table-cell>
          <table:table-cell table:formula="of:=[長期航海.I14]" office:value-type="float" office:value="149969.375">
            <text:p>149,969</text:p>
          </table:table-cell>
          <table:table-cell table:number-columns-repeated="9"/>
        </table:table-row>
        <table:table-row table:style-name="ro1">
          <table:table-cell office:value-type="string">
            <text:p>舵輪</text:p>
          </table:table-cell>
          <table:table-cell table:formula="of:=[長期航海.E18]" office:value-type="float" office:value="11162.9166666667">
            <text:p>11,163</text:p>
          </table:table-cell>
          <table:table-cell table:formula="of:=[長期航海.F18]" office:value-type="float" office:value="33367.0833333333">
            <text:p>33,367</text:p>
          </table:table-cell>
          <table:table-cell table:formula="of:=[長期航海.G18]" office:value-type="float" office:value="55571.25">
            <text:p>55,571</text:p>
          </table:table-cell>
          <table:table-cell table:formula="of:=[長期航海.H18]" office:value-type="float" office:value="77775.4166666667">
            <text:p>77,775</text:p>
          </table:table-cell>
          <table:table-cell table:formula="of:=[長期航海.I18]" office:value-type="float" office:value="99979.5833333334">
            <text:p>99,980</text:p>
          </table:table-cell>
          <table:table-cell table:number-columns-repeated="9"/>
        </table:table-row>
        <table:table-row table:style-name="ro1">
          <table:table-cell office:value-type="string">
            <text:p>測量</text:p>
          </table:table-cell>
          <table:table-cell table:formula="of:=[長期航海.E22]" office:value-type="float" office:value="27907.2916666667">
            <text:p>27,907</text:p>
          </table:table-cell>
          <table:table-cell table:formula="of:=[長期航海.F22]" office:value-type="float" office:value="83417.7083333333">
            <text:p>83,418</text:p>
          </table:table-cell>
          <table:table-cell table:formula="of:=[長期航海.G22]" office:value-type="float" office:value="138928.125">
            <text:p>138,928</text:p>
          </table:table-cell>
          <table:table-cell table:formula="of:=[長期航海.H22]" office:value-type="float" office:value="194438.541666667">
            <text:p>194,439</text:p>
          </table:table-cell>
          <table:table-cell table:formula="of:=[長期航海.I22]" office:value-type="float" office:value="249948.958333333">
            <text:p>249,949</text:p>
          </table:table-cell>
          <table:table-cell table:number-columns-repeated="9"/>
        </table:table-row>
        <table:table-row table:style-name="ro1">
          <table:table-cell office:value-type="string">
            <text:p>見張台</text:p>
          </table:table-cell>
          <table:table-cell table:formula="of:=[長期航海.E26]" office:value-type="float" office:value="11162.9166666667">
            <text:p>11,163</text:p>
          </table:table-cell>
          <table:table-cell table:formula="of:=[長期航海.F26]" office:value-type="float" office:value="33367.0833333333">
            <text:p>33,367</text:p>
          </table:table-cell>
          <table:table-cell table:formula="of:=[長期航海.G26]" office:value-type="float" office:value="55571.25">
            <text:p>55,571</text:p>
          </table:table-cell>
          <table:table-cell table:formula="of:=[長期航海.H26]" office:value-type="float" office:value="77775.4166666667">
            <text:p>77,775</text:p>
          </table:table-cell>
          <table:table-cell table:formula="of:=[長期航海.I26]" office:value-type="float" office:value="99979.5833333334">
            <text:p>99,980</text:p>
          </table:table-cell>
          <table:table-cell table:number-columns-repeated="9"/>
        </table:table-row>
        <table:table-row table:style-name="ro2">
          <table:table-cell office:value-type="string">
            <text:p>マスト1</text:p>
          </table:table-cell>
          <table:table-cell table:formula="of:=[長期航海.E30]" office:value-type="float" office:value="5581.45833333333">
            <text:p>5,581</text:p>
          </table:table-cell>
          <table:table-cell table:formula="of:=[長期航海.F30]" office:value-type="float" office:value="16683.5416666667">
            <text:p>16,684</text:p>
          </table:table-cell>
          <table:table-cell table:formula="of:=[長期航海.G30]" office:value-type="float" office:value="27785.625">
            <text:p>27,786</text:p>
          </table:table-cell>
          <table:table-cell table:formula="of:=[長期航海.H30]" office:value-type="float" office:value="38887.7083333333">
            <text:p>38,888</text:p>
          </table:table-cell>
          <table:table-cell table:formula="of:=[長期航海.I30]" office:value-type="float" office:value="49989.7916666667">
            <text:p>49,990</text:p>
          </table:table-cell>
          <table:table-cell table:number-columns-repeated="9"/>
        </table:table-row>
        <table:table-row table:style-name="ro2">
          <table:table-cell office:value-type="string">
            <text:p>マスト2</text:p>
          </table:table-cell>
          <table:table-cell table:formula="of:=[長期航海.E30]" office:value-type="float" office:value="5581.45833333333">
            <text:p>5,581</text:p>
          </table:table-cell>
          <table:table-cell table:formula="of:=[長期航海.F30]" office:value-type="float" office:value="16683.5416666667">
            <text:p>16,684</text:p>
          </table:table-cell>
          <table:table-cell table:formula="of:=[長期航海.G30]" office:value-type="float" office:value="27785.625">
            <text:p>27,786</text:p>
          </table:table-cell>
          <table:table-cell table:formula="of:=[長期航海.H30]" office:value-type="float" office:value="38887.7083333333">
            <text:p>38,888</text:p>
          </table:table-cell>
          <table:table-cell table:formula="of:=[長期航海.I30]" office:value-type="float" office:value="49989.7916666667">
            <text:p>49,990</text:p>
          </table:table-cell>
          <table:table-cell table:number-columns-repeated="9"/>
        </table:table-row>
        <table:table-row table:style-name="ro2">
          <table:table-cell office:value-type="string">
            <text:p>マスト3</text:p>
          </table:table-cell>
          <table:table-cell table:formula="of:=[長期航海.E30]" office:value-type="float" office:value="5581.45833333333">
            <text:p>5,581</text:p>
          </table:table-cell>
          <table:table-cell table:formula="of:=[長期航海.F30]" office:value-type="float" office:value="16683.5416666667">
            <text:p>16,684</text:p>
          </table:table-cell>
          <table:table-cell table:formula="of:=[長期航海.G30]" office:value-type="float" office:value="27785.625">
            <text:p>27,786</text:p>
          </table:table-cell>
          <table:table-cell table:formula="of:=[長期航海.H30]" office:value-type="float" office:value="38887.7083333333">
            <text:p>38,888</text:p>
          </table:table-cell>
          <table:table-cell table:formula="of:=[長期航海.I30]" office:value-type="float" office:value="49989.7916666667">
            <text:p>49,990</text:p>
          </table:table-cell>
          <table:table-cell table:number-columns-repeated="9"/>
        </table:table-row>
        <table:table-row table:style-name="ro2">
          <table:table-cell office:value-type="string">
            <text:p>甲板1</text:p>
          </table:table-cell>
          <table:table-cell table:formula="of:=[長期航海.E34]" office:value-type="float" office:value="0">
            <text:p>0</text:p>
          </table:table-cell>
          <table:table-cell table:formula="of:=[長期航海.F34]" office:value-type="float" office:value="0">
            <text:p>0</text:p>
          </table:table-cell>
          <table:table-cell table:formula="of:=[長期航海.G34]" office:value-type="float" office:value="0">
            <text:p>0</text:p>
          </table:table-cell>
          <table:table-cell table:formula="of:=[長期航海.H34]" office:value-type="float" office:value="0">
            <text:p>0</text:p>
          </table:table-cell>
          <table:table-cell table:formula="of:=[長期航海.I34]" office:value-type="float" office:value="0">
            <text:p>0</text:p>
          </table:table-cell>
          <table:table-cell table:number-columns-repeated="9"/>
        </table:table-row>
        <table:table-row table:style-name="ro2">
          <table:table-cell office:value-type="string">
            <text:p>甲板2</text:p>
          </table:table-cell>
          <table:table-cell table:formula="of:=[長期航海.E34]" office:value-type="float" office:value="0">
            <text:p>0</text:p>
          </table:table-cell>
          <table:table-cell table:formula="of:=[長期航海.F34]" office:value-type="float" office:value="0">
            <text:p>0</text:p>
          </table:table-cell>
          <table:table-cell table:formula="of:=[長期航海.G34]" office:value-type="float" office:value="0">
            <text:p>0</text:p>
          </table:table-cell>
          <table:table-cell table:formula="of:=[長期航海.H34]" office:value-type="float" office:value="0">
            <text:p>0</text:p>
          </table:table-cell>
          <table:table-cell table:formula="of:=[長期航海.I34]" office:value-type="float" office:value="0">
            <text:p>0</text:p>
          </table:table-cell>
          <table:table-cell table:number-columns-repeated="9"/>
        </table:table-row>
        <table:table-row table:style-name="ro2">
          <table:table-cell office:value-type="string">
            <text:p>甲板3</text:p>
          </table:table-cell>
          <table:table-cell table:formula="of:=[長期航海.E34]" office:value-type="float" office:value="0">
            <text:p>0</text:p>
          </table:table-cell>
          <table:table-cell table:formula="of:=[長期航海.F34]" office:value-type="float" office:value="0">
            <text:p>0</text:p>
          </table:table-cell>
          <table:table-cell table:formula="of:=[長期航海.G34]" office:value-type="float" office:value="0">
            <text:p>0</text:p>
          </table:table-cell>
          <table:table-cell table:formula="of:=[長期航海.H34]" office:value-type="float" office:value="0">
            <text:p>0</text:p>
          </table:table-cell>
          <table:table-cell table:formula="of:=[長期航海.I34]" office:value-type="float" office:value="0">
            <text:p>0</text:p>
          </table:table-cell>
          <table:table-cell table:number-columns-repeated="9"/>
        </table:table-row>
        <table:table-row table:style-name="ro1">
          <table:table-cell office:value-type="string">
            <text:p>海兵詰所</text:p>
          </table:table-cell>
          <table:table-cell table:formula="of:=[長期航海.E38]" office:value-type="float" office:value="5581.45833333333">
            <text:p>5,581</text:p>
          </table:table-cell>
          <table:table-cell table:formula="of:=[長期航海.F38]" office:value-type="float" office:value="16683.5416666667">
            <text:p>16,684</text:p>
          </table:table-cell>
          <table:table-cell table:formula="of:=[長期航海.G38]" office:value-type="float" office:value="27785.625">
            <text:p>27,786</text:p>
          </table:table-cell>
          <table:table-cell table:formula="of:=[長期航海.H38]" office:value-type="float" office:value="38887.7083333333">
            <text:p>38,888</text:p>
          </table:table-cell>
          <table:table-cell table:formula="of:=[長期航海.I38]" office:value-type="float" office:value="49989.7916666667">
            <text:p>49,990</text:p>
          </table:table-cell>
          <table:table-cell table:number-columns-repeated="9"/>
        </table:table-row>
        <table:table-row table:style-name="ro1">
          <table:table-cell office:value-type="string">
            <text:p>武装砲台</text:p>
          </table:table-cell>
          <table:table-cell table:formula="of:=[長期航海.E42]" office:value-type="float" office:value="8372.1875">
            <text:p>8,372</text:p>
          </table:table-cell>
          <table:table-cell table:formula="of:=[長期航海.F42]" office:value-type="float" office:value="25025.3125">
            <text:p>25,025</text:p>
          </table:table-cell>
          <table:table-cell table:formula="of:=[長期航海.G42]" office:value-type="float" office:value="41678.4375">
            <text:p>41,678</text:p>
          </table:table-cell>
          <table:table-cell table:formula="of:=[長期航海.H42]" office:value-type="float" office:value="58331.5625">
            <text:p>58,332</text:p>
          </table:table-cell>
          <table:table-cell table:formula="of:=[長期航海.I42]" office:value-type="float" office:value="74984.6875">
            <text:p>74,985</text:p>
          </table:table-cell>
          <table:table-cell table:number-columns-repeated="9"/>
        </table:table-row>
        <table:table-row table:style-name="ro1">
          <table:table-cell office:value-type="string">
            <text:p>個室</text:p>
          </table:table-cell>
          <table:table-cell table:formula="of:=[長期航海.E46]" office:value-type="float" office:value="1395.36458333333">
            <text:p>1,395</text:p>
          </table:table-cell>
          <table:table-cell table:formula="of:=[長期航海.F46]" office:value-type="float" office:value="4170.88541666667">
            <text:p>4,171</text:p>
          </table:table-cell>
          <table:table-cell table:formula="of:=[長期航海.G46]" office:value-type="float" office:value="6946.40625">
            <text:p>6,946</text:p>
          </table:table-cell>
          <table:table-cell table:formula="of:=[長期航海.H46]" office:value-type="float" office:value="9721.92708333333">
            <text:p>9,722</text:p>
          </table:table-cell>
          <table:table-cell table:formula="of:=[長期航海.I46]" office:value-type="float" office:value="12497.4479166667">
            <text:p>12,497</text:p>
          </table:table-cell>
          <table:table-cell table:number-columns-repeated="9"/>
        </table:table-row>
        <table:table-row table:style-name="ro1">
          <table:table-cell office:value-type="string">
            <text:p>材木室</text:p>
          </table:table-cell>
          <table:table-cell table:formula="of:=[長期航海.E50]" office:value-type="float" office:value="5581.45833333333">
            <text:p>5,581</text:p>
          </table:table-cell>
          <table:table-cell table:formula="of:=[長期航海.F50]" office:value-type="float" office:value="16683.5416666667">
            <text:p>16,684</text:p>
          </table:table-cell>
          <table:table-cell table:formula="of:=[長期航海.G50]" office:value-type="float" office:value="27785.625">
            <text:p>27,786</text:p>
          </table:table-cell>
          <table:table-cell table:formula="of:=[長期航海.H50]" office:value-type="float" office:value="38887.7083333333">
            <text:p>38,888</text:p>
          </table:table-cell>
          <table:table-cell table:formula="of:=[長期航海.I50]" office:value-type="float" office:value="49989.7916666667">
            <text:p>49,990</text:p>
          </table:table-cell>
          <table:table-cell table:number-columns-repeated="9"/>
        </table:table-row>
        <table:table-row table:style-name="ro1">
          <table:table-cell office:value-type="string">
            <text:p>診察室</text:p>
          </table:table-cell>
          <table:table-cell table:formula="of:=[長期航海.E54]" office:value-type="float" office:value="16744.375">
            <text:p>16,744</text:p>
          </table:table-cell>
          <table:table-cell table:formula="of:=[長期航海.F54]" office:value-type="float" office:value="50050.625">
            <text:p>50,051</text:p>
          </table:table-cell>
          <table:table-cell table:formula="of:=[長期航海.G54]" office:value-type="float" office:value="83356.875">
            <text:p>83,357</text:p>
          </table:table-cell>
          <table:table-cell table:formula="of:=[長期航海.H54]" office:value-type="float" office:value="116663.125">
            <text:p>116,663</text:p>
          </table:table-cell>
          <table:table-cell table:formula="of:=[長期航海.I54]" office:value-type="float" office:value="149969.375">
            <text:p>149,969</text:p>
          </table:table-cell>
          <table:table-cell table:number-columns-repeated="9"/>
        </table:table-row>
        <table:table-row table:style-name="ro1">
          <table:table-cell office:value-type="string">
            <text:p>調理室</text:p>
          </table:table-cell>
          <table:table-cell table:formula="of:=[長期航海.E58]" office:value-type="float" office:value="11162.9166666667">
            <text:p>11,163</text:p>
          </table:table-cell>
          <table:table-cell table:formula="of:=[長期航海.F58]" office:value-type="float" office:value="33367.0833333333">
            <text:p>33,367</text:p>
          </table:table-cell>
          <table:table-cell table:formula="of:=[長期航海.G58]" office:value-type="float" office:value="55571.25">
            <text:p>55,571</text:p>
          </table:table-cell>
          <table:table-cell table:formula="of:=[長期航海.H58]" office:value-type="float" office:value="77775.4166666667">
            <text:p>77,775</text:p>
          </table:table-cell>
          <table:table-cell table:formula="of:=[長期航海.I58]" office:value-type="float" office:value="99979.5833333334">
            <text:p>99,980</text:p>
          </table:table-cell>
          <table:table-cell table:number-columns-repeated="9"/>
        </table:table-row>
        <table:table-row table:style-name="ro1">
          <table:table-cell office:value-type="string">
            <text:p>娯楽室</text:p>
          </table:table-cell>
          <table:table-cell table:formula="of:=[長期航海.E62]" office:value-type="float" office:value="1395.36458333333">
            <text:p>1,395</text:p>
          </table:table-cell>
          <table:table-cell table:formula="of:=[長期航海.F62]" office:value-type="float" office:value="4170.88541666667">
            <text:p>4,171</text:p>
          </table:table-cell>
          <table:table-cell table:formula="of:=[長期航海.G62]" office:value-type="float" office:value="6946.40625">
            <text:p>6,946</text:p>
          </table:table-cell>
          <table:table-cell table:formula="of:=[長期航海.H62]" office:value-type="float" office:value="9721.92708333333">
            <text:p>9,722</text:p>
          </table:table-cell>
          <table:table-cell table:formula="of:=[長期航海.I62]" office:value-type="float" office:value="12497.4479166667">
            <text:p>12,497</text:p>
          </table:table-cell>
          <table:table-cell table:number-columns-repeated="9"/>
        </table:table-row>
        <table:table-row table:style-name="ro1">
          <table:table-cell office:value-type="string">
            <text:p>飼育室</text:p>
          </table:table-cell>
          <table:table-cell table:formula="of:=[長期航海.E66]" office:value-type="float" office:value="5581.45833333333">
            <text:p>5,581</text:p>
          </table:table-cell>
          <table:table-cell table:formula="of:=[長期航海.F66]" office:value-type="float" office:value="16683.5416666667">
            <text:p>16,684</text:p>
          </table:table-cell>
          <table:table-cell table:formula="of:=[長期航海.G66]" office:value-type="float" office:value="27785.625">
            <text:p>27,786</text:p>
          </table:table-cell>
          <table:table-cell table:formula="of:=[長期航海.H66]" office:value-type="float" office:value="38887.7083333333">
            <text:p>38,888</text:p>
          </table:table-cell>
          <table:table-cell table:formula="of:=[長期航海.I66]" office:value-type="float" office:value="49989.7916666667">
            <text:p>49,990</text:p>
          </table:table-cell>
          <table:table-cell table:number-columns-repeated="9"/>
        </table:table-row>
        <table:table-row table:style-name="ro1">
          <table:table-cell office:value-type="string">
            <text:p>礼拝室</text:p>
          </table:table-cell>
          <table:table-cell table:formula="of:=[長期航海.E70]" office:value-type="float" office:value="16744.375">
            <text:p>16,744</text:p>
          </table:table-cell>
          <table:table-cell table:formula="of:=[長期航海.F70]" office:value-type="float" office:value="50050.625">
            <text:p>50,051</text:p>
          </table:table-cell>
          <table:table-cell table:formula="of:=[長期航海.G70]" office:value-type="float" office:value="83356.875">
            <text:p>83,357</text:p>
          </table:table-cell>
          <table:table-cell table:formula="of:=[長期航海.H70]" office:value-type="float" office:value="116663.125">
            <text:p>116,663</text:p>
          </table:table-cell>
          <table:table-cell table:formula="of:=[長期航海.I70]" office:value-type="float" office:value="149969.375">
            <text:p>149,969</text:p>
          </table:table-cell>
          <table:table-cell table:number-columns-repeated="9"/>
        </table:table-row>
        <table:table-row table:style-name="ro1">
          <table:table-cell office:value-type="string">
            <text:p>参謀室</text:p>
          </table:table-cell>
          <table:table-cell table:formula="of:=[長期航海.E74]" office:value-type="float" office:value="19535.1041666667">
            <text:p>19,535</text:p>
          </table:table-cell>
          <table:table-cell table:formula="of:=[長期航海.F74]" office:value-type="float" office:value="58392.3958333333">
            <text:p>58,392</text:p>
          </table:table-cell>
          <table:table-cell table:formula="of:=[長期航海.G74]" office:value-type="float" office:value="97249.6875">
            <text:p>97,250</text:p>
          </table:table-cell>
          <table:table-cell table:formula="of:=[長期航海.H74]" office:value-type="float" office:value="136106.979166667">
            <text:p>136,107</text:p>
          </table:table-cell>
          <table:table-cell table:formula="of:=[長期航海.I74]" office:value-type="float" office:value="174964.270833333">
            <text:p>174,964</text:p>
          </table:table-cell>
          <table:table-cell table:number-columns-repeated="9"/>
        </table:table-row>
        <table:table-row table:style-name="ro1">
          <table:table-cell office:value-type="string">
            <text:p>主計室</text:p>
          </table:table-cell>
          <table:table-cell table:formula="of:=[長期航海.E78]" office:value-type="float" office:value="16744.375">
            <text:p>16,744</text:p>
          </table:table-cell>
          <table:table-cell table:formula="of:=[長期航海.F78]" office:value-type="float" office:value="50050.625">
            <text:p>50,051</text:p>
          </table:table-cell>
          <table:table-cell table:formula="of:=[長期航海.G78]" office:value-type="float" office:value="83356.875">
            <text:p>83,357</text:p>
          </table:table-cell>
          <table:table-cell table:formula="of:=[長期航海.H78]" office:value-type="float" office:value="116663.125">
            <text:p>116,663</text:p>
          </table:table-cell>
          <table:table-cell table:formula="of:=[長期航海.I78]" office:value-type="float" office:value="149969.375">
            <text:p>149,969</text:p>
          </table:table-cell>
          <table:table-cell table:number-columns-repeated="9"/>
        </table:table-row>
        <table:table-row table:style-name="ro2">
          <table:table-cell office:value-type="string">
            <text:p>艦長2</text:p>
          </table:table-cell>
          <table:table-cell table:formula="of:=[長期航海.E82]" office:value-type="float" office:value="22325.8333333333">
            <text:p>22,326</text:p>
          </table:table-cell>
          <table:table-cell table:formula="of:=[長期航海.F82]" office:value-type="float" office:value="66734.1666666667">
            <text:p>66,734</text:p>
          </table:table-cell>
          <table:table-cell table:formula="of:=[長期航海.G82]" office:value-type="float" office:value="111142.5">
            <text:p>111,143</text:p>
          </table:table-cell>
          <table:table-cell table:formula="of:=[長期航海.H82]" office:value-type="float" office:value="155550.833333333">
            <text:p>155,551</text:p>
          </table:table-cell>
          <table:table-cell table:formula="of:=[長期航海.I82]" office:value-type="float" office:value="199959.166666667">
            <text:p>199,959</text:p>
          </table:table-cell>
          <table:table-cell table:number-columns-repeated="9"/>
        </table:table-row>
        <table:table-row table:style-name="ro2">
          <table:table-cell office:value-type="string">
            <text:p>艦長3</text:p>
          </table:table-cell>
          <table:table-cell table:formula="of:=[長期航海.E82]" office:value-type="float" office:value="22325.8333333333">
            <text:p>22,326</text:p>
          </table:table-cell>
          <table:table-cell table:formula="of:=[長期航海.F82]" office:value-type="float" office:value="66734.1666666667">
            <text:p>66,734</text:p>
          </table:table-cell>
          <table:table-cell table:formula="of:=[長期航海.G82]" office:value-type="float" office:value="111142.5">
            <text:p>111,143</text:p>
          </table:table-cell>
          <table:table-cell table:formula="of:=[長期航海.H82]" office:value-type="float" office:value="155550.833333333">
            <text:p>155,551</text:p>
          </table:table-cell>
          <table:table-cell table:formula="of:=[長期航海.I82]" office:value-type="float" office:value="199959.166666667">
            <text:p>199,959</text:p>
          </table:table-cell>
          <table:table-cell table:number-columns-repeated="9"/>
        </table:table-row>
        <table:table-row table:style-name="ro2">
          <table:table-cell office:value-type="string">
            <text:p>艦長4</text:p>
          </table:table-cell>
          <table:table-cell table:formula="of:=[長期航海.E82]" office:value-type="float" office:value="22325.8333333333">
            <text:p>22,326</text:p>
          </table:table-cell>
          <table:table-cell table:formula="of:=[長期航海.F82]" office:value-type="float" office:value="66734.1666666667">
            <text:p>66,734</text:p>
          </table:table-cell>
          <table:table-cell table:formula="of:=[長期航海.G82]" office:value-type="float" office:value="111142.5">
            <text:p>111,143</text:p>
          </table:table-cell>
          <table:table-cell table:formula="of:=[長期航海.H82]" office:value-type="float" office:value="155550.833333333">
            <text:p>155,551</text:p>
          </table:table-cell>
          <table:table-cell table:formula="of:=[長期航海.I82]" office:value-type="float" office:value="199959.166666667">
            <text:p>199,959</text:p>
          </table:table-cell>
          <table:table-cell table:number-columns-repeated="9"/>
        </table:table-row>
        <table:table-row table:style-name="ro2">
          <table:table-cell office:value-type="string">
            <text:p>艦長5</text:p>
          </table:table-cell>
          <table:table-cell table:formula="of:=[長期航海.E82]" office:value-type="float" office:value="22325.8333333333">
            <text:p>22,326</text:p>
          </table:table-cell>
          <table:table-cell table:formula="of:=[長期航海.F82]" office:value-type="float" office:value="66734.1666666667">
            <text:p>66,734</text:p>
          </table:table-cell>
          <table:table-cell table:formula="of:=[長期航海.G82]" office:value-type="float" office:value="111142.5">
            <text:p>111,143</text:p>
          </table:table-cell>
          <table:table-cell table:formula="of:=[長期航海.H82]" office:value-type="float" office:value="155550.833333333">
            <text:p>155,551</text:p>
          </table:table-cell>
          <table:table-cell table:formula="of:=[長期航海.I82]" office:value-type="float" office:value="199959.166666667">
            <text:p>199,959</text:p>
          </table:table-cell>
          <table:table-cell table:number-columns-repeated="9"/>
        </table:table-row>
      </table:table>
      <table:table table:name="能力値予想" table:style-name="ta1" table:print="false">
        <office:forms form:automatic-focus="false" form:apply-design-mode="false"/>
        <table:table-column table:style-name="co2" table:default-cell-style-name="ce1"/>
        <table:table-column table:style-name="co10" table:default-cell-style-name="Default"/>
        <table:table-column table:style-name="co5" table:default-cell-style-name="Default"/>
        <table:table-column table:style-name="co11" table:default-cell-style-name="Default"/>
        <table:table-column table:style-name="co5" table:default-cell-style-name="Default"/>
        <table:table-column table:style-name="co11" table:default-cell-style-name="Default"/>
        <table:table-column table:style-name="co12" table:default-cell-style-name="Default"/>
        <table:table-column table:style-name="co6" table:number-columns-repeated="5" table:default-cell-style-name="Default"/>
        <table:table-column table:style-name="co13" table:default-cell-style-name="Default"/>
        <table:table-column table:style-name="co7" table:number-columns-repeated="10" table:default-cell-style-name="Default"/>
        <table:table-row table:style-name="ro1">
          <table:table-cell office:value-type="string">
            <text:p>シナリオ</text:p>
          </table:table-cell>
          <table:table-cell table:style-name="ce15" table:content-validation-name="val2" office:value-type="string">
            <text:p>B</text:p>
          </table:table-cell>
          <table:table-cell table:style-name="ce1"/>
          <table:table-cell table:style-name="ce1" office:value-type="string">
            <text:p>名前</text:p>
          </table:table-cell>
          <table:table-cell table:number-columns-repeated="19"/>
        </table:table-row>
        <table:table-row table:style-name="ro1">
          <table:table-cell office:value-type="string">
            <text:p>名前</text:p>
          </table:table-cell>
          <table:table-cell table:content-validation-name="val3" office:value-type="string">
            <text:p>ホドラム主</text:p>
          </table:table-cell>
          <table:table-cell/>
          <table:table-cell table:formula="of:=[.B2]" office:value-type="string" office:string-value="ホドラム主">
            <text:p>ホドラム主</text:p>
          </table:table-cell>
          <table:table-cell table:number-columns-repeated="19"/>
        </table:table-row>
        <table:table-row table:style-name="ro1">
          <table:table-cell office:value-type="string">
            <text:p>航海経験</text:p>
          </table:table-cell>
          <table:table-cell office:value-type="float" office:value="5000">
            <text:p>5000</text:p>
          </table:table-cell>
          <table:table-cell table:number-columns-repeated="21"/>
        </table:table-row>
        <table:table-row table:style-name="ro1">
          <table:table-cell office:value-type="string">
            <text:p>技能経験</text:p>
          </table:table-cell>
          <table:table-cell office:value-type="float" office:value="10000">
            <text:p>10000</text:p>
          </table:table-cell>
          <table:table-cell table:number-columns-repeated="21"/>
        </table:table-row>
        <table:table-row table:style-name="ro1">
          <table:table-cell office:value-type="string">
            <text:p>肉体状態</text:p>
          </table:table-cell>
          <table:table-cell table:content-validation-name="val4" office:value-type="string">
            <text:p>健康</text:p>
          </table:table-cell>
          <table:table-cell table:number-columns-repeated="21"/>
        </table:table-row>
        <table:table-row table:style-name="ro1">
          <table:table-cell office:value-type="string">
            <text:p>精神状態</text:p>
          </table:table-cell>
          <table:table-cell table:content-validation-name="val5" office:value-type="string">
            <text:p>通常</text:p>
          </table:table-cell>
          <table:table-cell table:number-columns-repeated="21"/>
        </table:table-row>
        <table:table-row table:style-name="ro1">
          <table:table-cell table:style-name="Default"/>
          <table:table-cell table:number-columns-repeated="22"/>
        </table:table-row>
        <table:table-row table:style-name="ro1">
          <table:table-cell table:style-name="Default"/>
          <table:table-cell table:style-name="ce1" office:value-type="string">
            <text:p>レベル</text:p>
          </table:table-cell>
          <table:table-cell table:style-name="ce1" office:value-type="string">
            <text:p>航海経験</text:p>
          </table:table-cell>
          <table:table-cell table:style-name="ce1" office:value-type="string">
            <text:p>航海レベル</text:p>
          </table:table-cell>
          <table:table-cell table:style-name="ce1" office:value-type="string">
            <text:p>技能経験</text:p>
          </table:table-cell>
          <table:table-cell table:style-name="ce1" office:value-type="string">
            <text:p>技能レベル</text:p>
          </table:table-cell>
          <table:table-cell table:style-name="ce1" office:value-type="string">
            <text:p>体力</text:p>
          </table:table-cell>
          <table:table-cell table:style-name="ce1" office:value-type="string">
            <text:p>敏捷</text:p>
          </table:table-cell>
          <table:table-cell table:style-name="ce1" office:value-type="string">
            <text:p>魅力</text:p>
          </table:table-cell>
          <table:table-cell table:style-name="ce1" office:value-type="string">
            <text:p>知力</text:p>
          </table:table-cell>
          <table:table-cell table:style-name="ce1" office:value-type="string">
            <text:p>精神</text:p>
          </table:table-cell>
          <table:table-cell table:style-name="ce1" office:value-type="string">
            <text:p>運勢</text:p>
          </table:table-cell>
          <table:table-cell table:style-name="ce1" office:value-type="string">
            <text:p>HP</text:p>
          </table:table-cell>
          <table:table-cell table:style-name="ce1" office:value-type="string">
            <text:p>生命力</text:p>
          </table:table-cell>
          <table:table-cell table:style-name="ce1" office:value-type="string">
            <text:p>統率力</text:p>
          </table:table-cell>
          <table:table-cell table:style-name="ce1" office:value-type="string">
            <text:p>操船術</text:p>
          </table:table-cell>
          <table:table-cell table:style-name="ce1" office:value-type="string">
            <text:p>測量術</text:p>
          </table:table-cell>
          <table:table-cell table:style-name="ce1" office:value-type="string">
            <text:p>会計術</text:p>
          </table:table-cell>
          <table:table-cell table:style-name="ce1" office:value-type="string">
            <text:p>剣闘術</text:p>
          </table:table-cell>
          <table:table-cell table:style-name="ce1" office:value-type="string">
            <text:p>命中力</text:p>
          </table:table-cell>
          <table:table-cell table:style-name="ce1" office:value-type="string">
            <text:p>説得力</text:p>
          </table:table-cell>
          <table:table-cell table:style-name="ce1" office:value-type="string">
            <text:p>謀略術</text:p>
          </table:table-cell>
          <table:table-cell table:style-name="ce1" office:value-type="string">
            <text:p>観察力</text:p>
          </table:table-cell>
        </table:table-row>
        <table:table-row table:style-name="ro1">
          <table:table-cell office:value-type="string">
            <text:p>元ステータス</text:p>
          </table:table-cell>
          <table:table-cell table:style-name="ce16" table:formula="of:=DGET(IF([.$B$1]=&quot;A&quot;;Aシナリオ初期能力値;Bシナリオ初期能力値);[.B$8];[.$D$1:.$D$2])" office:value-type="float" office:value="15">
            <text:p>15</text:p>
          </table:table-cell>
          <table:table-cell table:style-name="ce17" table:formula="of:=DGET(IF([.$B$1]=&quot;A&quot;;Aシナリオ初期能力値;Bシナリオ初期能力値);[.C$8];[.$D$1:.$D$2])" office:value-type="float" office:value="1200">
            <text:p>1200</text:p>
          </table:table-cell>
          <table:table-cell table:style-name="ce18" table:formula="of:=DGET(IF([.$B$1]=&quot;A&quot;;Aシナリオ初期能力値;Bシナリオ初期能力値);[.D$8];[.$D$1:.$D$2])" office:value-type="float" office:value="6">
            <text:p>6</text:p>
          </table:table-cell>
          <table:table-cell table:style-name="ce17" table:formula="of:=DGET(IF([.$B$1]=&quot;A&quot;;Aシナリオ初期能力値;Bシナリオ初期能力値);[.E$8];[.$D$1:.$D$2])" office:value-type="float" office:value="2700">
            <text:p>2700</text:p>
          </table:table-cell>
          <table:table-cell table:style-name="ce18" table:formula="of:=DGET(IF([.$B$1]=&quot;A&quot;;Aシナリオ初期能力値;Bシナリオ初期能力値);[.F$8];[.$D$1:.$D$2])" office:value-type="float" office:value="9">
            <text:p>9</text:p>
          </table:table-cell>
          <table:table-cell table:style-name="ce18" table:formula="of:=DGET(IF([.$B$1]=&quot;A&quot;;Aシナリオ初期能力値;Bシナリオ初期能力値);[.G$8];[.$D$1:.$D$2])" office:value-type="float" office:value="80">
            <text:p>80</text:p>
          </table:table-cell>
          <table:table-cell table:style-name="ce18" table:formula="of:=DGET(IF([.$B$1]=&quot;A&quot;;Aシナリオ初期能力値;Bシナリオ初期能力値);[.H$8];[.$D$1:.$D$2])" office:value-type="float" office:value="66">
            <text:p>66</text:p>
          </table:table-cell>
          <table:table-cell table:style-name="ce18" table:formula="of:=DGET(IF([.$B$1]=&quot;A&quot;;Aシナリオ初期能力値;Bシナリオ初期能力値);[.I$8];[.$D$1:.$D$2])" office:value-type="float" office:value="75">
            <text:p>75</text:p>
          </table:table-cell>
          <table:table-cell table:style-name="ce18" table:formula="of:=DGET(IF([.$B$1]=&quot;A&quot;;Aシナリオ初期能力値;Bシナリオ初期能力値);[.J$8];[.$D$1:.$D$2])" office:value-type="float" office:value="53">
            <text:p>53</text:p>
          </table:table-cell>
          <table:table-cell table:style-name="ce18" table:formula="of:=DGET(IF([.$B$1]=&quot;A&quot;;Aシナリオ初期能力値;Bシナリオ初期能力値);[.K$8];[.$D$1:.$D$2])" office:value-type="float" office:value="70">
            <text:p>70</text:p>
          </table:table-cell>
          <table:table-cell table:style-name="ce18" table:formula="of:=DGET(IF([.$B$1]=&quot;A&quot;;Aシナリオ初期能力値;Bシナリオ初期能力値);[.L$8];[.$D$1:.$D$2])" office:value-type="float" office:value="46">
            <text:p>46</text:p>
          </table:table-cell>
          <table:table-cell table:style-name="ce19" table:formula="of:=DGET(IF([.$B$1]=&quot;A&quot;;Aシナリオ初期能力値;Bシナリオ初期能力値);[.M$8];[.$D$1:.$D$2])" office:value-type="float" office:value="115">
            <text:p>115</text:p>
          </table:table-cell>
          <table:table-cell table:style-name="ce19" table:formula="of:=DGET(IF([.$B$1]=&quot;A&quot;;Aシナリオ初期能力値;Bシナリオ初期能力値);[.N$8];[.$D$1:.$D$2])" office:value-type="float" office:value="115">
            <text:p>115</text:p>
          </table:table-cell>
          <table:table-cell table:style-name="ce19" table:formula="of:=DGET(IF([.$B$1]=&quot;A&quot;;Aシナリオ初期能力値;Bシナリオ初期能力値);[.O$8];[.$D$1:.$D$2])" office:value-type="float" office:value="111">
            <text:p>111</text:p>
          </table:table-cell>
          <table:table-cell table:style-name="ce19" table:formula="of:=DGET(IF([.$B$1]=&quot;A&quot;;Aシナリオ初期能力値;Bシナリオ初期能力値);[.P$8];[.$D$1:.$D$2])" office:value-type="float" office:value="104">
            <text:p>104</text:p>
          </table:table-cell>
          <table:table-cell table:style-name="ce19" table:formula="of:=DGET(IF([.$B$1]=&quot;A&quot;;Aシナリオ初期能力値;Bシナリオ初期能力値);[.Q$8];[.$D$1:.$D$2])" office:value-type="float" office:value="91">
            <text:p>91</text:p>
          </table:table-cell>
          <table:table-cell table:style-name="ce19" table:formula="of:=DGET(IF([.$B$1]=&quot;A&quot;;Aシナリオ初期能力値;Bシナリオ初期能力値);[.R$8];[.$D$1:.$D$2])" office:value-type="float" office:value="94">
            <text:p>94</text:p>
          </table:table-cell>
          <table:table-cell table:style-name="ce19" table:formula="of:=DGET(IF([.$B$1]=&quot;A&quot;;Aシナリオ初期能力値;Bシナリオ初期能力値);[.S$8];[.$D$1:.$D$2])" office:value-type="float" office:value="111">
            <text:p>111</text:p>
          </table:table-cell>
          <table:table-cell table:style-name="ce19" table:formula="of:=DGET(IF([.$B$1]=&quot;A&quot;;Aシナリオ初期能力値;Bシナリオ初期能力値);[.T$8];[.$D$1:.$D$2])" office:value-type="float" office:value="85">
            <text:p>85</text:p>
          </table:table-cell>
          <table:table-cell table:style-name="ce19" table:formula="of:=DGET(IF([.$B$1]=&quot;A&quot;;Aシナリオ初期能力値;Bシナリオ初期能力値);[.U$8];[.$D$1:.$D$2])" office:value-type="float" office:value="98">
            <text:p>98</text:p>
          </table:table-cell>
          <table:table-cell table:style-name="ce19" table:formula="of:=DGET(IF([.$B$1]=&quot;A&quot;;Aシナリオ初期能力値;Bシナリオ初期能力値);[.V$8];[.$D$1:.$D$2])" office:value-type="float" office:value="75">
            <text:p>75</text:p>
          </table:table-cell>
          <table:table-cell table:style-name="ce19" table:formula="of:=DGET(IF([.$B$1]=&quot;A&quot;;Aシナリオ初期能力値;Bシナリオ初期能力値);[.W$8];[.$D$1:.$D$2])" office:value-type="float" office:value="88">
            <text:p>88</text:p>
          </table:table-cell>
        </table:table-row>
        <table:table-row table:style-name="ro1">
          <table:table-cell office:value-type="string">
            <text:p>増分</text:p>
          </table:table-cell>
          <table:table-cell table:formula="of:=[.B11]-[.B9]" office:value-type="float" office:value="19">
            <text:p>19</text:p>
          </table:table-cell>
          <table:table-cell table:formula="of:=[.C11]-[.C9]" office:value-type="float" office:value="5000">
            <text:p>5000</text:p>
          </table:table-cell>
          <table:table-cell table:formula="of:=[.D11]-[.D9]" office:value-type="float" office:value="8">
            <text:p>8</text:p>
          </table:table-cell>
          <table:table-cell table:formula="of:=[.E11]-[.E9]" office:value-type="float" office:value="10000">
            <text:p>10000</text:p>
          </table:table-cell>
          <table:table-cell table:formula="of:=[.F11]-[.F9]" office:value-type="float" office:value="11">
            <text:p>11</text:p>
          </table:table-cell>
          <table:table-cell table:formula="of:=[.G11]-[.G9]" office:value-type="float" office:value="8">
            <text:p>8</text:p>
          </table:table-cell>
          <table:table-cell table:formula="of:=[.H11]-[.H9]" office:value-type="float" office:value="8">
            <text:p>8</text:p>
          </table:table-cell>
          <table:table-cell table:formula="of:=[.I11]-[.I9]" office:value-type="float" office:value="8">
            <text:p>8</text:p>
          </table:table-cell>
          <table:table-cell table:formula="of:=[.J11]-[.J9]" office:value-type="float" office:value="11">
            <text:p>11</text:p>
          </table:table-cell>
          <table:table-cell table:formula="of:=[.K11]-[.K9]" office:value-type="float" office:value="11">
            <text:p>11</text:p>
          </table:table-cell>
          <table:table-cell table:formula="of:=[.L11]-[.L9]" office:value-type="float" office:value="11">
            <text:p>11</text:p>
          </table:table-cell>
          <table:table-cell table:formula="of:=[.M11]-[.M9]" office:value-type="float" office:value="35">
            <text:p>35</text:p>
          </table:table-cell>
          <table:table-cell table:formula="of:=[.N11]-[.N9]" office:value-type="float" office:value="35">
            <text:p>35</text:p>
          </table:table-cell>
          <table:table-cell table:formula="of:=[.O11]-[.O9]" office:value-type="float" office:value="35">
            <text:p>35</text:p>
          </table:table-cell>
          <table:table-cell table:formula="of:=[.P11]-[.P9]" office:value-type="float" office:value="34">
            <text:p>34</text:p>
          </table:table-cell>
          <table:table-cell table:formula="of:=[.Q11]-[.Q9]" office:value-type="float" office:value="32">
            <text:p>32</text:p>
          </table:table-cell>
          <table:table-cell table:formula="of:=[.R11]-[.R9]" office:value-type="float" office:value="35">
            <text:p>35</text:p>
          </table:table-cell>
          <table:table-cell table:formula="of:=[.S11]-[.S9]" office:value-type="float" office:value="33">
            <text:p>33</text:p>
          </table:table-cell>
          <table:table-cell table:formula="of:=[.T11]-[.T9]" office:value-type="float" office:value="32">
            <text:p>32</text:p>
          </table:table-cell>
          <table:table-cell table:formula="of:=[.U11]-[.U9]" office:value-type="float" office:value="33">
            <text:p>33</text:p>
          </table:table-cell>
          <table:table-cell table:formula="of:=[.V11]-[.V9]" office:value-type="float" office:value="33">
            <text:p>33</text:p>
          </table:table-cell>
          <table:table-cell table:formula="of:=[.W11]-[.W9]" office:value-type="float" office:value="35">
            <text:p>35</text:p>
          </table:table-cell>
        </table:table-row>
        <table:table-row table:style-name="ro1">
          <table:table-cell office:value-type="string">
            <text:p>ステータス</text:p>
          </table:table-cell>
          <table:table-cell table:style-name="ce16" table:formula="of:=MIN([.D11]+[.F11];200)" office:value-type="float" office:value="34">
            <text:p>34</text:p>
          </table:table-cell>
          <table:table-cell table:style-name="ce17" table:formula="of:=MIN([.C9]+[.B3];300000)" office:value-type="float" office:value="6200">
            <text:p>6200</text:p>
          </table:table-cell>
          <table:table-cell table:style-name="ce18" table:formula="of:=LOOKUP([.C11];[経験値テーブル.$C$2:.$C$102];[経験値テーブル.$A$2:.$A$102])" office:value-type="float" office:value="14">
            <text:p>14</text:p>
          </table:table-cell>
          <table:table-cell table:style-name="ce17" table:formula="of:=MIN([.E9]+[.B4];300000)" office:value-type="float" office:value="12700">
            <text:p>12700</text:p>
          </table:table-cell>
          <table:table-cell table:style-name="ce18" table:formula="of:=LOOKUP([.E11];[経験値テーブル.$C$2:.$C$102];[経験値テーブル.$A$2:.$A$102])" office:value-type="float" office:value="20">
            <text:p>20</text:p>
          </table:table-cell>
          <table:table-cell table:style-name="ce18" table:formula="of:=MIN([.G9]+[.$D10];100)" office:value-type="float" office:value="88">
            <text:p>88</text:p>
          </table:table-cell>
          <table:table-cell table:style-name="ce18" table:formula="of:=MIN([.H9]+[.$D10];100)" office:value-type="float" office:value="74">
            <text:p>74</text:p>
          </table:table-cell>
          <table:table-cell table:style-name="ce18" table:formula="of:=MIN([.I9]+[.$D10];100)" office:value-type="float" office:value="83">
            <text:p>83</text:p>
          </table:table-cell>
          <table:table-cell table:style-name="ce18" table:formula="of:=MIN([.J9]+[.$F10];100)" office:value-type="float" office:value="64">
            <text:p>64</text:p>
          </table:table-cell>
          <table:table-cell table:style-name="ce18" table:formula="of:=MIN([.K9]+[.$F10];100)" office:value-type="float" office:value="81">
            <text:p>81</text:p>
          </table:table-cell>
          <table:table-cell table:style-name="ce18" table:formula="of:=MIN([.L9]+[.$F10];100)" office:value-type="float" office:value="57">
            <text:p>57</text:p>
          </table:table-cell>
          <table:table-cell table:style-name="ce19" table:formula="of:=INT(([.G11]+[.K11])*(100+[.$B11])/150)" office:value-type="float" office:value="150">
            <text:p>150</text:p>
          </table:table-cell>
          <table:table-cell table:style-name="ce19" table:formula="of:=INT(([.G11]+[.K11])*(100+[.$B11])/150)" office:value-type="float" office:value="150">
            <text:p>150</text:p>
          </table:table-cell>
          <table:table-cell table:style-name="ce19" table:formula="of:=INT(([.I11]+[.K11])*(100+[.$B11])/150)" office:value-type="float" office:value="146">
            <text:p>146</text:p>
          </table:table-cell>
          <table:table-cell table:style-name="ce19" table:formula="of:=INT(([.H11]+[.K11])*(100+[.$B11])/150)" office:value-type="float" office:value="138">
            <text:p>138</text:p>
          </table:table-cell>
          <table:table-cell table:style-name="ce19" table:formula="of:=INT(([.H11]+[.J11])*(100+[.$B11])/150)" office:value-type="float" office:value="123">
            <text:p>123</text:p>
          </table:table-cell>
          <table:table-cell table:style-name="ce19" table:formula="of:=INT(([.J11]+[.K11])*(100+[.$B11])/150)" office:value-type="float" office:value="129">
            <text:p>129</text:p>
          </table:table-cell>
          <table:table-cell table:style-name="ce19" table:formula="of:=INT(([.G11]+[.H11])*(100+[.$B11])/150)" office:value-type="float" office:value="144">
            <text:p>144</text:p>
          </table:table-cell>
          <table:table-cell table:style-name="ce19" table:formula="of:=INT(([.H11]+[.L11])*(100+[.$B11])/150)" office:value-type="float" office:value="117">
            <text:p>117</text:p>
          </table:table-cell>
          <table:table-cell table:style-name="ce19" table:formula="of:=INT(([.I11]+[.J11])*(100+[.$B11])/150)" office:value-type="float" office:value="131">
            <text:p>131</text:p>
          </table:table-cell>
          <table:table-cell table:style-name="ce19" table:formula="of:=INT(([.J11]+[.L11])*(100+[.$B11])/150)" office:value-type="float" office:value="108">
            <text:p>108</text:p>
          </table:table-cell>
          <table:table-cell table:style-name="ce19" table:formula="of:=INT(([.K11]+[.L11])*(100+[.$B11])/150)" office:value-type="float" office:value="123">
            <text:p>123</text:p>
          </table:table-cell>
        </table:table-row>
        <table:table-row table:style-name="ro1">
          <table:table-cell office:value-type="string">
            <text:p>肉体状態補正</text:p>
          </table:table-cell>
          <table:table-cell table:number-columns-repeated="5"/>
          <table:table-cell table:style-name="ce5" table:formula="of:=HLOOKUP([.$B$5];肉体状態補正;2;0)" office:value-type="float" office:value="1">
            <text:p>1.00</text:p>
          </table:table-cell>
          <table:table-cell table:style-name="ce5" table:formula="of:=HLOOKUP([.$B$5];肉体状態補正;2;0)" office:value-type="float" office:value="1">
            <text:p>1.00</text:p>
          </table:table-cell>
          <table:table-cell table:style-name="ce5" table:formula="of:=HLOOKUP([.$B$5];肉体状態補正;2;0)" office:value-type="float" office:value="1">
            <text:p>1.00</text:p>
          </table:table-cell>
          <table:table-cell table:style-name="ce5" table:formula="of:=HLOOKUP([.$B$5];肉体状態補正;2;0)" office:value-type="float" office:value="1">
            <text:p>1.00</text:p>
          </table:table-cell>
          <table:table-cell table:style-name="ce5" table:formula="of:=HLOOKUP([.$B$5];肉体状態補正;2;0)" office:value-type="float" office:value="1">
            <text:p>1.00</text:p>
          </table:table-cell>
          <table:table-cell table:style-name="ce5" table:formula="of:=HLOOKUP([.$B$5];肉体状態補正;2;0)" office:value-type="float" office:value="1">
            <text:p>1.00</text:p>
          </table:table-cell>
          <table:table-cell table:number-columns-repeated="11"/>
        </table:table-row>
        <table:table-row table:style-name="ro1">
          <table:table-cell office:value-type="string">
            <text:p>精神状態補正</text:p>
          </table:table-cell>
          <table:table-cell table:number-columns-repeated="5"/>
          <table:table-cell table:style-name="ce5" table:formula="of:=HLOOKUP([.$B$6];精神状態補正;2;0)" office:value-type="float" office:value="1">
            <text:p>1.00</text:p>
          </table:table-cell>
          <table:table-cell table:style-name="ce5" table:formula="of:=HLOOKUP([.$B$6];精神状態補正;3;0)" office:value-type="float" office:value="1">
            <text:p>1.00</text:p>
          </table:table-cell>
          <table:table-cell table:style-name="ce5" table:formula="of:=HLOOKUP([.$B$6];精神状態補正;4;0)" office:value-type="float" office:value="1">
            <text:p>1.00</text:p>
          </table:table-cell>
          <table:table-cell table:style-name="ce5" table:formula="of:=HLOOKUP([.$B$6];精神状態補正;5;0)" office:value-type="float" office:value="1">
            <text:p>1.00</text:p>
          </table:table-cell>
          <table:table-cell table:style-name="ce5" table:formula="of:=HLOOKUP([.$B$6];精神状態補正;6;0)" office:value-type="float" office:value="1">
            <text:p>1.00</text:p>
          </table:table-cell>
          <table:table-cell table:style-name="ce5" table:formula="of:=HLOOKUP([.$B$6];精神状態補正;7;0)" office:value-type="float" office:value="1">
            <text:p>1.00</text:p>
          </table:table-cell>
          <table:table-cell table:number-columns-repeated="11"/>
        </table:table-row>
        <table:table-row table:style-name="ro1">
          <table:table-cell office:value-type="string">
            <text:p>精神・肉体状態込み</text:p>
          </table:table-cell>
          <table:table-cell table:number-columns-repeated="5"/>
          <table:table-cell table:formula="of:=INT(([.G11]*[.G13]+0)*[.G12])" office:value-type="float" office:value="88">
            <text:p>88</text:p>
          </table:table-cell>
          <table:table-cell table:formula="of:=INT(([.H11]*[.H13]+0)*[.H12])" office:value-type="float" office:value="74">
            <text:p>74</text:p>
          </table:table-cell>
          <table:table-cell table:formula="of:=INT(([.I11]*[.I13]+0)*[.I12])" office:value-type="float" office:value="83">
            <text:p>83</text:p>
          </table:table-cell>
          <table:table-cell table:formula="of:=INT(([.J11]*[.J13]+0)*[.J12])" office:value-type="float" office:value="64">
            <text:p>64</text:p>
          </table:table-cell>
          <table:table-cell table:formula="of:=INT(([.K11]*[.K13]+0)*[.K12])" office:value-type="float" office:value="81">
            <text:p>81</text:p>
          </table:table-cell>
          <table:table-cell table:formula="of:=INT(([.L11]*[.L13]+0)*[.L12])" office:value-type="float" office:value="57">
            <text:p>57</text:p>
          </table:table-cell>
          <table:table-cell table:formula="of:=[.M11]" office:value-type="float" office:value="150">
            <text:p>150</text:p>
          </table:table-cell>
          <table:table-cell table:formula="of:=INT(([.G14]+[.K14])*(100+[.$B11])/150)" office:value-type="float" office:value="150">
            <text:p>150</text:p>
          </table:table-cell>
          <table:table-cell table:formula="of:=INT(([.I14]+[.K14])*(100+[.$B11])/150)" office:value-type="float" office:value="146">
            <text:p>146</text:p>
          </table:table-cell>
          <table:table-cell table:formula="of:=INT(([.H14]+[.K14])*(100+[.$B11])/150)" office:value-type="float" office:value="138">
            <text:p>138</text:p>
          </table:table-cell>
          <table:table-cell table:formula="of:=INT(([.H14]+[.J14])*(100+[.$B11])/150)" office:value-type="float" office:value="123">
            <text:p>123</text:p>
          </table:table-cell>
          <table:table-cell table:formula="of:=INT(([.J14]+[.K14])*(100+[.$B11])/150)" office:value-type="float" office:value="129">
            <text:p>129</text:p>
          </table:table-cell>
          <table:table-cell table:formula="of:=INT(([.G14]+[.H14])*(100+[.$B11])/150)" office:value-type="float" office:value="144">
            <text:p>144</text:p>
          </table:table-cell>
          <table:table-cell table:formula="of:=INT(([.H14]+[.L14])*(100+[.$B11])/150)" office:value-type="float" office:value="117">
            <text:p>117</text:p>
          </table:table-cell>
          <table:table-cell table:formula="of:=INT(([.I14]+[.J14])*(100+[.$B11])/150)" office:value-type="float" office:value="131">
            <text:p>131</text:p>
          </table:table-cell>
          <table:table-cell table:formula="of:=INT(([.J14]+[.L14])*(100+[.$B11])/150)" office:value-type="float" office:value="108">
            <text:p>108</text:p>
          </table:table-cell>
          <table:table-cell table:formula="of:=INT(([.K14]+[.L14])*(100+[.$B11])/150)" office:value-type="float" office:value="123">
            <text:p>123</text:p>
          </table:table-cell>
        </table:table-row>
        <table:table-row table:style-name="ro1">
          <table:table-cell table:style-name="Default"/>
          <table:table-cell table:number-columns-repeated="22"/>
        </table:table-row>
        <table:table-row table:style-name="ro1">
          <table:table-cell table:style-name="Default" office:value-type="string">
            <text:p>シナリオと名前を選択し、取得航海経験と技能経験を入力する。「主」は主人公の略。</text:p>
          </table:table-cell>
          <table:table-cell table:number-columns-repeated="22"/>
        </table:table-row>
        <table:table-row table:style-name="ro1">
          <table:table-cell table:style-name="Default" office:value-type="string">
            <text:p>肉体状態と精神状態による変化も見てみると面白いかもしれない。</text:p>
          </table:table-cell>
          <table:table-cell table:number-columns-repeated="22"/>
        </table:table-row>
        <table:table-row table:style-name="ro1">
          <table:table-cell table:style-name="Default" office:value-type="string">
            <text:p>基本能力値の上昇には乱数が絡むので、必ずこの通りになるわけではない。</text:p>
          </table:table-cell>
          <table:table-cell table:number-columns-repeated="22"/>
        </table:table-row>
      </table:table>
      <table:table table:name="初期能力値A" table:style-name="ta1" table:print="false">
        <office:forms form:automatic-focus="false" form:apply-design-mode="false"/>
        <table:table-column table:style-name="co14" table:default-cell-style-name="Default"/>
        <table:table-column table:style-name="co1" table:default-cell-style-name="Default"/>
        <table:table-column table:style-name="co5" table:default-cell-style-name="Default"/>
        <table:table-column table:style-name="co11" table:default-cell-style-name="Default"/>
        <table:table-column table:style-name="co5" table:default-cell-style-name="Default"/>
        <table:table-column table:style-name="co11" table:default-cell-style-name="Default"/>
        <table:table-column table:style-name="co6" table:number-columns-repeated="6" table:default-cell-style-name="Default"/>
        <table:table-column table:style-name="co13" table:default-cell-style-name="Default"/>
        <table:table-column table:style-name="co7" table:number-columns-repeated="10" table:default-cell-style-name="Default"/>
        <table:table-row table:style-name="ro1">
          <table:table-cell table:style-name="ce1" office:value-type="string">
            <text:p>名前</text:p>
          </table:table-cell>
          <table:table-cell table:style-name="ce1" office:value-type="string">
            <text:p>レベル</text:p>
          </table:table-cell>
          <table:table-cell table:style-name="ce1" office:value-type="string">
            <text:p>航海経験</text:p>
          </table:table-cell>
          <table:table-cell table:style-name="ce1" office:value-type="string">
            <text:p>航海レベル</text:p>
          </table:table-cell>
          <table:table-cell table:style-name="ce1" office:value-type="string">
            <text:p>技能経験</text:p>
          </table:table-cell>
          <table:table-cell table:style-name="ce1" office:value-type="string">
            <text:p>技能レベル</text:p>
          </table:table-cell>
          <table:table-cell table:style-name="ce1" office:value-type="string">
            <text:p>体力</text:p>
          </table:table-cell>
          <table:table-cell table:style-name="ce1" office:value-type="string">
            <text:p>敏捷</text:p>
          </table:table-cell>
          <table:table-cell table:style-name="ce1" office:value-type="string">
            <text:p>魅力</text:p>
          </table:table-cell>
          <table:table-cell table:style-name="ce1" office:value-type="string">
            <text:p>知力</text:p>
          </table:table-cell>
          <table:table-cell table:style-name="ce1" office:value-type="string">
            <text:p>精神</text:p>
          </table:table-cell>
          <table:table-cell table:style-name="ce1" office:value-type="string">
            <text:p>運勢</text:p>
          </table:table-cell>
          <table:table-cell table:style-name="ce1" office:value-type="string">
            <text:p>HP</text:p>
          </table:table-cell>
          <table:table-cell table:style-name="ce1" office:value-type="string">
            <text:p>生命力</text:p>
          </table:table-cell>
          <table:table-cell table:style-name="ce1" office:value-type="string">
            <text:p>統率力</text:p>
          </table:table-cell>
          <table:table-cell table:style-name="ce1" office:value-type="string">
            <text:p>操船術</text:p>
          </table:table-cell>
          <table:table-cell table:style-name="ce1" office:value-type="string">
            <text:p>測量術</text:p>
          </table:table-cell>
          <table:table-cell table:style-name="ce1" office:value-type="string">
            <text:p>会計術</text:p>
          </table:table-cell>
          <table:table-cell table:style-name="ce1" office:value-type="string">
            <text:p>剣闘術</text:p>
          </table:table-cell>
          <table:table-cell table:style-name="ce1" office:value-type="string">
            <text:p>命中力</text:p>
          </table:table-cell>
          <table:table-cell table:style-name="ce1" office:value-type="string">
            <text:p>説得力</text:p>
          </table:table-cell>
          <table:table-cell table:style-name="ce1" office:value-type="string">
            <text:p>謀略術</text:p>
          </table:table-cell>
          <table:table-cell table:style-name="ce1" office:value-type="string">
            <text:p>観察力</text:p>
          </table:table-cell>
        </table:table-row>
        <table:table-row table:style-name="ro1">
          <table:table-cell office:value-type="string">
            <text:p>ラファエル主</text:p>
          </table:table-cell>
          <table:table-cell table:formula="of:=[.D2]+[.F2]" office:value-type="float" office:value="0">
            <text:p>0</text:p>
          </table:table-cell>
          <table:table-cell/>
          <table:table-cell table:formula="of:=LOOKUP([.C2];[経験値テーブル.$C$2:.$C$102];[経験値テーブル.$A$2:.$A$102])" office:value-type="float" office:value="0">
            <text:p>0</text:p>
          </table:table-cell>
          <table:table-cell/>
          <table:table-cell table:formula="of:=LOOKUP([.E2];[経験値テーブル.$C$2:.$C$102];[経験値テーブル.$A$2:.$A$102])" office:value-type="float" office:value="0">
            <text:p>0</text:p>
          </table:table-cell>
          <table:table-cell table:number-columns-repeated="6"/>
          <table:table-cell table:formula="of:=INT(([.G2]+[.K2])*(100+[.B2])/150)" office:value-type="float" office:value="0">
            <text:p>0</text:p>
          </table:table-cell>
          <table:table-cell table:formula="of:=INT(([.G2]+[.K2])*(100+[.B2])/150)" office:value-type="float" office:value="0">
            <text:p>0</text:p>
          </table:table-cell>
          <table:table-cell table:formula="of:=INT(([.I2]+[.K2])*(100+[.B2])/150)" office:value-type="float" office:value="0">
            <text:p>0</text:p>
          </table:table-cell>
          <table:table-cell table:formula="of:=INT(([.H2]+[.K2])*(100+[.B2])/150)" office:value-type="float" office:value="0">
            <text:p>0</text:p>
          </table:table-cell>
          <table:table-cell table:formula="of:=INT(([.H2]+[.J2])*(100+[.B2])/150)" office:value-type="float" office:value="0">
            <text:p>0</text:p>
          </table:table-cell>
          <table:table-cell table:formula="of:=INT(([.J2]+[.K2])*(100+[.B2])/150)" office:value-type="float" office:value="0">
            <text:p>0</text:p>
          </table:table-cell>
          <table:table-cell table:formula="of:=INT(([.G2]+[.H2])*(100+[.B2])/150)" office:value-type="float" office:value="0">
            <text:p>0</text:p>
          </table:table-cell>
          <table:table-cell table:formula="of:=INT(([.H2]+[.L2])*(100+[.B2])/150)" office:value-type="float" office:value="0">
            <text:p>0</text:p>
          </table:table-cell>
          <table:table-cell table:formula="of:=INT(([.I2]+[.J2])*(100+[.B2])/150)" office:value-type="float" office:value="0">
            <text:p>0</text:p>
          </table:table-cell>
          <table:table-cell table:formula="of:=INT(([.J2]+[.L2])*(100+[.B2])/150)" office:value-type="float" office:value="0">
            <text:p>0</text:p>
          </table:table-cell>
          <table:table-cell table:formula="of:=INT(([.K2]+[.L2])*(100+[.B2])/150)" office:value-type="float" office:value="0">
            <text:p>0</text:p>
          </table:table-cell>
        </table:table-row>
        <table:table-row table:style-name="ro1">
          <table:table-cell office:value-type="string">
            <text:p>リル主</text:p>
          </table:table-cell>
          <table:table-cell table:formula="of:=[.D3]+[.F3]" office:value-type="float" office:value="0">
            <text:p>0</text:p>
          </table:table-cell>
          <table:table-cell/>
          <table:table-cell table:formula="of:=LOOKUP([.C3];[経験値テーブル.$C$2:.$C$102];[経験値テーブル.$A$2:.$A$102])" office:value-type="float" office:value="0">
            <text:p>0</text:p>
          </table:table-cell>
          <table:table-cell/>
          <table:table-cell table:formula="of:=LOOKUP([.E3];[経験値テーブル.$C$2:.$C$102];[経験値テーブル.$A$2:.$A$102])" office:value-type="float" office:value="0">
            <text:p>0</text:p>
          </table:table-cell>
          <table:table-cell table:number-columns-repeated="6"/>
          <table:table-cell table:formula="of:=INT(([.G3]+[.K3])*(100+[.B3])/150)" office:value-type="float" office:value="0">
            <text:p>0</text:p>
          </table:table-cell>
          <table:table-cell table:formula="of:=INT(([.G3]+[.K3])*(100+[.B3])/150)" office:value-type="float" office:value="0">
            <text:p>0</text:p>
          </table:table-cell>
          <table:table-cell table:formula="of:=INT(([.I3]+[.K3])*(100+[.B3])/150)" office:value-type="float" office:value="0">
            <text:p>0</text:p>
          </table:table-cell>
          <table:table-cell table:formula="of:=INT(([.H3]+[.K3])*(100+[.B3])/150)" office:value-type="float" office:value="0">
            <text:p>0</text:p>
          </table:table-cell>
          <table:table-cell table:formula="of:=INT(([.H3]+[.J3])*(100+[.B3])/150)" office:value-type="float" office:value="0">
            <text:p>0</text:p>
          </table:table-cell>
          <table:table-cell table:formula="of:=INT(([.J3]+[.K3])*(100+[.B3])/150)" office:value-type="float" office:value="0">
            <text:p>0</text:p>
          </table:table-cell>
          <table:table-cell table:formula="of:=INT(([.G3]+[.H3])*(100+[.B3])/150)" office:value-type="float" office:value="0">
            <text:p>0</text:p>
          </table:table-cell>
          <table:table-cell table:formula="of:=INT(([.H3]+[.L3])*(100+[.B3])/150)" office:value-type="float" office:value="0">
            <text:p>0</text:p>
          </table:table-cell>
          <table:table-cell table:formula="of:=INT(([.I3]+[.J3])*(100+[.B3])/150)" office:value-type="float" office:value="0">
            <text:p>0</text:p>
          </table:table-cell>
          <table:table-cell table:formula="of:=INT(([.J3]+[.L3])*(100+[.B3])/150)" office:value-type="float" office:value="0">
            <text:p>0</text:p>
          </table:table-cell>
          <table:table-cell table:formula="of:=INT(([.K3]+[.L3])*(100+[.B3])/150)" office:value-type="float" office:value="0">
            <text:p>0</text:p>
          </table:table-cell>
        </table:table-row>
        <table:table-row table:style-name="ro1">
          <table:table-cell office:value-type="string">
            <text:p>ホドラム主</text:p>
          </table:table-cell>
          <table:table-cell table:formula="of:=[.D4]+[.F4]" office:value-type="float" office:value="0">
            <text:p>0</text:p>
          </table:table-cell>
          <table:table-cell/>
          <table:table-cell table:formula="of:=LOOKUP([.C4];[経験値テーブル.$C$2:.$C$102];[経験値テーブル.$A$2:.$A$102])" office:value-type="float" office:value="0">
            <text:p>0</text:p>
          </table:table-cell>
          <table:table-cell/>
          <table:table-cell table:formula="of:=LOOKUP([.E4];[経験値テーブル.$C$2:.$C$102];[経験値テーブル.$A$2:.$A$102])" office:value-type="float" office:value="0">
            <text:p>0</text:p>
          </table:table-cell>
          <table:table-cell table:number-columns-repeated="6"/>
          <table:table-cell table:formula="of:=INT(([.G4]+[.K4])*(100+[.B4])/150)" office:value-type="float" office:value="0">
            <text:p>0</text:p>
          </table:table-cell>
          <table:table-cell table:formula="of:=INT(([.G4]+[.K4])*(100+[.B4])/150)" office:value-type="float" office:value="0">
            <text:p>0</text:p>
          </table:table-cell>
          <table:table-cell table:formula="of:=INT(([.I4]+[.K4])*(100+[.B4])/150)" office:value-type="float" office:value="0">
            <text:p>0</text:p>
          </table:table-cell>
          <table:table-cell table:formula="of:=INT(([.H4]+[.K4])*(100+[.B4])/150)" office:value-type="float" office:value="0">
            <text:p>0</text:p>
          </table:table-cell>
          <table:table-cell table:formula="of:=INT(([.H4]+[.J4])*(100+[.B4])/150)" office:value-type="float" office:value="0">
            <text:p>0</text:p>
          </table:table-cell>
          <table:table-cell table:formula="of:=INT(([.J4]+[.K4])*(100+[.B4])/150)" office:value-type="float" office:value="0">
            <text:p>0</text:p>
          </table:table-cell>
          <table:table-cell table:formula="of:=INT(([.G4]+[.H4])*(100+[.B4])/150)" office:value-type="float" office:value="0">
            <text:p>0</text:p>
          </table:table-cell>
          <table:table-cell table:formula="of:=INT(([.H4]+[.L4])*(100+[.B4])/150)" office:value-type="float" office:value="0">
            <text:p>0</text:p>
          </table:table-cell>
          <table:table-cell table:formula="of:=INT(([.I4]+[.J4])*(100+[.B4])/150)" office:value-type="float" office:value="0">
            <text:p>0</text:p>
          </table:table-cell>
          <table:table-cell table:formula="of:=INT(([.J4]+[.L4])*(100+[.B4])/150)" office:value-type="float" office:value="0">
            <text:p>0</text:p>
          </table:table-cell>
          <table:table-cell table:formula="of:=INT(([.K4]+[.L4])*(100+[.B4])/150)" office:value-type="float" office:value="0">
            <text:p>0</text:p>
          </table:table-cell>
        </table:table-row>
        <table:table-row table:style-name="ro1">
          <table:table-cell office:value-type="string">
            <text:p>マリア主</text:p>
          </table:table-cell>
          <table:table-cell table:formula="of:=[.D5]+[.F5]" office:value-type="float" office:value="0">
            <text:p>0</text:p>
          </table:table-cell>
          <table:table-cell/>
          <table:table-cell table:formula="of:=LOOKUP([.C5];[経験値テーブル.$C$2:.$C$102];[経験値テーブル.$A$2:.$A$102])" office:value-type="float" office:value="0">
            <text:p>0</text:p>
          </table:table-cell>
          <table:table-cell/>
          <table:table-cell table:formula="of:=LOOKUP([.E5];[経験値テーブル.$C$2:.$C$102];[経験値テーブル.$A$2:.$A$102])" office:value-type="float" office:value="0">
            <text:p>0</text:p>
          </table:table-cell>
          <table:table-cell table:number-columns-repeated="6"/>
          <table:table-cell table:formula="of:=INT(([.G5]+[.K5])*(100+[.B5])/150)" office:value-type="float" office:value="0">
            <text:p>0</text:p>
          </table:table-cell>
          <table:table-cell table:formula="of:=INT(([.G5]+[.K5])*(100+[.B5])/150)" office:value-type="float" office:value="0">
            <text:p>0</text:p>
          </table:table-cell>
          <table:table-cell table:formula="of:=INT(([.I5]+[.K5])*(100+[.B5])/150)" office:value-type="float" office:value="0">
            <text:p>0</text:p>
          </table:table-cell>
          <table:table-cell table:formula="of:=INT(([.H5]+[.K5])*(100+[.B5])/150)" office:value-type="float" office:value="0">
            <text:p>0</text:p>
          </table:table-cell>
          <table:table-cell table:formula="of:=INT(([.H5]+[.J5])*(100+[.B5])/150)" office:value-type="float" office:value="0">
            <text:p>0</text:p>
          </table:table-cell>
          <table:table-cell table:formula="of:=INT(([.J5]+[.K5])*(100+[.B5])/150)" office:value-type="float" office:value="0">
            <text:p>0</text:p>
          </table:table-cell>
          <table:table-cell table:formula="of:=INT(([.G5]+[.H5])*(100+[.B5])/150)" office:value-type="float" office:value="0">
            <text:p>0</text:p>
          </table:table-cell>
          <table:table-cell table:formula="of:=INT(([.H5]+[.L5])*(100+[.B5])/150)" office:value-type="float" office:value="0">
            <text:p>0</text:p>
          </table:table-cell>
          <table:table-cell table:formula="of:=INT(([.I5]+[.J5])*(100+[.B5])/150)" office:value-type="float" office:value="0">
            <text:p>0</text:p>
          </table:table-cell>
          <table:table-cell table:formula="of:=INT(([.J5]+[.L5])*(100+[.B5])/150)" office:value-type="float" office:value="0">
            <text:p>0</text:p>
          </table:table-cell>
          <table:table-cell table:formula="of:=INT(([.K5]+[.L5])*(100+[.B5])/150)" office:value-type="float" office:value="0">
            <text:p>0</text:p>
          </table:table-cell>
        </table:table-row>
        <table:table-row table:style-name="ro1">
          <table:table-cell office:value-type="string">
            <text:p>キョータロー主</text:p>
          </table:table-cell>
          <table:table-cell table:formula="of:=[.D6]+[.F6]" office:value-type="float" office:value="13">
            <text:p>13</text:p>
          </table:table-cell>
          <table:table-cell office:value-type="float" office:value="750">
            <text:p>750</text:p>
          </table:table-cell>
          <table:table-cell table:formula="of:=LOOKUP([.C6];[経験値テーブル.$C$2:.$C$102];[経験値テーブル.$A$2:.$A$102])" office:value-type="float" office:value="5">
            <text:p>5</text:p>
          </table:table-cell>
          <table:table-cell office:value-type="float" office:value="2000">
            <text:p>2000</text:p>
          </table:table-cell>
          <table:table-cell table:formula="of:=LOOKUP([.E6];[経験値テーブル.$C$2:.$C$102];[経験値テーブル.$A$2:.$A$102])" office:value-type="float" office:value="8">
            <text:p>8</text:p>
          </table:table-cell>
          <table:table-cell office:value-type="float" office:value="79">
            <text:p>79</text:p>
          </table:table-cell>
          <table:table-cell office:value-type="float" office:value="59">
            <text:p>59</text:p>
          </table:table-cell>
          <table:table-cell office:value-type="float" office:value="80">
            <text:p>80</text:p>
          </table:table-cell>
          <table:table-cell office:value-type="float" office:value="53">
            <text:p>53</text:p>
          </table:table-cell>
          <table:table-cell office:value-type="float" office:value="71">
            <text:p>71</text:p>
          </table:table-cell>
          <table:table-cell office:value-type="float" office:value="51">
            <text:p>51</text:p>
          </table:table-cell>
          <table:table-cell table:formula="of:=INT(([.G6]+[.K6])*(100+[.B6])/150)" office:value-type="float" office:value="113">
            <text:p>113</text:p>
          </table:table-cell>
          <table:table-cell table:formula="of:=INT(([.G6]+[.K6])*(100+[.B6])/150)" office:value-type="float" office:value="113">
            <text:p>113</text:p>
          </table:table-cell>
          <table:table-cell table:formula="of:=INT(([.I6]+[.K6])*(100+[.B6])/150)" office:value-type="float" office:value="113">
            <text:p>113</text:p>
          </table:table-cell>
          <table:table-cell table:formula="of:=INT(([.H6]+[.K6])*(100+[.B6])/150)" office:value-type="float" office:value="97">
            <text:p>97</text:p>
          </table:table-cell>
          <table:table-cell table:formula="of:=INT(([.H6]+[.J6])*(100+[.B6])/150)" office:value-type="float" office:value="84">
            <text:p>84</text:p>
          </table:table-cell>
          <table:table-cell table:formula="of:=INT(([.J6]+[.K6])*(100+[.B6])/150)" office:value-type="float" office:value="93">
            <text:p>93</text:p>
          </table:table-cell>
          <table:table-cell table:formula="of:=INT(([.G6]+[.H6])*(100+[.B6])/150)" office:value-type="float" office:value="103">
            <text:p>103</text:p>
          </table:table-cell>
          <table:table-cell table:formula="of:=INT(([.H6]+[.L6])*(100+[.B6])/150)" office:value-type="float" office:value="82">
            <text:p>82</text:p>
          </table:table-cell>
          <table:table-cell table:formula="of:=INT(([.I6]+[.J6])*(100+[.B6])/150)" office:value-type="float" office:value="100">
            <text:p>100</text:p>
          </table:table-cell>
          <table:table-cell table:formula="of:=INT(([.J6]+[.L6])*(100+[.B6])/150)" office:value-type="float" office:value="78">
            <text:p>78</text:p>
          </table:table-cell>
          <table:table-cell table:formula="of:=INT(([.K6]+[.L6])*(100+[.B6])/150)" office:value-type="float" office:value="91">
            <text:p>91</text:p>
          </table:table-cell>
        </table:table-row>
        <table:table-row table:style-name="ro1">
          <table:table-cell office:value-type="string">
            <text:p>ウッディーン主</text:p>
          </table:table-cell>
          <table:table-cell table:formula="of:=[.D7]+[.F7]" office:value-type="float" office:value="19">
            <text:p>19</text:p>
          </table:table-cell>
          <table:table-cell office:value-type="float" office:value="2250">
            <text:p>2250</text:p>
          </table:table-cell>
          <table:table-cell table:formula="of:=LOOKUP([.C7];[経験値テーブル.$C$2:.$C$102];[経験値テーブル.$A$2:.$A$102])" office:value-type="float" office:value="8">
            <text:p>8</text:p>
          </table:table-cell>
          <table:table-cell office:value-type="float" office:value="3750">
            <text:p>3750</text:p>
          </table:table-cell>
          <table:table-cell table:formula="of:=LOOKUP([.E7];[経験値テーブル.$C$2:.$C$102];[経験値テーブル.$A$2:.$A$102])" office:value-type="float" office:value="11">
            <text:p>11</text:p>
          </table:table-cell>
          <table:table-cell office:value-type="float" office:value="78">
            <text:p>78</text:p>
          </table:table-cell>
          <table:table-cell office:value-type="float" office:value="85">
            <text:p>85</text:p>
          </table:table-cell>
          <table:table-cell office:value-type="float" office:value="60">
            <text:p>60</text:p>
          </table:table-cell>
          <table:table-cell office:value-type="float" office:value="55">
            <text:p>55</text:p>
          </table:table-cell>
          <table:table-cell office:value-type="float" office:value="81">
            <text:p>81</text:p>
          </table:table-cell>
          <table:table-cell office:value-type="float" office:value="60">
            <text:p>60</text:p>
          </table:table-cell>
          <table:table-cell table:formula="of:=INT(([.G7]+[.K7])*(100+[.B7])/150)" office:value-type="float" office:value="126">
            <text:p>126</text:p>
          </table:table-cell>
          <table:table-cell table:formula="of:=INT(([.G7]+[.K7])*(100+[.B7])/150)" office:value-type="float" office:value="126">
            <text:p>126</text:p>
          </table:table-cell>
          <table:table-cell table:formula="of:=INT(([.I7]+[.K7])*(100+[.B7])/150)" office:value-type="float" office:value="111">
            <text:p>111</text:p>
          </table:table-cell>
          <table:table-cell table:formula="of:=INT(([.H7]+[.K7])*(100+[.B7])/150)" office:value-type="float" office:value="131">
            <text:p>131</text:p>
          </table:table-cell>
          <table:table-cell table:formula="of:=INT(([.H7]+[.J7])*(100+[.B7])/150)" office:value-type="float" office:value="111">
            <text:p>111</text:p>
          </table:table-cell>
          <table:table-cell table:formula="of:=INT(([.J7]+[.K7])*(100+[.B7])/150)" office:value-type="float" office:value="107">
            <text:p>107</text:p>
          </table:table-cell>
          <table:table-cell table:formula="of:=INT(([.G7]+[.H7])*(100+[.B7])/150)" office:value-type="float" office:value="129">
            <text:p>129</text:p>
          </table:table-cell>
          <table:table-cell table:formula="of:=INT(([.H7]+[.L7])*(100+[.B7])/150)" office:value-type="float" office:value="115">
            <text:p>115</text:p>
          </table:table-cell>
          <table:table-cell table:formula="of:=INT(([.I7]+[.J7])*(100+[.B7])/150)" office:value-type="float" office:value="91">
            <text:p>91</text:p>
          </table:table-cell>
          <table:table-cell table:formula="of:=INT(([.J7]+[.L7])*(100+[.B7])/150)" office:value-type="float" office:value="91">
            <text:p>91</text:p>
          </table:table-cell>
          <table:table-cell table:formula="of:=INT(([.K7]+[.L7])*(100+[.B7])/150)" office:value-type="float" office:value="111">
            <text:p>111</text:p>
          </table:table-cell>
        </table:table-row>
        <table:table-row table:style-name="ro1">
          <table:table-cell office:value-type="string">
            <text:p>ティアル主</text:p>
          </table:table-cell>
          <table:table-cell table:formula="of:=[.D8]+[.F8]" office:value-type="float" office:value="3">
            <text:p>3</text:p>
          </table:table-cell>
          <table:table-cell office:value-type="float" office:value="50">
            <text:p>50</text:p>
          </table:table-cell>
          <table:table-cell table:formula="of:=LOOKUP([.C8];[経験値テーブル.$C$2:.$C$102];[経験値テーブル.$A$2:.$A$102])" office:value-type="float" office:value="0">
            <text:p>0</text:p>
          </table:table-cell>
          <table:table-cell office:value-type="float" office:value="400">
            <text:p>400</text:p>
          </table:table-cell>
          <table:table-cell table:formula="of:=LOOKUP([.E8];[経験値テーブル.$C$2:.$C$102];[経験値テーブル.$A$2:.$A$102])" office:value-type="float" office:value="3">
            <text:p>3</text:p>
          </table:table-cell>
          <table:table-cell office:value-type="float" office:value="45">
            <text:p>45</text:p>
          </table:table-cell>
          <table:table-cell office:value-type="float" office:value="61">
            <text:p>61</text:p>
          </table:table-cell>
          <table:table-cell office:value-type="float" office:value="68">
            <text:p>68</text:p>
          </table:table-cell>
          <table:table-cell office:value-type="float" office:value="81">
            <text:p>81</text:p>
          </table:table-cell>
          <table:table-cell office:value-type="float" office:value="62">
            <text:p>62</text:p>
          </table:table-cell>
          <table:table-cell office:value-type="float" office:value="55">
            <text:p>55</text:p>
          </table:table-cell>
          <table:table-cell table:formula="of:=INT(([.G8]+[.K8])*(100+[.B8])/150)" office:value-type="float" office:value="73">
            <text:p>73</text:p>
          </table:table-cell>
          <table:table-cell table:formula="of:=INT(([.G8]+[.K8])*(100+[.B8])/150)" office:value-type="float" office:value="73">
            <text:p>73</text:p>
          </table:table-cell>
          <table:table-cell table:formula="of:=INT(([.I8]+[.K8])*(100+[.B8])/150)" office:value-type="float" office:value="89">
            <text:p>89</text:p>
          </table:table-cell>
          <table:table-cell table:formula="of:=INT(([.H8]+[.K8])*(100+[.B8])/150)" office:value-type="float" office:value="84">
            <text:p>84</text:p>
          </table:table-cell>
          <table:table-cell table:formula="of:=INT(([.H8]+[.J8])*(100+[.B8])/150)" office:value-type="float" office:value="97">
            <text:p>97</text:p>
          </table:table-cell>
          <table:table-cell table:formula="of:=INT(([.J8]+[.K8])*(100+[.B8])/150)" office:value-type="float" office:value="98">
            <text:p>98</text:p>
          </table:table-cell>
          <table:table-cell table:formula="of:=INT(([.G8]+[.H8])*(100+[.B8])/150)" office:value-type="float" office:value="72">
            <text:p>72</text:p>
          </table:table-cell>
          <table:table-cell table:formula="of:=INT(([.H8]+[.L8])*(100+[.B8])/150)" office:value-type="float" office:value="79">
            <text:p>79</text:p>
          </table:table-cell>
          <table:table-cell table:formula="of:=INT(([.I8]+[.J8])*(100+[.B8])/150)" office:value-type="float" office:value="102">
            <text:p>102</text:p>
          </table:table-cell>
          <table:table-cell table:formula="of:=INT(([.J8]+[.L8])*(100+[.B8])/150)" office:value-type="float" office:value="93">
            <text:p>93</text:p>
          </table:table-cell>
          <table:table-cell table:formula="of:=INT(([.K8]+[.L8])*(100+[.B8])/150)" office:value-type="float" office:value="80">
            <text:p>80</text:p>
          </table:table-cell>
        </table:table-row>
        <table:table-row table:style-name="ro1">
          <table:table-cell office:value-type="string">
            <text:p>アズィーザ</text:p>
          </table:table-cell>
          <table:table-cell table:formula="of:=[.D9]+[.F9]" office:value-type="float" office:value="31">
            <text:p>31</text:p>
          </table:table-cell>
          <table:table-cell office:value-type="float" office:value="4400">
            <text:p>4400</text:p>
          </table:table-cell>
          <table:table-cell table:formula="of:=LOOKUP([.C9];[経験値テーブル.$C$2:.$C$102];[経験値テーブル.$A$2:.$A$102])" office:value-type="float" office:value="12">
            <text:p>12</text:p>
          </table:table-cell>
          <table:table-cell office:value-type="float" office:value="11500">
            <text:p>11500</text:p>
          </table:table-cell>
          <table:table-cell table:formula="of:=LOOKUP([.E9];[経験値テーブル.$C$2:.$C$102];[経験値テーブル.$A$2:.$A$102])" office:value-type="float" office:value="19">
            <text:p>19</text:p>
          </table:table-cell>
          <table:table-cell office:value-type="float" office:value="79">
            <text:p>79</text:p>
          </table:table-cell>
          <table:table-cell office:value-type="float" office:value="87">
            <text:p>87</text:p>
          </table:table-cell>
          <table:table-cell office:value-type="float" office:value="69">
            <text:p>69</text:p>
          </table:table-cell>
          <table:table-cell office:value-type="float" office:value="50">
            <text:p>50</text:p>
          </table:table-cell>
          <table:table-cell office:value-type="float" office:value="77">
            <text:p>77</text:p>
          </table:table-cell>
          <table:table-cell office:value-type="float" office:value="42">
            <text:p>42</text:p>
          </table:table-cell>
          <table:table-cell table:formula="of:=INT(([.G9]+[.K9])*(100+[.B9])/150)" office:value-type="float" office:value="136">
            <text:p>136</text:p>
          </table:table-cell>
          <table:table-cell table:formula="of:=INT(([.G9]+[.K9])*(100+[.B9])/150)" office:value-type="float" office:value="136">
            <text:p>136</text:p>
          </table:table-cell>
          <table:table-cell table:formula="of:=INT(([.I9]+[.K9])*(100+[.B9])/150)" office:value-type="float" office:value="127">
            <text:p>127</text:p>
          </table:table-cell>
          <table:table-cell table:formula="of:=INT(([.H9]+[.K9])*(100+[.B9])/150)" office:value-type="float" office:value="143">
            <text:p>143</text:p>
          </table:table-cell>
          <table:table-cell table:formula="of:=INT(([.H9]+[.J9])*(100+[.B9])/150)" office:value-type="float" office:value="119">
            <text:p>119</text:p>
          </table:table-cell>
          <table:table-cell table:formula="of:=INT(([.J9]+[.K9])*(100+[.B9])/150)" office:value-type="float" office:value="110">
            <text:p>110</text:p>
          </table:table-cell>
          <table:table-cell table:formula="of:=INT(([.G9]+[.H9])*(100+[.B9])/150)" office:value-type="float" office:value="144">
            <text:p>144</text:p>
          </table:table-cell>
          <table:table-cell table:formula="of:=INT(([.H9]+[.L9])*(100+[.B9])/150)" office:value-type="float" office:value="112">
            <text:p>112</text:p>
          </table:table-cell>
          <table:table-cell table:formula="of:=INT(([.I9]+[.J9])*(100+[.B9])/150)" office:value-type="float" office:value="103">
            <text:p>103</text:p>
          </table:table-cell>
          <table:table-cell table:formula="of:=INT(([.J9]+[.L9])*(100+[.B9])/150)" office:value-type="float" office:value="80">
            <text:p>80</text:p>
          </table:table-cell>
          <table:table-cell table:formula="of:=INT(([.K9]+[.L9])*(100+[.B9])/150)" office:value-type="float" office:value="103">
            <text:p>103</text:p>
          </table:table-cell>
        </table:table-row>
        <table:table-row table:style-name="ro1">
          <table:table-cell office:value-type="string">
            <text:p>アミーナ</text:p>
          </table:table-cell>
          <table:table-cell table:formula="of:=[.D10]+[.F10]" office:value-type="float" office:value="8">
            <text:p>8</text:p>
          </table:table-cell>
          <table:table-cell office:value-type="float" office:value="1000">
            <text:p>1000</text:p>
          </table:table-cell>
          <table:table-cell table:formula="of:=LOOKUP([.C10];[経験値テーブル.$C$2:.$C$102];[経験値テーブル.$A$2:.$A$102])" office:value-type="float" office:value="5">
            <text:p>5</text:p>
          </table:table-cell>
          <table:table-cell office:value-type="float" office:value="300">
            <text:p>300</text:p>
          </table:table-cell>
          <table:table-cell table:formula="of:=LOOKUP([.E10];[経験値テーブル.$C$2:.$C$102];[経験値テーブル.$A$2:.$A$102])" office:value-type="float" office:value="3">
            <text:p>3</text:p>
          </table:table-cell>
          <table:table-cell office:value-type="float" office:value="49">
            <text:p>49</text:p>
          </table:table-cell>
          <table:table-cell office:value-type="float" office:value="54">
            <text:p>54</text:p>
          </table:table-cell>
          <table:table-cell office:value-type="float" office:value="69">
            <text:p>69</text:p>
          </table:table-cell>
          <table:table-cell office:value-type="float" office:value="73">
            <text:p>73</text:p>
          </table:table-cell>
          <table:table-cell office:value-type="float" office:value="68">
            <text:p>68</text:p>
          </table:table-cell>
          <table:table-cell office:value-type="float" office:value="62">
            <text:p>62</text:p>
          </table:table-cell>
          <table:table-cell table:formula="of:=INT(([.G10]+[.K10])*(100+[.B10])/150)" office:value-type="float" office:value="84">
            <text:p>84</text:p>
          </table:table-cell>
          <table:table-cell table:formula="of:=INT(([.G10]+[.K10])*(100+[.B10])/150)" office:value-type="float" office:value="84">
            <text:p>84</text:p>
          </table:table-cell>
          <table:table-cell table:formula="of:=INT(([.I10]+[.K10])*(100+[.B10])/150)" office:value-type="float" office:value="98">
            <text:p>98</text:p>
          </table:table-cell>
          <table:table-cell table:formula="of:=INT(([.H10]+[.K10])*(100+[.B10])/150)" office:value-type="float" office:value="87">
            <text:p>87</text:p>
          </table:table-cell>
          <table:table-cell table:formula="of:=INT(([.H10]+[.J10])*(100+[.B10])/150)" office:value-type="float" office:value="91">
            <text:p>91</text:p>
          </table:table-cell>
          <table:table-cell table:formula="of:=INT(([.J10]+[.K10])*(100+[.B10])/150)" office:value-type="float" office:value="101">
            <text:p>101</text:p>
          </table:table-cell>
          <table:table-cell table:formula="of:=INT(([.G10]+[.H10])*(100+[.B10])/150)" office:value-type="float" office:value="74">
            <text:p>74</text:p>
          </table:table-cell>
          <table:table-cell table:formula="of:=INT(([.H10]+[.L10])*(100+[.B10])/150)" office:value-type="float" office:value="83">
            <text:p>83</text:p>
          </table:table-cell>
          <table:table-cell table:formula="of:=INT(([.I10]+[.J10])*(100+[.B10])/150)" office:value-type="float" office:value="102">
            <text:p>102</text:p>
          </table:table-cell>
          <table:table-cell table:formula="of:=INT(([.J10]+[.L10])*(100+[.B10])/150)" office:value-type="float" office:value="97">
            <text:p>97</text:p>
          </table:table-cell>
          <table:table-cell table:formula="of:=INT(([.K10]+[.L10])*(100+[.B10])/150)" office:value-type="float" office:value="93">
            <text:p>93</text:p>
          </table:table-cell>
        </table:table-row>
        <table:table-row table:style-name="ro1">
          <table:table-cell office:value-type="string">
            <text:p>アル</text:p>
          </table:table-cell>
          <table:table-cell table:formula="of:=[.D11]+[.F11]" office:value-type="float" office:value="19">
            <text:p>19</text:p>
          </table:table-cell>
          <table:table-cell office:value-type="float" office:value="1600">
            <text:p>1600</text:p>
          </table:table-cell>
          <table:table-cell table:formula="of:=LOOKUP([.C11];[経験値テーブル.$C$2:.$C$102];[経験値テーブル.$A$2:.$A$102])" office:value-type="float" office:value="7">
            <text:p>7</text:p>
          </table:table-cell>
          <table:table-cell office:value-type="float" office:value="4400">
            <text:p>4400</text:p>
          </table:table-cell>
          <table:table-cell table:formula="of:=LOOKUP([.E11];[経験値テーブル.$C$2:.$C$102];[経験値テーブル.$A$2:.$A$102])" office:value-type="float" office:value="12">
            <text:p>12</text:p>
          </table:table-cell>
          <table:table-cell office:value-type="float" office:value="88">
            <text:p>88</text:p>
          </table:table-cell>
          <table:table-cell office:value-type="float" office:value="62">
            <text:p>62</text:p>
          </table:table-cell>
          <table:table-cell office:value-type="float" office:value="48">
            <text:p>48</text:p>
          </table:table-cell>
          <table:table-cell office:value-type="float" office:value="39">
            <text:p>39</text:p>
          </table:table-cell>
          <table:table-cell office:value-type="float" office:value="74">
            <text:p>74</text:p>
          </table:table-cell>
          <table:table-cell office:value-type="float" office:value="40">
            <text:p>40</text:p>
          </table:table-cell>
          <table:table-cell table:formula="of:=INT(([.G11]+[.K11])*(100+[.B11])/150)" office:value-type="float" office:value="128">
            <text:p>128</text:p>
          </table:table-cell>
          <table:table-cell table:formula="of:=INT(([.G11]+[.K11])*(100+[.B11])/150)" office:value-type="float" office:value="128">
            <text:p>128</text:p>
          </table:table-cell>
          <table:table-cell table:formula="of:=INT(([.I11]+[.K11])*(100+[.B11])/150)" office:value-type="float" office:value="96">
            <text:p>96</text:p>
          </table:table-cell>
          <table:table-cell table:formula="of:=INT(([.H11]+[.K11])*(100+[.B11])/150)" office:value-type="float" office:value="107">
            <text:p>107</text:p>
          </table:table-cell>
          <table:table-cell table:formula="of:=INT(([.H11]+[.J11])*(100+[.B11])/150)" office:value-type="float" office:value="80">
            <text:p>80</text:p>
          </table:table-cell>
          <table:table-cell table:formula="of:=INT(([.J11]+[.K11])*(100+[.B11])/150)" office:value-type="float" office:value="89">
            <text:p>89</text:p>
          </table:table-cell>
          <table:table-cell table:formula="of:=INT(([.G11]+[.H11])*(100+[.B11])/150)" office:value-type="float" office:value="119">
            <text:p>119</text:p>
          </table:table-cell>
          <table:table-cell table:formula="of:=INT(([.H11]+[.L11])*(100+[.B11])/150)" office:value-type="float" office:value="80">
            <text:p>80</text:p>
          </table:table-cell>
          <table:table-cell table:formula="of:=INT(([.I11]+[.J11])*(100+[.B11])/150)" office:value-type="float" office:value="69">
            <text:p>69</text:p>
          </table:table-cell>
          <table:table-cell table:formula="of:=INT(([.J11]+[.L11])*(100+[.B11])/150)" office:value-type="float" office:value="62">
            <text:p>62</text:p>
          </table:table-cell>
          <table:table-cell table:formula="of:=INT(([.K11]+[.L11])*(100+[.B11])/150)" office:value-type="float" office:value="90">
            <text:p>90</text:p>
          </table:table-cell>
        </table:table-row>
        <table:table-row table:style-name="ro1">
          <table:table-cell office:value-type="string">
            <text:p>アルカディウス</text:p>
          </table:table-cell>
          <table:table-cell table:formula="of:=[.D12]+[.F12]" office:value-type="float" office:value="7">
            <text:p>7</text:p>
          </table:table-cell>
          <table:table-cell office:value-type="float" office:value="800">
            <text:p>800</text:p>
          </table:table-cell>
          <table:table-cell table:formula="of:=LOOKUP([.C12];[経験値テーブル.$C$2:.$C$102];[経験値テーブル.$A$2:.$A$102])" office:value-type="float" office:value="5">
            <text:p>5</text:p>
          </table:table-cell>
          <table:table-cell office:value-type="float" office:value="210">
            <text:p>210</text:p>
          </table:table-cell>
          <table:table-cell table:formula="of:=LOOKUP([.E12];[経験値テーブル.$C$2:.$C$102];[経験値テーブル.$A$2:.$A$102])" office:value-type="float" office:value="2">
            <text:p>2</text:p>
          </table:table-cell>
          <table:table-cell office:value-type="float" office:value="34">
            <text:p>34</text:p>
          </table:table-cell>
          <table:table-cell office:value-type="float" office:value="58">
            <text:p>58</text:p>
          </table:table-cell>
          <table:table-cell office:value-type="float" office:value="69">
            <text:p>69</text:p>
          </table:table-cell>
          <table:table-cell office:value-type="float" office:value="82">
            <text:p>82</text:p>
          </table:table-cell>
          <table:table-cell office:value-type="float" office:value="54">
            <text:p>54</text:p>
          </table:table-cell>
          <table:table-cell office:value-type="float" office:value="57">
            <text:p>57</text:p>
          </table:table-cell>
          <table:table-cell table:formula="of:=INT(([.G12]+[.K12])*(100+[.B12])/150)" office:value-type="float" office:value="62">
            <text:p>62</text:p>
          </table:table-cell>
          <table:table-cell table:formula="of:=INT(([.G12]+[.K12])*(100+[.B12])/150)" office:value-type="float" office:value="62">
            <text:p>62</text:p>
          </table:table-cell>
          <table:table-cell table:formula="of:=INT(([.I12]+[.K12])*(100+[.B12])/150)" office:value-type="float" office:value="87">
            <text:p>87</text:p>
          </table:table-cell>
          <table:table-cell table:formula="of:=INT(([.H12]+[.K12])*(100+[.B12])/150)" office:value-type="float" office:value="79">
            <text:p>79</text:p>
          </table:table-cell>
          <table:table-cell table:formula="of:=INT(([.H12]+[.J12])*(100+[.B12])/150)" office:value-type="float" office:value="99">
            <text:p>99</text:p>
          </table:table-cell>
          <table:table-cell table:formula="of:=INT(([.J12]+[.K12])*(100+[.B12])/150)" office:value-type="float" office:value="97">
            <text:p>97</text:p>
          </table:table-cell>
          <table:table-cell table:formula="of:=INT(([.G12]+[.H12])*(100+[.B12])/150)" office:value-type="float" office:value="65">
            <text:p>65</text:p>
          </table:table-cell>
          <table:table-cell table:formula="of:=INT(([.H12]+[.L12])*(100+[.B12])/150)" office:value-type="float" office:value="82">
            <text:p>82</text:p>
          </table:table-cell>
          <table:table-cell table:formula="of:=INT(([.I12]+[.J12])*(100+[.B12])/150)" office:value-type="float" office:value="107">
            <text:p>107</text:p>
          </table:table-cell>
          <table:table-cell table:formula="of:=INT(([.J12]+[.L12])*(100+[.B12])/150)" office:value-type="float" office:value="99">
            <text:p>99</text:p>
          </table:table-cell>
          <table:table-cell table:formula="of:=INT(([.K12]+[.L12])*(100+[.B12])/150)" office:value-type="float" office:value="79">
            <text:p>79</text:p>
          </table:table-cell>
        </table:table-row>
        <table:table-row table:style-name="ro1">
          <table:table-cell office:value-type="string">
            <text:p>アンジェロ</text:p>
          </table:table-cell>
          <table:table-cell table:formula="of:=[.D13]+[.F13]" office:value-type="float" office:value="22">
            <text:p>22</text:p>
          </table:table-cell>
          <table:table-cell office:value-type="float" office:value="3700">
            <text:p>3700</text:p>
          </table:table-cell>
          <table:table-cell table:formula="of:=LOOKUP([.C13];[経験値テーブル.$C$2:.$C$102];[経験値テーブル.$A$2:.$A$102])" office:value-type="float" office:value="11">
            <text:p>11</text:p>
          </table:table-cell>
          <table:table-cell office:value-type="float" office:value="3800">
            <text:p>3800</text:p>
          </table:table-cell>
          <table:table-cell table:formula="of:=LOOKUP([.E13];[経験値テーブル.$C$2:.$C$102];[経験値テーブル.$A$2:.$A$102])" office:value-type="float" office:value="11">
            <text:p>11</text:p>
          </table:table-cell>
          <table:table-cell office:value-type="float" office:value="72">
            <text:p>72</text:p>
          </table:table-cell>
          <table:table-cell office:value-type="float" office:value="68">
            <text:p>68</text:p>
          </table:table-cell>
          <table:table-cell office:value-type="float" office:value="79">
            <text:p>79</text:p>
          </table:table-cell>
          <table:table-cell office:value-type="float" office:value="61">
            <text:p>61</text:p>
          </table:table-cell>
          <table:table-cell office:value-type="float" office:value="58">
            <text:p>58</text:p>
          </table:table-cell>
          <table:table-cell office:value-type="float" office:value="47">
            <text:p>47</text:p>
          </table:table-cell>
          <table:table-cell table:formula="of:=INT(([.G13]+[.K13])*(100+[.B13])/150)" office:value-type="float" office:value="105">
            <text:p>105</text:p>
          </table:table-cell>
          <table:table-cell table:formula="of:=INT(([.G13]+[.K13])*(100+[.B13])/150)" office:value-type="float" office:value="105">
            <text:p>105</text:p>
          </table:table-cell>
          <table:table-cell table:formula="of:=INT(([.I13]+[.K13])*(100+[.B13])/150)" office:value-type="float" office:value="111">
            <text:p>111</text:p>
          </table:table-cell>
          <table:table-cell table:formula="of:=INT(([.H13]+[.K13])*(100+[.B13])/150)" office:value-type="float" office:value="102">
            <text:p>102</text:p>
          </table:table-cell>
          <table:table-cell table:formula="of:=INT(([.H13]+[.J13])*(100+[.B13])/150)" office:value-type="float" office:value="104">
            <text:p>104</text:p>
          </table:table-cell>
          <table:table-cell table:formula="of:=INT(([.J13]+[.K13])*(100+[.B13])/150)" office:value-type="float" office:value="96">
            <text:p>96</text:p>
          </table:table-cell>
          <table:table-cell table:formula="of:=INT(([.G13]+[.H13])*(100+[.B13])/150)" office:value-type="float" office:value="113">
            <text:p>113</text:p>
          </table:table-cell>
          <table:table-cell table:formula="of:=INT(([.H13]+[.L13])*(100+[.B13])/150)" office:value-type="float" office:value="93">
            <text:p>93</text:p>
          </table:table-cell>
          <table:table-cell table:formula="of:=INT(([.I13]+[.J13])*(100+[.B13])/150)" office:value-type="float" office:value="113">
            <text:p>113</text:p>
          </table:table-cell>
          <table:table-cell table:formula="of:=INT(([.J13]+[.L13])*(100+[.B13])/150)" office:value-type="float" office:value="87">
            <text:p>87</text:p>
          </table:table-cell>
          <table:table-cell table:formula="of:=INT(([.K13]+[.L13])*(100+[.B13])/150)" office:value-type="float" office:value="85">
            <text:p>85</text:p>
          </table:table-cell>
        </table:table-row>
        <table:table-row table:style-name="ro1">
          <table:table-cell office:value-type="string">
            <text:p>イアン</text:p>
          </table:table-cell>
          <table:table-cell table:formula="of:=[.D14]+[.F14]" office:value-type="float" office:value="20">
            <text:p>20</text:p>
          </table:table-cell>
          <table:table-cell office:value-type="float" office:value="3000">
            <text:p>3000</text:p>
          </table:table-cell>
          <table:table-cell table:formula="of:=LOOKUP([.C14];[経験値テーブル.$C$2:.$C$102];[経験値テーブル.$A$2:.$A$102])" office:value-type="float" office:value="10">
            <text:p>10</text:p>
          </table:table-cell>
          <table:table-cell office:value-type="float" office:value="3000">
            <text:p>3000</text:p>
          </table:table-cell>
          <table:table-cell table:formula="of:=LOOKUP([.E14];[経験値テーブル.$C$2:.$C$102];[経験値テーブル.$A$2:.$A$102])" office:value-type="float" office:value="10">
            <text:p>10</text:p>
          </table:table-cell>
          <table:table-cell office:value-type="float" office:value="57">
            <text:p>57</text:p>
          </table:table-cell>
          <table:table-cell office:value-type="float" office:value="75">
            <text:p>75</text:p>
          </table:table-cell>
          <table:table-cell office:value-type="float" office:value="78">
            <text:p>78</text:p>
          </table:table-cell>
          <table:table-cell office:value-type="float" office:value="65">
            <text:p>65</text:p>
          </table:table-cell>
          <table:table-cell office:value-type="float" office:value="61">
            <text:p>61</text:p>
          </table:table-cell>
          <table:table-cell office:value-type="float" office:value="46">
            <text:p>46</text:p>
          </table:table-cell>
          <table:table-cell table:formula="of:=INT(([.G14]+[.K14])*(100+[.B14])/150)" office:value-type="float" office:value="94">
            <text:p>94</text:p>
          </table:table-cell>
          <table:table-cell table:formula="of:=INT(([.G14]+[.K14])*(100+[.B14])/150)" office:value-type="float" office:value="94">
            <text:p>94</text:p>
          </table:table-cell>
          <table:table-cell table:formula="of:=INT(([.I14]+[.K14])*(100+[.B14])/150)" office:value-type="float" office:value="111">
            <text:p>111</text:p>
          </table:table-cell>
          <table:table-cell table:formula="of:=INT(([.H14]+[.K14])*(100+[.B14])/150)" office:value-type="float" office:value="108">
            <text:p>108</text:p>
          </table:table-cell>
          <table:table-cell table:formula="of:=INT(([.H14]+[.J14])*(100+[.B14])/150)" office:value-type="float" office:value="112">
            <text:p>112</text:p>
          </table:table-cell>
          <table:table-cell table:formula="of:=INT(([.J14]+[.K14])*(100+[.B14])/150)" office:value-type="float" office:value="100">
            <text:p>100</text:p>
          </table:table-cell>
          <table:table-cell table:formula="of:=INT(([.G14]+[.H14])*(100+[.B14])/150)" office:value-type="float" office:value="105">
            <text:p>105</text:p>
          </table:table-cell>
          <table:table-cell table:formula="of:=INT(([.H14]+[.L14])*(100+[.B14])/150)" office:value-type="float" office:value="96">
            <text:p>96</text:p>
          </table:table-cell>
          <table:table-cell table:formula="of:=INT(([.I14]+[.J14])*(100+[.B14])/150)" office:value-type="float" office:value="114">
            <text:p>114</text:p>
          </table:table-cell>
          <table:table-cell table:formula="of:=INT(([.J14]+[.L14])*(100+[.B14])/150)" office:value-type="float" office:value="88">
            <text:p>88</text:p>
          </table:table-cell>
          <table:table-cell table:formula="of:=INT(([.K14]+[.L14])*(100+[.B14])/150)" office:value-type="float" office:value="85">
            <text:p>85</text:p>
          </table:table-cell>
        </table:table-row>
        <table:table-row table:style-name="ro1">
          <table:table-cell office:value-type="string">
            <text:p>イファ</text:p>
          </table:table-cell>
          <table:table-cell table:formula="of:=[.D15]+[.F15]" office:value-type="float" office:value="10">
            <text:p>10</text:p>
          </table:table-cell>
          <table:table-cell office:value-type="float" office:value="700">
            <text:p>700</text:p>
          </table:table-cell>
          <table:table-cell table:formula="of:=LOOKUP([.C15];[経験値テーブル.$C$2:.$C$102];[経験値テーブル.$A$2:.$A$102])" office:value-type="float" office:value="4">
            <text:p>4</text:p>
          </table:table-cell>
          <table:table-cell office:value-type="float" office:value="1150">
            <text:p>1150</text:p>
          </table:table-cell>
          <table:table-cell table:formula="of:=LOOKUP([.E15];[経験値テーブル.$C$2:.$C$102];[経験値テーブル.$A$2:.$A$102])" office:value-type="float" office:value="6">
            <text:p>6</text:p>
          </table:table-cell>
          <table:table-cell office:value-type="float" office:value="52">
            <text:p>52</text:p>
          </table:table-cell>
          <table:table-cell office:value-type="float" office:value="70">
            <text:p>70</text:p>
          </table:table-cell>
          <table:table-cell office:value-type="float" office:value="69">
            <text:p>69</text:p>
          </table:table-cell>
          <table:table-cell office:value-type="float" office:value="44">
            <text:p>44</text:p>
          </table:table-cell>
          <table:table-cell office:value-type="float" office:value="59">
            <text:p>59</text:p>
          </table:table-cell>
          <table:table-cell office:value-type="float" office:value="64">
            <text:p>64</text:p>
          </table:table-cell>
          <table:table-cell table:formula="of:=INT(([.G15]+[.K15])*(100+[.B15])/150)" office:value-type="float" office:value="81">
            <text:p>81</text:p>
          </table:table-cell>
          <table:table-cell table:formula="of:=INT(([.G15]+[.K15])*(100+[.B15])/150)" office:value-type="float" office:value="81">
            <text:p>81</text:p>
          </table:table-cell>
          <table:table-cell table:formula="of:=INT(([.I15]+[.K15])*(100+[.B15])/150)" office:value-type="float" office:value="93">
            <text:p>93</text:p>
          </table:table-cell>
          <table:table-cell table:formula="of:=INT(([.H15]+[.K15])*(100+[.B15])/150)" office:value-type="float" office:value="94">
            <text:p>94</text:p>
          </table:table-cell>
          <table:table-cell table:formula="of:=INT(([.H15]+[.J15])*(100+[.B15])/150)" office:value-type="float" office:value="83">
            <text:p>83</text:p>
          </table:table-cell>
          <table:table-cell table:formula="of:=INT(([.J15]+[.K15])*(100+[.B15])/150)" office:value-type="float" office:value="75">
            <text:p>75</text:p>
          </table:table-cell>
          <table:table-cell table:formula="of:=INT(([.G15]+[.H15])*(100+[.B15])/150)" office:value-type="float" office:value="89">
            <text:p>89</text:p>
          </table:table-cell>
          <table:table-cell table:formula="of:=INT(([.H15]+[.L15])*(100+[.B15])/150)" office:value-type="float" office:value="98">
            <text:p>98</text:p>
          </table:table-cell>
          <table:table-cell table:formula="of:=INT(([.I15]+[.J15])*(100+[.B15])/150)" office:value-type="float" office:value="82">
            <text:p>82</text:p>
          </table:table-cell>
          <table:table-cell table:formula="of:=INT(([.J15]+[.L15])*(100+[.B15])/150)" office:value-type="float" office:value="79">
            <text:p>79</text:p>
          </table:table-cell>
          <table:table-cell table:formula="of:=INT(([.K15]+[.L15])*(100+[.B15])/150)" office:value-type="float" office:value="90">
            <text:p>90</text:p>
          </table:table-cell>
        </table:table-row>
        <table:table-row table:style-name="ro1">
          <table:table-cell office:value-type="string">
            <text:p>エミリオ</text:p>
          </table:table-cell>
          <table:table-cell table:formula="of:=[.D16]+[.F16]" office:value-type="float" office:value="7">
            <text:p>7</text:p>
          </table:table-cell>
          <table:table-cell office:value-type="float" office:value="10">
            <text:p>10</text:p>
          </table:table-cell>
          <table:table-cell table:formula="of:=LOOKUP([.C16];[経験値テーブル.$C$2:.$C$102];[経験値テーブル.$A$2:.$A$102])" office:value-type="float" office:value="0">
            <text:p>0</text:p>
          </table:table-cell>
          <table:table-cell office:value-type="float" office:value="1500">
            <text:p>1500</text:p>
          </table:table-cell>
          <table:table-cell table:formula="of:=LOOKUP([.E16];[経験値テーブル.$C$2:.$C$102];[経験値テーブル.$A$2:.$A$102])" office:value-type="float" office:value="7">
            <text:p>7</text:p>
          </table:table-cell>
          <table:table-cell office:value-type="float" office:value="91">
            <text:p>91</text:p>
          </table:table-cell>
          <table:table-cell office:value-type="float" office:value="66">
            <text:p>66</text:p>
          </table:table-cell>
          <table:table-cell office:value-type="float" office:value="40">
            <text:p>40</text:p>
          </table:table-cell>
          <table:table-cell office:value-type="float" office:value="29">
            <text:p>29</text:p>
          </table:table-cell>
          <table:table-cell office:value-type="float" office:value="51">
            <text:p>51</text:p>
          </table:table-cell>
          <table:table-cell office:value-type="float" office:value="75">
            <text:p>75</text:p>
          </table:table-cell>
          <table:table-cell table:formula="of:=INT(([.G16]+[.K16])*(100+[.B16])/150)" office:value-type="float" office:value="101">
            <text:p>101</text:p>
          </table:table-cell>
          <table:table-cell table:formula="of:=INT(([.G16]+[.K16])*(100+[.B16])/150)" office:value-type="float" office:value="101">
            <text:p>101</text:p>
          </table:table-cell>
          <table:table-cell table:formula="of:=INT(([.I16]+[.K16])*(100+[.B16])/150)" office:value-type="float" office:value="64">
            <text:p>64</text:p>
          </table:table-cell>
          <table:table-cell table:formula="of:=INT(([.H16]+[.K16])*(100+[.B16])/150)" office:value-type="float" office:value="83">
            <text:p>83</text:p>
          </table:table-cell>
          <table:table-cell table:formula="of:=INT(([.H16]+[.J16])*(100+[.B16])/150)" office:value-type="float" office:value="67">
            <text:p>67</text:p>
          </table:table-cell>
          <table:table-cell table:formula="of:=INT(([.J16]+[.K16])*(100+[.B16])/150)" office:value-type="float" office:value="57">
            <text:p>57</text:p>
          </table:table-cell>
          <table:table-cell table:formula="of:=INT(([.G16]+[.H16])*(100+[.B16])/150)" office:value-type="float" office:value="111">
            <text:p>111</text:p>
          </table:table-cell>
          <table:table-cell table:formula="of:=INT(([.H16]+[.L16])*(100+[.B16])/150)" office:value-type="float" office:value="100">
            <text:p>100</text:p>
          </table:table-cell>
          <table:table-cell table:formula="of:=INT(([.I16]+[.J16])*(100+[.B16])/150)" office:value-type="float" office:value="49">
            <text:p>49</text:p>
          </table:table-cell>
          <table:table-cell table:formula="of:=INT(([.J16]+[.L16])*(100+[.B16])/150)" office:value-type="float" office:value="74">
            <text:p>74</text:p>
          </table:table-cell>
          <table:table-cell table:formula="of:=INT(([.K16]+[.L16])*(100+[.B16])/150)" office:value-type="float" office:value="89">
            <text:p>89</text:p>
          </table:table-cell>
        </table:table-row>
        <table:table-row table:style-name="ro1">
          <table:table-cell office:value-type="string">
            <text:p>カミル</text:p>
          </table:table-cell>
          <table:table-cell table:formula="of:=[.D17]+[.F17]" office:value-type="float" office:value="13">
            <text:p>13</text:p>
          </table:table-cell>
          <table:table-cell office:value-type="float" office:value="1200">
            <text:p>1200</text:p>
          </table:table-cell>
          <table:table-cell table:formula="of:=LOOKUP([.C17];[経験値テーブル.$C$2:.$C$102];[経験値テーブル.$A$2:.$A$102])" office:value-type="float" office:value="6">
            <text:p>6</text:p>
          </table:table-cell>
          <table:table-cell office:value-type="float" office:value="1600">
            <text:p>1600</text:p>
          </table:table-cell>
          <table:table-cell table:formula="of:=LOOKUP([.E17];[経験値テーブル.$C$2:.$C$102];[経験値テーブル.$A$2:.$A$102])" office:value-type="float" office:value="7">
            <text:p>7</text:p>
          </table:table-cell>
          <table:table-cell office:value-type="float" office:value="64">
            <text:p>64</text:p>
          </table:table-cell>
          <table:table-cell office:value-type="float" office:value="67">
            <text:p>67</text:p>
          </table:table-cell>
          <table:table-cell office:value-type="float" office:value="68">
            <text:p>68</text:p>
          </table:table-cell>
          <table:table-cell office:value-type="float" office:value="58">
            <text:p>58</text:p>
          </table:table-cell>
          <table:table-cell office:value-type="float" office:value="53">
            <text:p>53</text:p>
          </table:table-cell>
          <table:table-cell office:value-type="float" office:value="38">
            <text:p>38</text:p>
          </table:table-cell>
          <table:table-cell table:formula="of:=INT(([.G17]+[.K17])*(100+[.B17])/150)" office:value-type="float" office:value="88">
            <text:p>88</text:p>
          </table:table-cell>
          <table:table-cell table:formula="of:=INT(([.G17]+[.K17])*(100+[.B17])/150)" office:value-type="float" office:value="88">
            <text:p>88</text:p>
          </table:table-cell>
          <table:table-cell table:formula="of:=INT(([.I17]+[.K17])*(100+[.B17])/150)" office:value-type="float" office:value="91">
            <text:p>91</text:p>
          </table:table-cell>
          <table:table-cell table:formula="of:=INT(([.H17]+[.K17])*(100+[.B17])/150)" office:value-type="float" office:value="90">
            <text:p>90</text:p>
          </table:table-cell>
          <table:table-cell table:formula="of:=INT(([.H17]+[.J17])*(100+[.B17])/150)" office:value-type="float" office:value="94">
            <text:p>94</text:p>
          </table:table-cell>
          <table:table-cell table:formula="of:=INT(([.J17]+[.K17])*(100+[.B17])/150)" office:value-type="float" office:value="83">
            <text:p>83</text:p>
          </table:table-cell>
          <table:table-cell table:formula="of:=INT(([.G17]+[.H17])*(100+[.B17])/150)" office:value-type="float" office:value="98">
            <text:p>98</text:p>
          </table:table-cell>
          <table:table-cell table:formula="of:=INT(([.H17]+[.L17])*(100+[.B17])/150)" office:value-type="float" office:value="79">
            <text:p>79</text:p>
          </table:table-cell>
          <table:table-cell table:formula="of:=INT(([.I17]+[.J17])*(100+[.B17])/150)" office:value-type="float" office:value="94">
            <text:p>94</text:p>
          </table:table-cell>
          <table:table-cell table:formula="of:=INT(([.J17]+[.L17])*(100+[.B17])/150)" office:value-type="float" office:value="72">
            <text:p>72</text:p>
          </table:table-cell>
          <table:table-cell table:formula="of:=INT(([.K17]+[.L17])*(100+[.B17])/150)" office:value-type="float" office:value="68">
            <text:p>68</text:p>
          </table:table-cell>
        </table:table-row>
        <table:table-row table:style-name="ro1">
          <table:table-cell office:value-type="string">
            <text:p>カルロ</text:p>
          </table:table-cell>
          <table:table-cell table:formula="of:=[.D18]+[.F18]" office:value-type="float" office:value="20">
            <text:p>20</text:p>
          </table:table-cell>
          <table:table-cell office:value-type="float" office:value="4300">
            <text:p>4300</text:p>
          </table:table-cell>
          <table:table-cell table:formula="of:=LOOKUP([.C18];[経験値テーブル.$C$2:.$C$102];[経験値テーブル.$A$2:.$A$102])" office:value-type="float" office:value="11">
            <text:p>11</text:p>
          </table:table-cell>
          <table:table-cell office:value-type="float" office:value="2900">
            <text:p>2900</text:p>
          </table:table-cell>
          <table:table-cell table:formula="of:=LOOKUP([.E18];[経験値テーブル.$C$2:.$C$102];[経験値テーブル.$A$2:.$A$102])" office:value-type="float" office:value="9">
            <text:p>9</text:p>
          </table:table-cell>
          <table:table-cell office:value-type="float" office:value="58">
            <text:p>58</text:p>
          </table:table-cell>
          <table:table-cell office:value-type="float" office:value="38">
            <text:p>38</text:p>
          </table:table-cell>
          <table:table-cell office:value-type="float" office:value="60">
            <text:p>60</text:p>
          </table:table-cell>
          <table:table-cell office:value-type="float" office:value="69">
            <text:p>69</text:p>
          </table:table-cell>
          <table:table-cell office:value-type="float" office:value="80">
            <text:p>80</text:p>
          </table:table-cell>
          <table:table-cell office:value-type="float" office:value="72">
            <text:p>72</text:p>
          </table:table-cell>
          <table:table-cell table:formula="of:=INT(([.G18]+[.K18])*(100+[.B18])/150)" office:value-type="float" office:value="110">
            <text:p>110</text:p>
          </table:table-cell>
          <table:table-cell table:formula="of:=INT(([.G18]+[.K18])*(100+[.B18])/150)" office:value-type="float" office:value="110">
            <text:p>110</text:p>
          </table:table-cell>
          <table:table-cell table:formula="of:=INT(([.I18]+[.K18])*(100+[.B18])/150)" office:value-type="float" office:value="112">
            <text:p>112</text:p>
          </table:table-cell>
          <table:table-cell table:formula="of:=INT(([.H18]+[.K18])*(100+[.B18])/150)" office:value-type="float" office:value="94">
            <text:p>94</text:p>
          </table:table-cell>
          <table:table-cell table:formula="of:=INT(([.H18]+[.J18])*(100+[.B18])/150)" office:value-type="float" office:value="85">
            <text:p>85</text:p>
          </table:table-cell>
          <table:table-cell table:formula="of:=INT(([.J18]+[.K18])*(100+[.B18])/150)" office:value-type="float" office:value="119">
            <text:p>119</text:p>
          </table:table-cell>
          <table:table-cell table:formula="of:=INT(([.G18]+[.H18])*(100+[.B18])/150)" office:value-type="float" office:value="76">
            <text:p>76</text:p>
          </table:table-cell>
          <table:table-cell table:formula="of:=INT(([.H18]+[.L18])*(100+[.B18])/150)" office:value-type="float" office:value="88">
            <text:p>88</text:p>
          </table:table-cell>
          <table:table-cell table:formula="of:=INT(([.I18]+[.J18])*(100+[.B18])/150)" office:value-type="float" office:value="103">
            <text:p>103</text:p>
          </table:table-cell>
          <table:table-cell table:formula="of:=INT(([.J18]+[.L18])*(100+[.B18])/150)" office:value-type="float" office:value="112">
            <text:p>112</text:p>
          </table:table-cell>
          <table:table-cell table:formula="of:=INT(([.K18]+[.L18])*(100+[.B18])/150)" office:value-type="float" office:value="121">
            <text:p>121</text:p>
          </table:table-cell>
        </table:table-row>
        <table:table-row table:style-name="ro1">
          <table:table-cell office:value-type="string">
            <text:p>クラウディオ</text:p>
          </table:table-cell>
          <table:table-cell table:formula="of:=[.D19]+[.F19]" office:value-type="float" office:value="3">
            <text:p>3</text:p>
          </table:table-cell>
          <table:table-cell office:value-type="float" office:value="0">
            <text:p>0</text:p>
          </table:table-cell>
          <table:table-cell table:formula="of:=LOOKUP([.C19];[経験値テーブル.$C$2:.$C$102];[経験値テーブル.$A$2:.$A$102])" office:value-type="float" office:value="0">
            <text:p>0</text:p>
          </table:table-cell>
          <table:table-cell office:value-type="float" office:value="420">
            <text:p>420</text:p>
          </table:table-cell>
          <table:table-cell table:formula="of:=LOOKUP([.E19];[経験値テーブル.$C$2:.$C$102];[経験値テーブル.$A$2:.$A$102])" office:value-type="float" office:value="3">
            <text:p>3</text:p>
          </table:table-cell>
          <table:table-cell office:value-type="float" office:value="74">
            <text:p>74</text:p>
          </table:table-cell>
          <table:table-cell office:value-type="float" office:value="58">
            <text:p>58</text:p>
          </table:table-cell>
          <table:table-cell office:value-type="float" office:value="49">
            <text:p>49</text:p>
          </table:table-cell>
          <table:table-cell office:value-type="float" office:value="34">
            <text:p>34</text:p>
          </table:table-cell>
          <table:table-cell office:value-type="float" office:value="55">
            <text:p>55</text:p>
          </table:table-cell>
          <table:table-cell office:value-type="float" office:value="62">
            <text:p>62</text:p>
          </table:table-cell>
          <table:table-cell table:formula="of:=INT(([.G19]+[.K19])*(100+[.B19])/150)" office:value-type="float" office:value="88">
            <text:p>88</text:p>
          </table:table-cell>
          <table:table-cell table:formula="of:=INT(([.G19]+[.K19])*(100+[.B19])/150)" office:value-type="float" office:value="88">
            <text:p>88</text:p>
          </table:table-cell>
          <table:table-cell table:formula="of:=INT(([.I19]+[.K19])*(100+[.B19])/150)" office:value-type="float" office:value="71">
            <text:p>71</text:p>
          </table:table-cell>
          <table:table-cell table:formula="of:=INT(([.H19]+[.K19])*(100+[.B19])/150)" office:value-type="float" office:value="77">
            <text:p>77</text:p>
          </table:table-cell>
          <table:table-cell table:formula="of:=INT(([.H19]+[.J19])*(100+[.B19])/150)" office:value-type="float" office:value="63">
            <text:p>63</text:p>
          </table:table-cell>
          <table:table-cell table:formula="of:=INT(([.J19]+[.K19])*(100+[.B19])/150)" office:value-type="float" office:value="61">
            <text:p>61</text:p>
          </table:table-cell>
          <table:table-cell table:formula="of:=INT(([.G19]+[.H19])*(100+[.B19])/150)" office:value-type="float" office:value="90">
            <text:p>90</text:p>
          </table:table-cell>
          <table:table-cell table:formula="of:=INT(([.H19]+[.L19])*(100+[.B19])/150)" office:value-type="float" office:value="82">
            <text:p>82</text:p>
          </table:table-cell>
          <table:table-cell table:formula="of:=INT(([.I19]+[.J19])*(100+[.B19])/150)" office:value-type="float" office:value="56">
            <text:p>56</text:p>
          </table:table-cell>
          <table:table-cell table:formula="of:=INT(([.J19]+[.L19])*(100+[.B19])/150)" office:value-type="float" office:value="65">
            <text:p>65</text:p>
          </table:table-cell>
          <table:table-cell table:formula="of:=INT(([.K19]+[.L19])*(100+[.B19])/150)" office:value-type="float" office:value="80">
            <text:p>80</text:p>
          </table:table-cell>
        </table:table-row>
        <table:table-row table:style-name="ro1">
          <table:table-cell office:value-type="string">
            <text:p>クリスティナ</text:p>
          </table:table-cell>
          <table:table-cell table:formula="of:=[.D20]+[.F20]" office:value-type="float" office:value="18">
            <text:p>18</text:p>
          </table:table-cell>
          <table:table-cell office:value-type="float" office:value="2000">
            <text:p>2000</text:p>
          </table:table-cell>
          <table:table-cell table:formula="of:=LOOKUP([.C20];[経験値テーブル.$C$2:.$C$102];[経験値テーブル.$A$2:.$A$102])" office:value-type="float" office:value="8">
            <text:p>8</text:p>
          </table:table-cell>
          <table:table-cell office:value-type="float" office:value="3200">
            <text:p>3200</text:p>
          </table:table-cell>
          <table:table-cell table:formula="of:=LOOKUP([.E20];[経験値テーブル.$C$2:.$C$102];[経験値テーブル.$A$2:.$A$102])" office:value-type="float" office:value="10">
            <text:p>10</text:p>
          </table:table-cell>
          <table:table-cell office:value-type="float" office:value="67">
            <text:p>67</text:p>
          </table:table-cell>
          <table:table-cell office:value-type="float" office:value="85">
            <text:p>85</text:p>
          </table:table-cell>
          <table:table-cell office:value-type="float" office:value="70">
            <text:p>70</text:p>
          </table:table-cell>
          <table:table-cell office:value-type="float" office:value="47">
            <text:p>47</text:p>
          </table:table-cell>
          <table:table-cell office:value-type="float" office:value="66">
            <text:p>66</text:p>
          </table:table-cell>
          <table:table-cell office:value-type="float" office:value="56">
            <text:p>56</text:p>
          </table:table-cell>
          <table:table-cell table:formula="of:=INT(([.G20]+[.K20])*(100+[.B20])/150)" office:value-type="float" office:value="104">
            <text:p>104</text:p>
          </table:table-cell>
          <table:table-cell table:formula="of:=INT(([.G20]+[.K20])*(100+[.B20])/150)" office:value-type="float" office:value="104">
            <text:p>104</text:p>
          </table:table-cell>
          <table:table-cell table:formula="of:=INT(([.I20]+[.K20])*(100+[.B20])/150)" office:value-type="float" office:value="106">
            <text:p>106</text:p>
          </table:table-cell>
          <table:table-cell table:formula="of:=INT(([.H20]+[.K20])*(100+[.B20])/150)" office:value-type="float" office:value="118">
            <text:p>118</text:p>
          </table:table-cell>
          <table:table-cell table:formula="of:=INT(([.H20]+[.J20])*(100+[.B20])/150)" office:value-type="float" office:value="103">
            <text:p>103</text:p>
          </table:table-cell>
          <table:table-cell table:formula="of:=INT(([.J20]+[.K20])*(100+[.B20])/150)" office:value-type="float" office:value="88">
            <text:p>88</text:p>
          </table:table-cell>
          <table:table-cell table:formula="of:=INT(([.G20]+[.H20])*(100+[.B20])/150)" office:value-type="float" office:value="119">
            <text:p>119</text:p>
          </table:table-cell>
          <table:table-cell table:formula="of:=INT(([.H20]+[.L20])*(100+[.B20])/150)" office:value-type="float" office:value="110">
            <text:p>110</text:p>
          </table:table-cell>
          <table:table-cell table:formula="of:=INT(([.I20]+[.J20])*(100+[.B20])/150)" office:value-type="float" office:value="92">
            <text:p>92</text:p>
          </table:table-cell>
          <table:table-cell table:formula="of:=INT(([.J20]+[.L20])*(100+[.B20])/150)" office:value-type="float" office:value="81">
            <text:p>81</text:p>
          </table:table-cell>
          <table:table-cell table:formula="of:=INT(([.K20]+[.L20])*(100+[.B20])/150)" office:value-type="float" office:value="95">
            <text:p>95</text:p>
          </table:table-cell>
        </table:table-row>
        <table:table-row table:style-name="ro1">
          <table:table-cell office:value-type="string">
            <text:p>ゲルハルト</text:p>
          </table:table-cell>
          <table:table-cell table:formula="of:=[.D21]+[.F21]" office:value-type="float" office:value="26">
            <text:p>26</text:p>
          </table:table-cell>
          <table:table-cell office:value-type="float" office:value="5900">
            <text:p>5900</text:p>
          </table:table-cell>
          <table:table-cell table:formula="of:=LOOKUP([.C21];[経験値テーブル.$C$2:.$C$102];[経験値テーブル.$A$2:.$A$102])" office:value-type="float" office:value="14">
            <text:p>14</text:p>
          </table:table-cell>
          <table:table-cell office:value-type="float" office:value="4900">
            <text:p>4900</text:p>
          </table:table-cell>
          <table:table-cell table:formula="of:=LOOKUP([.E21];[経験値テーブル.$C$2:.$C$102];[経験値テーブル.$A$2:.$A$102])" office:value-type="float" office:value="12">
            <text:p>12</text:p>
          </table:table-cell>
          <table:table-cell office:value-type="float" office:value="69">
            <text:p>69</text:p>
          </table:table-cell>
          <table:table-cell office:value-type="float" office:value="79">
            <text:p>79</text:p>
          </table:table-cell>
          <table:table-cell office:value-type="float" office:value="65">
            <text:p>65</text:p>
          </table:table-cell>
          <table:table-cell office:value-type="float" office:value="68">
            <text:p>68</text:p>
          </table:table-cell>
          <table:table-cell office:value-type="float" office:value="78">
            <text:p>78</text:p>
          </table:table-cell>
          <table:table-cell office:value-type="float" office:value="57">
            <text:p>57</text:p>
          </table:table-cell>
          <table:table-cell table:formula="of:=INT(([.G21]+[.K21])*(100+[.B21])/150)" office:value-type="float" office:value="123">
            <text:p>123</text:p>
          </table:table-cell>
          <table:table-cell table:formula="of:=INT(([.G21]+[.K21])*(100+[.B21])/150)" office:value-type="float" office:value="123">
            <text:p>123</text:p>
          </table:table-cell>
          <table:table-cell table:formula="of:=INT(([.I21]+[.K21])*(100+[.B21])/150)" office:value-type="float" office:value="120">
            <text:p>120</text:p>
          </table:table-cell>
          <table:table-cell table:formula="of:=INT(([.H21]+[.K21])*(100+[.B21])/150)" office:value-type="float" office:value="131">
            <text:p>131</text:p>
          </table:table-cell>
          <table:table-cell table:formula="of:=INT(([.H21]+[.J21])*(100+[.B21])/150)" office:value-type="float" office:value="123">
            <text:p>123</text:p>
          </table:table-cell>
          <table:table-cell table:formula="of:=INT(([.J21]+[.K21])*(100+[.B21])/150)" office:value-type="float" office:value="122">
            <text:p>122</text:p>
          </table:table-cell>
          <table:table-cell table:formula="of:=INT(([.G21]+[.H21])*(100+[.B21])/150)" office:value-type="float" office:value="124">
            <text:p>124</text:p>
          </table:table-cell>
          <table:table-cell table:formula="of:=INT(([.H21]+[.L21])*(100+[.B21])/150)" office:value-type="float" office:value="114">
            <text:p>114</text:p>
          </table:table-cell>
          <table:table-cell table:formula="of:=INT(([.I21]+[.J21])*(100+[.B21])/150)" office:value-type="float" office:value="111">
            <text:p>111</text:p>
          </table:table-cell>
          <table:table-cell table:formula="of:=INT(([.J21]+[.L21])*(100+[.B21])/150)" office:value-type="float" office:value="105">
            <text:p>105</text:p>
          </table:table-cell>
          <table:table-cell table:formula="of:=INT(([.K21]+[.L21])*(100+[.B21])/150)" office:value-type="float" office:value="113">
            <text:p>113</text:p>
          </table:table-cell>
        </table:table-row>
        <table:table-row table:style-name="ro1">
          <table:table-cell office:value-type="string">
            <text:p>サムウェル</text:p>
          </table:table-cell>
          <table:table-cell table:formula="of:=[.D22]+[.F22]" office:value-type="float" office:value="14">
            <text:p>14</text:p>
          </table:table-cell>
          <table:table-cell office:value-type="float" office:value="1800">
            <text:p>1800</text:p>
          </table:table-cell>
          <table:table-cell table:formula="of:=LOOKUP([.C22];[経験値テーブル.$C$2:.$C$102];[経験値テーブル.$A$2:.$A$102])" office:value-type="float" office:value="7">
            <text:p>7</text:p>
          </table:table-cell>
          <table:table-cell office:value-type="float" office:value="1900">
            <text:p>1900</text:p>
          </table:table-cell>
          <table:table-cell table:formula="of:=LOOKUP([.E22];[経験値テーブル.$C$2:.$C$102];[経験値テーブル.$A$2:.$A$102])" office:value-type="float" office:value="7">
            <text:p>7</text:p>
          </table:table-cell>
          <table:table-cell office:value-type="float" office:value="64">
            <text:p>64</text:p>
          </table:table-cell>
          <table:table-cell office:value-type="float" office:value="76">
            <text:p>76</text:p>
          </table:table-cell>
          <table:table-cell office:value-type="float" office:value="40">
            <text:p>40</text:p>
          </table:table-cell>
          <table:table-cell office:value-type="float" office:value="67">
            <text:p>67</text:p>
          </table:table-cell>
          <table:table-cell office:value-type="float" office:value="48">
            <text:p>48</text:p>
          </table:table-cell>
          <table:table-cell office:value-type="float" office:value="81">
            <text:p>81</text:p>
          </table:table-cell>
          <table:table-cell table:formula="of:=INT(([.G22]+[.K22])*(100+[.B22])/150)" office:value-type="float" office:value="85">
            <text:p>85</text:p>
          </table:table-cell>
          <table:table-cell table:formula="of:=INT(([.G22]+[.K22])*(100+[.B22])/150)" office:value-type="float" office:value="85">
            <text:p>85</text:p>
          </table:table-cell>
          <table:table-cell table:formula="of:=INT(([.I22]+[.K22])*(100+[.B22])/150)" office:value-type="float" office:value="66">
            <text:p>66</text:p>
          </table:table-cell>
          <table:table-cell table:formula="of:=INT(([.H22]+[.K22])*(100+[.B22])/150)" office:value-type="float" office:value="94">
            <text:p>94</text:p>
          </table:table-cell>
          <table:table-cell table:formula="of:=INT(([.H22]+[.J22])*(100+[.B22])/150)" office:value-type="float" office:value="108">
            <text:p>108</text:p>
          </table:table-cell>
          <table:table-cell table:formula="of:=INT(([.J22]+[.K22])*(100+[.B22])/150)" office:value-type="float" office:value="87">
            <text:p>87</text:p>
          </table:table-cell>
          <table:table-cell table:formula="of:=INT(([.G22]+[.H22])*(100+[.B22])/150)" office:value-type="float" office:value="106">
            <text:p>106</text:p>
          </table:table-cell>
          <table:table-cell table:formula="of:=INT(([.H22]+[.L22])*(100+[.B22])/150)" office:value-type="float" office:value="119">
            <text:p>119</text:p>
          </table:table-cell>
          <table:table-cell table:formula="of:=INT(([.I22]+[.J22])*(100+[.B22])/150)" office:value-type="float" office:value="81">
            <text:p>81</text:p>
          </table:table-cell>
          <table:table-cell table:formula="of:=INT(([.J22]+[.L22])*(100+[.B22])/150)" office:value-type="float" office:value="112">
            <text:p>112</text:p>
          </table:table-cell>
          <table:table-cell table:formula="of:=INT(([.K22]+[.L22])*(100+[.B22])/150)" office:value-type="float" office:value="98">
            <text:p>98</text:p>
          </table:table-cell>
        </table:table-row>
        <table:table-row table:style-name="ro1">
          <table:table-cell office:value-type="string">
            <text:p>シェール</text:p>
          </table:table-cell>
          <table:table-cell table:formula="of:=[.D23]+[.F23]" office:value-type="float" office:value="20">
            <text:p>20</text:p>
          </table:table-cell>
          <table:table-cell office:value-type="float" office:value="3000">
            <text:p>3000</text:p>
          </table:table-cell>
          <table:table-cell table:formula="of:=LOOKUP([.C23];[経験値テーブル.$C$2:.$C$102];[経験値テーブル.$A$2:.$A$102])" office:value-type="float" office:value="10">
            <text:p>10</text:p>
          </table:table-cell>
          <table:table-cell office:value-type="float" office:value="3000">
            <text:p>3000</text:p>
          </table:table-cell>
          <table:table-cell table:formula="of:=LOOKUP([.E23];[経験値テーブル.$C$2:.$C$102];[経験値テーブル.$A$2:.$A$102])" office:value-type="float" office:value="10">
            <text:p>10</text:p>
          </table:table-cell>
          <table:table-cell office:value-type="float" office:value="66">
            <text:p>66</text:p>
          </table:table-cell>
          <table:table-cell office:value-type="float" office:value="78">
            <text:p>78</text:p>
          </table:table-cell>
          <table:table-cell office:value-type="float" office:value="50">
            <text:p>50</text:p>
          </table:table-cell>
          <table:table-cell office:value-type="float" office:value="67">
            <text:p>67</text:p>
          </table:table-cell>
          <table:table-cell office:value-type="float" office:value="61">
            <text:p>61</text:p>
          </table:table-cell>
          <table:table-cell office:value-type="float" office:value="72">
            <text:p>72</text:p>
          </table:table-cell>
          <table:table-cell table:formula="of:=INT(([.G23]+[.K23])*(100+[.B23])/150)" office:value-type="float" office:value="101">
            <text:p>101</text:p>
          </table:table-cell>
          <table:table-cell table:formula="of:=INT(([.G23]+[.K23])*(100+[.B23])/150)" office:value-type="float" office:value="101">
            <text:p>101</text:p>
          </table:table-cell>
          <table:table-cell table:formula="of:=INT(([.I23]+[.K23])*(100+[.B23])/150)" office:value-type="float" office:value="88">
            <text:p>88</text:p>
          </table:table-cell>
          <table:table-cell table:formula="of:=INT(([.H23]+[.K23])*(100+[.B23])/150)" office:value-type="float" office:value="111">
            <text:p>111</text:p>
          </table:table-cell>
          <table:table-cell table:formula="of:=INT(([.H23]+[.J23])*(100+[.B23])/150)" office:value-type="float" office:value="116">
            <text:p>116</text:p>
          </table:table-cell>
          <table:table-cell table:formula="of:=INT(([.J23]+[.K23])*(100+[.B23])/150)" office:value-type="float" office:value="102">
            <text:p>102</text:p>
          </table:table-cell>
          <table:table-cell table:formula="of:=INT(([.G23]+[.H23])*(100+[.B23])/150)" office:value-type="float" office:value="115">
            <text:p>115</text:p>
          </table:table-cell>
          <table:table-cell table:formula="of:=INT(([.H23]+[.L23])*(100+[.B23])/150)" office:value-type="float" office:value="120">
            <text:p>120</text:p>
          </table:table-cell>
          <table:table-cell table:formula="of:=INT(([.I23]+[.J23])*(100+[.B23])/150)" office:value-type="float" office:value="93">
            <text:p>93</text:p>
          </table:table-cell>
          <table:table-cell table:formula="of:=INT(([.J23]+[.L23])*(100+[.B23])/150)" office:value-type="float" office:value="111">
            <text:p>111</text:p>
          </table:table-cell>
          <table:table-cell table:formula="of:=INT(([.K23]+[.L23])*(100+[.B23])/150)" office:value-type="float" office:value="106">
            <text:p>106</text:p>
          </table:table-cell>
        </table:table-row>
        <table:table-row table:style-name="ro1">
          <table:table-cell office:value-type="string">
            <text:p>シエン・ヤン</text:p>
          </table:table-cell>
          <table:table-cell table:formula="of:=[.D24]+[.F24]" office:value-type="float" office:value="26">
            <text:p>26</text:p>
          </table:table-cell>
          <table:table-cell office:value-type="float" office:value="6400">
            <text:p>6400</text:p>
          </table:table-cell>
          <table:table-cell table:formula="of:=LOOKUP([.C24];[経験値テーブル.$C$2:.$C$102];[経験値テーブル.$A$2:.$A$102])" office:value-type="float" office:value="14">
            <text:p>14</text:p>
          </table:table-cell>
          <table:table-cell office:value-type="float" office:value="4500">
            <text:p>4500</text:p>
          </table:table-cell>
          <table:table-cell table:formula="of:=LOOKUP([.E24];[経験値テーブル.$C$2:.$C$102];[経験値テーブル.$A$2:.$A$102])" office:value-type="float" office:value="12">
            <text:p>12</text:p>
          </table:table-cell>
          <table:table-cell office:value-type="float" office:value="56">
            <text:p>56</text:p>
          </table:table-cell>
          <table:table-cell office:value-type="float" office:value="61">
            <text:p>61</text:p>
          </table:table-cell>
          <table:table-cell office:value-type="float" office:value="66">
            <text:p>66</text:p>
          </table:table-cell>
          <table:table-cell office:value-type="float" office:value="75">
            <text:p>75</text:p>
          </table:table-cell>
          <table:table-cell office:value-type="float" office:value="84">
            <text:p>84</text:p>
          </table:table-cell>
          <table:table-cell office:value-type="float" office:value="65">
            <text:p>65</text:p>
          </table:table-cell>
          <table:table-cell table:formula="of:=INT(([.G24]+[.K24])*(100+[.B24])/150)" office:value-type="float" office:value="117">
            <text:p>117</text:p>
          </table:table-cell>
          <table:table-cell table:formula="of:=INT(([.G24]+[.K24])*(100+[.B24])/150)" office:value-type="float" office:value="117">
            <text:p>117</text:p>
          </table:table-cell>
          <table:table-cell table:formula="of:=INT(([.I24]+[.K24])*(100+[.B24])/150)" office:value-type="float" office:value="126">
            <text:p>126</text:p>
          </table:table-cell>
          <table:table-cell table:formula="of:=INT(([.H24]+[.K24])*(100+[.B24])/150)" office:value-type="float" office:value="121">
            <text:p>121</text:p>
          </table:table-cell>
          <table:table-cell table:formula="of:=INT(([.H24]+[.J24])*(100+[.B24])/150)" office:value-type="float" office:value="114">
            <text:p>114</text:p>
          </table:table-cell>
          <table:table-cell table:formula="of:=INT(([.J24]+[.K24])*(100+[.B24])/150)" office:value-type="float" office:value="133">
            <text:p>133</text:p>
          </table:table-cell>
          <table:table-cell table:formula="of:=INT(([.G24]+[.H24])*(100+[.B24])/150)" office:value-type="float" office:value="98">
            <text:p>98</text:p>
          </table:table-cell>
          <table:table-cell table:formula="of:=INT(([.H24]+[.L24])*(100+[.B24])/150)" office:value-type="float" office:value="105">
            <text:p>105</text:p>
          </table:table-cell>
          <table:table-cell table:formula="of:=INT(([.I24]+[.J24])*(100+[.B24])/150)" office:value-type="float" office:value="118">
            <text:p>118</text:p>
          </table:table-cell>
          <table:table-cell table:formula="of:=INT(([.J24]+[.L24])*(100+[.B24])/150)" office:value-type="float" office:value="117">
            <text:p>117</text:p>
          </table:table-cell>
          <table:table-cell table:formula="of:=INT(([.K24]+[.L24])*(100+[.B24])/150)" office:value-type="float" office:value="125">
            <text:p>125</text:p>
          </table:table-cell>
        </table:table-row>
        <table:table-row table:style-name="ro1">
          <table:table-cell office:value-type="string">
            <text:p>ジェナス</text:p>
          </table:table-cell>
          <table:table-cell table:formula="of:=[.D25]+[.F25]" office:value-type="float" office:value="5">
            <text:p>5</text:p>
          </table:table-cell>
          <table:table-cell office:value-type="float" office:value="300">
            <text:p>300</text:p>
          </table:table-cell>
          <table:table-cell table:formula="of:=LOOKUP([.C25];[経験値テーブル.$C$2:.$C$102];[経験値テーブル.$A$2:.$A$102])" office:value-type="float" office:value="3">
            <text:p>3</text:p>
          </table:table-cell>
          <table:table-cell office:value-type="float" office:value="220">
            <text:p>220</text:p>
          </table:table-cell>
          <table:table-cell table:formula="of:=LOOKUP([.E25];[経験値テーブル.$C$2:.$C$102];[経験値テーブル.$A$2:.$A$102])" office:value-type="float" office:value="2">
            <text:p>2</text:p>
          </table:table-cell>
          <table:table-cell office:value-type="float" office:value="46">
            <text:p>46</text:p>
          </table:table-cell>
          <table:table-cell office:value-type="float" office:value="74">
            <text:p>74</text:p>
          </table:table-cell>
          <table:table-cell office:value-type="float" office:value="60">
            <text:p>60</text:p>
          </table:table-cell>
          <table:table-cell office:value-type="float" office:value="70">
            <text:p>70</text:p>
          </table:table-cell>
          <table:table-cell office:value-type="float" office:value="53">
            <text:p>53</text:p>
          </table:table-cell>
          <table:table-cell office:value-type="float" office:value="45">
            <text:p>45</text:p>
          </table:table-cell>
          <table:table-cell table:formula="of:=INT(([.G25]+[.K25])*(100+[.B25])/150)" office:value-type="float" office:value="69">
            <text:p>69</text:p>
          </table:table-cell>
          <table:table-cell table:formula="of:=INT(([.G25]+[.K25])*(100+[.B25])/150)" office:value-type="float" office:value="69">
            <text:p>69</text:p>
          </table:table-cell>
          <table:table-cell table:formula="of:=INT(([.I25]+[.K25])*(100+[.B25])/150)" office:value-type="float" office:value="79">
            <text:p>79</text:p>
          </table:table-cell>
          <table:table-cell table:formula="of:=INT(([.H25]+[.K25])*(100+[.B25])/150)" office:value-type="float" office:value="88">
            <text:p>88</text:p>
          </table:table-cell>
          <table:table-cell table:formula="of:=INT(([.H25]+[.J25])*(100+[.B25])/150)" office:value-type="float" office:value="100">
            <text:p>100</text:p>
          </table:table-cell>
          <table:table-cell table:formula="of:=INT(([.J25]+[.K25])*(100+[.B25])/150)" office:value-type="float" office:value="86">
            <text:p>86</text:p>
          </table:table-cell>
          <table:table-cell table:formula="of:=INT(([.G25]+[.H25])*(100+[.B25])/150)" office:value-type="float" office:value="84">
            <text:p>84</text:p>
          </table:table-cell>
          <table:table-cell table:formula="of:=INT(([.H25]+[.L25])*(100+[.B25])/150)" office:value-type="float" office:value="83">
            <text:p>83</text:p>
          </table:table-cell>
          <table:table-cell table:formula="of:=INT(([.I25]+[.J25])*(100+[.B25])/150)" office:value-type="float" office:value="91">
            <text:p>91</text:p>
          </table:table-cell>
          <table:table-cell table:formula="of:=INT(([.J25]+[.L25])*(100+[.B25])/150)" office:value-type="float" office:value="80">
            <text:p>80</text:p>
          </table:table-cell>
          <table:table-cell table:formula="of:=INT(([.K25]+[.L25])*(100+[.B25])/150)" office:value-type="float" office:value="68">
            <text:p>68</text:p>
          </table:table-cell>
        </table:table-row>
        <table:table-row table:style-name="ro1">
          <table:table-cell office:value-type="string">
            <text:p>ジャム</text:p>
          </table:table-cell>
          <table:table-cell table:formula="of:=[.D26]+[.F26]" office:value-type="float" office:value="18">
            <text:p>18</text:p>
          </table:table-cell>
          <table:table-cell office:value-type="float" office:value="2000">
            <text:p>2000</text:p>
          </table:table-cell>
          <table:table-cell table:formula="of:=LOOKUP([.C26];[経験値テーブル.$C$2:.$C$102];[経験値テーブル.$A$2:.$A$102])" office:value-type="float" office:value="8">
            <text:p>8</text:p>
          </table:table-cell>
          <table:table-cell office:value-type="float" office:value="3000">
            <text:p>3000</text:p>
          </table:table-cell>
          <table:table-cell table:formula="of:=LOOKUP([.E26];[経験値テーブル.$C$2:.$C$102];[経験値テーブル.$A$2:.$A$102])" office:value-type="float" office:value="10">
            <text:p>10</text:p>
          </table:table-cell>
          <table:table-cell office:value-type="float" office:value="65">
            <text:p>65</text:p>
          </table:table-cell>
          <table:table-cell office:value-type="float" office:value="71">
            <text:p>71</text:p>
          </table:table-cell>
          <table:table-cell office:value-type="float" office:value="67">
            <text:p>67</text:p>
          </table:table-cell>
          <table:table-cell office:value-type="float" office:value="76">
            <text:p>76</text:p>
          </table:table-cell>
          <table:table-cell office:value-type="float" office:value="67">
            <text:p>67</text:p>
          </table:table-cell>
          <table:table-cell office:value-type="float" office:value="68">
            <text:p>68</text:p>
          </table:table-cell>
          <table:table-cell table:formula="of:=INT(([.G26]+[.K26])*(100+[.B26])/150)" office:value-type="float" office:value="103">
            <text:p>103</text:p>
          </table:table-cell>
          <table:table-cell table:formula="of:=INT(([.G26]+[.K26])*(100+[.B26])/150)" office:value-type="float" office:value="103">
            <text:p>103</text:p>
          </table:table-cell>
          <table:table-cell table:formula="of:=INT(([.I26]+[.K26])*(100+[.B26])/150)" office:value-type="float" office:value="105">
            <text:p>105</text:p>
          </table:table-cell>
          <table:table-cell table:formula="of:=INT(([.H26]+[.K26])*(100+[.B26])/150)" office:value-type="float" office:value="108">
            <text:p>108</text:p>
          </table:table-cell>
          <table:table-cell table:formula="of:=INT(([.H26]+[.J26])*(100+[.B26])/150)" office:value-type="float" office:value="115">
            <text:p>115</text:p>
          </table:table-cell>
          <table:table-cell table:formula="of:=INT(([.J26]+[.K26])*(100+[.B26])/150)" office:value-type="float" office:value="112">
            <text:p>112</text:p>
          </table:table-cell>
          <table:table-cell table:formula="of:=INT(([.G26]+[.H26])*(100+[.B26])/150)" office:value-type="float" office:value="106">
            <text:p>106</text:p>
          </table:table-cell>
          <table:table-cell table:formula="of:=INT(([.H26]+[.L26])*(100+[.B26])/150)" office:value-type="float" office:value="109">
            <text:p>109</text:p>
          </table:table-cell>
          <table:table-cell table:formula="of:=INT(([.I26]+[.J26])*(100+[.B26])/150)" office:value-type="float" office:value="112">
            <text:p>112</text:p>
          </table:table-cell>
          <table:table-cell table:formula="of:=INT(([.J26]+[.L26])*(100+[.B26])/150)" office:value-type="float" office:value="113">
            <text:p>113</text:p>
          </table:table-cell>
          <table:table-cell table:formula="of:=INT(([.K26]+[.L26])*(100+[.B26])/150)" office:value-type="float" office:value="106">
            <text:p>106</text:p>
          </table:table-cell>
        </table:table-row>
        <table:table-row table:style-name="ro1">
          <table:table-cell office:value-type="string">
            <text:p>シャルル</text:p>
          </table:table-cell>
          <table:table-cell table:formula="of:=[.D27]+[.F27]" office:value-type="float" office:value="21">
            <text:p>21</text:p>
          </table:table-cell>
          <table:table-cell office:value-type="float" office:value="4000">
            <text:p>4000</text:p>
          </table:table-cell>
          <table:table-cell table:formula="of:=LOOKUP([.C27];[経験値テーブル.$C$2:.$C$102];[経験値テーブル.$A$2:.$A$102])" office:value-type="float" office:value="11">
            <text:p>11</text:p>
          </table:table-cell>
          <table:table-cell office:value-type="float" office:value="3100">
            <text:p>3100</text:p>
          </table:table-cell>
          <table:table-cell table:formula="of:=LOOKUP([.E27];[経験値テーブル.$C$2:.$C$102];[経験値テーブル.$A$2:.$A$102])" office:value-type="float" office:value="10">
            <text:p>10</text:p>
          </table:table-cell>
          <table:table-cell office:value-type="float" office:value="44">
            <text:p>44</text:p>
          </table:table-cell>
          <table:table-cell office:value-type="float" office:value="73">
            <text:p>73</text:p>
          </table:table-cell>
          <table:table-cell office:value-type="float" office:value="50">
            <text:p>50</text:p>
          </table:table-cell>
          <table:table-cell office:value-type="float" office:value="80">
            <text:p>80</text:p>
          </table:table-cell>
          <table:table-cell office:value-type="float" office:value="55">
            <text:p>55</text:p>
          </table:table-cell>
          <table:table-cell office:value-type="float" office:value="63">
            <text:p>63</text:p>
          </table:table-cell>
          <table:table-cell table:formula="of:=INT(([.G27]+[.K27])*(100+[.B27])/150)" office:value-type="float" office:value="79">
            <text:p>79</text:p>
          </table:table-cell>
          <table:table-cell table:formula="of:=INT(([.G27]+[.K27])*(100+[.B27])/150)" office:value-type="float" office:value="79">
            <text:p>79</text:p>
          </table:table-cell>
          <table:table-cell table:formula="of:=INT(([.I27]+[.K27])*(100+[.B27])/150)" office:value-type="float" office:value="84">
            <text:p>84</text:p>
          </table:table-cell>
          <table:table-cell table:formula="of:=INT(([.H27]+[.K27])*(100+[.B27])/150)" office:value-type="float" office:value="103">
            <text:p>103</text:p>
          </table:table-cell>
          <table:table-cell table:formula="of:=INT(([.H27]+[.J27])*(100+[.B27])/150)" office:value-type="float" office:value="123">
            <text:p>123</text:p>
          </table:table-cell>
          <table:table-cell table:formula="of:=INT(([.J27]+[.K27])*(100+[.B27])/150)" office:value-type="float" office:value="108">
            <text:p>108</text:p>
          </table:table-cell>
          <table:table-cell table:formula="of:=INT(([.G27]+[.H27])*(100+[.B27])/150)" office:value-type="float" office:value="94">
            <text:p>94</text:p>
          </table:table-cell>
          <table:table-cell table:formula="of:=INT(([.H27]+[.L27])*(100+[.B27])/150)" office:value-type="float" office:value="109">
            <text:p>109</text:p>
          </table:table-cell>
          <table:table-cell table:formula="of:=INT(([.I27]+[.J27])*(100+[.B27])/150)" office:value-type="float" office:value="104">
            <text:p>104</text:p>
          </table:table-cell>
          <table:table-cell table:formula="of:=INT(([.J27]+[.L27])*(100+[.B27])/150)" office:value-type="float" office:value="115">
            <text:p>115</text:p>
          </table:table-cell>
          <table:table-cell table:formula="of:=INT(([.K27]+[.L27])*(100+[.B27])/150)" office:value-type="float" office:value="95">
            <text:p>95</text:p>
          </table:table-cell>
        </table:table-row>
        <table:table-row table:style-name="ro1">
          <table:table-cell office:value-type="string">
            <text:p>セシリア</text:p>
          </table:table-cell>
          <table:table-cell table:formula="of:=[.D28]+[.F28]" office:value-type="float" office:value="0">
            <text:p>0</text:p>
          </table:table-cell>
          <table:table-cell office:value-type="float" office:value="50">
            <text:p>50</text:p>
          </table:table-cell>
          <table:table-cell table:formula="of:=LOOKUP([.C28];[経験値テーブル.$C$2:.$C$102];[経験値テーブル.$A$2:.$A$102])" office:value-type="float" office:value="0">
            <text:p>0</text:p>
          </table:table-cell>
          <table:table-cell office:value-type="float" office:value="50">
            <text:p>50</text:p>
          </table:table-cell>
          <table:table-cell table:formula="of:=LOOKUP([.E28];[経験値テーブル.$C$2:.$C$102];[経験値テーブル.$A$2:.$A$102])" office:value-type="float" office:value="0">
            <text:p>0</text:p>
          </table:table-cell>
          <table:table-cell office:value-type="float" office:value="40">
            <text:p>40</text:p>
          </table:table-cell>
          <table:table-cell office:value-type="float" office:value="48">
            <text:p>48</text:p>
          </table:table-cell>
          <table:table-cell office:value-type="float" office:value="67">
            <text:p>67</text:p>
          </table:table-cell>
          <table:table-cell office:value-type="float" office:value="66">
            <text:p>66</text:p>
          </table:table-cell>
          <table:table-cell office:value-type="float" office:value="55">
            <text:p>55</text:p>
          </table:table-cell>
          <table:table-cell office:value-type="float" office:value="50">
            <text:p>50</text:p>
          </table:table-cell>
          <table:table-cell table:formula="of:=INT(([.G28]+[.K28])*(100+[.B28])/150)" office:value-type="float" office:value="63">
            <text:p>63</text:p>
          </table:table-cell>
          <table:table-cell table:formula="of:=INT(([.G28]+[.K28])*(100+[.B28])/150)" office:value-type="float" office:value="63">
            <text:p>63</text:p>
          </table:table-cell>
          <table:table-cell table:formula="of:=INT(([.I28]+[.K28])*(100+[.B28])/150)" office:value-type="float" office:value="81">
            <text:p>81</text:p>
          </table:table-cell>
          <table:table-cell table:formula="of:=INT(([.H28]+[.K28])*(100+[.B28])/150)" office:value-type="float" office:value="68">
            <text:p>68</text:p>
          </table:table-cell>
          <table:table-cell table:formula="of:=INT(([.H28]+[.J28])*(100+[.B28])/150)" office:value-type="float" office:value="76">
            <text:p>76</text:p>
          </table:table-cell>
          <table:table-cell table:formula="of:=INT(([.J28]+[.K28])*(100+[.B28])/150)" office:value-type="float" office:value="80">
            <text:p>80</text:p>
          </table:table-cell>
          <table:table-cell table:formula="of:=INT(([.G28]+[.H28])*(100+[.B28])/150)" office:value-type="float" office:value="58">
            <text:p>58</text:p>
          </table:table-cell>
          <table:table-cell table:formula="of:=INT(([.H28]+[.L28])*(100+[.B28])/150)" office:value-type="float" office:value="65">
            <text:p>65</text:p>
          </table:table-cell>
          <table:table-cell table:formula="of:=INT(([.I28]+[.J28])*(100+[.B28])/150)" office:value-type="float" office:value="88">
            <text:p>88</text:p>
          </table:table-cell>
          <table:table-cell table:formula="of:=INT(([.J28]+[.L28])*(100+[.B28])/150)" office:value-type="float" office:value="77">
            <text:p>77</text:p>
          </table:table-cell>
          <table:table-cell table:formula="of:=INT(([.K28]+[.L28])*(100+[.B28])/150)" office:value-type="float" office:value="70">
            <text:p>70</text:p>
          </table:table-cell>
        </table:table-row>
        <table:table-row table:style-name="ro1">
          <table:table-cell office:value-type="string">
            <text:p>セラ</text:p>
          </table:table-cell>
          <table:table-cell table:formula="of:=[.D29]+[.F29]" office:value-type="float" office:value="2">
            <text:p>2</text:p>
          </table:table-cell>
          <table:table-cell office:value-type="float" office:value="100">
            <text:p>100</text:p>
          </table:table-cell>
          <table:table-cell table:formula="of:=LOOKUP([.C29];[経験値テーブル.$C$2:.$C$102];[経験値テーブル.$A$2:.$A$102])" office:value-type="float" office:value="1">
            <text:p>1</text:p>
          </table:table-cell>
          <table:table-cell office:value-type="float" office:value="100">
            <text:p>100</text:p>
          </table:table-cell>
          <table:table-cell table:formula="of:=LOOKUP([.E29];[経験値テーブル.$C$2:.$C$102];[経験値テーブル.$A$2:.$A$102])" office:value-type="float" office:value="1">
            <text:p>1</text:p>
          </table:table-cell>
          <table:table-cell office:value-type="float" office:value="31">
            <text:p>31</text:p>
          </table:table-cell>
          <table:table-cell office:value-type="float" office:value="59">
            <text:p>59</text:p>
          </table:table-cell>
          <table:table-cell office:value-type="float" office:value="94">
            <text:p>94</text:p>
          </table:table-cell>
          <table:table-cell office:value-type="float" office:value="69">
            <text:p>69</text:p>
          </table:table-cell>
          <table:table-cell office:value-type="float" office:value="63">
            <text:p>63</text:p>
          </table:table-cell>
          <table:table-cell office:value-type="float" office:value="46">
            <text:p>46</text:p>
          </table:table-cell>
          <table:table-cell table:formula="of:=INT(([.G29]+[.K29])*(100+[.B29])/150)" office:value-type="float" office:value="63">
            <text:p>63</text:p>
          </table:table-cell>
          <table:table-cell table:formula="of:=INT(([.G29]+[.K29])*(100+[.B29])/150)" office:value-type="float" office:value="63">
            <text:p>63</text:p>
          </table:table-cell>
          <table:table-cell table:formula="of:=INT(([.I29]+[.K29])*(100+[.B29])/150)" office:value-type="float" office:value="106">
            <text:p>106</text:p>
          </table:table-cell>
          <table:table-cell table:formula="of:=INT(([.H29]+[.K29])*(100+[.B29])/150)" office:value-type="float" office:value="82">
            <text:p>82</text:p>
          </table:table-cell>
          <table:table-cell table:formula="of:=INT(([.H29]+[.J29])*(100+[.B29])/150)" office:value-type="float" office:value="87">
            <text:p>87</text:p>
          </table:table-cell>
          <table:table-cell table:formula="of:=INT(([.J29]+[.K29])*(100+[.B29])/150)" office:value-type="float" office:value="89">
            <text:p>89</text:p>
          </table:table-cell>
          <table:table-cell table:formula="of:=INT(([.G29]+[.H29])*(100+[.B29])/150)" office:value-type="float" office:value="61">
            <text:p>61</text:p>
          </table:table-cell>
          <table:table-cell table:formula="of:=INT(([.H29]+[.L29])*(100+[.B29])/150)" office:value-type="float" office:value="71">
            <text:p>71</text:p>
          </table:table-cell>
          <table:table-cell table:formula="of:=INT(([.I29]+[.J29])*(100+[.B29])/150)" office:value-type="float" office:value="110">
            <text:p>110</text:p>
          </table:table-cell>
          <table:table-cell table:formula="of:=INT(([.J29]+[.L29])*(100+[.B29])/150)" office:value-type="float" office:value="78">
            <text:p>78</text:p>
          </table:table-cell>
          <table:table-cell table:formula="of:=INT(([.K29]+[.L29])*(100+[.B29])/150)" office:value-type="float" office:value="74">
            <text:p>74</text:p>
          </table:table-cell>
        </table:table-row>
        <table:table-row table:style-name="ro1">
          <table:table-cell office:value-type="string">
            <text:p>チェザーレ</text:p>
          </table:table-cell>
          <table:table-cell table:formula="of:=[.D30]+[.F30]" office:value-type="float" office:value="16">
            <text:p>16</text:p>
          </table:table-cell>
          <table:table-cell office:value-type="float" office:value="3000">
            <text:p>3000</text:p>
          </table:table-cell>
          <table:table-cell table:formula="of:=LOOKUP([.C30];[経験値テーブル.$C$2:.$C$102];[経験値テーブル.$A$2:.$A$102])" office:value-type="float" office:value="10">
            <text:p>10</text:p>
          </table:table-cell>
          <table:table-cell office:value-type="float" office:value="1200">
            <text:p>1200</text:p>
          </table:table-cell>
          <table:table-cell table:formula="of:=LOOKUP([.E30];[経験値テーブル.$C$2:.$C$102];[経験値テーブル.$A$2:.$A$102])" office:value-type="float" office:value="6">
            <text:p>6</text:p>
          </table:table-cell>
          <table:table-cell office:value-type="float" office:value="58">
            <text:p>58</text:p>
          </table:table-cell>
          <table:table-cell office:value-type="float" office:value="73">
            <text:p>73</text:p>
          </table:table-cell>
          <table:table-cell office:value-type="float" office:value="45">
            <text:p>45</text:p>
          </table:table-cell>
          <table:table-cell office:value-type="float" office:value="77">
            <text:p>77</text:p>
          </table:table-cell>
          <table:table-cell office:value-type="float" office:value="45">
            <text:p>45</text:p>
          </table:table-cell>
          <table:table-cell office:value-type="float" office:value="57">
            <text:p>57</text:p>
          </table:table-cell>
          <table:table-cell table:formula="of:=INT(([.G30]+[.K30])*(100+[.B30])/150)" office:value-type="float" office:value="79">
            <text:p>79</text:p>
          </table:table-cell>
          <table:table-cell table:formula="of:=INT(([.G30]+[.K30])*(100+[.B30])/150)" office:value-type="float" office:value="79">
            <text:p>79</text:p>
          </table:table-cell>
          <table:table-cell table:formula="of:=INT(([.I30]+[.K30])*(100+[.B30])/150)" office:value-type="float" office:value="69">
            <text:p>69</text:p>
          </table:table-cell>
          <table:table-cell table:formula="of:=INT(([.H30]+[.K30])*(100+[.B30])/150)" office:value-type="float" office:value="91">
            <text:p>91</text:p>
          </table:table-cell>
          <table:table-cell table:formula="of:=INT(([.H30]+[.J30])*(100+[.B30])/150)" office:value-type="float" office:value="116">
            <text:p>116</text:p>
          </table:table-cell>
          <table:table-cell table:formula="of:=INT(([.J30]+[.K30])*(100+[.B30])/150)" office:value-type="float" office:value="94">
            <text:p>94</text:p>
          </table:table-cell>
          <table:table-cell table:formula="of:=INT(([.G30]+[.H30])*(100+[.B30])/150)" office:value-type="float" office:value="101">
            <text:p>101</text:p>
          </table:table-cell>
          <table:table-cell table:formula="of:=INT(([.H30]+[.L30])*(100+[.B30])/150)" office:value-type="float" office:value="100">
            <text:p>100</text:p>
          </table:table-cell>
          <table:table-cell table:formula="of:=INT(([.I30]+[.J30])*(100+[.B30])/150)" office:value-type="float" office:value="94">
            <text:p>94</text:p>
          </table:table-cell>
          <table:table-cell table:formula="of:=INT(([.J30]+[.L30])*(100+[.B30])/150)" office:value-type="float" office:value="103">
            <text:p>103</text:p>
          </table:table-cell>
          <table:table-cell table:formula="of:=INT(([.K30]+[.L30])*(100+[.B30])/150)" office:value-type="float" office:value="78">
            <text:p>78</text:p>
          </table:table-cell>
        </table:table-row>
        <table:table-row table:style-name="ro1">
          <table:table-cell office:value-type="string">
            <text:p>ドニア</text:p>
          </table:table-cell>
          <table:table-cell table:formula="of:=[.D31]+[.F31]" office:value-type="float" office:value="8">
            <text:p>8</text:p>
          </table:table-cell>
          <table:table-cell office:value-type="float" office:value="300">
            <text:p>300</text:p>
          </table:table-cell>
          <table:table-cell table:formula="of:=LOOKUP([.C31];[経験値テーブル.$C$2:.$C$102];[経験値テーブル.$A$2:.$A$102])" office:value-type="float" office:value="3">
            <text:p>3</text:p>
          </table:table-cell>
          <table:table-cell office:value-type="float" office:value="900">
            <text:p>900</text:p>
          </table:table-cell>
          <table:table-cell table:formula="of:=LOOKUP([.E31];[経験値テーブル.$C$2:.$C$102];[経験値テーブル.$A$2:.$A$102])" office:value-type="float" office:value="5">
            <text:p>5</text:p>
          </table:table-cell>
          <table:table-cell office:value-type="float" office:value="68">
            <text:p>68</text:p>
          </table:table-cell>
          <table:table-cell office:value-type="float" office:value="79">
            <text:p>79</text:p>
          </table:table-cell>
          <table:table-cell office:value-type="float" office:value="62">
            <text:p>62</text:p>
          </table:table-cell>
          <table:table-cell office:value-type="float" office:value="52">
            <text:p>52</text:p>
          </table:table-cell>
          <table:table-cell office:value-type="float" office:value="59">
            <text:p>59</text:p>
          </table:table-cell>
          <table:table-cell office:value-type="float" office:value="56">
            <text:p>56</text:p>
          </table:table-cell>
          <table:table-cell table:formula="of:=INT(([.G31]+[.K31])*(100+[.B31])/150)" office:value-type="float" office:value="91">
            <text:p>91</text:p>
          </table:table-cell>
          <table:table-cell table:formula="of:=INT(([.G31]+[.K31])*(100+[.B31])/150)" office:value-type="float" office:value="91">
            <text:p>91</text:p>
          </table:table-cell>
          <table:table-cell table:formula="of:=INT(([.I31]+[.K31])*(100+[.B31])/150)" office:value-type="float" office:value="87">
            <text:p>87</text:p>
          </table:table-cell>
          <table:table-cell table:formula="of:=INT(([.H31]+[.K31])*(100+[.B31])/150)" office:value-type="float" office:value="99">
            <text:p>99</text:p>
          </table:table-cell>
          <table:table-cell table:formula="of:=INT(([.H31]+[.J31])*(100+[.B31])/150)" office:value-type="float" office:value="94">
            <text:p>94</text:p>
          </table:table-cell>
          <table:table-cell table:formula="of:=INT(([.J31]+[.K31])*(100+[.B31])/150)" office:value-type="float" office:value="79">
            <text:p>79</text:p>
          </table:table-cell>
          <table:table-cell table:formula="of:=INT(([.G31]+[.H31])*(100+[.B31])/150)" office:value-type="float" office:value="105">
            <text:p>105</text:p>
          </table:table-cell>
          <table:table-cell table:formula="of:=INT(([.H31]+[.L31])*(100+[.B31])/150)" office:value-type="float" office:value="97">
            <text:p>97</text:p>
          </table:table-cell>
          <table:table-cell table:formula="of:=INT(([.I31]+[.J31])*(100+[.B31])/150)" office:value-type="float" office:value="82">
            <text:p>82</text:p>
          </table:table-cell>
          <table:table-cell table:formula="of:=INT(([.J31]+[.L31])*(100+[.B31])/150)" office:value-type="float" office:value="77">
            <text:p>77</text:p>
          </table:table-cell>
          <table:table-cell table:formula="of:=INT(([.K31]+[.L31])*(100+[.B31])/150)" office:value-type="float" office:value="82">
            <text:p>82</text:p>
          </table:table-cell>
        </table:table-row>
        <table:table-row table:style-name="ro1">
          <table:table-cell office:value-type="string">
            <text:p>ハシム</text:p>
          </table:table-cell>
          <table:table-cell table:formula="of:=[.D32]+[.F32]" office:value-type="float" office:value="24">
            <text:p>24</text:p>
          </table:table-cell>
          <table:table-cell office:value-type="float" office:value="3500">
            <text:p>3500</text:p>
          </table:table-cell>
          <table:table-cell table:formula="of:=LOOKUP([.C32];[経験値テーブル.$C$2:.$C$102];[経験値テーブル.$A$2:.$A$102])" office:value-type="float" office:value="10">
            <text:p>10</text:p>
          </table:table-cell>
          <table:table-cell office:value-type="float" office:value="6500">
            <text:p>6500</text:p>
          </table:table-cell>
          <table:table-cell table:formula="of:=LOOKUP([.E32];[経験値テーブル.$C$2:.$C$102];[経験値テーブル.$A$2:.$A$102])" office:value-type="float" office:value="14">
            <text:p>14</text:p>
          </table:table-cell>
          <table:table-cell office:value-type="float" office:value="84">
            <text:p>84</text:p>
          </table:table-cell>
          <table:table-cell office:value-type="float" office:value="67">
            <text:p>67</text:p>
          </table:table-cell>
          <table:table-cell office:value-type="float" office:value="53">
            <text:p>53</text:p>
          </table:table-cell>
          <table:table-cell office:value-type="float" office:value="71">
            <text:p>71</text:p>
          </table:table-cell>
          <table:table-cell office:value-type="float" office:value="68">
            <text:p>68</text:p>
          </table:table-cell>
          <table:table-cell office:value-type="float" office:value="58">
            <text:p>58</text:p>
          </table:table-cell>
          <table:table-cell table:formula="of:=INT(([.G32]+[.K32])*(100+[.B32])/150)" office:value-type="float" office:value="125">
            <text:p>125</text:p>
          </table:table-cell>
          <table:table-cell table:formula="of:=INT(([.G32]+[.K32])*(100+[.B32])/150)" office:value-type="float" office:value="125">
            <text:p>125</text:p>
          </table:table-cell>
          <table:table-cell table:formula="of:=INT(([.I32]+[.K32])*(100+[.B32])/150)" office:value-type="float" office:value="100">
            <text:p>100</text:p>
          </table:table-cell>
          <table:table-cell table:formula="of:=INT(([.H32]+[.K32])*(100+[.B32])/150)" office:value-type="float" office:value="111">
            <text:p>111</text:p>
          </table:table-cell>
          <table:table-cell table:formula="of:=INT(([.H32]+[.J32])*(100+[.B32])/150)" office:value-type="float" office:value="114">
            <text:p>114</text:p>
          </table:table-cell>
          <table:table-cell table:formula="of:=INT(([.J32]+[.K32])*(100+[.B32])/150)" office:value-type="float" office:value="114">
            <text:p>114</text:p>
          </table:table-cell>
          <table:table-cell table:formula="of:=INT(([.G32]+[.H32])*(100+[.B32])/150)" office:value-type="float" office:value="124">
            <text:p>124</text:p>
          </table:table-cell>
          <table:table-cell table:formula="of:=INT(([.H32]+[.L32])*(100+[.B32])/150)" office:value-type="float" office:value="103">
            <text:p>103</text:p>
          </table:table-cell>
          <table:table-cell table:formula="of:=INT(([.I32]+[.J32])*(100+[.B32])/150)" office:value-type="float" office:value="102">
            <text:p>102</text:p>
          </table:table-cell>
          <table:table-cell table:formula="of:=INT(([.J32]+[.L32])*(100+[.B32])/150)" office:value-type="float" office:value="106">
            <text:p>106</text:p>
          </table:table-cell>
          <table:table-cell table:formula="of:=INT(([.K32]+[.L32])*(100+[.B32])/150)" office:value-type="float" office:value="104">
            <text:p>104</text:p>
          </table:table-cell>
        </table:table-row>
        <table:table-row table:style-name="ro1">
          <table:table-cell office:value-type="string">
            <text:p>ファーティマ</text:p>
          </table:table-cell>
          <table:table-cell table:formula="of:=[.D33]+[.F33]" office:value-type="float" office:value="8">
            <text:p>8</text:p>
          </table:table-cell>
          <table:table-cell office:value-type="float" office:value="500">
            <text:p>500</text:p>
          </table:table-cell>
          <table:table-cell table:formula="of:=LOOKUP([.C33];[経験値テーブル.$C$2:.$C$102];[経験値テーブル.$A$2:.$A$102])" office:value-type="float" office:value="4">
            <text:p>4</text:p>
          </table:table-cell>
          <table:table-cell office:value-type="float" office:value="500">
            <text:p>500</text:p>
          </table:table-cell>
          <table:table-cell table:formula="of:=LOOKUP([.E33];[経験値テーブル.$C$2:.$C$102];[経験値テーブル.$A$2:.$A$102])" office:value-type="float" office:value="4">
            <text:p>4</text:p>
          </table:table-cell>
          <table:table-cell office:value-type="float" office:value="50">
            <text:p>50</text:p>
          </table:table-cell>
          <table:table-cell office:value-type="float" office:value="61">
            <text:p>61</text:p>
          </table:table-cell>
          <table:table-cell office:value-type="float" office:value="71">
            <text:p>71</text:p>
          </table:table-cell>
          <table:table-cell office:value-type="float" office:value="56">
            <text:p>56</text:p>
          </table:table-cell>
          <table:table-cell office:value-type="float" office:value="44">
            <text:p>44</text:p>
          </table:table-cell>
          <table:table-cell office:value-type="float" office:value="70">
            <text:p>70</text:p>
          </table:table-cell>
          <table:table-cell table:formula="of:=INT(([.G33]+[.K33])*(100+[.B33])/150)" office:value-type="float" office:value="67">
            <text:p>67</text:p>
          </table:table-cell>
          <table:table-cell table:formula="of:=INT(([.G33]+[.K33])*(100+[.B33])/150)" office:value-type="float" office:value="67">
            <text:p>67</text:p>
          </table:table-cell>
          <table:table-cell table:formula="of:=INT(([.I33]+[.K33])*(100+[.B33])/150)" office:value-type="float" office:value="82">
            <text:p>82</text:p>
          </table:table-cell>
          <table:table-cell table:formula="of:=INT(([.H33]+[.K33])*(100+[.B33])/150)" office:value-type="float" office:value="75">
            <text:p>75</text:p>
          </table:table-cell>
          <table:table-cell table:formula="of:=INT(([.H33]+[.J33])*(100+[.B33])/150)" office:value-type="float" office:value="84">
            <text:p>84</text:p>
          </table:table-cell>
          <table:table-cell table:formula="of:=INT(([.J33]+[.K33])*(100+[.B33])/150)" office:value-type="float" office:value="72">
            <text:p>72</text:p>
          </table:table-cell>
          <table:table-cell table:formula="of:=INT(([.G33]+[.H33])*(100+[.B33])/150)" office:value-type="float" office:value="79">
            <text:p>79</text:p>
          </table:table-cell>
          <table:table-cell table:formula="of:=INT(([.H33]+[.L33])*(100+[.B33])/150)" office:value-type="float" office:value="94">
            <text:p>94</text:p>
          </table:table-cell>
          <table:table-cell table:formula="of:=INT(([.I33]+[.J33])*(100+[.B33])/150)" office:value-type="float" office:value="91">
            <text:p>91</text:p>
          </table:table-cell>
          <table:table-cell table:formula="of:=INT(([.J33]+[.L33])*(100+[.B33])/150)" office:value-type="float" office:value="90">
            <text:p>90</text:p>
          </table:table-cell>
          <table:table-cell table:formula="of:=INT(([.K33]+[.L33])*(100+[.B33])/150)" office:value-type="float" office:value="82">
            <text:p>82</text:p>
          </table:table-cell>
        </table:table-row>
        <table:table-row table:style-name="ro1">
          <table:table-cell office:value-type="string">
            <text:p>フェルナンド</text:p>
          </table:table-cell>
          <table:table-cell table:formula="of:=[.D34]+[.F34]" office:value-type="float" office:value="18">
            <text:p>18</text:p>
          </table:table-cell>
          <table:table-cell office:value-type="float" office:value="2900">
            <text:p>2900</text:p>
          </table:table-cell>
          <table:table-cell table:formula="of:=LOOKUP([.C34];[経験値テーブル.$C$2:.$C$102];[経験値テーブル.$A$2:.$A$102])" office:value-type="float" office:value="9">
            <text:p>9</text:p>
          </table:table-cell>
          <table:table-cell office:value-type="float" office:value="2600">
            <text:p>2600</text:p>
          </table:table-cell>
          <table:table-cell table:formula="of:=LOOKUP([.E34];[経験値テーブル.$C$2:.$C$102];[経験値テーブル.$A$2:.$A$102])" office:value-type="float" office:value="9">
            <text:p>9</text:p>
          </table:table-cell>
          <table:table-cell office:value-type="float" office:value="65">
            <text:p>65</text:p>
          </table:table-cell>
          <table:table-cell office:value-type="float" office:value="53">
            <text:p>53</text:p>
          </table:table-cell>
          <table:table-cell office:value-type="float" office:value="61">
            <text:p>61</text:p>
          </table:table-cell>
          <table:table-cell office:value-type="float" office:value="76">
            <text:p>76</text:p>
          </table:table-cell>
          <table:table-cell office:value-type="float" office:value="63">
            <text:p>63</text:p>
          </table:table-cell>
          <table:table-cell office:value-type="float" office:value="88">
            <text:p>88</text:p>
          </table:table-cell>
          <table:table-cell table:formula="of:=INT(([.G34]+[.K34])*(100+[.B34])/150)" office:value-type="float" office:value="100">
            <text:p>100</text:p>
          </table:table-cell>
          <table:table-cell table:formula="of:=INT(([.G34]+[.K34])*(100+[.B34])/150)" office:value-type="float" office:value="100">
            <text:p>100</text:p>
          </table:table-cell>
          <table:table-cell table:formula="of:=INT(([.I34]+[.K34])*(100+[.B34])/150)" office:value-type="float" office:value="97">
            <text:p>97</text:p>
          </table:table-cell>
          <table:table-cell table:formula="of:=INT(([.H34]+[.K34])*(100+[.B34])/150)" office:value-type="float" office:value="91">
            <text:p>91</text:p>
          </table:table-cell>
          <table:table-cell table:formula="of:=INT(([.H34]+[.J34])*(100+[.B34])/150)" office:value-type="float" office:value="101">
            <text:p>101</text:p>
          </table:table-cell>
          <table:table-cell table:formula="of:=INT(([.J34]+[.K34])*(100+[.B34])/150)" office:value-type="float" office:value="109">
            <text:p>109</text:p>
          </table:table-cell>
          <table:table-cell table:formula="of:=INT(([.G34]+[.H34])*(100+[.B34])/150)" office:value-type="float" office:value="92">
            <text:p>92</text:p>
          </table:table-cell>
          <table:table-cell table:formula="of:=INT(([.H34]+[.L34])*(100+[.B34])/150)" office:value-type="float" office:value="110">
            <text:p>110</text:p>
          </table:table-cell>
          <table:table-cell table:formula="of:=INT(([.I34]+[.J34])*(100+[.B34])/150)" office:value-type="float" office:value="107">
            <text:p>107</text:p>
          </table:table-cell>
          <table:table-cell table:formula="of:=INT(([.J34]+[.L34])*(100+[.B34])/150)" office:value-type="float" office:value="129">
            <text:p>129</text:p>
          </table:table-cell>
          <table:table-cell table:formula="of:=INT(([.K34]+[.L34])*(100+[.B34])/150)" office:value-type="float" office:value="118">
            <text:p>118</text:p>
          </table:table-cell>
        </table:table-row>
        <table:table-row table:style-name="ro1">
          <table:table-cell office:value-type="string">
            <text:p>フリオ</text:p>
          </table:table-cell>
          <table:table-cell table:formula="of:=[.D35]+[.F35]" office:value-type="float" office:value="25">
            <text:p>25</text:p>
          </table:table-cell>
          <table:table-cell office:value-type="float" office:value="6900">
            <text:p>6900</text:p>
          </table:table-cell>
          <table:table-cell table:formula="of:=LOOKUP([.C35];[経験値テーブル.$C$2:.$C$102];[経験値テーブル.$A$2:.$A$102])" office:value-type="float" office:value="15">
            <text:p>15</text:p>
          </table:table-cell>
          <table:table-cell office:value-type="float" office:value="3500">
            <text:p>3500</text:p>
          </table:table-cell>
          <table:table-cell table:formula="of:=LOOKUP([.E35];[経験値テーブル.$C$2:.$C$102];[経験値テーブル.$A$2:.$A$102])" office:value-type="float" office:value="10">
            <text:p>10</text:p>
          </table:table-cell>
          <table:table-cell office:value-type="float" office:value="48">
            <text:p>48</text:p>
          </table:table-cell>
          <table:table-cell office:value-type="float" office:value="59">
            <text:p>59</text:p>
          </table:table-cell>
          <table:table-cell office:value-type="float" office:value="65">
            <text:p>65</text:p>
          </table:table-cell>
          <table:table-cell office:value-type="float" office:value="74">
            <text:p>74</text:p>
          </table:table-cell>
          <table:table-cell office:value-type="float" office:value="65">
            <text:p>65</text:p>
          </table:table-cell>
          <table:table-cell office:value-type="float" office:value="67">
            <text:p>67</text:p>
          </table:table-cell>
          <table:table-cell table:formula="of:=INT(([.G35]+[.K35])*(100+[.B35])/150)" office:value-type="float" office:value="94">
            <text:p>94</text:p>
          </table:table-cell>
          <table:table-cell table:formula="of:=INT(([.G35]+[.K35])*(100+[.B35])/150)" office:value-type="float" office:value="94">
            <text:p>94</text:p>
          </table:table-cell>
          <table:table-cell table:formula="of:=INT(([.I35]+[.K35])*(100+[.B35])/150)" office:value-type="float" office:value="108">
            <text:p>108</text:p>
          </table:table-cell>
          <table:table-cell table:formula="of:=INT(([.H35]+[.K35])*(100+[.B35])/150)" office:value-type="float" office:value="103">
            <text:p>103</text:p>
          </table:table-cell>
          <table:table-cell table:formula="of:=INT(([.H35]+[.J35])*(100+[.B35])/150)" office:value-type="float" office:value="110">
            <text:p>110</text:p>
          </table:table-cell>
          <table:table-cell table:formula="of:=INT(([.J35]+[.K35])*(100+[.B35])/150)" office:value-type="float" office:value="115">
            <text:p>115</text:p>
          </table:table-cell>
          <table:table-cell table:formula="of:=INT(([.G35]+[.H35])*(100+[.B35])/150)" office:value-type="float" office:value="89">
            <text:p>89</text:p>
          </table:table-cell>
          <table:table-cell table:formula="of:=INT(([.H35]+[.L35])*(100+[.B35])/150)" office:value-type="float" office:value="105">
            <text:p>105</text:p>
          </table:table-cell>
          <table:table-cell table:formula="of:=INT(([.I35]+[.J35])*(100+[.B35])/150)" office:value-type="float" office:value="115">
            <text:p>115</text:p>
          </table:table-cell>
          <table:table-cell table:formula="of:=INT(([.J35]+[.L35])*(100+[.B35])/150)" office:value-type="float" office:value="117">
            <text:p>117</text:p>
          </table:table-cell>
          <table:table-cell table:formula="of:=INT(([.K35]+[.L35])*(100+[.B35])/150)" office:value-type="float" office:value="110">
            <text:p>110</text:p>
          </table:table-cell>
        </table:table-row>
        <table:table-row table:style-name="ro1">
          <table:table-cell office:value-type="string">
            <text:p>マヌエル</text:p>
          </table:table-cell>
          <table:table-cell table:formula="of:=[.D36]+[.F36]" office:value-type="float" office:value="20">
            <text:p>20</text:p>
          </table:table-cell>
          <table:table-cell office:value-type="float" office:value="3700">
            <text:p>3700</text:p>
          </table:table-cell>
          <table:table-cell table:formula="of:=LOOKUP([.C36];[経験値テーブル.$C$2:.$C$102];[経験値テーブル.$A$2:.$A$102])" office:value-type="float" office:value="11">
            <text:p>11</text:p>
          </table:table-cell>
          <table:table-cell office:value-type="float" office:value="2500">
            <text:p>2500</text:p>
          </table:table-cell>
          <table:table-cell table:formula="of:=LOOKUP([.E36];[経験値テーブル.$C$2:.$C$102];[経験値テーブル.$A$2:.$A$102])" office:value-type="float" office:value="9">
            <text:p>9</text:p>
          </table:table-cell>
          <table:table-cell office:value-type="float" office:value="48">
            <text:p>48</text:p>
          </table:table-cell>
          <table:table-cell office:value-type="float" office:value="72">
            <text:p>72</text:p>
          </table:table-cell>
          <table:table-cell office:value-type="float" office:value="59">
            <text:p>59</text:p>
          </table:table-cell>
          <table:table-cell office:value-type="float" office:value="79">
            <text:p>79</text:p>
          </table:table-cell>
          <table:table-cell table:number-columns-repeated="2" office:value-type="float" office:value="62">
            <text:p>62</text:p>
          </table:table-cell>
          <table:table-cell table:formula="of:=INT(([.G36]+[.K36])*(100+[.B36])/150)" office:value-type="float" office:value="88">
            <text:p>88</text:p>
          </table:table-cell>
          <table:table-cell table:formula="of:=INT(([.G36]+[.K36])*(100+[.B36])/150)" office:value-type="float" office:value="88">
            <text:p>88</text:p>
          </table:table-cell>
          <table:table-cell table:formula="of:=INT(([.I36]+[.K36])*(100+[.B36])/150)" office:value-type="float" office:value="96">
            <text:p>96</text:p>
          </table:table-cell>
          <table:table-cell table:formula="of:=INT(([.H36]+[.K36])*(100+[.B36])/150)" office:value-type="float" office:value="107">
            <text:p>107</text:p>
          </table:table-cell>
          <table:table-cell table:formula="of:=INT(([.H36]+[.J36])*(100+[.B36])/150)" office:value-type="float" office:value="120">
            <text:p>120</text:p>
          </table:table-cell>
          <table:table-cell table:formula="of:=INT(([.J36]+[.K36])*(100+[.B36])/150)" office:value-type="float" office:value="112">
            <text:p>112</text:p>
          </table:table-cell>
          <table:table-cell table:formula="of:=INT(([.G36]+[.H36])*(100+[.B36])/150)" office:value-type="float" office:value="96">
            <text:p>96</text:p>
          </table:table-cell>
          <table:table-cell table:formula="of:=INT(([.H36]+[.L36])*(100+[.B36])/150)" office:value-type="float" office:value="107">
            <text:p>107</text:p>
          </table:table-cell>
          <table:table-cell table:formula="of:=INT(([.I36]+[.J36])*(100+[.B36])/150)" office:value-type="float" office:value="110">
            <text:p>110</text:p>
          </table:table-cell>
          <table:table-cell table:formula="of:=INT(([.J36]+[.L36])*(100+[.B36])/150)" office:value-type="float" office:value="112">
            <text:p>112</text:p>
          </table:table-cell>
          <table:table-cell table:formula="of:=INT(([.K36]+[.L36])*(100+[.B36])/150)" office:value-type="float" office:value="99">
            <text:p>99</text:p>
          </table:table-cell>
        </table:table-row>
        <table:table-row table:style-name="ro1">
          <table:table-cell office:value-type="string">
            <text:p>マリア</text:p>
          </table:table-cell>
          <table:table-cell table:formula="of:=[.D37]+[.F37]" office:value-type="float" office:value="27">
            <text:p>27</text:p>
          </table:table-cell>
          <table:table-cell office:value-type="float" office:value="8600">
            <text:p>8600</text:p>
          </table:table-cell>
          <table:table-cell table:formula="of:=LOOKUP([.C37];[経験値テーブル.$C$2:.$C$102];[経験値テーブル.$A$2:.$A$102])" office:value-type="float" office:value="16">
            <text:p>16</text:p>
          </table:table-cell>
          <table:table-cell office:value-type="float" office:value="4200">
            <text:p>4200</text:p>
          </table:table-cell>
          <table:table-cell table:formula="of:=LOOKUP([.E37];[経験値テーブル.$C$2:.$C$102];[経験値テーブル.$A$2:.$A$102])" office:value-type="float" office:value="11">
            <text:p>11</text:p>
          </table:table-cell>
          <table:table-cell office:value-type="float" office:value="66">
            <text:p>66</text:p>
          </table:table-cell>
          <table:table-cell office:value-type="float" office:value="58">
            <text:p>58</text:p>
          </table:table-cell>
          <table:table-cell office:value-type="float" office:value="80">
            <text:p>80</text:p>
          </table:table-cell>
          <table:table-cell office:value-type="float" office:value="85">
            <text:p>85</text:p>
          </table:table-cell>
          <table:table-cell office:value-type="float" office:value="68">
            <text:p>68</text:p>
          </table:table-cell>
          <table:table-cell office:value-type="float" office:value="77">
            <text:p>77</text:p>
          </table:table-cell>
          <table:table-cell table:formula="of:=INT(([.G37]+[.K37])*(100+[.B37])/150)" office:value-type="float" office:value="113">
            <text:p>113</text:p>
          </table:table-cell>
          <table:table-cell table:formula="of:=INT(([.G37]+[.K37])*(100+[.B37])/150)" office:value-type="float" office:value="113">
            <text:p>113</text:p>
          </table:table-cell>
          <table:table-cell table:formula="of:=INT(([.I37]+[.K37])*(100+[.B37])/150)" office:value-type="float" office:value="125">
            <text:p>125</text:p>
          </table:table-cell>
          <table:table-cell table:formula="of:=INT(([.H37]+[.K37])*(100+[.B37])/150)" office:value-type="float" office:value="106">
            <text:p>106</text:p>
          </table:table-cell>
          <table:table-cell table:formula="of:=INT(([.H37]+[.J37])*(100+[.B37])/150)" office:value-type="float" office:value="121">
            <text:p>121</text:p>
          </table:table-cell>
          <table:table-cell table:formula="of:=INT(([.J37]+[.K37])*(100+[.B37])/150)" office:value-type="float" office:value="129">
            <text:p>129</text:p>
          </table:table-cell>
          <table:table-cell table:formula="of:=INT(([.G37]+[.H37])*(100+[.B37])/150)" office:value-type="float" office:value="104">
            <text:p>104</text:p>
          </table:table-cell>
          <table:table-cell table:formula="of:=INT(([.H37]+[.L37])*(100+[.B37])/150)" office:value-type="float" office:value="114">
            <text:p>114</text:p>
          </table:table-cell>
          <table:table-cell table:formula="of:=INT(([.I37]+[.J37])*(100+[.B37])/150)" office:value-type="float" office:value="139">
            <text:p>139</text:p>
          </table:table-cell>
          <table:table-cell table:formula="of:=INT(([.J37]+[.L37])*(100+[.B37])/150)" office:value-type="float" office:value="137">
            <text:p>137</text:p>
          </table:table-cell>
          <table:table-cell table:formula="of:=INT(([.K37]+[.L37])*(100+[.B37])/150)" office:value-type="float" office:value="122">
            <text:p>122</text:p>
          </table:table-cell>
        </table:table-row>
        <table:table-row table:style-name="ro1">
          <table:table-cell office:value-type="string">
            <text:p>ユキヒサ</text:p>
          </table:table-cell>
          <table:table-cell table:formula="of:=[.D38]+[.F38]" office:value-type="float" office:value="21">
            <text:p>21</text:p>
          </table:table-cell>
          <table:table-cell office:value-type="float" office:value="2600">
            <text:p>2600</text:p>
          </table:table-cell>
          <table:table-cell table:formula="of:=LOOKUP([.C38];[経験値テーブル.$C$2:.$C$102];[経験値テーブル.$A$2:.$A$102])" office:value-type="float" office:value="9">
            <text:p>9</text:p>
          </table:table-cell>
          <table:table-cell office:value-type="float" office:value="4400">
            <text:p>4400</text:p>
          </table:table-cell>
          <table:table-cell table:formula="of:=LOOKUP([.E38];[経験値テーブル.$C$2:.$C$102];[経験値テーブル.$A$2:.$A$102])" office:value-type="float" office:value="12">
            <text:p>12</text:p>
          </table:table-cell>
          <table:table-cell office:value-type="float" office:value="84">
            <text:p>84</text:p>
          </table:table-cell>
          <table:table-cell office:value-type="float" office:value="76">
            <text:p>76</text:p>
          </table:table-cell>
          <table:table-cell office:value-type="float" office:value="66">
            <text:p>66</text:p>
          </table:table-cell>
          <table:table-cell office:value-type="float" office:value="46">
            <text:p>46</text:p>
          </table:table-cell>
          <table:table-cell office:value-type="float" office:value="81">
            <text:p>81</text:p>
          </table:table-cell>
          <table:table-cell office:value-type="float" office:value="34">
            <text:p>34</text:p>
          </table:table-cell>
          <table:table-cell table:formula="of:=INT(([.G38]+[.K38])*(100+[.B38])/150)" office:value-type="float" office:value="133">
            <text:p>133</text:p>
          </table:table-cell>
          <table:table-cell table:formula="of:=INT(([.G38]+[.K38])*(100+[.B38])/150)" office:value-type="float" office:value="133">
            <text:p>133</text:p>
          </table:table-cell>
          <table:table-cell table:formula="of:=INT(([.I38]+[.K38])*(100+[.B38])/150)" office:value-type="float" office:value="118">
            <text:p>118</text:p>
          </table:table-cell>
          <table:table-cell table:formula="of:=INT(([.H38]+[.K38])*(100+[.B38])/150)" office:value-type="float" office:value="126">
            <text:p>126</text:p>
          </table:table-cell>
          <table:table-cell table:formula="of:=INT(([.H38]+[.J38])*(100+[.B38])/150)" office:value-type="float" office:value="98">
            <text:p>98</text:p>
          </table:table-cell>
          <table:table-cell table:formula="of:=INT(([.J38]+[.K38])*(100+[.B38])/150)" office:value-type="float" office:value="102">
            <text:p>102</text:p>
          </table:table-cell>
          <table:table-cell table:formula="of:=INT(([.G38]+[.H38])*(100+[.B38])/150)" office:value-type="float" office:value="129">
            <text:p>129</text:p>
          </table:table-cell>
          <table:table-cell table:formula="of:=INT(([.H38]+[.L38])*(100+[.B38])/150)" office:value-type="float" office:value="88">
            <text:p>88</text:p>
          </table:table-cell>
          <table:table-cell table:formula="of:=INT(([.I38]+[.J38])*(100+[.B38])/150)" office:value-type="float" office:value="90">
            <text:p>90</text:p>
          </table:table-cell>
          <table:table-cell table:formula="of:=INT(([.J38]+[.L38])*(100+[.B38])/150)" office:value-type="float" office:value="64">
            <text:p>64</text:p>
          </table:table-cell>
          <table:table-cell table:formula="of:=INT(([.K38]+[.L38])*(100+[.B38])/150)" office:value-type="float" office:value="92">
            <text:p>92</text:p>
          </table:table-cell>
        </table:table-row>
        <table:table-row table:style-name="ro1">
          <table:table-cell office:value-type="string">
            <text:p>ユリアン</text:p>
          </table:table-cell>
          <table:table-cell table:formula="of:=[.D39]+[.F39]" office:value-type="float" office:value="9">
            <text:p>9</text:p>
          </table:table-cell>
          <table:table-cell office:value-type="float" office:value="1400">
            <text:p>1400</text:p>
          </table:table-cell>
          <table:table-cell table:formula="of:=LOOKUP([.C39];[経験値テーブル.$C$2:.$C$102];[経験値テーブル.$A$2:.$A$102])" office:value-type="float" office:value="6">
            <text:p>6</text:p>
          </table:table-cell>
          <table:table-cell office:value-type="float" office:value="300">
            <text:p>300</text:p>
          </table:table-cell>
          <table:table-cell table:formula="of:=LOOKUP([.E39];[経験値テーブル.$C$2:.$C$102];[経験値テーブル.$A$2:.$A$102])" office:value-type="float" office:value="3">
            <text:p>3</text:p>
          </table:table-cell>
          <table:table-cell table:number-columns-repeated="2" office:value-type="float" office:value="50">
            <text:p>50</text:p>
          </table:table-cell>
          <table:table-cell office:value-type="float" office:value="76">
            <text:p>76</text:p>
          </table:table-cell>
          <table:table-cell office:value-type="float" office:value="70">
            <text:p>70</text:p>
          </table:table-cell>
          <table:table-cell office:value-type="float" office:value="52">
            <text:p>52</text:p>
          </table:table-cell>
          <table:table-cell office:value-type="float" office:value="55">
            <text:p>55</text:p>
          </table:table-cell>
          <table:table-cell table:formula="of:=INT(([.G39]+[.K39])*(100+[.B39])/150)" office:value-type="float" office:value="74">
            <text:p>74</text:p>
          </table:table-cell>
          <table:table-cell table:formula="of:=INT(([.G39]+[.K39])*(100+[.B39])/150)" office:value-type="float" office:value="74">
            <text:p>74</text:p>
          </table:table-cell>
          <table:table-cell table:formula="of:=INT(([.I39]+[.K39])*(100+[.B39])/150)" office:value-type="float" office:value="93">
            <text:p>93</text:p>
          </table:table-cell>
          <table:table-cell table:formula="of:=INT(([.H39]+[.K39])*(100+[.B39])/150)" office:value-type="float" office:value="74">
            <text:p>74</text:p>
          </table:table-cell>
          <table:table-cell table:formula="of:=INT(([.H39]+[.J39])*(100+[.B39])/150)" office:value-type="float" office:value="87">
            <text:p>87</text:p>
          </table:table-cell>
          <table:table-cell table:formula="of:=INT(([.J39]+[.K39])*(100+[.B39])/150)" office:value-type="float" office:value="88">
            <text:p>88</text:p>
          </table:table-cell>
          <table:table-cell table:formula="of:=INT(([.G39]+[.H39])*(100+[.B39])/150)" office:value-type="float" office:value="72">
            <text:p>72</text:p>
          </table:table-cell>
          <table:table-cell table:formula="of:=INT(([.H39]+[.L39])*(100+[.B39])/150)" office:value-type="float" office:value="76">
            <text:p>76</text:p>
          </table:table-cell>
          <table:table-cell table:formula="of:=INT(([.I39]+[.J39])*(100+[.B39])/150)" office:value-type="float" office:value="106">
            <text:p>106</text:p>
          </table:table-cell>
          <table:table-cell table:formula="of:=INT(([.J39]+[.L39])*(100+[.B39])/150)" office:value-type="float" office:value="90">
            <text:p>90</text:p>
          </table:table-cell>
          <table:table-cell table:formula="of:=INT(([.K39]+[.L39])*(100+[.B39])/150)" office:value-type="float" office:value="77">
            <text:p>77</text:p>
          </table:table-cell>
        </table:table-row>
        <table:table-row table:style-name="ro1">
          <table:table-cell office:value-type="string">
            <text:p>リョケ・シサ</text:p>
          </table:table-cell>
          <table:table-cell table:formula="of:=[.D40]+[.F40]" office:value-type="float" office:value="13">
            <text:p>13</text:p>
          </table:table-cell>
          <table:table-cell office:value-type="float" office:value="1000">
            <text:p>1000</text:p>
          </table:table-cell>
          <table:table-cell table:formula="of:=LOOKUP([.C40];[経験値テーブル.$C$2:.$C$102];[経験値テーブル.$A$2:.$A$102])" office:value-type="float" office:value="5">
            <text:p>5</text:p>
          </table:table-cell>
          <table:table-cell office:value-type="float" office:value="2400">
            <text:p>2400</text:p>
          </table:table-cell>
          <table:table-cell table:formula="of:=LOOKUP([.E40];[経験値テーブル.$C$2:.$C$102];[経験値テーブル.$A$2:.$A$102])" office:value-type="float" office:value="8">
            <text:p>8</text:p>
          </table:table-cell>
          <table:table-cell office:value-type="float" office:value="70">
            <text:p>70</text:p>
          </table:table-cell>
          <table:table-cell office:value-type="float" office:value="69">
            <text:p>69</text:p>
          </table:table-cell>
          <table:table-cell office:value-type="float" office:value="58">
            <text:p>58</text:p>
          </table:table-cell>
          <table:table-cell office:value-type="float" office:value="57">
            <text:p>57</text:p>
          </table:table-cell>
          <table:table-cell office:value-type="float" office:value="62">
            <text:p>62</text:p>
          </table:table-cell>
          <table:table-cell office:value-type="float" office:value="53">
            <text:p>53</text:p>
          </table:table-cell>
          <table:table-cell table:formula="of:=INT(([.G40]+[.K40])*(100+[.B40])/150)" office:value-type="float" office:value="99">
            <text:p>99</text:p>
          </table:table-cell>
          <table:table-cell table:formula="of:=INT(([.G40]+[.K40])*(100+[.B40])/150)" office:value-type="float" office:value="99">
            <text:p>99</text:p>
          </table:table-cell>
          <table:table-cell table:formula="of:=INT(([.I40]+[.K40])*(100+[.B40])/150)" office:value-type="float" office:value="90">
            <text:p>90</text:p>
          </table:table-cell>
          <table:table-cell table:formula="of:=INT(([.H40]+[.K40])*(100+[.B40])/150)" office:value-type="float" office:value="98">
            <text:p>98</text:p>
          </table:table-cell>
          <table:table-cell table:formula="of:=INT(([.H40]+[.J40])*(100+[.B40])/150)" office:value-type="float" office:value="94">
            <text:p>94</text:p>
          </table:table-cell>
          <table:table-cell table:formula="of:=INT(([.J40]+[.K40])*(100+[.B40])/150)" office:value-type="float" office:value="89">
            <text:p>89</text:p>
          </table:table-cell>
          <table:table-cell table:formula="of:=INT(([.G40]+[.H40])*(100+[.B40])/150)" office:value-type="float" office:value="104">
            <text:p>104</text:p>
          </table:table-cell>
          <table:table-cell table:formula="of:=INT(([.H40]+[.L40])*(100+[.B40])/150)" office:value-type="float" office:value="91">
            <text:p>91</text:p>
          </table:table-cell>
          <table:table-cell table:formula="of:=INT(([.I40]+[.J40])*(100+[.B40])/150)" office:value-type="float" office:value="86">
            <text:p>86</text:p>
          </table:table-cell>
          <table:table-cell table:formula="of:=INT(([.J40]+[.L40])*(100+[.B40])/150)" office:value-type="float" office:value="82">
            <text:p>82</text:p>
          </table:table-cell>
          <table:table-cell table:formula="of:=INT(([.K40]+[.L40])*(100+[.B40])/150)" office:value-type="float" office:value="86">
            <text:p>86</text:p>
          </table:table-cell>
        </table:table-row>
        <table:table-row table:style-name="ro1">
          <table:table-cell office:value-type="string">
            <text:p>リン・シエ</text:p>
          </table:table-cell>
          <table:table-cell table:formula="of:=[.D41]+[.F41]" office:value-type="float" office:value="22">
            <text:p>22</text:p>
          </table:table-cell>
          <table:table-cell office:value-type="float" office:value="5000">
            <text:p>5000</text:p>
          </table:table-cell>
          <table:table-cell table:formula="of:=LOOKUP([.C41];[経験値テーブル.$C$2:.$C$102];[経験値テーブル.$A$2:.$A$102])" office:value-type="float" office:value="12">
            <text:p>12</text:p>
          </table:table-cell>
          <table:table-cell office:value-type="float" office:value="3500">
            <text:p>3500</text:p>
          </table:table-cell>
          <table:table-cell table:formula="of:=LOOKUP([.E41];[経験値テーブル.$C$2:.$C$102];[経験値テーブル.$A$2:.$A$102])" office:value-type="float" office:value="10">
            <text:p>10</text:p>
          </table:table-cell>
          <table:table-cell office:value-type="float" office:value="58">
            <text:p>58</text:p>
          </table:table-cell>
          <table:table-cell office:value-type="float" office:value="61">
            <text:p>61</text:p>
          </table:table-cell>
          <table:table-cell office:value-type="float" office:value="63">
            <text:p>63</text:p>
          </table:table-cell>
          <table:table-cell office:value-type="float" office:value="76">
            <text:p>76</text:p>
          </table:table-cell>
          <table:table-cell office:value-type="float" office:value="70">
            <text:p>70</text:p>
          </table:table-cell>
          <table:table-cell office:value-type="float" office:value="57">
            <text:p>57</text:p>
          </table:table-cell>
          <table:table-cell table:formula="of:=INT(([.G41]+[.K41])*(100+[.B41])/150)" office:value-type="float" office:value="104">
            <text:p>104</text:p>
          </table:table-cell>
          <table:table-cell table:formula="of:=INT(([.G41]+[.K41])*(100+[.B41])/150)" office:value-type="float" office:value="104">
            <text:p>104</text:p>
          </table:table-cell>
          <table:table-cell table:formula="of:=INT(([.I41]+[.K41])*(100+[.B41])/150)" office:value-type="float" office:value="108">
            <text:p>108</text:p>
          </table:table-cell>
          <table:table-cell table:formula="of:=INT(([.H41]+[.K41])*(100+[.B41])/150)" office:value-type="float" office:value="106">
            <text:p>106</text:p>
          </table:table-cell>
          <table:table-cell table:formula="of:=INT(([.H41]+[.J41])*(100+[.B41])/150)" office:value-type="float" office:value="111">
            <text:p>111</text:p>
          </table:table-cell>
          <table:table-cell table:formula="of:=INT(([.J41]+[.K41])*(100+[.B41])/150)" office:value-type="float" office:value="118">
            <text:p>118</text:p>
          </table:table-cell>
          <table:table-cell table:formula="of:=INT(([.G41]+[.H41])*(100+[.B41])/150)" office:value-type="float" office:value="96">
            <text:p>96</text:p>
          </table:table-cell>
          <table:table-cell table:formula="of:=INT(([.H41]+[.L41])*(100+[.B41])/150)" office:value-type="float" office:value="95">
            <text:p>95</text:p>
          </table:table-cell>
          <table:table-cell table:formula="of:=INT(([.I41]+[.J41])*(100+[.B41])/150)" office:value-type="float" office:value="113">
            <text:p>113</text:p>
          </table:table-cell>
          <table:table-cell table:formula="of:=INT(([.J41]+[.L41])*(100+[.B41])/150)" office:value-type="float" office:value="108">
            <text:p>108</text:p>
          </table:table-cell>
          <table:table-cell table:formula="of:=INT(([.K41]+[.L41])*(100+[.B41])/150)" office:value-type="float" office:value="103">
            <text:p>103</text:p>
          </table:table-cell>
        </table:table-row>
        <table:table-row table:style-name="ro1">
          <table:table-cell table:number-columns-repeated="23"/>
        </table:table-row>
        <table:table-row table:style-name="ro2">
          <table:table-cell office:value-type="string">
            <text:p>Aシナリオでの初期能力値</text:p>
          </table:table-cell>
          <table:table-cell table:number-columns-repeated="22"/>
        </table:table-row>
      </table:table>
      <table:table table:name="初期能力値B" table:style-name="ta1" table:print="false">
        <office:forms form:automatic-focus="false" form:apply-design-mode="false"/>
        <table:table-column table:style-name="co14" table:default-cell-style-name="Default"/>
        <table:table-column table:style-name="co1" table:default-cell-style-name="Default"/>
        <table:table-column table:style-name="co5" table:default-cell-style-name="Default"/>
        <table:table-column table:style-name="co11" table:default-cell-style-name="Default"/>
        <table:table-column table:style-name="co5" table:default-cell-style-name="Default"/>
        <table:table-column table:style-name="co11" table:default-cell-style-name="Default"/>
        <table:table-column table:style-name="co6" table:number-columns-repeated="6" table:default-cell-style-name="Default"/>
        <table:table-column table:style-name="co13" table:default-cell-style-name="Default"/>
        <table:table-column table:style-name="co7" table:number-columns-repeated="10" table:default-cell-style-name="Default"/>
        <table:table-row table:style-name="ro1">
          <table:table-cell table:style-name="ce1" office:value-type="string">
            <text:p>名前</text:p>
          </table:table-cell>
          <table:table-cell table:style-name="ce1" office:value-type="string">
            <text:p>レベル</text:p>
          </table:table-cell>
          <table:table-cell table:style-name="ce1" office:value-type="string">
            <text:p>航海経験</text:p>
          </table:table-cell>
          <table:table-cell table:style-name="ce1" office:value-type="string">
            <text:p>航海レベル</text:p>
          </table:table-cell>
          <table:table-cell table:style-name="ce1" office:value-type="string">
            <text:p>技能経験</text:p>
          </table:table-cell>
          <table:table-cell table:style-name="ce1" office:value-type="string">
            <text:p>技能レベル</text:p>
          </table:table-cell>
          <table:table-cell table:style-name="ce1" office:value-type="string">
            <text:p>体力</text:p>
          </table:table-cell>
          <table:table-cell table:style-name="ce1" office:value-type="string">
            <text:p>敏捷</text:p>
          </table:table-cell>
          <table:table-cell table:style-name="ce1" office:value-type="string">
            <text:p>魅力</text:p>
          </table:table-cell>
          <table:table-cell table:style-name="ce1" office:value-type="string">
            <text:p>知力</text:p>
          </table:table-cell>
          <table:table-cell table:style-name="ce1" office:value-type="string">
            <text:p>精神</text:p>
          </table:table-cell>
          <table:table-cell table:style-name="ce1" office:value-type="string">
            <text:p>運勢</text:p>
          </table:table-cell>
          <table:table-cell table:style-name="ce1" office:value-type="string">
            <text:p>HP</text:p>
          </table:table-cell>
          <table:table-cell table:style-name="ce1" office:value-type="string">
            <text:p>生命力</text:p>
          </table:table-cell>
          <table:table-cell table:style-name="ce1" office:value-type="string">
            <text:p>統率力</text:p>
          </table:table-cell>
          <table:table-cell table:style-name="ce1" office:value-type="string">
            <text:p>操船術</text:p>
          </table:table-cell>
          <table:table-cell table:style-name="ce1" office:value-type="string">
            <text:p>測量術</text:p>
          </table:table-cell>
          <table:table-cell table:style-name="ce1" office:value-type="string">
            <text:p>会計術</text:p>
          </table:table-cell>
          <table:table-cell table:style-name="ce1" office:value-type="string">
            <text:p>剣闘術</text:p>
          </table:table-cell>
          <table:table-cell table:style-name="ce1" office:value-type="string">
            <text:p>命中力</text:p>
          </table:table-cell>
          <table:table-cell table:style-name="ce1" office:value-type="string">
            <text:p>説得力</text:p>
          </table:table-cell>
          <table:table-cell table:style-name="ce1" office:value-type="string">
            <text:p>謀略術</text:p>
          </table:table-cell>
          <table:table-cell table:style-name="ce1" office:value-type="string">
            <text:p>観察力</text:p>
          </table:table-cell>
        </table:table-row>
        <table:table-row table:style-name="ro1">
          <table:table-cell office:value-type="string">
            <text:p>ラファエル主</text:p>
          </table:table-cell>
          <table:table-cell table:formula="of:=[.D2]+[.F2]" office:value-type="float" office:value="0">
            <text:p>0</text:p>
          </table:table-cell>
          <table:table-cell office:value-type="float" office:value="0">
            <text:p>0</text:p>
          </table:table-cell>
          <table:table-cell table:formula="of:=LOOKUP([.C2];[経験値テーブル.$C$2:.$C$102];[経験値テーブル.$A$2:.$A$102])" office:value-type="float" office:value="0">
            <text:p>0</text:p>
          </table:table-cell>
          <table:table-cell office:value-type="float" office:value="0">
            <text:p>0</text:p>
          </table:table-cell>
          <table:table-cell table:formula="of:=LOOKUP([.E2];[経験値テーブル.$C$2:.$C$102];[経験値テーブル.$A$2:.$A$102])" office:value-type="float" office:value="0">
            <text:p>0</text:p>
          </table:table-cell>
          <table:table-cell table:number-columns-repeated="2" office:value-type="float" office:value="58">
            <text:p>58</text:p>
          </table:table-cell>
          <table:table-cell office:value-type="float" office:value="68">
            <text:p>68</text:p>
          </table:table-cell>
          <table:table-cell table:style-name="ce20" office:value-type="float" office:value="61">
            <text:p>61</text:p>
          </table:table-cell>
          <table:table-cell table:style-name="ce20" office:value-type="float" office:value="58">
            <text:p>58</text:p>
          </table:table-cell>
          <table:table-cell table:style-name="ce20" office:value-type="float" office:value="60">
            <text:p>60</text:p>
          </table:table-cell>
          <table:table-cell table:formula="of:=INT(([.G2]+[.K2])*(100+[.B2])/150)" office:value-type="float" office:value="77">
            <text:p>77</text:p>
          </table:table-cell>
          <table:table-cell table:formula="of:=INT(([.G2]+[.K2])*(100+[.B2])/150)" office:value-type="float" office:value="77">
            <text:p>77</text:p>
          </table:table-cell>
          <table:table-cell table:formula="of:=INT(([.I2]+[.K2])*(100+[.B2])/150)" office:value-type="float" office:value="84">
            <text:p>84</text:p>
          </table:table-cell>
          <table:table-cell table:formula="of:=INT(([.H2]+[.K2])*(100+[.B2])/150)" office:value-type="float" office:value="77">
            <text:p>77</text:p>
          </table:table-cell>
          <table:table-cell table:formula="of:=INT(([.H2]+[.J2])*(100+[.B2])/150)" office:value-type="float" office:value="79">
            <text:p>79</text:p>
          </table:table-cell>
          <table:table-cell table:formula="of:=INT(([.J2]+[.K2])*(100+[.B2])/150)" office:value-type="float" office:value="79">
            <text:p>79</text:p>
          </table:table-cell>
          <table:table-cell table:formula="of:=INT(([.G2]+[.H2])*(100+[.B2])/150)" office:value-type="float" office:value="77">
            <text:p>77</text:p>
          </table:table-cell>
          <table:table-cell table:formula="of:=INT(([.H2]+[.L2])*(100+[.B2])/150)" office:value-type="float" office:value="78">
            <text:p>78</text:p>
          </table:table-cell>
          <table:table-cell table:formula="of:=INT(([.I2]+[.J2])*(100+[.B2])/150)" office:value-type="float" office:value="86">
            <text:p>86</text:p>
          </table:table-cell>
          <table:table-cell table:formula="of:=INT(([.J2]+[.L2])*(100+[.B2])/150)" office:value-type="float" office:value="80">
            <text:p>80</text:p>
          </table:table-cell>
          <table:table-cell table:formula="of:=INT(([.K2]+[.L2])*(100+[.B2])/150)" office:value-type="float" office:value="78">
            <text:p>78</text:p>
          </table:table-cell>
        </table:table-row>
        <table:table-row table:style-name="ro1">
          <table:table-cell office:value-type="string">
            <text:p>リル主</text:p>
          </table:table-cell>
          <table:table-cell table:formula="of:=[.D3]+[.F3]" office:value-type="float" office:value="9">
            <text:p>9</text:p>
          </table:table-cell>
          <table:table-cell office:value-type="float" office:value="1550">
            <text:p>1550</text:p>
          </table:table-cell>
          <table:table-cell table:formula="of:=LOOKUP([.C3];[経験値テーブル.$C$2:.$C$102];[経験値テーブル.$A$2:.$A$102])" office:value-type="float" office:value="7">
            <text:p>7</text:p>
          </table:table-cell>
          <table:table-cell office:value-type="float" office:value="120">
            <text:p>120</text:p>
          </table:table-cell>
          <table:table-cell table:formula="of:=LOOKUP([.E3];[経験値テーブル.$C$2:.$C$102];[経験値テーブル.$A$2:.$A$102])" office:value-type="float" office:value="2">
            <text:p>2</text:p>
          </table:table-cell>
          <table:table-cell office:value-type="float" office:value="47">
            <text:p>47</text:p>
          </table:table-cell>
          <table:table-cell office:value-type="float" office:value="52">
            <text:p>52</text:p>
          </table:table-cell>
          <table:table-cell office:value-type="float" office:value="68">
            <text:p>68</text:p>
          </table:table-cell>
          <table:table-cell office:value-type="float" office:value="67">
            <text:p>67</text:p>
          </table:table-cell>
          <table:table-cell office:value-type="float" office:value="77">
            <text:p>77</text:p>
          </table:table-cell>
          <table:table-cell office:value-type="float" office:value="64">
            <text:p>64</text:p>
          </table:table-cell>
          <table:table-cell table:formula="of:=INT(([.G3]+[.K3])*(100+[.B3])/150)" office:value-type="float" office:value="90">
            <text:p>90</text:p>
          </table:table-cell>
          <table:table-cell table:formula="of:=INT(([.G3]+[.K3])*(100+[.B3])/150)" office:value-type="float" office:value="90">
            <text:p>90</text:p>
          </table:table-cell>
          <table:table-cell table:formula="of:=INT(([.I3]+[.K3])*(100+[.B3])/150)" office:value-type="float" office:value="105">
            <text:p>105</text:p>
          </table:table-cell>
          <table:table-cell table:formula="of:=INT(([.H3]+[.K3])*(100+[.B3])/150)" office:value-type="float" office:value="93">
            <text:p>93</text:p>
          </table:table-cell>
          <table:table-cell table:formula="of:=INT(([.H3]+[.J3])*(100+[.B3])/150)" office:value-type="float" office:value="86">
            <text:p>86</text:p>
          </table:table-cell>
          <table:table-cell table:formula="of:=INT(([.J3]+[.K3])*(100+[.B3])/150)" office:value-type="float" office:value="104">
            <text:p>104</text:p>
          </table:table-cell>
          <table:table-cell table:formula="of:=INT(([.G3]+[.H3])*(100+[.B3])/150)" office:value-type="float" office:value="71">
            <text:p>71</text:p>
          </table:table-cell>
          <table:table-cell table:formula="of:=INT(([.H3]+[.L3])*(100+[.B3])/150)" office:value-type="float" office:value="84">
            <text:p>84</text:p>
          </table:table-cell>
          <table:table-cell table:formula="of:=INT(([.I3]+[.J3])*(100+[.B3])/150)" office:value-type="float" office:value="98">
            <text:p>98</text:p>
          </table:table-cell>
          <table:table-cell table:formula="of:=INT(([.J3]+[.L3])*(100+[.B3])/150)" office:value-type="float" office:value="95">
            <text:p>95</text:p>
          </table:table-cell>
          <table:table-cell table:formula="of:=INT(([.K3]+[.L3])*(100+[.B3])/150)" office:value-type="float" office:value="102">
            <text:p>102</text:p>
          </table:table-cell>
        </table:table-row>
        <table:table-row table:style-name="ro1">
          <table:table-cell office:value-type="string">
            <text:p>ホドラム主</text:p>
          </table:table-cell>
          <table:table-cell table:formula="of:=[.D4]+[.F4]" office:value-type="float" office:value="15">
            <text:p>15</text:p>
          </table:table-cell>
          <table:table-cell office:value-type="float" office:value="1200">
            <text:p>1200</text:p>
          </table:table-cell>
          <table:table-cell table:formula="of:=LOOKUP([.C4];[経験値テーブル.$C$2:.$C$102];[経験値テーブル.$A$2:.$A$102])" office:value-type="float" office:value="6">
            <text:p>6</text:p>
          </table:table-cell>
          <table:table-cell office:value-type="float" office:value="2700">
            <text:p>2700</text:p>
          </table:table-cell>
          <table:table-cell table:formula="of:=LOOKUP([.E4];[経験値テーブル.$C$2:.$C$102];[経験値テーブル.$A$2:.$A$102])" office:value-type="float" office:value="9">
            <text:p>9</text:p>
          </table:table-cell>
          <table:table-cell office:value-type="float" office:value="80">
            <text:p>80</text:p>
          </table:table-cell>
          <table:table-cell office:value-type="float" office:value="66">
            <text:p>66</text:p>
          </table:table-cell>
          <table:table-cell office:value-type="float" office:value="75">
            <text:p>75</text:p>
          </table:table-cell>
          <table:table-cell office:value-type="float" office:value="53">
            <text:p>53</text:p>
          </table:table-cell>
          <table:table-cell office:value-type="float" office:value="70">
            <text:p>70</text:p>
          </table:table-cell>
          <table:table-cell office:value-type="float" office:value="46">
            <text:p>46</text:p>
          </table:table-cell>
          <table:table-cell table:formula="of:=INT(([.G4]+[.K4])*(100+[.B4])/150)" office:value-type="float" office:value="115">
            <text:p>115</text:p>
          </table:table-cell>
          <table:table-cell table:formula="of:=INT(([.G4]+[.K4])*(100+[.B4])/150)" office:value-type="float" office:value="115">
            <text:p>115</text:p>
          </table:table-cell>
          <table:table-cell table:formula="of:=INT(([.I4]+[.K4])*(100+[.B4])/150)" office:value-type="float" office:value="111">
            <text:p>111</text:p>
          </table:table-cell>
          <table:table-cell table:formula="of:=INT(([.H4]+[.K4])*(100+[.B4])/150)" office:value-type="float" office:value="104">
            <text:p>104</text:p>
          </table:table-cell>
          <table:table-cell table:formula="of:=INT(([.H4]+[.J4])*(100+[.B4])/150)" office:value-type="float" office:value="91">
            <text:p>91</text:p>
          </table:table-cell>
          <table:table-cell table:formula="of:=INT(([.J4]+[.K4])*(100+[.B4])/150)" office:value-type="float" office:value="94">
            <text:p>94</text:p>
          </table:table-cell>
          <table:table-cell table:formula="of:=INT(([.G4]+[.H4])*(100+[.B4])/150)" office:value-type="float" office:value="111">
            <text:p>111</text:p>
          </table:table-cell>
          <table:table-cell table:formula="of:=INT(([.H4]+[.L4])*(100+[.B4])/150)" office:value-type="float" office:value="85">
            <text:p>85</text:p>
          </table:table-cell>
          <table:table-cell table:formula="of:=INT(([.I4]+[.J4])*(100+[.B4])/150)" office:value-type="float" office:value="98">
            <text:p>98</text:p>
          </table:table-cell>
          <table:table-cell table:formula="of:=INT(([.J4]+[.L4])*(100+[.B4])/150)" office:value-type="float" office:value="75">
            <text:p>75</text:p>
          </table:table-cell>
          <table:table-cell table:formula="of:=INT(([.K4]+[.L4])*(100+[.B4])/150)" office:value-type="float" office:value="88">
            <text:p>88</text:p>
          </table:table-cell>
        </table:table-row>
        <table:table-row table:style-name="ro1">
          <table:table-cell office:value-type="string">
            <text:p>マリア主</text:p>
          </table:table-cell>
          <table:table-cell table:formula="of:=[.D5]+[.F5]" office:value-type="float" office:value="25">
            <text:p>25</text:p>
          </table:table-cell>
          <table:table-cell office:value-type="float" office:value="6300">
            <text:p>6300</text:p>
          </table:table-cell>
          <table:table-cell table:formula="of:=LOOKUP([.C5];[経験値テーブル.$C$2:.$C$102];[経験値テーブル.$A$2:.$A$102])" office:value-type="float" office:value="14">
            <text:p>14</text:p>
          </table:table-cell>
          <table:table-cell office:value-type="float" office:value="3700">
            <text:p>3700</text:p>
          </table:table-cell>
          <table:table-cell table:formula="of:=LOOKUP([.E5];[経験値テーブル.$C$2:.$C$102];[経験値テーブル.$A$2:.$A$102])" office:value-type="float" office:value="11">
            <text:p>11</text:p>
          </table:table-cell>
          <table:table-cell office:value-type="float" office:value="63">
            <text:p>63</text:p>
          </table:table-cell>
          <table:table-cell office:value-type="float" office:value="55">
            <text:p>55</text:p>
          </table:table-cell>
          <table:table-cell office:value-type="float" office:value="77">
            <text:p>77</text:p>
          </table:table-cell>
          <table:table-cell office:value-type="float" office:value="81">
            <text:p>81</text:p>
          </table:table-cell>
          <table:table-cell office:value-type="float" office:value="65">
            <text:p>65</text:p>
          </table:table-cell>
          <table:table-cell office:value-type="float" office:value="73">
            <text:p>73</text:p>
          </table:table-cell>
          <table:table-cell table:formula="of:=INT(([.G5]+[.K5])*(100+[.B5])/150)" office:value-type="float" office:value="106">
            <text:p>106</text:p>
          </table:table-cell>
          <table:table-cell table:formula="of:=INT(([.G5]+[.K5])*(100+[.B5])/150)" office:value-type="float" office:value="106">
            <text:p>106</text:p>
          </table:table-cell>
          <table:table-cell table:formula="of:=INT(([.I5]+[.K5])*(100+[.B5])/150)" office:value-type="float" office:value="118">
            <text:p>118</text:p>
          </table:table-cell>
          <table:table-cell table:formula="of:=INT(([.H5]+[.K5])*(100+[.B5])/150)" office:value-type="float" office:value="100">
            <text:p>100</text:p>
          </table:table-cell>
          <table:table-cell table:formula="of:=INT(([.H5]+[.J5])*(100+[.B5])/150)" office:value-type="float" office:value="113">
            <text:p>113</text:p>
          </table:table-cell>
          <table:table-cell table:formula="of:=INT(([.J5]+[.K5])*(100+[.B5])/150)" office:value-type="float" office:value="121">
            <text:p>121</text:p>
          </table:table-cell>
          <table:table-cell table:formula="of:=INT(([.G5]+[.H5])*(100+[.B5])/150)" office:value-type="float" office:value="98">
            <text:p>98</text:p>
          </table:table-cell>
          <table:table-cell table:formula="of:=INT(([.H5]+[.L5])*(100+[.B5])/150)" office:value-type="float" office:value="106">
            <text:p>106</text:p>
          </table:table-cell>
          <table:table-cell table:formula="of:=INT(([.I5]+[.J5])*(100+[.B5])/150)" office:value-type="float" office:value="131">
            <text:p>131</text:p>
          </table:table-cell>
          <table:table-cell table:formula="of:=INT(([.J5]+[.L5])*(100+[.B5])/150)" office:value-type="float" office:value="128">
            <text:p>128</text:p>
          </table:table-cell>
          <table:table-cell table:formula="of:=INT(([.K5]+[.L5])*(100+[.B5])/150)" office:value-type="float" office:value="115">
            <text:p>115</text:p>
          </table:table-cell>
        </table:table-row>
        <table:table-row table:style-name="ro1">
          <table:table-cell office:value-type="string">
            <text:p>キョータロー主</text:p>
          </table:table-cell>
          <table:table-cell table:formula="of:=[.D6]+[.F6]" office:value-type="float" office:value="0">
            <text:p>0</text:p>
          </table:table-cell>
          <table:table-cell/>
          <table:table-cell table:formula="of:=LOOKUP([.C6];[経験値テーブル.$C$2:.$C$102];[経験値テーブル.$A$2:.$A$102])" office:value-type="float" office:value="0">
            <text:p>0</text:p>
          </table:table-cell>
          <table:table-cell/>
          <table:table-cell table:formula="of:=LOOKUP([.E6];[経験値テーブル.$C$2:.$C$102];[経験値テーブル.$A$2:.$A$102])" office:value-type="float" office:value="0">
            <text:p>0</text:p>
          </table:table-cell>
          <table:table-cell table:number-columns-repeated="6"/>
          <table:table-cell table:formula="of:=INT(([.G6]+[.K6])*(100+[.B6])/150)" office:value-type="float" office:value="0">
            <text:p>0</text:p>
          </table:table-cell>
          <table:table-cell table:formula="of:=INT(([.G6]+[.K6])*(100+[.B6])/150)" office:value-type="float" office:value="0">
            <text:p>0</text:p>
          </table:table-cell>
          <table:table-cell table:formula="of:=INT(([.I6]+[.K6])*(100+[.B6])/150)" office:value-type="float" office:value="0">
            <text:p>0</text:p>
          </table:table-cell>
          <table:table-cell table:formula="of:=INT(([.H6]+[.K6])*(100+[.B6])/150)" office:value-type="float" office:value="0">
            <text:p>0</text:p>
          </table:table-cell>
          <table:table-cell table:formula="of:=INT(([.H6]+[.J6])*(100+[.B6])/150)" office:value-type="float" office:value="0">
            <text:p>0</text:p>
          </table:table-cell>
          <table:table-cell table:formula="of:=INT(([.J6]+[.K6])*(100+[.B6])/150)" office:value-type="float" office:value="0">
            <text:p>0</text:p>
          </table:table-cell>
          <table:table-cell table:formula="of:=INT(([.G6]+[.H6])*(100+[.B6])/150)" office:value-type="float" office:value="0">
            <text:p>0</text:p>
          </table:table-cell>
          <table:table-cell table:formula="of:=INT(([.H6]+[.L6])*(100+[.B6])/150)" office:value-type="float" office:value="0">
            <text:p>0</text:p>
          </table:table-cell>
          <table:table-cell table:formula="of:=INT(([.I6]+[.J6])*(100+[.B6])/150)" office:value-type="float" office:value="0">
            <text:p>0</text:p>
          </table:table-cell>
          <table:table-cell table:formula="of:=INT(([.J6]+[.L6])*(100+[.B6])/150)" office:value-type="float" office:value="0">
            <text:p>0</text:p>
          </table:table-cell>
          <table:table-cell table:formula="of:=INT(([.K6]+[.L6])*(100+[.B6])/150)" office:value-type="float" office:value="0">
            <text:p>0</text:p>
          </table:table-cell>
        </table:table-row>
        <table:table-row table:style-name="ro1">
          <table:table-cell office:value-type="string">
            <text:p>ウッディーン主</text:p>
          </table:table-cell>
          <table:table-cell table:formula="of:=[.D7]+[.F7]" office:value-type="float" office:value="0">
            <text:p>0</text:p>
          </table:table-cell>
          <table:table-cell/>
          <table:table-cell table:formula="of:=LOOKUP([.C7];[経験値テーブル.$C$2:.$C$102];[経験値テーブル.$A$2:.$A$102])" office:value-type="float" office:value="0">
            <text:p>0</text:p>
          </table:table-cell>
          <table:table-cell/>
          <table:table-cell table:formula="of:=LOOKUP([.E7];[経験値テーブル.$C$2:.$C$102];[経験値テーブル.$A$2:.$A$102])" office:value-type="float" office:value="0">
            <text:p>0</text:p>
          </table:table-cell>
          <table:table-cell table:number-columns-repeated="6"/>
          <table:table-cell table:formula="of:=INT(([.G7]+[.K7])*(100+[.B7])/150)" office:value-type="float" office:value="0">
            <text:p>0</text:p>
          </table:table-cell>
          <table:table-cell table:formula="of:=INT(([.G7]+[.K7])*(100+[.B7])/150)" office:value-type="float" office:value="0">
            <text:p>0</text:p>
          </table:table-cell>
          <table:table-cell table:formula="of:=INT(([.I7]+[.K7])*(100+[.B7])/150)" office:value-type="float" office:value="0">
            <text:p>0</text:p>
          </table:table-cell>
          <table:table-cell table:formula="of:=INT(([.H7]+[.K7])*(100+[.B7])/150)" office:value-type="float" office:value="0">
            <text:p>0</text:p>
          </table:table-cell>
          <table:table-cell table:formula="of:=INT(([.H7]+[.J7])*(100+[.B7])/150)" office:value-type="float" office:value="0">
            <text:p>0</text:p>
          </table:table-cell>
          <table:table-cell table:formula="of:=INT(([.J7]+[.K7])*(100+[.B7])/150)" office:value-type="float" office:value="0">
            <text:p>0</text:p>
          </table:table-cell>
          <table:table-cell table:formula="of:=INT(([.G7]+[.H7])*(100+[.B7])/150)" office:value-type="float" office:value="0">
            <text:p>0</text:p>
          </table:table-cell>
          <table:table-cell table:formula="of:=INT(([.H7]+[.L7])*(100+[.B7])/150)" office:value-type="float" office:value="0">
            <text:p>0</text:p>
          </table:table-cell>
          <table:table-cell table:formula="of:=INT(([.I7]+[.J7])*(100+[.B7])/150)" office:value-type="float" office:value="0">
            <text:p>0</text:p>
          </table:table-cell>
          <table:table-cell table:formula="of:=INT(([.J7]+[.L7])*(100+[.B7])/150)" office:value-type="float" office:value="0">
            <text:p>0</text:p>
          </table:table-cell>
          <table:table-cell table:formula="of:=INT(([.K7]+[.L7])*(100+[.B7])/150)" office:value-type="float" office:value="0">
            <text:p>0</text:p>
          </table:table-cell>
        </table:table-row>
        <table:table-row table:style-name="ro1">
          <table:table-cell office:value-type="string">
            <text:p>ティアル主</text:p>
          </table:table-cell>
          <table:table-cell table:formula="of:=[.D8]+[.F8]" office:value-type="float" office:value="0">
            <text:p>0</text:p>
          </table:table-cell>
          <table:table-cell/>
          <table:table-cell table:formula="of:=LOOKUP([.C8];[経験値テーブル.$C$2:.$C$102];[経験値テーブル.$A$2:.$A$102])" office:value-type="float" office:value="0">
            <text:p>0</text:p>
          </table:table-cell>
          <table:table-cell/>
          <table:table-cell table:formula="of:=LOOKUP([.E8];[経験値テーブル.$C$2:.$C$102];[経験値テーブル.$A$2:.$A$102])" office:value-type="float" office:value="0">
            <text:p>0</text:p>
          </table:table-cell>
          <table:table-cell table:number-columns-repeated="6"/>
          <table:table-cell table:formula="of:=INT(([.G8]+[.K8])*(100+[.B8])/150)" office:value-type="float" office:value="0">
            <text:p>0</text:p>
          </table:table-cell>
          <table:table-cell table:formula="of:=INT(([.G8]+[.K8])*(100+[.B8])/150)" office:value-type="float" office:value="0">
            <text:p>0</text:p>
          </table:table-cell>
          <table:table-cell table:formula="of:=INT(([.I8]+[.K8])*(100+[.B8])/150)" office:value-type="float" office:value="0">
            <text:p>0</text:p>
          </table:table-cell>
          <table:table-cell table:formula="of:=INT(([.H8]+[.K8])*(100+[.B8])/150)" office:value-type="float" office:value="0">
            <text:p>0</text:p>
          </table:table-cell>
          <table:table-cell table:formula="of:=INT(([.H8]+[.J8])*(100+[.B8])/150)" office:value-type="float" office:value="0">
            <text:p>0</text:p>
          </table:table-cell>
          <table:table-cell table:formula="of:=INT(([.J8]+[.K8])*(100+[.B8])/150)" office:value-type="float" office:value="0">
            <text:p>0</text:p>
          </table:table-cell>
          <table:table-cell table:formula="of:=INT(([.G8]+[.H8])*(100+[.B8])/150)" office:value-type="float" office:value="0">
            <text:p>0</text:p>
          </table:table-cell>
          <table:table-cell table:formula="of:=INT(([.H8]+[.L8])*(100+[.B8])/150)" office:value-type="float" office:value="0">
            <text:p>0</text:p>
          </table:table-cell>
          <table:table-cell table:formula="of:=INT(([.I8]+[.J8])*(100+[.B8])/150)" office:value-type="float" office:value="0">
            <text:p>0</text:p>
          </table:table-cell>
          <table:table-cell table:formula="of:=INT(([.J8]+[.L8])*(100+[.B8])/150)" office:value-type="float" office:value="0">
            <text:p>0</text:p>
          </table:table-cell>
          <table:table-cell table:formula="of:=INT(([.K8]+[.L8])*(100+[.B8])/150)" office:value-type="float" office:value="0">
            <text:p>0</text:p>
          </table:table-cell>
        </table:table-row>
        <table:table-row table:style-name="ro1">
          <table:table-cell office:value-type="string">
            <text:p>アズィーザ</text:p>
          </table:table-cell>
          <table:table-cell table:formula="of:=[.D9]+[.F9]" office:value-type="float" office:value="33">
            <text:p>33</text:p>
          </table:table-cell>
          <table:table-cell office:value-type="float" office:value="4500">
            <text:p>4500</text:p>
          </table:table-cell>
          <table:table-cell table:formula="of:=LOOKUP([.C9];[経験値テーブル.$C$2:.$C$102];[経験値テーブル.$A$2:.$A$102])" office:value-type="float" office:value="12">
            <text:p>12</text:p>
          </table:table-cell>
          <table:table-cell office:value-type="float" office:value="13500">
            <text:p>13500</text:p>
          </table:table-cell>
          <table:table-cell table:formula="of:=LOOKUP([.E9];[経験値テーブル.$C$2:.$C$102];[経験値テーブル.$A$2:.$A$102])" office:value-type="float" office:value="21">
            <text:p>21</text:p>
          </table:table-cell>
          <table:table-cell office:value-type="float" office:value="79">
            <text:p>79</text:p>
          </table:table-cell>
          <table:table-cell office:value-type="float" office:value="87">
            <text:p>87</text:p>
          </table:table-cell>
          <table:table-cell office:value-type="float" office:value="69">
            <text:p>69</text:p>
          </table:table-cell>
          <table:table-cell office:value-type="float" office:value="50">
            <text:p>50</text:p>
          </table:table-cell>
          <table:table-cell office:value-type="float" office:value="77">
            <text:p>77</text:p>
          </table:table-cell>
          <table:table-cell office:value-type="float" office:value="42">
            <text:p>42</text:p>
          </table:table-cell>
          <table:table-cell table:formula="of:=INT(([.G9]+[.K9])*(100+[.B9])/150)" office:value-type="float" office:value="138">
            <text:p>138</text:p>
          </table:table-cell>
          <table:table-cell table:formula="of:=INT(([.G9]+[.K9])*(100+[.B9])/150)" office:value-type="float" office:value="138">
            <text:p>138</text:p>
          </table:table-cell>
          <table:table-cell table:formula="of:=INT(([.I9]+[.K9])*(100+[.B9])/150)" office:value-type="float" office:value="129">
            <text:p>129</text:p>
          </table:table-cell>
          <table:table-cell table:formula="of:=INT(([.H9]+[.K9])*(100+[.B9])/150)" office:value-type="float" office:value="145">
            <text:p>145</text:p>
          </table:table-cell>
          <table:table-cell table:formula="of:=INT(([.H9]+[.J9])*(100+[.B9])/150)" office:value-type="float" office:value="121">
            <text:p>121</text:p>
          </table:table-cell>
          <table:table-cell table:formula="of:=INT(([.J9]+[.K9])*(100+[.B9])/150)" office:value-type="float" office:value="112">
            <text:p>112</text:p>
          </table:table-cell>
          <table:table-cell table:formula="of:=INT(([.G9]+[.H9])*(100+[.B9])/150)" office:value-type="float" office:value="147">
            <text:p>147</text:p>
          </table:table-cell>
          <table:table-cell table:formula="of:=INT(([.H9]+[.L9])*(100+[.B9])/150)" office:value-type="float" office:value="114">
            <text:p>114</text:p>
          </table:table-cell>
          <table:table-cell table:formula="of:=INT(([.I9]+[.J9])*(100+[.B9])/150)" office:value-type="float" office:value="105">
            <text:p>105</text:p>
          </table:table-cell>
          <table:table-cell table:formula="of:=INT(([.J9]+[.L9])*(100+[.B9])/150)" office:value-type="float" office:value="81">
            <text:p>81</text:p>
          </table:table-cell>
          <table:table-cell table:formula="of:=INT(([.K9]+[.L9])*(100+[.B9])/150)" office:value-type="float" office:value="105">
            <text:p>105</text:p>
          </table:table-cell>
        </table:table-row>
        <table:table-row table:style-name="ro1">
          <table:table-cell office:value-type="string">
            <text:p>アミーナ</text:p>
          </table:table-cell>
          <table:table-cell table:formula="of:=[.D10]+[.F10]" office:value-type="float" office:value="8">
            <text:p>8</text:p>
          </table:table-cell>
          <table:table-cell office:value-type="float" office:value="1000">
            <text:p>1000</text:p>
          </table:table-cell>
          <table:table-cell table:formula="of:=LOOKUP([.C10];[経験値テーブル.$C$2:.$C$102];[経験値テーブル.$A$2:.$A$102])" office:value-type="float" office:value="5">
            <text:p>5</text:p>
          </table:table-cell>
          <table:table-cell office:value-type="float" office:value="300">
            <text:p>300</text:p>
          </table:table-cell>
          <table:table-cell table:formula="of:=LOOKUP([.E10];[経験値テーブル.$C$2:.$C$102];[経験値テーブル.$A$2:.$A$102])" office:value-type="float" office:value="3">
            <text:p>3</text:p>
          </table:table-cell>
          <table:table-cell office:value-type="float" office:value="49">
            <text:p>49</text:p>
          </table:table-cell>
          <table:table-cell office:value-type="float" office:value="54">
            <text:p>54</text:p>
          </table:table-cell>
          <table:table-cell office:value-type="float" office:value="69">
            <text:p>69</text:p>
          </table:table-cell>
          <table:table-cell office:value-type="float" office:value="73">
            <text:p>73</text:p>
          </table:table-cell>
          <table:table-cell office:value-type="float" office:value="68">
            <text:p>68</text:p>
          </table:table-cell>
          <table:table-cell office:value-type="float" office:value="62">
            <text:p>62</text:p>
          </table:table-cell>
          <table:table-cell table:formula="of:=INT(([.G10]+[.K10])*(100+[.B10])/150)" office:value-type="float" office:value="84">
            <text:p>84</text:p>
          </table:table-cell>
          <table:table-cell table:formula="of:=INT(([.G10]+[.K10])*(100+[.B10])/150)" office:value-type="float" office:value="84">
            <text:p>84</text:p>
          </table:table-cell>
          <table:table-cell table:formula="of:=INT(([.I10]+[.K10])*(100+[.B10])/150)" office:value-type="float" office:value="98">
            <text:p>98</text:p>
          </table:table-cell>
          <table:table-cell table:formula="of:=INT(([.H10]+[.K10])*(100+[.B10])/150)" office:value-type="float" office:value="87">
            <text:p>87</text:p>
          </table:table-cell>
          <table:table-cell table:formula="of:=INT(([.H10]+[.J10])*(100+[.B10])/150)" office:value-type="float" office:value="91">
            <text:p>91</text:p>
          </table:table-cell>
          <table:table-cell table:formula="of:=INT(([.J10]+[.K10])*(100+[.B10])/150)" office:value-type="float" office:value="101">
            <text:p>101</text:p>
          </table:table-cell>
          <table:table-cell table:formula="of:=INT(([.G10]+[.H10])*(100+[.B10])/150)" office:value-type="float" office:value="74">
            <text:p>74</text:p>
          </table:table-cell>
          <table:table-cell table:formula="of:=INT(([.H10]+[.L10])*(100+[.B10])/150)" office:value-type="float" office:value="83">
            <text:p>83</text:p>
          </table:table-cell>
          <table:table-cell table:formula="of:=INT(([.I10]+[.J10])*(100+[.B10])/150)" office:value-type="float" office:value="102">
            <text:p>102</text:p>
          </table:table-cell>
          <table:table-cell table:formula="of:=INT(([.J10]+[.L10])*(100+[.B10])/150)" office:value-type="float" office:value="97">
            <text:p>97</text:p>
          </table:table-cell>
          <table:table-cell table:formula="of:=INT(([.K10]+[.L10])*(100+[.B10])/150)" office:value-type="float" office:value="93">
            <text:p>93</text:p>
          </table:table-cell>
        </table:table-row>
        <table:table-row table:style-name="ro1">
          <table:table-cell office:value-type="string">
            <text:p>アル</text:p>
          </table:table-cell>
          <table:table-cell table:formula="of:=[.D11]+[.F11]" office:value-type="float" office:value="19">
            <text:p>19</text:p>
          </table:table-cell>
          <table:table-cell office:value-type="float" office:value="1700">
            <text:p>1700</text:p>
          </table:table-cell>
          <table:table-cell table:formula="of:=LOOKUP([.C11];[経験値テーブル.$C$2:.$C$102];[経験値テーブル.$A$2:.$A$102])" office:value-type="float" office:value="7">
            <text:p>7</text:p>
          </table:table-cell>
          <table:table-cell office:value-type="float" office:value="4500">
            <text:p>4500</text:p>
          </table:table-cell>
          <table:table-cell table:formula="of:=LOOKUP([.E11];[経験値テーブル.$C$2:.$C$102];[経験値テーブル.$A$2:.$A$102])" office:value-type="float" office:value="12">
            <text:p>12</text:p>
          </table:table-cell>
          <table:table-cell office:value-type="float" office:value="88">
            <text:p>88</text:p>
          </table:table-cell>
          <table:table-cell office:value-type="float" office:value="62">
            <text:p>62</text:p>
          </table:table-cell>
          <table:table-cell office:value-type="float" office:value="48">
            <text:p>48</text:p>
          </table:table-cell>
          <table:table-cell office:value-type="float" office:value="39">
            <text:p>39</text:p>
          </table:table-cell>
          <table:table-cell office:value-type="float" office:value="74">
            <text:p>74</text:p>
          </table:table-cell>
          <table:table-cell office:value-type="float" office:value="40">
            <text:p>40</text:p>
          </table:table-cell>
          <table:table-cell table:formula="of:=INT(([.G11]+[.K11])*(100+[.B11])/150)" office:value-type="float" office:value="128">
            <text:p>128</text:p>
          </table:table-cell>
          <table:table-cell table:formula="of:=INT(([.G11]+[.K11])*(100+[.B11])/150)" office:value-type="float" office:value="128">
            <text:p>128</text:p>
          </table:table-cell>
          <table:table-cell table:formula="of:=INT(([.I11]+[.K11])*(100+[.B11])/150)" office:value-type="float" office:value="96">
            <text:p>96</text:p>
          </table:table-cell>
          <table:table-cell table:formula="of:=INT(([.H11]+[.K11])*(100+[.B11])/150)" office:value-type="float" office:value="107">
            <text:p>107</text:p>
          </table:table-cell>
          <table:table-cell table:formula="of:=INT(([.H11]+[.J11])*(100+[.B11])/150)" office:value-type="float" office:value="80">
            <text:p>80</text:p>
          </table:table-cell>
          <table:table-cell table:formula="of:=INT(([.J11]+[.K11])*(100+[.B11])/150)" office:value-type="float" office:value="89">
            <text:p>89</text:p>
          </table:table-cell>
          <table:table-cell table:formula="of:=INT(([.G11]+[.H11])*(100+[.B11])/150)" office:value-type="float" office:value="119">
            <text:p>119</text:p>
          </table:table-cell>
          <table:table-cell table:formula="of:=INT(([.H11]+[.L11])*(100+[.B11])/150)" office:value-type="float" office:value="80">
            <text:p>80</text:p>
          </table:table-cell>
          <table:table-cell table:formula="of:=INT(([.I11]+[.J11])*(100+[.B11])/150)" office:value-type="float" office:value="69">
            <text:p>69</text:p>
          </table:table-cell>
          <table:table-cell table:formula="of:=INT(([.J11]+[.L11])*(100+[.B11])/150)" office:value-type="float" office:value="62">
            <text:p>62</text:p>
          </table:table-cell>
          <table:table-cell table:formula="of:=INT(([.K11]+[.L11])*(100+[.B11])/150)" office:value-type="float" office:value="90">
            <text:p>90</text:p>
          </table:table-cell>
        </table:table-row>
        <table:table-row table:style-name="ro1">
          <table:table-cell office:value-type="string">
            <text:p>アルカディウス</text:p>
          </table:table-cell>
          <table:table-cell table:formula="of:=[.D12]+[.F12]" office:value-type="float" office:value="7">
            <text:p>7</text:p>
          </table:table-cell>
          <table:table-cell office:value-type="float" office:value="850">
            <text:p>850</text:p>
          </table:table-cell>
          <table:table-cell table:formula="of:=LOOKUP([.C12];[経験値テーブル.$C$2:.$C$102];[経験値テーブル.$A$2:.$A$102])" office:value-type="float" office:value="5">
            <text:p>5</text:p>
          </table:table-cell>
          <table:table-cell office:value-type="float" office:value="210">
            <text:p>210</text:p>
          </table:table-cell>
          <table:table-cell table:formula="of:=LOOKUP([.E12];[経験値テーブル.$C$2:.$C$102];[経験値テーブル.$A$2:.$A$102])" office:value-type="float" office:value="2">
            <text:p>2</text:p>
          </table:table-cell>
          <table:table-cell office:value-type="float" office:value="34">
            <text:p>34</text:p>
          </table:table-cell>
          <table:table-cell office:value-type="float" office:value="58">
            <text:p>58</text:p>
          </table:table-cell>
          <table:table-cell office:value-type="float" office:value="69">
            <text:p>69</text:p>
          </table:table-cell>
          <table:table-cell office:value-type="float" office:value="82">
            <text:p>82</text:p>
          </table:table-cell>
          <table:table-cell office:value-type="float" office:value="54">
            <text:p>54</text:p>
          </table:table-cell>
          <table:table-cell office:value-type="float" office:value="57">
            <text:p>57</text:p>
          </table:table-cell>
          <table:table-cell table:formula="of:=INT(([.G12]+[.K12])*(100+[.B12])/150)" office:value-type="float" office:value="62">
            <text:p>62</text:p>
          </table:table-cell>
          <table:table-cell table:formula="of:=INT(([.G12]+[.K12])*(100+[.B12])/150)" office:value-type="float" office:value="62">
            <text:p>62</text:p>
          </table:table-cell>
          <table:table-cell table:formula="of:=INT(([.I12]+[.K12])*(100+[.B12])/150)" office:value-type="float" office:value="87">
            <text:p>87</text:p>
          </table:table-cell>
          <table:table-cell table:formula="of:=INT(([.H12]+[.K12])*(100+[.B12])/150)" office:value-type="float" office:value="79">
            <text:p>79</text:p>
          </table:table-cell>
          <table:table-cell table:formula="of:=INT(([.H12]+[.J12])*(100+[.B12])/150)" office:value-type="float" office:value="99">
            <text:p>99</text:p>
          </table:table-cell>
          <table:table-cell table:formula="of:=INT(([.J12]+[.K12])*(100+[.B12])/150)" office:value-type="float" office:value="97">
            <text:p>97</text:p>
          </table:table-cell>
          <table:table-cell table:formula="of:=INT(([.G12]+[.H12])*(100+[.B12])/150)" office:value-type="float" office:value="65">
            <text:p>65</text:p>
          </table:table-cell>
          <table:table-cell table:formula="of:=INT(([.H12]+[.L12])*(100+[.B12])/150)" office:value-type="float" office:value="82">
            <text:p>82</text:p>
          </table:table-cell>
          <table:table-cell table:formula="of:=INT(([.I12]+[.J12])*(100+[.B12])/150)" office:value-type="float" office:value="107">
            <text:p>107</text:p>
          </table:table-cell>
          <table:table-cell table:formula="of:=INT(([.J12]+[.L12])*(100+[.B12])/150)" office:value-type="float" office:value="99">
            <text:p>99</text:p>
          </table:table-cell>
          <table:table-cell table:formula="of:=INT(([.K12]+[.L12])*(100+[.B12])/150)" office:value-type="float" office:value="79">
            <text:p>79</text:p>
          </table:table-cell>
        </table:table-row>
        <table:table-row table:style-name="ro1">
          <table:table-cell office:value-type="string">
            <text:p>アンジェロ</text:p>
          </table:table-cell>
          <table:table-cell table:formula="of:=[.D13]+[.F13]" office:value-type="float" office:value="22">
            <text:p>22</text:p>
          </table:table-cell>
          <table:table-cell office:value-type="float" office:value="4200">
            <text:p>4200</text:p>
          </table:table-cell>
          <table:table-cell table:formula="of:=LOOKUP([.C13];[経験値テーブル.$C$2:.$C$102];[経験値テーブル.$A$2:.$A$102])" office:value-type="float" office:value="11">
            <text:p>11</text:p>
          </table:table-cell>
          <table:table-cell office:value-type="float" office:value="4300">
            <text:p>4300</text:p>
          </table:table-cell>
          <table:table-cell table:formula="of:=LOOKUP([.E13];[経験値テーブル.$C$2:.$C$102];[経験値テーブル.$A$2:.$A$102])" office:value-type="float" office:value="11">
            <text:p>11</text:p>
          </table:table-cell>
          <table:table-cell office:value-type="float" office:value="72">
            <text:p>72</text:p>
          </table:table-cell>
          <table:table-cell office:value-type="float" office:value="68">
            <text:p>68</text:p>
          </table:table-cell>
          <table:table-cell office:value-type="float" office:value="80">
            <text:p>80</text:p>
          </table:table-cell>
          <table:table-cell office:value-type="float" office:value="61">
            <text:p>61</text:p>
          </table:table-cell>
          <table:table-cell office:value-type="float" office:value="58">
            <text:p>58</text:p>
          </table:table-cell>
          <table:table-cell office:value-type="float" office:value="47">
            <text:p>47</text:p>
          </table:table-cell>
          <table:table-cell table:formula="of:=INT(([.G13]+[.K13])*(100+[.B13])/150)" office:value-type="float" office:value="105">
            <text:p>105</text:p>
          </table:table-cell>
          <table:table-cell table:formula="of:=INT(([.G13]+[.K13])*(100+[.B13])/150)" office:value-type="float" office:value="105">
            <text:p>105</text:p>
          </table:table-cell>
          <table:table-cell table:formula="of:=INT(([.I13]+[.K13])*(100+[.B13])/150)" office:value-type="float" office:value="112">
            <text:p>112</text:p>
          </table:table-cell>
          <table:table-cell table:formula="of:=INT(([.H13]+[.K13])*(100+[.B13])/150)" office:value-type="float" office:value="102">
            <text:p>102</text:p>
          </table:table-cell>
          <table:table-cell table:formula="of:=INT(([.H13]+[.J13])*(100+[.B13])/150)" office:value-type="float" office:value="104">
            <text:p>104</text:p>
          </table:table-cell>
          <table:table-cell table:formula="of:=INT(([.J13]+[.K13])*(100+[.B13])/150)" office:value-type="float" office:value="96">
            <text:p>96</text:p>
          </table:table-cell>
          <table:table-cell table:formula="of:=INT(([.G13]+[.H13])*(100+[.B13])/150)" office:value-type="float" office:value="113">
            <text:p>113</text:p>
          </table:table-cell>
          <table:table-cell table:formula="of:=INT(([.H13]+[.L13])*(100+[.B13])/150)" office:value-type="float" office:value="93">
            <text:p>93</text:p>
          </table:table-cell>
          <table:table-cell table:formula="of:=INT(([.I13]+[.J13])*(100+[.B13])/150)" office:value-type="float" office:value="114">
            <text:p>114</text:p>
          </table:table-cell>
          <table:table-cell table:formula="of:=INT(([.J13]+[.L13])*(100+[.B13])/150)" office:value-type="float" office:value="87">
            <text:p>87</text:p>
          </table:table-cell>
          <table:table-cell table:formula="of:=INT(([.K13]+[.L13])*(100+[.B13])/150)" office:value-type="float" office:value="85">
            <text:p>85</text:p>
          </table:table-cell>
        </table:table-row>
        <table:table-row table:style-name="ro1">
          <table:table-cell office:value-type="string">
            <text:p>イアン</text:p>
          </table:table-cell>
          <table:table-cell table:formula="of:=[.D14]+[.F14]" office:value-type="float" office:value="20">
            <text:p>20</text:p>
          </table:table-cell>
          <table:table-cell office:value-type="float" office:value="3500">
            <text:p>3500</text:p>
          </table:table-cell>
          <table:table-cell table:formula="of:=LOOKUP([.C14];[経験値テーブル.$C$2:.$C$102];[経験値テーブル.$A$2:.$A$102])" office:value-type="float" office:value="10">
            <text:p>10</text:p>
          </table:table-cell>
          <table:table-cell office:value-type="float" office:value="3500">
            <text:p>3500</text:p>
          </table:table-cell>
          <table:table-cell table:formula="of:=LOOKUP([.E14];[経験値テーブル.$C$2:.$C$102];[経験値テーブル.$A$2:.$A$102])" office:value-type="float" office:value="10">
            <text:p>10</text:p>
          </table:table-cell>
          <table:table-cell office:value-type="float" office:value="57">
            <text:p>57</text:p>
          </table:table-cell>
          <table:table-cell office:value-type="float" office:value="75">
            <text:p>75</text:p>
          </table:table-cell>
          <table:table-cell office:value-type="float" office:value="79">
            <text:p>79</text:p>
          </table:table-cell>
          <table:table-cell office:value-type="float" office:value="65">
            <text:p>65</text:p>
          </table:table-cell>
          <table:table-cell office:value-type="float" office:value="61">
            <text:p>61</text:p>
          </table:table-cell>
          <table:table-cell office:value-type="float" office:value="46">
            <text:p>46</text:p>
          </table:table-cell>
          <table:table-cell table:formula="of:=INT(([.G14]+[.K14])*(100+[.B14])/150)" office:value-type="float" office:value="94">
            <text:p>94</text:p>
          </table:table-cell>
          <table:table-cell table:formula="of:=INT(([.G14]+[.K14])*(100+[.B14])/150)" office:value-type="float" office:value="94">
            <text:p>94</text:p>
          </table:table-cell>
          <table:table-cell table:formula="of:=INT(([.I14]+[.K14])*(100+[.B14])/150)" office:value-type="float" office:value="112">
            <text:p>112</text:p>
          </table:table-cell>
          <table:table-cell table:formula="of:=INT(([.H14]+[.K14])*(100+[.B14])/150)" office:value-type="float" office:value="108">
            <text:p>108</text:p>
          </table:table-cell>
          <table:table-cell table:formula="of:=INT(([.H14]+[.J14])*(100+[.B14])/150)" office:value-type="float" office:value="112">
            <text:p>112</text:p>
          </table:table-cell>
          <table:table-cell table:formula="of:=INT(([.J14]+[.K14])*(100+[.B14])/150)" office:value-type="float" office:value="100">
            <text:p>100</text:p>
          </table:table-cell>
          <table:table-cell table:formula="of:=INT(([.G14]+[.H14])*(100+[.B14])/150)" office:value-type="float" office:value="105">
            <text:p>105</text:p>
          </table:table-cell>
          <table:table-cell table:formula="of:=INT(([.H14]+[.L14])*(100+[.B14])/150)" office:value-type="float" office:value="96">
            <text:p>96</text:p>
          </table:table-cell>
          <table:table-cell table:formula="of:=INT(([.I14]+[.J14])*(100+[.B14])/150)" office:value-type="float" office:value="115">
            <text:p>115</text:p>
          </table:table-cell>
          <table:table-cell table:formula="of:=INT(([.J14]+[.L14])*(100+[.B14])/150)" office:value-type="float" office:value="88">
            <text:p>88</text:p>
          </table:table-cell>
          <table:table-cell table:formula="of:=INT(([.K14]+[.L14])*(100+[.B14])/150)" office:value-type="float" office:value="85">
            <text:p>85</text:p>
          </table:table-cell>
        </table:table-row>
        <table:table-row table:style-name="ro1">
          <table:table-cell office:value-type="string">
            <text:p>イファ</text:p>
          </table:table-cell>
          <table:table-cell table:formula="of:=[.D15]+[.F15]" office:value-type="float" office:value="11">
            <text:p>11</text:p>
          </table:table-cell>
          <table:table-cell office:value-type="float" office:value="750">
            <text:p>750</text:p>
          </table:table-cell>
          <table:table-cell table:formula="of:=LOOKUP([.C15];[経験値テーブル.$C$2:.$C$102];[経験値テーブル.$A$2:.$A$102])" office:value-type="float" office:value="5">
            <text:p>5</text:p>
          </table:table-cell>
          <table:table-cell office:value-type="float" office:value="1200">
            <text:p>1200</text:p>
          </table:table-cell>
          <table:table-cell table:formula="of:=LOOKUP([.E15];[経験値テーブル.$C$2:.$C$102];[経験値テーブル.$A$2:.$A$102])" office:value-type="float" office:value="6">
            <text:p>6</text:p>
          </table:table-cell>
          <table:table-cell office:value-type="float" office:value="52">
            <text:p>52</text:p>
          </table:table-cell>
          <table:table-cell office:value-type="float" office:value="70">
            <text:p>70</text:p>
          </table:table-cell>
          <table:table-cell office:value-type="float" office:value="69">
            <text:p>69</text:p>
          </table:table-cell>
          <table:table-cell office:value-type="float" office:value="44">
            <text:p>44</text:p>
          </table:table-cell>
          <table:table-cell office:value-type="float" office:value="59">
            <text:p>59</text:p>
          </table:table-cell>
          <table:table-cell office:value-type="float" office:value="64">
            <text:p>64</text:p>
          </table:table-cell>
          <table:table-cell table:formula="of:=INT(([.G15]+[.K15])*(100+[.B15])/150)" office:value-type="float" office:value="82">
            <text:p>82</text:p>
          </table:table-cell>
          <table:table-cell table:formula="of:=INT(([.G15]+[.K15])*(100+[.B15])/150)" office:value-type="float" office:value="82">
            <text:p>82</text:p>
          </table:table-cell>
          <table:table-cell table:formula="of:=INT(([.I15]+[.K15])*(100+[.B15])/150)" office:value-type="float" office:value="94">
            <text:p>94</text:p>
          </table:table-cell>
          <table:table-cell table:formula="of:=INT(([.H15]+[.K15])*(100+[.B15])/150)" office:value-type="float" office:value="95">
            <text:p>95</text:p>
          </table:table-cell>
          <table:table-cell table:formula="of:=INT(([.H15]+[.J15])*(100+[.B15])/150)" office:value-type="float" office:value="84">
            <text:p>84</text:p>
          </table:table-cell>
          <table:table-cell table:formula="of:=INT(([.J15]+[.K15])*(100+[.B15])/150)" office:value-type="float" office:value="76">
            <text:p>76</text:p>
          </table:table-cell>
          <table:table-cell table:formula="of:=INT(([.G15]+[.H15])*(100+[.B15])/150)" office:value-type="float" office:value="90">
            <text:p>90</text:p>
          </table:table-cell>
          <table:table-cell table:formula="of:=INT(([.H15]+[.L15])*(100+[.B15])/150)" office:value-type="float" office:value="99">
            <text:p>99</text:p>
          </table:table-cell>
          <table:table-cell table:formula="of:=INT(([.I15]+[.J15])*(100+[.B15])/150)" office:value-type="float" office:value="83">
            <text:p>83</text:p>
          </table:table-cell>
          <table:table-cell table:formula="of:=INT(([.J15]+[.L15])*(100+[.B15])/150)" office:value-type="float" office:value="79">
            <text:p>79</text:p>
          </table:table-cell>
          <table:table-cell table:formula="of:=INT(([.K15]+[.L15])*(100+[.B15])/150)" office:value-type="float" office:value="91">
            <text:p>91</text:p>
          </table:table-cell>
        </table:table-row>
        <table:table-row table:style-name="ro1">
          <table:table-cell office:value-type="string">
            <text:p>エミリオ</text:p>
          </table:table-cell>
          <table:table-cell table:formula="of:=[.D16]+[.F16]" office:value-type="float" office:value="8">
            <text:p>8</text:p>
          </table:table-cell>
          <table:table-cell office:value-type="float" office:value="10">
            <text:p>10</text:p>
          </table:table-cell>
          <table:table-cell table:formula="of:=LOOKUP([.C16];[経験値テーブル.$C$2:.$C$102];[経験値テーブル.$A$2:.$A$102])" office:value-type="float" office:value="0">
            <text:p>0</text:p>
          </table:table-cell>
          <table:table-cell office:value-type="float" office:value="2000">
            <text:p>2000</text:p>
          </table:table-cell>
          <table:table-cell table:formula="of:=LOOKUP([.E16];[経験値テーブル.$C$2:.$C$102];[経験値テーブル.$A$2:.$A$102])" office:value-type="float" office:value="8">
            <text:p>8</text:p>
          </table:table-cell>
          <table:table-cell office:value-type="float" office:value="91">
            <text:p>91</text:p>
          </table:table-cell>
          <table:table-cell office:value-type="float" office:value="66">
            <text:p>66</text:p>
          </table:table-cell>
          <table:table-cell office:value-type="float" office:value="40">
            <text:p>40</text:p>
          </table:table-cell>
          <table:table-cell office:value-type="float" office:value="29">
            <text:p>29</text:p>
          </table:table-cell>
          <table:table-cell office:value-type="float" office:value="51">
            <text:p>51</text:p>
          </table:table-cell>
          <table:table-cell office:value-type="float" office:value="75">
            <text:p>75</text:p>
          </table:table-cell>
          <table:table-cell table:formula="of:=INT(([.G16]+[.K16])*(100+[.B16])/150)" office:value-type="float" office:value="102">
            <text:p>102</text:p>
          </table:table-cell>
          <table:table-cell table:formula="of:=INT(([.G16]+[.K16])*(100+[.B16])/150)" office:value-type="float" office:value="102">
            <text:p>102</text:p>
          </table:table-cell>
          <table:table-cell table:formula="of:=INT(([.I16]+[.K16])*(100+[.B16])/150)" office:value-type="float" office:value="65">
            <text:p>65</text:p>
          </table:table-cell>
          <table:table-cell table:formula="of:=INT(([.H16]+[.K16])*(100+[.B16])/150)" office:value-type="float" office:value="84">
            <text:p>84</text:p>
          </table:table-cell>
          <table:table-cell table:formula="of:=INT(([.H16]+[.J16])*(100+[.B16])/150)" office:value-type="float" office:value="68">
            <text:p>68</text:p>
          </table:table-cell>
          <table:table-cell table:formula="of:=INT(([.J16]+[.K16])*(100+[.B16])/150)" office:value-type="float" office:value="57">
            <text:p>57</text:p>
          </table:table-cell>
          <table:table-cell table:formula="of:=INT(([.G16]+[.H16])*(100+[.B16])/150)" office:value-type="float" office:value="113">
            <text:p>113</text:p>
          </table:table-cell>
          <table:table-cell table:formula="of:=INT(([.H16]+[.L16])*(100+[.B16])/150)" office:value-type="float" office:value="101">
            <text:p>101</text:p>
          </table:table-cell>
          <table:table-cell table:formula="of:=INT(([.I16]+[.J16])*(100+[.B16])/150)" office:value-type="float" office:value="49">
            <text:p>49</text:p>
          </table:table-cell>
          <table:table-cell table:formula="of:=INT(([.J16]+[.L16])*(100+[.B16])/150)" office:value-type="float" office:value="74">
            <text:p>74</text:p>
          </table:table-cell>
          <table:table-cell table:formula="of:=INT(([.K16]+[.L16])*(100+[.B16])/150)" office:value-type="float" office:value="90">
            <text:p>90</text:p>
          </table:table-cell>
        </table:table-row>
        <table:table-row table:style-name="ro1">
          <table:table-cell office:value-type="string">
            <text:p>カミル</text:p>
          </table:table-cell>
          <table:table-cell table:formula="of:=[.D17]+[.F17]" office:value-type="float" office:value="13">
            <text:p>13</text:p>
          </table:table-cell>
          <table:table-cell office:value-type="float" office:value="1400">
            <text:p>1400</text:p>
          </table:table-cell>
          <table:table-cell table:formula="of:=LOOKUP([.C17];[経験値テーブル.$C$2:.$C$102];[経験値テーブル.$A$2:.$A$102])" office:value-type="float" office:value="6">
            <text:p>6</text:p>
          </table:table-cell>
          <table:table-cell office:value-type="float" office:value="1770">
            <text:p>1770</text:p>
          </table:table-cell>
          <table:table-cell table:formula="of:=LOOKUP([.E17];[経験値テーブル.$C$2:.$C$102];[経験値テーブル.$A$2:.$A$102])" office:value-type="float" office:value="7">
            <text:p>7</text:p>
          </table:table-cell>
          <table:table-cell office:value-type="float" office:value="64">
            <text:p>64</text:p>
          </table:table-cell>
          <table:table-cell office:value-type="float" office:value="67">
            <text:p>67</text:p>
          </table:table-cell>
          <table:table-cell office:value-type="float" office:value="68">
            <text:p>68</text:p>
          </table:table-cell>
          <table:table-cell office:value-type="float" office:value="58">
            <text:p>58</text:p>
          </table:table-cell>
          <table:table-cell office:value-type="float" office:value="53">
            <text:p>53</text:p>
          </table:table-cell>
          <table:table-cell office:value-type="float" office:value="38">
            <text:p>38</text:p>
          </table:table-cell>
          <table:table-cell table:formula="of:=INT(([.G17]+[.K17])*(100+[.B17])/150)" office:value-type="float" office:value="88">
            <text:p>88</text:p>
          </table:table-cell>
          <table:table-cell table:formula="of:=INT(([.G17]+[.K17])*(100+[.B17])/150)" office:value-type="float" office:value="88">
            <text:p>88</text:p>
          </table:table-cell>
          <table:table-cell table:formula="of:=INT(([.I17]+[.K17])*(100+[.B17])/150)" office:value-type="float" office:value="91">
            <text:p>91</text:p>
          </table:table-cell>
          <table:table-cell table:formula="of:=INT(([.H17]+[.K17])*(100+[.B17])/150)" office:value-type="float" office:value="90">
            <text:p>90</text:p>
          </table:table-cell>
          <table:table-cell table:formula="of:=INT(([.H17]+[.J17])*(100+[.B17])/150)" office:value-type="float" office:value="94">
            <text:p>94</text:p>
          </table:table-cell>
          <table:table-cell table:formula="of:=INT(([.J17]+[.K17])*(100+[.B17])/150)" office:value-type="float" office:value="83">
            <text:p>83</text:p>
          </table:table-cell>
          <table:table-cell table:formula="of:=INT(([.G17]+[.H17])*(100+[.B17])/150)" office:value-type="float" office:value="98">
            <text:p>98</text:p>
          </table:table-cell>
          <table:table-cell table:formula="of:=INT(([.H17]+[.L17])*(100+[.B17])/150)" office:value-type="float" office:value="79">
            <text:p>79</text:p>
          </table:table-cell>
          <table:table-cell table:formula="of:=INT(([.I17]+[.J17])*(100+[.B17])/150)" office:value-type="float" office:value="94">
            <text:p>94</text:p>
          </table:table-cell>
          <table:table-cell table:formula="of:=INT(([.J17]+[.L17])*(100+[.B17])/150)" office:value-type="float" office:value="72">
            <text:p>72</text:p>
          </table:table-cell>
          <table:table-cell table:formula="of:=INT(([.K17]+[.L17])*(100+[.B17])/150)" office:value-type="float" office:value="68">
            <text:p>68</text:p>
          </table:table-cell>
        </table:table-row>
        <table:table-row table:style-name="ro1">
          <table:table-cell office:value-type="string">
            <text:p>カルロ</text:p>
          </table:table-cell>
          <table:table-cell table:formula="of:=[.D18]+[.F18]" office:value-type="float" office:value="22">
            <text:p>22</text:p>
          </table:table-cell>
          <table:table-cell office:value-type="float" office:value="4500">
            <text:p>4500</text:p>
          </table:table-cell>
          <table:table-cell table:formula="of:=LOOKUP([.C18];[経験値テーブル.$C$2:.$C$102];[経験値テーブル.$A$2:.$A$102])" office:value-type="float" office:value="12">
            <text:p>12</text:p>
          </table:table-cell>
          <table:table-cell office:value-type="float" office:value="3200">
            <text:p>3200</text:p>
          </table:table-cell>
          <table:table-cell table:formula="of:=LOOKUP([.E18];[経験値テーブル.$C$2:.$C$102];[経験値テーブル.$A$2:.$A$102])" office:value-type="float" office:value="10">
            <text:p>10</text:p>
          </table:table-cell>
          <table:table-cell office:value-type="float" office:value="58">
            <text:p>58</text:p>
          </table:table-cell>
          <table:table-cell office:value-type="float" office:value="38">
            <text:p>38</text:p>
          </table:table-cell>
          <table:table-cell office:value-type="float" office:value="60">
            <text:p>60</text:p>
          </table:table-cell>
          <table:table-cell office:value-type="float" office:value="69">
            <text:p>69</text:p>
          </table:table-cell>
          <table:table-cell office:value-type="float" office:value="80">
            <text:p>80</text:p>
          </table:table-cell>
          <table:table-cell office:value-type="float" office:value="72">
            <text:p>72</text:p>
          </table:table-cell>
          <table:table-cell table:formula="of:=INT(([.G18]+[.K18])*(100+[.B18])/150)" office:value-type="float" office:value="112">
            <text:p>112</text:p>
          </table:table-cell>
          <table:table-cell table:formula="of:=INT(([.G18]+[.K18])*(100+[.B18])/150)" office:value-type="float" office:value="112">
            <text:p>112</text:p>
          </table:table-cell>
          <table:table-cell table:formula="of:=INT(([.I18]+[.K18])*(100+[.B18])/150)" office:value-type="float" office:value="113">
            <text:p>113</text:p>
          </table:table-cell>
          <table:table-cell table:formula="of:=INT(([.H18]+[.K18])*(100+[.B18])/150)" office:value-type="float" office:value="95">
            <text:p>95</text:p>
          </table:table-cell>
          <table:table-cell table:formula="of:=INT(([.H18]+[.J18])*(100+[.B18])/150)" office:value-type="float" office:value="87">
            <text:p>87</text:p>
          </table:table-cell>
          <table:table-cell table:formula="of:=INT(([.J18]+[.K18])*(100+[.B18])/150)" office:value-type="float" office:value="121">
            <text:p>121</text:p>
          </table:table-cell>
          <table:table-cell table:formula="of:=INT(([.G18]+[.H18])*(100+[.B18])/150)" office:value-type="float" office:value="78">
            <text:p>78</text:p>
          </table:table-cell>
          <table:table-cell table:formula="of:=INT(([.H18]+[.L18])*(100+[.B18])/150)" office:value-type="float" office:value="89">
            <text:p>89</text:p>
          </table:table-cell>
          <table:table-cell table:formula="of:=INT(([.I18]+[.J18])*(100+[.B18])/150)" office:value-type="float" office:value="104">
            <text:p>104</text:p>
          </table:table-cell>
          <table:table-cell table:formula="of:=INT(([.J18]+[.L18])*(100+[.B18])/150)" office:value-type="float" office:value="114">
            <text:p>114</text:p>
          </table:table-cell>
          <table:table-cell table:formula="of:=INT(([.K18]+[.L18])*(100+[.B18])/150)" office:value-type="float" office:value="123">
            <text:p>123</text:p>
          </table:table-cell>
        </table:table-row>
        <table:table-row table:style-name="ro1">
          <table:table-cell office:value-type="string">
            <text:p>クラウディオ</text:p>
          </table:table-cell>
          <table:table-cell table:formula="of:=[.D19]+[.F19]" office:value-type="float" office:value="3">
            <text:p>3</text:p>
          </table:table-cell>
          <table:table-cell office:value-type="float" office:value="0">
            <text:p>0</text:p>
          </table:table-cell>
          <table:table-cell table:formula="of:=LOOKUP([.C19];[経験値テーブル.$C$2:.$C$102];[経験値テーブル.$A$2:.$A$102])" office:value-type="float" office:value="0">
            <text:p>0</text:p>
          </table:table-cell>
          <table:table-cell office:value-type="float" office:value="450">
            <text:p>450</text:p>
          </table:table-cell>
          <table:table-cell table:formula="of:=LOOKUP([.E19];[経験値テーブル.$C$2:.$C$102];[経験値テーブル.$A$2:.$A$102])" office:value-type="float" office:value="3">
            <text:p>3</text:p>
          </table:table-cell>
          <table:table-cell office:value-type="float" office:value="74">
            <text:p>74</text:p>
          </table:table-cell>
          <table:table-cell office:value-type="float" office:value="58">
            <text:p>58</text:p>
          </table:table-cell>
          <table:table-cell office:value-type="float" office:value="49">
            <text:p>49</text:p>
          </table:table-cell>
          <table:table-cell office:value-type="float" office:value="34">
            <text:p>34</text:p>
          </table:table-cell>
          <table:table-cell office:value-type="float" office:value="55">
            <text:p>55</text:p>
          </table:table-cell>
          <table:table-cell office:value-type="float" office:value="62">
            <text:p>62</text:p>
          </table:table-cell>
          <table:table-cell table:formula="of:=INT(([.G19]+[.K19])*(100+[.B19])/150)" office:value-type="float" office:value="88">
            <text:p>88</text:p>
          </table:table-cell>
          <table:table-cell table:formula="of:=INT(([.G19]+[.K19])*(100+[.B19])/150)" office:value-type="float" office:value="88">
            <text:p>88</text:p>
          </table:table-cell>
          <table:table-cell table:formula="of:=INT(([.I19]+[.K19])*(100+[.B19])/150)" office:value-type="float" office:value="71">
            <text:p>71</text:p>
          </table:table-cell>
          <table:table-cell table:formula="of:=INT(([.H19]+[.K19])*(100+[.B19])/150)" office:value-type="float" office:value="77">
            <text:p>77</text:p>
          </table:table-cell>
          <table:table-cell table:formula="of:=INT(([.H19]+[.J19])*(100+[.B19])/150)" office:value-type="float" office:value="63">
            <text:p>63</text:p>
          </table:table-cell>
          <table:table-cell table:formula="of:=INT(([.J19]+[.K19])*(100+[.B19])/150)" office:value-type="float" office:value="61">
            <text:p>61</text:p>
          </table:table-cell>
          <table:table-cell table:formula="of:=INT(([.G19]+[.H19])*(100+[.B19])/150)" office:value-type="float" office:value="90">
            <text:p>90</text:p>
          </table:table-cell>
          <table:table-cell table:formula="of:=INT(([.H19]+[.L19])*(100+[.B19])/150)" office:value-type="float" office:value="82">
            <text:p>82</text:p>
          </table:table-cell>
          <table:table-cell table:formula="of:=INT(([.I19]+[.J19])*(100+[.B19])/150)" office:value-type="float" office:value="56">
            <text:p>56</text:p>
          </table:table-cell>
          <table:table-cell table:formula="of:=INT(([.J19]+[.L19])*(100+[.B19])/150)" office:value-type="float" office:value="65">
            <text:p>65</text:p>
          </table:table-cell>
          <table:table-cell table:formula="of:=INT(([.K19]+[.L19])*(100+[.B19])/150)" office:value-type="float" office:value="80">
            <text:p>80</text:p>
          </table:table-cell>
        </table:table-row>
        <table:table-row table:style-name="ro1">
          <table:table-cell office:value-type="string">
            <text:p>クリスティナ</text:p>
          </table:table-cell>
          <table:table-cell table:formula="of:=[.D20]+[.F20]" office:value-type="float" office:value="19">
            <text:p>19</text:p>
          </table:table-cell>
          <table:table-cell office:value-type="float" office:value="2500">
            <text:p>2500</text:p>
          </table:table-cell>
          <table:table-cell table:formula="of:=LOOKUP([.C20];[経験値テーブル.$C$2:.$C$102];[経験値テーブル.$A$2:.$A$102])" office:value-type="float" office:value="9">
            <text:p>9</text:p>
          </table:table-cell>
          <table:table-cell office:value-type="float" office:value="3500">
            <text:p>3500</text:p>
          </table:table-cell>
          <table:table-cell table:formula="of:=LOOKUP([.E20];[経験値テーブル.$C$2:.$C$102];[経験値テーブル.$A$2:.$A$102])" office:value-type="float" office:value="10">
            <text:p>10</text:p>
          </table:table-cell>
          <table:table-cell office:value-type="float" office:value="67">
            <text:p>67</text:p>
          </table:table-cell>
          <table:table-cell office:value-type="float" office:value="86">
            <text:p>86</text:p>
          </table:table-cell>
          <table:table-cell office:value-type="float" office:value="70">
            <text:p>70</text:p>
          </table:table-cell>
          <table:table-cell office:value-type="float" office:value="47">
            <text:p>47</text:p>
          </table:table-cell>
          <table:table-cell office:value-type="float" office:value="57">
            <text:p>57</text:p>
          </table:table-cell>
          <table:table-cell office:value-type="float" office:value="56">
            <text:p>56</text:p>
          </table:table-cell>
          <table:table-cell table:formula="of:=INT(([.G20]+[.K20])*(100+[.B20])/150)" office:value-type="float" office:value="98">
            <text:p>98</text:p>
          </table:table-cell>
          <table:table-cell table:formula="of:=INT(([.G20]+[.K20])*(100+[.B20])/150)" office:value-type="float" office:value="98">
            <text:p>98</text:p>
          </table:table-cell>
          <table:table-cell table:formula="of:=INT(([.I20]+[.K20])*(100+[.B20])/150)" office:value-type="float" office:value="100">
            <text:p>100</text:p>
          </table:table-cell>
          <table:table-cell table:formula="of:=INT(([.H20]+[.K20])*(100+[.B20])/150)" office:value-type="float" office:value="113">
            <text:p>113</text:p>
          </table:table-cell>
          <table:table-cell table:formula="of:=INT(([.H20]+[.J20])*(100+[.B20])/150)" office:value-type="float" office:value="105">
            <text:p>105</text:p>
          </table:table-cell>
          <table:table-cell table:formula="of:=INT(([.J20]+[.K20])*(100+[.B20])/150)" office:value-type="float" office:value="82">
            <text:p>82</text:p>
          </table:table-cell>
          <table:table-cell table:formula="of:=INT(([.G20]+[.H20])*(100+[.B20])/150)" office:value-type="float" office:value="121">
            <text:p>121</text:p>
          </table:table-cell>
          <table:table-cell table:formula="of:=INT(([.H20]+[.L20])*(100+[.B20])/150)" office:value-type="float" office:value="112">
            <text:p>112</text:p>
          </table:table-cell>
          <table:table-cell table:formula="of:=INT(([.I20]+[.J20])*(100+[.B20])/150)" office:value-type="float" office:value="92">
            <text:p>92</text:p>
          </table:table-cell>
          <table:table-cell table:formula="of:=INT(([.J20]+[.L20])*(100+[.B20])/150)" office:value-type="float" office:value="81">
            <text:p>81</text:p>
          </table:table-cell>
          <table:table-cell table:formula="of:=INT(([.K20]+[.L20])*(100+[.B20])/150)" office:value-type="float" office:value="89">
            <text:p>89</text:p>
          </table:table-cell>
        </table:table-row>
        <table:table-row table:style-name="ro1">
          <table:table-cell office:value-type="string">
            <text:p>ゲルハルト</text:p>
          </table:table-cell>
          <table:table-cell table:formula="of:=[.D21]+[.F21]" office:value-type="float" office:value="27">
            <text:p>27</text:p>
          </table:table-cell>
          <table:table-cell office:value-type="float" office:value="6200">
            <text:p>6200</text:p>
          </table:table-cell>
          <table:table-cell table:formula="of:=LOOKUP([.C21];[経験値テーブル.$C$2:.$C$102];[経験値テーブル.$A$2:.$A$102])" office:value-type="float" office:value="14">
            <text:p>14</text:p>
          </table:table-cell>
          <table:table-cell office:value-type="float" office:value="5100">
            <text:p>5100</text:p>
          </table:table-cell>
          <table:table-cell table:formula="of:=LOOKUP([.E21];[経験値テーブル.$C$2:.$C$102];[経験値テーブル.$A$2:.$A$102])" office:value-type="float" office:value="13">
            <text:p>13</text:p>
          </table:table-cell>
          <table:table-cell office:value-type="float" office:value="69">
            <text:p>69</text:p>
          </table:table-cell>
          <table:table-cell office:value-type="float" office:value="79">
            <text:p>79</text:p>
          </table:table-cell>
          <table:table-cell office:value-type="float" office:value="65">
            <text:p>65</text:p>
          </table:table-cell>
          <table:table-cell office:value-type="float" office:value="68">
            <text:p>68</text:p>
          </table:table-cell>
          <table:table-cell office:value-type="float" office:value="78">
            <text:p>78</text:p>
          </table:table-cell>
          <table:table-cell office:value-type="float" office:value="57">
            <text:p>57</text:p>
          </table:table-cell>
          <table:table-cell table:formula="of:=INT(([.G21]+[.K21])*(100+[.B21])/150)" office:value-type="float" office:value="124">
            <text:p>124</text:p>
          </table:table-cell>
          <table:table-cell table:formula="of:=INT(([.G21]+[.K21])*(100+[.B21])/150)" office:value-type="float" office:value="124">
            <text:p>124</text:p>
          </table:table-cell>
          <table:table-cell table:formula="of:=INT(([.I21]+[.K21])*(100+[.B21])/150)" office:value-type="float" office:value="121">
            <text:p>121</text:p>
          </table:table-cell>
          <table:table-cell table:formula="of:=INT(([.H21]+[.K21])*(100+[.B21])/150)" office:value-type="float" office:value="132">
            <text:p>132</text:p>
          </table:table-cell>
          <table:table-cell table:formula="of:=INT(([.H21]+[.J21])*(100+[.B21])/150)" office:value-type="float" office:value="124">
            <text:p>124</text:p>
          </table:table-cell>
          <table:table-cell table:formula="of:=INT(([.J21]+[.K21])*(100+[.B21])/150)" office:value-type="float" office:value="123">
            <text:p>123</text:p>
          </table:table-cell>
          <table:table-cell table:formula="of:=INT(([.G21]+[.H21])*(100+[.B21])/150)" office:value-type="float" office:value="125">
            <text:p>125</text:p>
          </table:table-cell>
          <table:table-cell table:formula="of:=INT(([.H21]+[.L21])*(100+[.B21])/150)" office:value-type="float" office:value="115">
            <text:p>115</text:p>
          </table:table-cell>
          <table:table-cell table:formula="of:=INT(([.I21]+[.J21])*(100+[.B21])/150)" office:value-type="float" office:value="112">
            <text:p>112</text:p>
          </table:table-cell>
          <table:table-cell table:formula="of:=INT(([.J21]+[.L21])*(100+[.B21])/150)" office:value-type="float" office:value="105">
            <text:p>105</text:p>
          </table:table-cell>
          <table:table-cell table:formula="of:=INT(([.K21]+[.L21])*(100+[.B21])/150)" office:value-type="float" office:value="114">
            <text:p>114</text:p>
          </table:table-cell>
        </table:table-row>
        <table:table-row table:style-name="ro1">
          <table:table-cell office:value-type="string">
            <text:p>サムウェル</text:p>
          </table:table-cell>
          <table:table-cell table:formula="of:=[.D22]+[.F22]" office:value-type="float" office:value="16">
            <text:p>16</text:p>
          </table:table-cell>
          <table:table-cell office:value-type="float" office:value="2000">
            <text:p>2000</text:p>
          </table:table-cell>
          <table:table-cell table:formula="of:=LOOKUP([.C22];[経験値テーブル.$C$2:.$C$102];[経験値テーブル.$A$2:.$A$102])" office:value-type="float" office:value="8">
            <text:p>8</text:p>
          </table:table-cell>
          <table:table-cell office:value-type="float" office:value="2100">
            <text:p>2100</text:p>
          </table:table-cell>
          <table:table-cell table:formula="of:=LOOKUP([.E22];[経験値テーブル.$C$2:.$C$102];[経験値テーブル.$A$2:.$A$102])" office:value-type="float" office:value="8">
            <text:p>8</text:p>
          </table:table-cell>
          <table:table-cell office:value-type="float" office:value="64">
            <text:p>64</text:p>
          </table:table-cell>
          <table:table-cell office:value-type="float" office:value="76">
            <text:p>76</text:p>
          </table:table-cell>
          <table:table-cell office:value-type="float" office:value="40">
            <text:p>40</text:p>
          </table:table-cell>
          <table:table-cell office:value-type="float" office:value="67">
            <text:p>67</text:p>
          </table:table-cell>
          <table:table-cell office:value-type="float" office:value="48">
            <text:p>48</text:p>
          </table:table-cell>
          <table:table-cell office:value-type="float" office:value="81">
            <text:p>81</text:p>
          </table:table-cell>
          <table:table-cell table:formula="of:=INT(([.G22]+[.K22])*(100+[.B22])/150)" office:value-type="float" office:value="86">
            <text:p>86</text:p>
          </table:table-cell>
          <table:table-cell table:formula="of:=INT(([.G22]+[.K22])*(100+[.B22])/150)" office:value-type="float" office:value="86">
            <text:p>86</text:p>
          </table:table-cell>
          <table:table-cell table:formula="of:=INT(([.I22]+[.K22])*(100+[.B22])/150)" office:value-type="float" office:value="68">
            <text:p>68</text:p>
          </table:table-cell>
          <table:table-cell table:formula="of:=INT(([.H22]+[.K22])*(100+[.B22])/150)" office:value-type="float" office:value="95">
            <text:p>95</text:p>
          </table:table-cell>
          <table:table-cell table:formula="of:=INT(([.H22]+[.J22])*(100+[.B22])/150)" office:value-type="float" office:value="110">
            <text:p>110</text:p>
          </table:table-cell>
          <table:table-cell table:formula="of:=INT(([.J22]+[.K22])*(100+[.B22])/150)" office:value-type="float" office:value="88">
            <text:p>88</text:p>
          </table:table-cell>
          <table:table-cell table:formula="of:=INT(([.G22]+[.H22])*(100+[.B22])/150)" office:value-type="float" office:value="108">
            <text:p>108</text:p>
          </table:table-cell>
          <table:table-cell table:formula="of:=INT(([.H22]+[.L22])*(100+[.B22])/150)" office:value-type="float" office:value="121">
            <text:p>121</text:p>
          </table:table-cell>
          <table:table-cell table:formula="of:=INT(([.I22]+[.J22])*(100+[.B22])/150)" office:value-type="float" office:value="82">
            <text:p>82</text:p>
          </table:table-cell>
          <table:table-cell table:formula="of:=INT(([.J22]+[.L22])*(100+[.B22])/150)" office:value-type="float" office:value="114">
            <text:p>114</text:p>
          </table:table-cell>
          <table:table-cell table:formula="of:=INT(([.K22]+[.L22])*(100+[.B22])/150)" office:value-type="float" office:value="99">
            <text:p>99</text:p>
          </table:table-cell>
        </table:table-row>
        <table:table-row table:style-name="ro1">
          <table:table-cell office:value-type="string">
            <text:p>シェール</text:p>
          </table:table-cell>
          <table:table-cell table:formula="of:=[.D23]+[.F23]" office:value-type="float" office:value="20">
            <text:p>20</text:p>
          </table:table-cell>
          <table:table-cell office:value-type="float" office:value="3000">
            <text:p>3000</text:p>
          </table:table-cell>
          <table:table-cell table:formula="of:=LOOKUP([.C23];[経験値テーブル.$C$2:.$C$102];[経験値テーブル.$A$2:.$A$102])" office:value-type="float" office:value="10">
            <text:p>10</text:p>
          </table:table-cell>
          <table:table-cell office:value-type="float" office:value="3000">
            <text:p>3000</text:p>
          </table:table-cell>
          <table:table-cell table:formula="of:=LOOKUP([.E23];[経験値テーブル.$C$2:.$C$102];[経験値テーブル.$A$2:.$A$102])" office:value-type="float" office:value="10">
            <text:p>10</text:p>
          </table:table-cell>
          <table:table-cell office:value-type="float" office:value="66">
            <text:p>66</text:p>
          </table:table-cell>
          <table:table-cell office:value-type="float" office:value="78">
            <text:p>78</text:p>
          </table:table-cell>
          <table:table-cell office:value-type="float" office:value="50">
            <text:p>50</text:p>
          </table:table-cell>
          <table:table-cell office:value-type="float" office:value="67">
            <text:p>67</text:p>
          </table:table-cell>
          <table:table-cell office:value-type="float" office:value="61">
            <text:p>61</text:p>
          </table:table-cell>
          <table:table-cell office:value-type="float" office:value="72">
            <text:p>72</text:p>
          </table:table-cell>
          <table:table-cell table:formula="of:=INT(([.G23]+[.K23])*(100+[.B23])/150)" office:value-type="float" office:value="101">
            <text:p>101</text:p>
          </table:table-cell>
          <table:table-cell table:formula="of:=INT(([.G23]+[.K23])*(100+[.B23])/150)" office:value-type="float" office:value="101">
            <text:p>101</text:p>
          </table:table-cell>
          <table:table-cell table:formula="of:=INT(([.I23]+[.K23])*(100+[.B23])/150)" office:value-type="float" office:value="88">
            <text:p>88</text:p>
          </table:table-cell>
          <table:table-cell table:formula="of:=INT(([.H23]+[.K23])*(100+[.B23])/150)" office:value-type="float" office:value="111">
            <text:p>111</text:p>
          </table:table-cell>
          <table:table-cell table:formula="of:=INT(([.H23]+[.J23])*(100+[.B23])/150)" office:value-type="float" office:value="116">
            <text:p>116</text:p>
          </table:table-cell>
          <table:table-cell table:formula="of:=INT(([.J23]+[.K23])*(100+[.B23])/150)" office:value-type="float" office:value="102">
            <text:p>102</text:p>
          </table:table-cell>
          <table:table-cell table:formula="of:=INT(([.G23]+[.H23])*(100+[.B23])/150)" office:value-type="float" office:value="115">
            <text:p>115</text:p>
          </table:table-cell>
          <table:table-cell table:formula="of:=INT(([.H23]+[.L23])*(100+[.B23])/150)" office:value-type="float" office:value="120">
            <text:p>120</text:p>
          </table:table-cell>
          <table:table-cell table:formula="of:=INT(([.I23]+[.J23])*(100+[.B23])/150)" office:value-type="float" office:value="93">
            <text:p>93</text:p>
          </table:table-cell>
          <table:table-cell table:formula="of:=INT(([.J23]+[.L23])*(100+[.B23])/150)" office:value-type="float" office:value="111">
            <text:p>111</text:p>
          </table:table-cell>
          <table:table-cell table:formula="of:=INT(([.K23]+[.L23])*(100+[.B23])/150)" office:value-type="float" office:value="106">
            <text:p>106</text:p>
          </table:table-cell>
        </table:table-row>
        <table:table-row table:style-name="ro1">
          <table:table-cell office:value-type="string">
            <text:p>シエン・ヤン</text:p>
          </table:table-cell>
          <table:table-cell table:formula="of:=[.D24]+[.F24]" office:value-type="float" office:value="26">
            <text:p>26</text:p>
          </table:table-cell>
          <table:table-cell office:value-type="float" office:value="6500">
            <text:p>6500</text:p>
          </table:table-cell>
          <table:table-cell table:formula="of:=LOOKUP([.C24];[経験値テーブル.$C$2:.$C$102];[経験値テーブル.$A$2:.$A$102])" office:value-type="float" office:value="14">
            <text:p>14</text:p>
          </table:table-cell>
          <table:table-cell office:value-type="float" office:value="4600">
            <text:p>4600</text:p>
          </table:table-cell>
          <table:table-cell table:formula="of:=LOOKUP([.E24];[経験値テーブル.$C$2:.$C$102];[経験値テーブル.$A$2:.$A$102])" office:value-type="float" office:value="12">
            <text:p>12</text:p>
          </table:table-cell>
          <table:table-cell office:value-type="float" office:value="56">
            <text:p>56</text:p>
          </table:table-cell>
          <table:table-cell office:value-type="float" office:value="61">
            <text:p>61</text:p>
          </table:table-cell>
          <table:table-cell office:value-type="float" office:value="66">
            <text:p>66</text:p>
          </table:table-cell>
          <table:table-cell office:value-type="float" office:value="75">
            <text:p>75</text:p>
          </table:table-cell>
          <table:table-cell office:value-type="float" office:value="84">
            <text:p>84</text:p>
          </table:table-cell>
          <table:table-cell office:value-type="float" office:value="65">
            <text:p>65</text:p>
          </table:table-cell>
          <table:table-cell table:formula="of:=INT(([.G24]+[.K24])*(100+[.B24])/150)" office:value-type="float" office:value="117">
            <text:p>117</text:p>
          </table:table-cell>
          <table:table-cell table:formula="of:=INT(([.G24]+[.K24])*(100+[.B24])/150)" office:value-type="float" office:value="117">
            <text:p>117</text:p>
          </table:table-cell>
          <table:table-cell table:formula="of:=INT(([.I24]+[.K24])*(100+[.B24])/150)" office:value-type="float" office:value="126">
            <text:p>126</text:p>
          </table:table-cell>
          <table:table-cell table:formula="of:=INT(([.H24]+[.K24])*(100+[.B24])/150)" office:value-type="float" office:value="121">
            <text:p>121</text:p>
          </table:table-cell>
          <table:table-cell table:formula="of:=INT(([.H24]+[.J24])*(100+[.B24])/150)" office:value-type="float" office:value="114">
            <text:p>114</text:p>
          </table:table-cell>
          <table:table-cell table:formula="of:=INT(([.J24]+[.K24])*(100+[.B24])/150)" office:value-type="float" office:value="133">
            <text:p>133</text:p>
          </table:table-cell>
          <table:table-cell table:formula="of:=INT(([.G24]+[.H24])*(100+[.B24])/150)" office:value-type="float" office:value="98">
            <text:p>98</text:p>
          </table:table-cell>
          <table:table-cell table:formula="of:=INT(([.H24]+[.L24])*(100+[.B24])/150)" office:value-type="float" office:value="105">
            <text:p>105</text:p>
          </table:table-cell>
          <table:table-cell table:formula="of:=INT(([.I24]+[.J24])*(100+[.B24])/150)" office:value-type="float" office:value="118">
            <text:p>118</text:p>
          </table:table-cell>
          <table:table-cell table:formula="of:=INT(([.J24]+[.L24])*(100+[.B24])/150)" office:value-type="float" office:value="117">
            <text:p>117</text:p>
          </table:table-cell>
          <table:table-cell table:formula="of:=INT(([.K24]+[.L24])*(100+[.B24])/150)" office:value-type="float" office:value="125">
            <text:p>125</text:p>
          </table:table-cell>
        </table:table-row>
        <table:table-row table:style-name="ro1">
          <table:table-cell office:value-type="string">
            <text:p>ジェナス</text:p>
          </table:table-cell>
          <table:table-cell table:formula="of:=[.D25]+[.F25]" office:value-type="float" office:value="5">
            <text:p>5</text:p>
          </table:table-cell>
          <table:table-cell office:value-type="float" office:value="350">
            <text:p>350</text:p>
          </table:table-cell>
          <table:table-cell table:formula="of:=LOOKUP([.C25];[経験値テーブル.$C$2:.$C$102];[経験値テーブル.$A$2:.$A$102])" office:value-type="float" office:value="3">
            <text:p>3</text:p>
          </table:table-cell>
          <table:table-cell office:value-type="float" office:value="220">
            <text:p>220</text:p>
          </table:table-cell>
          <table:table-cell table:formula="of:=LOOKUP([.E25];[経験値テーブル.$C$2:.$C$102];[経験値テーブル.$A$2:.$A$102])" office:value-type="float" office:value="2">
            <text:p>2</text:p>
          </table:table-cell>
          <table:table-cell office:value-type="float" office:value="46">
            <text:p>46</text:p>
          </table:table-cell>
          <table:table-cell office:value-type="float" office:value="74">
            <text:p>74</text:p>
          </table:table-cell>
          <table:table-cell office:value-type="float" office:value="60">
            <text:p>60</text:p>
          </table:table-cell>
          <table:table-cell office:value-type="float" office:value="70">
            <text:p>70</text:p>
          </table:table-cell>
          <table:table-cell office:value-type="float" office:value="53">
            <text:p>53</text:p>
          </table:table-cell>
          <table:table-cell office:value-type="float" office:value="45">
            <text:p>45</text:p>
          </table:table-cell>
          <table:table-cell table:formula="of:=INT(([.G25]+[.K25])*(100+[.B25])/150)" office:value-type="float" office:value="69">
            <text:p>69</text:p>
          </table:table-cell>
          <table:table-cell table:formula="of:=INT(([.G25]+[.K25])*(100+[.B25])/150)" office:value-type="float" office:value="69">
            <text:p>69</text:p>
          </table:table-cell>
          <table:table-cell table:formula="of:=INT(([.I25]+[.K25])*(100+[.B25])/150)" office:value-type="float" office:value="79">
            <text:p>79</text:p>
          </table:table-cell>
          <table:table-cell table:formula="of:=INT(([.H25]+[.K25])*(100+[.B25])/150)" office:value-type="float" office:value="88">
            <text:p>88</text:p>
          </table:table-cell>
          <table:table-cell table:formula="of:=INT(([.H25]+[.J25])*(100+[.B25])/150)" office:value-type="float" office:value="100">
            <text:p>100</text:p>
          </table:table-cell>
          <table:table-cell table:formula="of:=INT(([.J25]+[.K25])*(100+[.B25])/150)" office:value-type="float" office:value="86">
            <text:p>86</text:p>
          </table:table-cell>
          <table:table-cell table:formula="of:=INT(([.G25]+[.H25])*(100+[.B25])/150)" office:value-type="float" office:value="84">
            <text:p>84</text:p>
          </table:table-cell>
          <table:table-cell table:formula="of:=INT(([.H25]+[.L25])*(100+[.B25])/150)" office:value-type="float" office:value="83">
            <text:p>83</text:p>
          </table:table-cell>
          <table:table-cell table:formula="of:=INT(([.I25]+[.J25])*(100+[.B25])/150)" office:value-type="float" office:value="91">
            <text:p>91</text:p>
          </table:table-cell>
          <table:table-cell table:formula="of:=INT(([.J25]+[.L25])*(100+[.B25])/150)" office:value-type="float" office:value="80">
            <text:p>80</text:p>
          </table:table-cell>
          <table:table-cell table:formula="of:=INT(([.K25]+[.L25])*(100+[.B25])/150)" office:value-type="float" office:value="68">
            <text:p>68</text:p>
          </table:table-cell>
        </table:table-row>
        <table:table-row table:style-name="ro1">
          <table:table-cell office:value-type="string">
            <text:p>ジャム</text:p>
          </table:table-cell>
          <table:table-cell table:formula="of:=[.D26]+[.F26]" office:value-type="float" office:value="18">
            <text:p>18</text:p>
          </table:table-cell>
          <table:table-cell office:value-type="float" office:value="2150">
            <text:p>2150</text:p>
          </table:table-cell>
          <table:table-cell table:formula="of:=LOOKUP([.C26];[経験値テーブル.$C$2:.$C$102];[経験値テーブル.$A$2:.$A$102])" office:value-type="float" office:value="8">
            <text:p>8</text:p>
          </table:table-cell>
          <table:table-cell office:value-type="float" office:value="3400">
            <text:p>3400</text:p>
          </table:table-cell>
          <table:table-cell table:formula="of:=LOOKUP([.E26];[経験値テーブル.$C$2:.$C$102];[経験値テーブル.$A$2:.$A$102])" office:value-type="float" office:value="10">
            <text:p>10</text:p>
          </table:table-cell>
          <table:table-cell office:value-type="float" office:value="65">
            <text:p>65</text:p>
          </table:table-cell>
          <table:table-cell office:value-type="float" office:value="71">
            <text:p>71</text:p>
          </table:table-cell>
          <table:table-cell office:value-type="float" office:value="67">
            <text:p>67</text:p>
          </table:table-cell>
          <table:table-cell office:value-type="float" office:value="76">
            <text:p>76</text:p>
          </table:table-cell>
          <table:table-cell office:value-type="float" office:value="67">
            <text:p>67</text:p>
          </table:table-cell>
          <table:table-cell office:value-type="float" office:value="68">
            <text:p>68</text:p>
          </table:table-cell>
          <table:table-cell table:formula="of:=INT(([.G26]+[.K26])*(100+[.B26])/150)" office:value-type="float" office:value="103">
            <text:p>103</text:p>
          </table:table-cell>
          <table:table-cell table:formula="of:=INT(([.G26]+[.K26])*(100+[.B26])/150)" office:value-type="float" office:value="103">
            <text:p>103</text:p>
          </table:table-cell>
          <table:table-cell table:formula="of:=INT(([.I26]+[.K26])*(100+[.B26])/150)" office:value-type="float" office:value="105">
            <text:p>105</text:p>
          </table:table-cell>
          <table:table-cell table:formula="of:=INT(([.H26]+[.K26])*(100+[.B26])/150)" office:value-type="float" office:value="108">
            <text:p>108</text:p>
          </table:table-cell>
          <table:table-cell table:formula="of:=INT(([.H26]+[.J26])*(100+[.B26])/150)" office:value-type="float" office:value="115">
            <text:p>115</text:p>
          </table:table-cell>
          <table:table-cell table:formula="of:=INT(([.J26]+[.K26])*(100+[.B26])/150)" office:value-type="float" office:value="112">
            <text:p>112</text:p>
          </table:table-cell>
          <table:table-cell table:formula="of:=INT(([.G26]+[.H26])*(100+[.B26])/150)" office:value-type="float" office:value="106">
            <text:p>106</text:p>
          </table:table-cell>
          <table:table-cell table:formula="of:=INT(([.H26]+[.L26])*(100+[.B26])/150)" office:value-type="float" office:value="109">
            <text:p>109</text:p>
          </table:table-cell>
          <table:table-cell table:formula="of:=INT(([.I26]+[.J26])*(100+[.B26])/150)" office:value-type="float" office:value="112">
            <text:p>112</text:p>
          </table:table-cell>
          <table:table-cell table:formula="of:=INT(([.J26]+[.L26])*(100+[.B26])/150)" office:value-type="float" office:value="113">
            <text:p>113</text:p>
          </table:table-cell>
          <table:table-cell table:formula="of:=INT(([.K26]+[.L26])*(100+[.B26])/150)" office:value-type="float" office:value="106">
            <text:p>106</text:p>
          </table:table-cell>
        </table:table-row>
        <table:table-row table:style-name="ro1">
          <table:table-cell office:value-type="string">
            <text:p>シャルル</text:p>
          </table:table-cell>
          <table:table-cell table:formula="of:=[.D27]+[.F27]" office:value-type="float" office:value="21">
            <text:p>21</text:p>
          </table:table-cell>
          <table:table-cell office:value-type="float" office:value="4200">
            <text:p>4200</text:p>
          </table:table-cell>
          <table:table-cell table:formula="of:=LOOKUP([.C27];[経験値テーブル.$C$2:.$C$102];[経験値テーブル.$A$2:.$A$102])" office:value-type="float" office:value="11">
            <text:p>11</text:p>
          </table:table-cell>
          <table:table-cell office:value-type="float" office:value="3300">
            <text:p>3300</text:p>
          </table:table-cell>
          <table:table-cell table:formula="of:=LOOKUP([.E27];[経験値テーブル.$C$2:.$C$102];[経験値テーブル.$A$2:.$A$102])" office:value-type="float" office:value="10">
            <text:p>10</text:p>
          </table:table-cell>
          <table:table-cell office:value-type="float" office:value="44">
            <text:p>44</text:p>
          </table:table-cell>
          <table:table-cell office:value-type="float" office:value="73">
            <text:p>73</text:p>
          </table:table-cell>
          <table:table-cell office:value-type="float" office:value="50">
            <text:p>50</text:p>
          </table:table-cell>
          <table:table-cell office:value-type="float" office:value="80">
            <text:p>80</text:p>
          </table:table-cell>
          <table:table-cell office:value-type="float" office:value="55">
            <text:p>55</text:p>
          </table:table-cell>
          <table:table-cell office:value-type="float" office:value="63">
            <text:p>63</text:p>
          </table:table-cell>
          <table:table-cell table:formula="of:=INT(([.G27]+[.K27])*(100+[.B27])/150)" office:value-type="float" office:value="79">
            <text:p>79</text:p>
          </table:table-cell>
          <table:table-cell table:formula="of:=INT(([.G27]+[.K27])*(100+[.B27])/150)" office:value-type="float" office:value="79">
            <text:p>79</text:p>
          </table:table-cell>
          <table:table-cell table:formula="of:=INT(([.I27]+[.K27])*(100+[.B27])/150)" office:value-type="float" office:value="84">
            <text:p>84</text:p>
          </table:table-cell>
          <table:table-cell table:formula="of:=INT(([.H27]+[.K27])*(100+[.B27])/150)" office:value-type="float" office:value="103">
            <text:p>103</text:p>
          </table:table-cell>
          <table:table-cell table:formula="of:=INT(([.H27]+[.J27])*(100+[.B27])/150)" office:value-type="float" office:value="123">
            <text:p>123</text:p>
          </table:table-cell>
          <table:table-cell table:formula="of:=INT(([.J27]+[.K27])*(100+[.B27])/150)" office:value-type="float" office:value="108">
            <text:p>108</text:p>
          </table:table-cell>
          <table:table-cell table:formula="of:=INT(([.G27]+[.H27])*(100+[.B27])/150)" office:value-type="float" office:value="94">
            <text:p>94</text:p>
          </table:table-cell>
          <table:table-cell table:formula="of:=INT(([.H27]+[.L27])*(100+[.B27])/150)" office:value-type="float" office:value="109">
            <text:p>109</text:p>
          </table:table-cell>
          <table:table-cell table:formula="of:=INT(([.I27]+[.J27])*(100+[.B27])/150)" office:value-type="float" office:value="104">
            <text:p>104</text:p>
          </table:table-cell>
          <table:table-cell table:formula="of:=INT(([.J27]+[.L27])*(100+[.B27])/150)" office:value-type="float" office:value="115">
            <text:p>115</text:p>
          </table:table-cell>
          <table:table-cell table:formula="of:=INT(([.K27]+[.L27])*(100+[.B27])/150)" office:value-type="float" office:value="95">
            <text:p>95</text:p>
          </table:table-cell>
        </table:table-row>
        <table:table-row table:style-name="ro1">
          <table:table-cell office:value-type="string">
            <text:p>セシリア</text:p>
          </table:table-cell>
          <table:table-cell table:formula="of:=[.D28]+[.F28]" office:value-type="float" office:value="0">
            <text:p>0</text:p>
          </table:table-cell>
          <table:table-cell office:value-type="float" office:value="50">
            <text:p>50</text:p>
          </table:table-cell>
          <table:table-cell table:formula="of:=LOOKUP([.C28];[経験値テーブル.$C$2:.$C$102];[経験値テーブル.$A$2:.$A$102])" office:value-type="float" office:value="0">
            <text:p>0</text:p>
          </table:table-cell>
          <table:table-cell office:value-type="float" office:value="50">
            <text:p>50</text:p>
          </table:table-cell>
          <table:table-cell table:formula="of:=LOOKUP([.E28];[経験値テーブル.$C$2:.$C$102];[経験値テーブル.$A$2:.$A$102])" office:value-type="float" office:value="0">
            <text:p>0</text:p>
          </table:table-cell>
          <table:table-cell office:value-type="float" office:value="40">
            <text:p>40</text:p>
          </table:table-cell>
          <table:table-cell office:value-type="float" office:value="48">
            <text:p>48</text:p>
          </table:table-cell>
          <table:table-cell office:value-type="float" office:value="67">
            <text:p>67</text:p>
          </table:table-cell>
          <table:table-cell office:value-type="float" office:value="66">
            <text:p>66</text:p>
          </table:table-cell>
          <table:table-cell office:value-type="float" office:value="55">
            <text:p>55</text:p>
          </table:table-cell>
          <table:table-cell office:value-type="float" office:value="50">
            <text:p>50</text:p>
          </table:table-cell>
          <table:table-cell table:formula="of:=INT(([.G28]+[.K28])*(100+[.B28])/150)" office:value-type="float" office:value="63">
            <text:p>63</text:p>
          </table:table-cell>
          <table:table-cell table:formula="of:=INT(([.G28]+[.K28])*(100+[.B28])/150)" office:value-type="float" office:value="63">
            <text:p>63</text:p>
          </table:table-cell>
          <table:table-cell table:formula="of:=INT(([.I28]+[.K28])*(100+[.B28])/150)" office:value-type="float" office:value="81">
            <text:p>81</text:p>
          </table:table-cell>
          <table:table-cell table:formula="of:=INT(([.H28]+[.K28])*(100+[.B28])/150)" office:value-type="float" office:value="68">
            <text:p>68</text:p>
          </table:table-cell>
          <table:table-cell table:formula="of:=INT(([.H28]+[.J28])*(100+[.B28])/150)" office:value-type="float" office:value="76">
            <text:p>76</text:p>
          </table:table-cell>
          <table:table-cell table:formula="of:=INT(([.J28]+[.K28])*(100+[.B28])/150)" office:value-type="float" office:value="80">
            <text:p>80</text:p>
          </table:table-cell>
          <table:table-cell table:formula="of:=INT(([.G28]+[.H28])*(100+[.B28])/150)" office:value-type="float" office:value="58">
            <text:p>58</text:p>
          </table:table-cell>
          <table:table-cell table:formula="of:=INT(([.H28]+[.L28])*(100+[.B28])/150)" office:value-type="float" office:value="65">
            <text:p>65</text:p>
          </table:table-cell>
          <table:table-cell table:formula="of:=INT(([.I28]+[.J28])*(100+[.B28])/150)" office:value-type="float" office:value="88">
            <text:p>88</text:p>
          </table:table-cell>
          <table:table-cell table:formula="of:=INT(([.J28]+[.L28])*(100+[.B28])/150)" office:value-type="float" office:value="77">
            <text:p>77</text:p>
          </table:table-cell>
          <table:table-cell table:formula="of:=INT(([.K28]+[.L28])*(100+[.B28])/150)" office:value-type="float" office:value="70">
            <text:p>70</text:p>
          </table:table-cell>
        </table:table-row>
        <table:table-row table:style-name="ro1">
          <table:table-cell office:value-type="string">
            <text:p>セラ</text:p>
          </table:table-cell>
          <table:table-cell table:formula="of:=[.D29]+[.F29]" office:value-type="float" office:value="4">
            <text:p>4</text:p>
          </table:table-cell>
          <table:table-cell office:value-type="float" office:value="180">
            <text:p>180</text:p>
          </table:table-cell>
          <table:table-cell table:formula="of:=LOOKUP([.C29];[経験値テーブル.$C$2:.$C$102];[経験値テーブル.$A$2:.$A$102])" office:value-type="float" office:value="2">
            <text:p>2</text:p>
          </table:table-cell>
          <table:table-cell office:value-type="float" office:value="170">
            <text:p>170</text:p>
          </table:table-cell>
          <table:table-cell table:formula="of:=LOOKUP([.E29];[経験値テーブル.$C$2:.$C$102];[経験値テーブル.$A$2:.$A$102])" office:value-type="float" office:value="2">
            <text:p>2</text:p>
          </table:table-cell>
          <table:table-cell office:value-type="float" office:value="31">
            <text:p>31</text:p>
          </table:table-cell>
          <table:table-cell office:value-type="float" office:value="59">
            <text:p>59</text:p>
          </table:table-cell>
          <table:table-cell office:value-type="float" office:value="94">
            <text:p>94</text:p>
          </table:table-cell>
          <table:table-cell office:value-type="float" office:value="69">
            <text:p>69</text:p>
          </table:table-cell>
          <table:table-cell office:value-type="float" office:value="63">
            <text:p>63</text:p>
          </table:table-cell>
          <table:table-cell office:value-type="float" office:value="46">
            <text:p>46</text:p>
          </table:table-cell>
          <table:table-cell table:formula="of:=INT(([.G29]+[.K29])*(100+[.B29])/150)" office:value-type="float" office:value="65">
            <text:p>65</text:p>
          </table:table-cell>
          <table:table-cell table:formula="of:=INT(([.G29]+[.K29])*(100+[.B29])/150)" office:value-type="float" office:value="65">
            <text:p>65</text:p>
          </table:table-cell>
          <table:table-cell table:formula="of:=INT(([.I29]+[.K29])*(100+[.B29])/150)" office:value-type="float" office:value="108">
            <text:p>108</text:p>
          </table:table-cell>
          <table:table-cell table:formula="of:=INT(([.H29]+[.K29])*(100+[.B29])/150)" office:value-type="float" office:value="84">
            <text:p>84</text:p>
          </table:table-cell>
          <table:table-cell table:formula="of:=INT(([.H29]+[.J29])*(100+[.B29])/150)" office:value-type="float" office:value="88">
            <text:p>88</text:p>
          </table:table-cell>
          <table:table-cell table:formula="of:=INT(([.J29]+[.K29])*(100+[.B29])/150)" office:value-type="float" office:value="91">
            <text:p>91</text:p>
          </table:table-cell>
          <table:table-cell table:formula="of:=INT(([.G29]+[.H29])*(100+[.B29])/150)" office:value-type="float" office:value="62">
            <text:p>62</text:p>
          </table:table-cell>
          <table:table-cell table:formula="of:=INT(([.H29]+[.L29])*(100+[.B29])/150)" office:value-type="float" office:value="72">
            <text:p>72</text:p>
          </table:table-cell>
          <table:table-cell table:formula="of:=INT(([.I29]+[.J29])*(100+[.B29])/150)" office:value-type="float" office:value="113">
            <text:p>113</text:p>
          </table:table-cell>
          <table:table-cell table:formula="of:=INT(([.J29]+[.L29])*(100+[.B29])/150)" office:value-type="float" office:value="79">
            <text:p>79</text:p>
          </table:table-cell>
          <table:table-cell table:formula="of:=INT(([.K29]+[.L29])*(100+[.B29])/150)" office:value-type="float" office:value="75">
            <text:p>75</text:p>
          </table:table-cell>
        </table:table-row>
        <table:table-row table:style-name="ro1">
          <table:table-cell office:value-type="string">
            <text:p>チェザーレ</text:p>
          </table:table-cell>
          <table:table-cell table:formula="of:=[.D30]+[.F30]" office:value-type="float" office:value="18">
            <text:p>18</text:p>
          </table:table-cell>
          <table:table-cell office:value-type="float" office:value="4000">
            <text:p>4000</text:p>
          </table:table-cell>
          <table:table-cell table:formula="of:=LOOKUP([.C30];[経験値テーブル.$C$2:.$C$102];[経験値テーブル.$A$2:.$A$102])" office:value-type="float" office:value="11">
            <text:p>11</text:p>
          </table:table-cell>
          <table:table-cell office:value-type="float" office:value="1800">
            <text:p>1800</text:p>
          </table:table-cell>
          <table:table-cell table:formula="of:=LOOKUP([.E30];[経験値テーブル.$C$2:.$C$102];[経験値テーブル.$A$2:.$A$102])" office:value-type="float" office:value="7">
            <text:p>7</text:p>
          </table:table-cell>
          <table:table-cell office:value-type="float" office:value="58">
            <text:p>58</text:p>
          </table:table-cell>
          <table:table-cell office:value-type="float" office:value="73">
            <text:p>73</text:p>
          </table:table-cell>
          <table:table-cell office:value-type="float" office:value="45">
            <text:p>45</text:p>
          </table:table-cell>
          <table:table-cell office:value-type="float" office:value="78">
            <text:p>78</text:p>
          </table:table-cell>
          <table:table-cell office:value-type="float" office:value="45">
            <text:p>45</text:p>
          </table:table-cell>
          <table:table-cell office:value-type="float" office:value="57">
            <text:p>57</text:p>
          </table:table-cell>
          <table:table-cell table:formula="of:=INT(([.G30]+[.K30])*(100+[.B30])/150)" office:value-type="float" office:value="81">
            <text:p>81</text:p>
          </table:table-cell>
          <table:table-cell table:formula="of:=INT(([.G30]+[.K30])*(100+[.B30])/150)" office:value-type="float" office:value="81">
            <text:p>81</text:p>
          </table:table-cell>
          <table:table-cell table:formula="of:=INT(([.I30]+[.K30])*(100+[.B30])/150)" office:value-type="float" office:value="70">
            <text:p>70</text:p>
          </table:table-cell>
          <table:table-cell table:formula="of:=INT(([.H30]+[.K30])*(100+[.B30])/150)" office:value-type="float" office:value="92">
            <text:p>92</text:p>
          </table:table-cell>
          <table:table-cell table:formula="of:=INT(([.H30]+[.J30])*(100+[.B30])/150)" office:value-type="float" office:value="118">
            <text:p>118</text:p>
          </table:table-cell>
          <table:table-cell table:formula="of:=INT(([.J30]+[.K30])*(100+[.B30])/150)" office:value-type="float" office:value="96">
            <text:p>96</text:p>
          </table:table-cell>
          <table:table-cell table:formula="of:=INT(([.G30]+[.H30])*(100+[.B30])/150)" office:value-type="float" office:value="103">
            <text:p>103</text:p>
          </table:table-cell>
          <table:table-cell table:formula="of:=INT(([.H30]+[.L30])*(100+[.B30])/150)" office:value-type="float" office:value="102">
            <text:p>102</text:p>
          </table:table-cell>
          <table:table-cell table:formula="of:=INT(([.I30]+[.J30])*(100+[.B30])/150)" office:value-type="float" office:value="96">
            <text:p>96</text:p>
          </table:table-cell>
          <table:table-cell table:formula="of:=INT(([.J30]+[.L30])*(100+[.B30])/150)" office:value-type="float" office:value="106">
            <text:p>106</text:p>
          </table:table-cell>
          <table:table-cell table:formula="of:=INT(([.K30]+[.L30])*(100+[.B30])/150)" office:value-type="float" office:value="80">
            <text:p>80</text:p>
          </table:table-cell>
        </table:table-row>
        <table:table-row table:style-name="ro1">
          <table:table-cell office:value-type="string">
            <text:p>ドニア</text:p>
          </table:table-cell>
          <table:table-cell table:formula="of:=[.D31]+[.F31]" office:value-type="float" office:value="8">
            <text:p>8</text:p>
          </table:table-cell>
          <table:table-cell office:value-type="float" office:value="300">
            <text:p>300</text:p>
          </table:table-cell>
          <table:table-cell table:formula="of:=LOOKUP([.C31];[経験値テーブル.$C$2:.$C$102];[経験値テーブル.$A$2:.$A$102])" office:value-type="float" office:value="3">
            <text:p>3</text:p>
          </table:table-cell>
          <table:table-cell office:value-type="float" office:value="900">
            <text:p>900</text:p>
          </table:table-cell>
          <table:table-cell table:formula="of:=LOOKUP([.E31];[経験値テーブル.$C$2:.$C$102];[経験値テーブル.$A$2:.$A$102])" office:value-type="float" office:value="5">
            <text:p>5</text:p>
          </table:table-cell>
          <table:table-cell office:value-type="float" office:value="68">
            <text:p>68</text:p>
          </table:table-cell>
          <table:table-cell office:value-type="float" office:value="79">
            <text:p>79</text:p>
          </table:table-cell>
          <table:table-cell office:value-type="float" office:value="62">
            <text:p>62</text:p>
          </table:table-cell>
          <table:table-cell office:value-type="float" office:value="52">
            <text:p>52</text:p>
          </table:table-cell>
          <table:table-cell office:value-type="float" office:value="59">
            <text:p>59</text:p>
          </table:table-cell>
          <table:table-cell office:value-type="float" office:value="56">
            <text:p>56</text:p>
          </table:table-cell>
          <table:table-cell table:formula="of:=INT(([.G31]+[.K31])*(100+[.B31])/150)" office:value-type="float" office:value="91">
            <text:p>91</text:p>
          </table:table-cell>
          <table:table-cell table:formula="of:=INT(([.G31]+[.K31])*(100+[.B31])/150)" office:value-type="float" office:value="91">
            <text:p>91</text:p>
          </table:table-cell>
          <table:table-cell table:formula="of:=INT(([.I31]+[.K31])*(100+[.B31])/150)" office:value-type="float" office:value="87">
            <text:p>87</text:p>
          </table:table-cell>
          <table:table-cell table:formula="of:=INT(([.H31]+[.K31])*(100+[.B31])/150)" office:value-type="float" office:value="99">
            <text:p>99</text:p>
          </table:table-cell>
          <table:table-cell table:formula="of:=INT(([.H31]+[.J31])*(100+[.B31])/150)" office:value-type="float" office:value="94">
            <text:p>94</text:p>
          </table:table-cell>
          <table:table-cell table:formula="of:=INT(([.J31]+[.K31])*(100+[.B31])/150)" office:value-type="float" office:value="79">
            <text:p>79</text:p>
          </table:table-cell>
          <table:table-cell table:formula="of:=INT(([.G31]+[.H31])*(100+[.B31])/150)" office:value-type="float" office:value="105">
            <text:p>105</text:p>
          </table:table-cell>
          <table:table-cell table:formula="of:=INT(([.H31]+[.L31])*(100+[.B31])/150)" office:value-type="float" office:value="97">
            <text:p>97</text:p>
          </table:table-cell>
          <table:table-cell table:formula="of:=INT(([.I31]+[.J31])*(100+[.B31])/150)" office:value-type="float" office:value="82">
            <text:p>82</text:p>
          </table:table-cell>
          <table:table-cell table:formula="of:=INT(([.J31]+[.L31])*(100+[.B31])/150)" office:value-type="float" office:value="77">
            <text:p>77</text:p>
          </table:table-cell>
          <table:table-cell table:formula="of:=INT(([.K31]+[.L31])*(100+[.B31])/150)" office:value-type="float" office:value="82">
            <text:p>82</text:p>
          </table:table-cell>
        </table:table-row>
        <table:table-row table:style-name="ro1">
          <table:table-cell office:value-type="string">
            <text:p>ハシム</text:p>
          </table:table-cell>
          <table:table-cell table:formula="of:=[.D32]+[.F32]" office:value-type="float" office:value="24">
            <text:p>24</text:p>
          </table:table-cell>
          <table:table-cell office:value-type="float" office:value="3500">
            <text:p>3500</text:p>
          </table:table-cell>
          <table:table-cell table:formula="of:=LOOKUP([.C32];[経験値テーブル.$C$2:.$C$102];[経験値テーブル.$A$2:.$A$102])" office:value-type="float" office:value="10">
            <text:p>10</text:p>
          </table:table-cell>
          <table:table-cell office:value-type="float" office:value="6500">
            <text:p>6500</text:p>
          </table:table-cell>
          <table:table-cell table:formula="of:=LOOKUP([.E32];[経験値テーブル.$C$2:.$C$102];[経験値テーブル.$A$2:.$A$102])" office:value-type="float" office:value="14">
            <text:p>14</text:p>
          </table:table-cell>
          <table:table-cell office:value-type="float" office:value="84">
            <text:p>84</text:p>
          </table:table-cell>
          <table:table-cell office:value-type="float" office:value="67">
            <text:p>67</text:p>
          </table:table-cell>
          <table:table-cell office:value-type="float" office:value="53">
            <text:p>53</text:p>
          </table:table-cell>
          <table:table-cell office:value-type="float" office:value="71">
            <text:p>71</text:p>
          </table:table-cell>
          <table:table-cell office:value-type="float" office:value="68">
            <text:p>68</text:p>
          </table:table-cell>
          <table:table-cell office:value-type="float" office:value="58">
            <text:p>58</text:p>
          </table:table-cell>
          <table:table-cell table:formula="of:=INT(([.G32]+[.K32])*(100+[.B32])/150)" office:value-type="float" office:value="125">
            <text:p>125</text:p>
          </table:table-cell>
          <table:table-cell table:formula="of:=INT(([.G32]+[.K32])*(100+[.B32])/150)" office:value-type="float" office:value="125">
            <text:p>125</text:p>
          </table:table-cell>
          <table:table-cell table:formula="of:=INT(([.I32]+[.K32])*(100+[.B32])/150)" office:value-type="float" office:value="100">
            <text:p>100</text:p>
          </table:table-cell>
          <table:table-cell table:formula="of:=INT(([.H32]+[.K32])*(100+[.B32])/150)" office:value-type="float" office:value="111">
            <text:p>111</text:p>
          </table:table-cell>
          <table:table-cell table:formula="of:=INT(([.H32]+[.J32])*(100+[.B32])/150)" office:value-type="float" office:value="114">
            <text:p>114</text:p>
          </table:table-cell>
          <table:table-cell table:formula="of:=INT(([.J32]+[.K32])*(100+[.B32])/150)" office:value-type="float" office:value="114">
            <text:p>114</text:p>
          </table:table-cell>
          <table:table-cell table:formula="of:=INT(([.G32]+[.H32])*(100+[.B32])/150)" office:value-type="float" office:value="124">
            <text:p>124</text:p>
          </table:table-cell>
          <table:table-cell table:formula="of:=INT(([.H32]+[.L32])*(100+[.B32])/150)" office:value-type="float" office:value="103">
            <text:p>103</text:p>
          </table:table-cell>
          <table:table-cell table:formula="of:=INT(([.I32]+[.J32])*(100+[.B32])/150)" office:value-type="float" office:value="102">
            <text:p>102</text:p>
          </table:table-cell>
          <table:table-cell table:formula="of:=INT(([.J32]+[.L32])*(100+[.B32])/150)" office:value-type="float" office:value="106">
            <text:p>106</text:p>
          </table:table-cell>
          <table:table-cell table:formula="of:=INT(([.K32]+[.L32])*(100+[.B32])/150)" office:value-type="float" office:value="104">
            <text:p>104</text:p>
          </table:table-cell>
        </table:table-row>
        <table:table-row table:style-name="ro1">
          <table:table-cell office:value-type="string">
            <text:p>ファーティマ</text:p>
          </table:table-cell>
          <table:table-cell table:formula="of:=[.D33]+[.F33]" office:value-type="float" office:value="8">
            <text:p>8</text:p>
          </table:table-cell>
          <table:table-cell office:value-type="float" office:value="500">
            <text:p>500</text:p>
          </table:table-cell>
          <table:table-cell table:formula="of:=LOOKUP([.C33];[経験値テーブル.$C$2:.$C$102];[経験値テーブル.$A$2:.$A$102])" office:value-type="float" office:value="4">
            <text:p>4</text:p>
          </table:table-cell>
          <table:table-cell office:value-type="float" office:value="500">
            <text:p>500</text:p>
          </table:table-cell>
          <table:table-cell table:formula="of:=LOOKUP([.E33];[経験値テーブル.$C$2:.$C$102];[経験値テーブル.$A$2:.$A$102])" office:value-type="float" office:value="4">
            <text:p>4</text:p>
          </table:table-cell>
          <table:table-cell office:value-type="float" office:value="50">
            <text:p>50</text:p>
          </table:table-cell>
          <table:table-cell office:value-type="float" office:value="61">
            <text:p>61</text:p>
          </table:table-cell>
          <table:table-cell office:value-type="float" office:value="71">
            <text:p>71</text:p>
          </table:table-cell>
          <table:table-cell office:value-type="float" office:value="56">
            <text:p>56</text:p>
          </table:table-cell>
          <table:table-cell office:value-type="float" office:value="44">
            <text:p>44</text:p>
          </table:table-cell>
          <table:table-cell office:value-type="float" office:value="70">
            <text:p>70</text:p>
          </table:table-cell>
          <table:table-cell table:formula="of:=INT(([.G33]+[.K33])*(100+[.B33])/150)" office:value-type="float" office:value="67">
            <text:p>67</text:p>
          </table:table-cell>
          <table:table-cell table:formula="of:=INT(([.G33]+[.K33])*(100+[.B33])/150)" office:value-type="float" office:value="67">
            <text:p>67</text:p>
          </table:table-cell>
          <table:table-cell table:formula="of:=INT(([.I33]+[.K33])*(100+[.B33])/150)" office:value-type="float" office:value="82">
            <text:p>82</text:p>
          </table:table-cell>
          <table:table-cell table:formula="of:=INT(([.H33]+[.K33])*(100+[.B33])/150)" office:value-type="float" office:value="75">
            <text:p>75</text:p>
          </table:table-cell>
          <table:table-cell table:formula="of:=INT(([.H33]+[.J33])*(100+[.B33])/150)" office:value-type="float" office:value="84">
            <text:p>84</text:p>
          </table:table-cell>
          <table:table-cell table:formula="of:=INT(([.J33]+[.K33])*(100+[.B33])/150)" office:value-type="float" office:value="72">
            <text:p>72</text:p>
          </table:table-cell>
          <table:table-cell table:formula="of:=INT(([.G33]+[.H33])*(100+[.B33])/150)" office:value-type="float" office:value="79">
            <text:p>79</text:p>
          </table:table-cell>
          <table:table-cell table:formula="of:=INT(([.H33]+[.L33])*(100+[.B33])/150)" office:value-type="float" office:value="94">
            <text:p>94</text:p>
          </table:table-cell>
          <table:table-cell table:formula="of:=INT(([.I33]+[.J33])*(100+[.B33])/150)" office:value-type="float" office:value="91">
            <text:p>91</text:p>
          </table:table-cell>
          <table:table-cell table:formula="of:=INT(([.J33]+[.L33])*(100+[.B33])/150)" office:value-type="float" office:value="90">
            <text:p>90</text:p>
          </table:table-cell>
          <table:table-cell table:formula="of:=INT(([.K33]+[.L33])*(100+[.B33])/150)" office:value-type="float" office:value="82">
            <text:p>82</text:p>
          </table:table-cell>
        </table:table-row>
        <table:table-row table:style-name="ro1">
          <table:table-cell office:value-type="string">
            <text:p>フェルナンド</text:p>
          </table:table-cell>
          <table:table-cell table:formula="of:=[.D34]+[.F34]" office:value-type="float" office:value="19">
            <text:p>19</text:p>
          </table:table-cell>
          <table:table-cell office:value-type="float" office:value="3100">
            <text:p>3100</text:p>
          </table:table-cell>
          <table:table-cell table:formula="of:=LOOKUP([.C34];[経験値テーブル.$C$2:.$C$102];[経験値テーブル.$A$2:.$A$102])" office:value-type="float" office:value="10">
            <text:p>10</text:p>
          </table:table-cell>
          <table:table-cell office:value-type="float" office:value="2800">
            <text:p>2800</text:p>
          </table:table-cell>
          <table:table-cell table:formula="of:=LOOKUP([.E34];[経験値テーブル.$C$2:.$C$102];[経験値テーブル.$A$2:.$A$102])" office:value-type="float" office:value="9">
            <text:p>9</text:p>
          </table:table-cell>
          <table:table-cell office:value-type="float" office:value="65">
            <text:p>65</text:p>
          </table:table-cell>
          <table:table-cell office:value-type="float" office:value="53">
            <text:p>53</text:p>
          </table:table-cell>
          <table:table-cell office:value-type="float" office:value="61">
            <text:p>61</text:p>
          </table:table-cell>
          <table:table-cell office:value-type="float" office:value="76">
            <text:p>76</text:p>
          </table:table-cell>
          <table:table-cell office:value-type="float" office:value="63">
            <text:p>63</text:p>
          </table:table-cell>
          <table:table-cell office:value-type="float" office:value="88">
            <text:p>88</text:p>
          </table:table-cell>
          <table:table-cell table:formula="of:=INT(([.G34]+[.K34])*(100+[.B34])/150)" office:value-type="float" office:value="101">
            <text:p>101</text:p>
          </table:table-cell>
          <table:table-cell table:formula="of:=INT(([.G34]+[.K34])*(100+[.B34])/150)" office:value-type="float" office:value="101">
            <text:p>101</text:p>
          </table:table-cell>
          <table:table-cell table:formula="of:=INT(([.I34]+[.K34])*(100+[.B34])/150)" office:value-type="float" office:value="98">
            <text:p>98</text:p>
          </table:table-cell>
          <table:table-cell table:formula="of:=INT(([.H34]+[.K34])*(100+[.B34])/150)" office:value-type="float" office:value="92">
            <text:p>92</text:p>
          </table:table-cell>
          <table:table-cell table:formula="of:=INT(([.H34]+[.J34])*(100+[.B34])/150)" office:value-type="float" office:value="102">
            <text:p>102</text:p>
          </table:table-cell>
          <table:table-cell table:formula="of:=INT(([.J34]+[.K34])*(100+[.B34])/150)" office:value-type="float" office:value="110">
            <text:p>110</text:p>
          </table:table-cell>
          <table:table-cell table:formula="of:=INT(([.G34]+[.H34])*(100+[.B34])/150)" office:value-type="float" office:value="93">
            <text:p>93</text:p>
          </table:table-cell>
          <table:table-cell table:formula="of:=INT(([.H34]+[.L34])*(100+[.B34])/150)" office:value-type="float" office:value="111">
            <text:p>111</text:p>
          </table:table-cell>
          <table:table-cell table:formula="of:=INT(([.I34]+[.J34])*(100+[.B34])/150)" office:value-type="float" office:value="108">
            <text:p>108</text:p>
          </table:table-cell>
          <table:table-cell table:formula="of:=INT(([.J34]+[.L34])*(100+[.B34])/150)" office:value-type="float" office:value="130">
            <text:p>130</text:p>
          </table:table-cell>
          <table:table-cell table:formula="of:=INT(([.K34]+[.L34])*(100+[.B34])/150)" office:value-type="float" office:value="119">
            <text:p>119</text:p>
          </table:table-cell>
        </table:table-row>
        <table:table-row table:style-name="ro1">
          <table:table-cell office:value-type="string">
            <text:p>フリオ</text:p>
          </table:table-cell>
          <table:table-cell table:formula="of:=[.D35]+[.F35]" office:value-type="float" office:value="25">
            <text:p>25</text:p>
          </table:table-cell>
          <table:table-cell office:value-type="float" office:value="7000">
            <text:p>7000</text:p>
          </table:table-cell>
          <table:table-cell table:formula="of:=LOOKUP([.C35];[経験値テーブル.$C$2:.$C$102];[経験値テーブル.$A$2:.$A$102])" office:value-type="float" office:value="15">
            <text:p>15</text:p>
          </table:table-cell>
          <table:table-cell office:value-type="float" office:value="3600">
            <text:p>3600</text:p>
          </table:table-cell>
          <table:table-cell table:formula="of:=LOOKUP([.E35];[経験値テーブル.$C$2:.$C$102];[経験値テーブル.$A$2:.$A$102])" office:value-type="float" office:value="10">
            <text:p>10</text:p>
          </table:table-cell>
          <table:table-cell office:value-type="float" office:value="48">
            <text:p>48</text:p>
          </table:table-cell>
          <table:table-cell office:value-type="float" office:value="59">
            <text:p>59</text:p>
          </table:table-cell>
          <table:table-cell office:value-type="float" office:value="66">
            <text:p>66</text:p>
          </table:table-cell>
          <table:table-cell office:value-type="float" office:value="74">
            <text:p>74</text:p>
          </table:table-cell>
          <table:table-cell office:value-type="float" office:value="65">
            <text:p>65</text:p>
          </table:table-cell>
          <table:table-cell office:value-type="float" office:value="68">
            <text:p>68</text:p>
          </table:table-cell>
          <table:table-cell table:formula="of:=INT(([.G35]+[.K35])*(100+[.B35])/150)" office:value-type="float" office:value="94">
            <text:p>94</text:p>
          </table:table-cell>
          <table:table-cell table:formula="of:=INT(([.G35]+[.K35])*(100+[.B35])/150)" office:value-type="float" office:value="94">
            <text:p>94</text:p>
          </table:table-cell>
          <table:table-cell table:formula="of:=INT(([.I35]+[.K35])*(100+[.B35])/150)" office:value-type="float" office:value="109">
            <text:p>109</text:p>
          </table:table-cell>
          <table:table-cell table:formula="of:=INT(([.H35]+[.K35])*(100+[.B35])/150)" office:value-type="float" office:value="103">
            <text:p>103</text:p>
          </table:table-cell>
          <table:table-cell table:formula="of:=INT(([.H35]+[.J35])*(100+[.B35])/150)" office:value-type="float" office:value="110">
            <text:p>110</text:p>
          </table:table-cell>
          <table:table-cell table:formula="of:=INT(([.J35]+[.K35])*(100+[.B35])/150)" office:value-type="float" office:value="115">
            <text:p>115</text:p>
          </table:table-cell>
          <table:table-cell table:formula="of:=INT(([.G35]+[.H35])*(100+[.B35])/150)" office:value-type="float" office:value="89">
            <text:p>89</text:p>
          </table:table-cell>
          <table:table-cell table:formula="of:=INT(([.H35]+[.L35])*(100+[.B35])/150)" office:value-type="float" office:value="105">
            <text:p>105</text:p>
          </table:table-cell>
          <table:table-cell table:formula="of:=INT(([.I35]+[.J35])*(100+[.B35])/150)" office:value-type="float" office:value="116">
            <text:p>116</text:p>
          </table:table-cell>
          <table:table-cell table:formula="of:=INT(([.J35]+[.L35])*(100+[.B35])/150)" office:value-type="float" office:value="118">
            <text:p>118</text:p>
          </table:table-cell>
          <table:table-cell table:formula="of:=INT(([.K35]+[.L35])*(100+[.B35])/150)" office:value-type="float" office:value="110">
            <text:p>110</text:p>
          </table:table-cell>
        </table:table-row>
        <table:table-row table:style-name="ro1">
          <table:table-cell office:value-type="string">
            <text:p>マヌエル</text:p>
          </table:table-cell>
          <table:table-cell table:formula="of:=[.D36]+[.F36]" office:value-type="float" office:value="20">
            <text:p>20</text:p>
          </table:table-cell>
          <table:table-cell office:value-type="float" office:value="3850">
            <text:p>3850</text:p>
          </table:table-cell>
          <table:table-cell table:formula="of:=LOOKUP([.C36];[経験値テーブル.$C$2:.$C$102];[経験値テーブル.$A$2:.$A$102])" office:value-type="float" office:value="11">
            <text:p>11</text:p>
          </table:table-cell>
          <table:table-cell office:value-type="float" office:value="2700">
            <text:p>2700</text:p>
          </table:table-cell>
          <table:table-cell table:formula="of:=LOOKUP([.E36];[経験値テーブル.$C$2:.$C$102];[経験値テーブル.$A$2:.$A$102])" office:value-type="float" office:value="9">
            <text:p>9</text:p>
          </table:table-cell>
          <table:table-cell office:value-type="float" office:value="48">
            <text:p>48</text:p>
          </table:table-cell>
          <table:table-cell office:value-type="float" office:value="72">
            <text:p>72</text:p>
          </table:table-cell>
          <table:table-cell office:value-type="float" office:value="59">
            <text:p>59</text:p>
          </table:table-cell>
          <table:table-cell office:value-type="float" office:value="79">
            <text:p>79</text:p>
          </table:table-cell>
          <table:table-cell table:number-columns-repeated="2" office:value-type="float" office:value="62">
            <text:p>62</text:p>
          </table:table-cell>
          <table:table-cell table:formula="of:=INT(([.G36]+[.K36])*(100+[.B36])/150)" office:value-type="float" office:value="88">
            <text:p>88</text:p>
          </table:table-cell>
          <table:table-cell table:formula="of:=INT(([.G36]+[.K36])*(100+[.B36])/150)" office:value-type="float" office:value="88">
            <text:p>88</text:p>
          </table:table-cell>
          <table:table-cell table:formula="of:=INT(([.I36]+[.K36])*(100+[.B36])/150)" office:value-type="float" office:value="96">
            <text:p>96</text:p>
          </table:table-cell>
          <table:table-cell table:formula="of:=INT(([.H36]+[.K36])*(100+[.B36])/150)" office:value-type="float" office:value="107">
            <text:p>107</text:p>
          </table:table-cell>
          <table:table-cell table:formula="of:=INT(([.H36]+[.J36])*(100+[.B36])/150)" office:value-type="float" office:value="120">
            <text:p>120</text:p>
          </table:table-cell>
          <table:table-cell table:formula="of:=INT(([.J36]+[.K36])*(100+[.B36])/150)" office:value-type="float" office:value="112">
            <text:p>112</text:p>
          </table:table-cell>
          <table:table-cell table:formula="of:=INT(([.G36]+[.H36])*(100+[.B36])/150)" office:value-type="float" office:value="96">
            <text:p>96</text:p>
          </table:table-cell>
          <table:table-cell table:formula="of:=INT(([.H36]+[.L36])*(100+[.B36])/150)" office:value-type="float" office:value="107">
            <text:p>107</text:p>
          </table:table-cell>
          <table:table-cell table:formula="of:=INT(([.I36]+[.J36])*(100+[.B36])/150)" office:value-type="float" office:value="110">
            <text:p>110</text:p>
          </table:table-cell>
          <table:table-cell table:formula="of:=INT(([.J36]+[.L36])*(100+[.B36])/150)" office:value-type="float" office:value="112">
            <text:p>112</text:p>
          </table:table-cell>
          <table:table-cell table:formula="of:=INT(([.K36]+[.L36])*(100+[.B36])/150)" office:value-type="float" office:value="99">
            <text:p>99</text:p>
          </table:table-cell>
        </table:table-row>
        <table:table-row table:style-name="ro1">
          <table:table-cell office:value-type="string">
            <text:p>マリア</text:p>
          </table:table-cell>
          <table:table-cell table:formula="of:=[.D37]+[.F37]" office:value-type="float" office:value="35">
            <text:p>35</text:p>
          </table:table-cell>
          <table:table-cell office:value-type="float" office:value="12600">
            <text:p>12600</text:p>
          </table:table-cell>
          <table:table-cell table:formula="of:=LOOKUP([.C37];[経験値テーブル.$C$2:.$C$102];[経験値テーブル.$A$2:.$A$102])" office:value-type="float" office:value="20">
            <text:p>20</text:p>
          </table:table-cell>
          <table:table-cell office:value-type="float" office:value="7400">
            <text:p>7400</text:p>
          </table:table-cell>
          <table:table-cell table:formula="of:=LOOKUP([.E37];[経験値テーブル.$C$2:.$C$102];[経験値テーブル.$A$2:.$A$102])" office:value-type="float" office:value="15">
            <text:p>15</text:p>
          </table:table-cell>
          <table:table-cell office:value-type="float" office:value="66">
            <text:p>66</text:p>
          </table:table-cell>
          <table:table-cell office:value-type="float" office:value="58">
            <text:p>58</text:p>
          </table:table-cell>
          <table:table-cell office:value-type="float" office:value="81">
            <text:p>81</text:p>
          </table:table-cell>
          <table:table-cell office:value-type="float" office:value="86">
            <text:p>86</text:p>
          </table:table-cell>
          <table:table-cell office:value-type="float" office:value="69">
            <text:p>69</text:p>
          </table:table-cell>
          <table:table-cell office:value-type="float" office:value="78">
            <text:p>78</text:p>
          </table:table-cell>
          <table:table-cell table:formula="of:=INT(([.G37]+[.K37])*(100+[.B37])/150)" office:value-type="float" office:value="121">
            <text:p>121</text:p>
          </table:table-cell>
          <table:table-cell table:formula="of:=INT(([.G37]+[.K37])*(100+[.B37])/150)" office:value-type="float" office:value="121">
            <text:p>121</text:p>
          </table:table-cell>
          <table:table-cell table:formula="of:=INT(([.I37]+[.K37])*(100+[.B37])/150)" office:value-type="float" office:value="135">
            <text:p>135</text:p>
          </table:table-cell>
          <table:table-cell table:formula="of:=INT(([.H37]+[.K37])*(100+[.B37])/150)" office:value-type="float" office:value="114">
            <text:p>114</text:p>
          </table:table-cell>
          <table:table-cell table:formula="of:=INT(([.H37]+[.J37])*(100+[.B37])/150)" office:value-type="float" office:value="129">
            <text:p>129</text:p>
          </table:table-cell>
          <table:table-cell table:formula="of:=INT(([.J37]+[.K37])*(100+[.B37])/150)" office:value-type="float" office:value="139">
            <text:p>139</text:p>
          </table:table-cell>
          <table:table-cell table:formula="of:=INT(([.G37]+[.H37])*(100+[.B37])/150)" office:value-type="float" office:value="111">
            <text:p>111</text:p>
          </table:table-cell>
          <table:table-cell table:formula="of:=INT(([.H37]+[.L37])*(100+[.B37])/150)" office:value-type="float" office:value="122">
            <text:p>122</text:p>
          </table:table-cell>
          <table:table-cell table:formula="of:=INT(([.I37]+[.J37])*(100+[.B37])/150)" office:value-type="float" office:value="150">
            <text:p>150</text:p>
          </table:table-cell>
          <table:table-cell table:formula="of:=INT(([.J37]+[.L37])*(100+[.B37])/150)" office:value-type="float" office:value="147">
            <text:p>147</text:p>
          </table:table-cell>
          <table:table-cell table:formula="of:=INT(([.K37]+[.L37])*(100+[.B37])/150)" office:value-type="float" office:value="132">
            <text:p>132</text:p>
          </table:table-cell>
        </table:table-row>
        <table:table-row table:style-name="ro1">
          <table:table-cell office:value-type="string">
            <text:p>ユキヒサ</text:p>
          </table:table-cell>
          <table:table-cell table:formula="of:=[.D38]+[.F38]" office:value-type="float" office:value="21">
            <text:p>21</text:p>
          </table:table-cell>
          <table:table-cell office:value-type="float" office:value="2800">
            <text:p>2800</text:p>
          </table:table-cell>
          <table:table-cell table:formula="of:=LOOKUP([.C38];[経験値テーブル.$C$2:.$C$102];[経験値テーブル.$A$2:.$A$102])" office:value-type="float" office:value="9">
            <text:p>9</text:p>
          </table:table-cell>
          <table:table-cell office:value-type="float" office:value="4600">
            <text:p>4600</text:p>
          </table:table-cell>
          <table:table-cell table:formula="of:=LOOKUP([.E38];[経験値テーブル.$C$2:.$C$102];[経験値テーブル.$A$2:.$A$102])" office:value-type="float" office:value="12">
            <text:p>12</text:p>
          </table:table-cell>
          <table:table-cell office:value-type="float" office:value="84">
            <text:p>84</text:p>
          </table:table-cell>
          <table:table-cell office:value-type="float" office:value="76">
            <text:p>76</text:p>
          </table:table-cell>
          <table:table-cell office:value-type="float" office:value="66">
            <text:p>66</text:p>
          </table:table-cell>
          <table:table-cell office:value-type="float" office:value="46">
            <text:p>46</text:p>
          </table:table-cell>
          <table:table-cell office:value-type="float" office:value="81">
            <text:p>81</text:p>
          </table:table-cell>
          <table:table-cell office:value-type="float" office:value="34">
            <text:p>34</text:p>
          </table:table-cell>
          <table:table-cell table:formula="of:=INT(([.G38]+[.K38])*(100+[.B38])/150)" office:value-type="float" office:value="133">
            <text:p>133</text:p>
          </table:table-cell>
          <table:table-cell table:formula="of:=INT(([.G38]+[.K38])*(100+[.B38])/150)" office:value-type="float" office:value="133">
            <text:p>133</text:p>
          </table:table-cell>
          <table:table-cell table:formula="of:=INT(([.I38]+[.K38])*(100+[.B38])/150)" office:value-type="float" office:value="118">
            <text:p>118</text:p>
          </table:table-cell>
          <table:table-cell table:formula="of:=INT(([.H38]+[.K38])*(100+[.B38])/150)" office:value-type="float" office:value="126">
            <text:p>126</text:p>
          </table:table-cell>
          <table:table-cell table:formula="of:=INT(([.H38]+[.J38])*(100+[.B38])/150)" office:value-type="float" office:value="98">
            <text:p>98</text:p>
          </table:table-cell>
          <table:table-cell table:formula="of:=INT(([.J38]+[.K38])*(100+[.B38])/150)" office:value-type="float" office:value="102">
            <text:p>102</text:p>
          </table:table-cell>
          <table:table-cell table:formula="of:=INT(([.G38]+[.H38])*(100+[.B38])/150)" office:value-type="float" office:value="129">
            <text:p>129</text:p>
          </table:table-cell>
          <table:table-cell table:formula="of:=INT(([.H38]+[.L38])*(100+[.B38])/150)" office:value-type="float" office:value="88">
            <text:p>88</text:p>
          </table:table-cell>
          <table:table-cell table:formula="of:=INT(([.I38]+[.J38])*(100+[.B38])/150)" office:value-type="float" office:value="90">
            <text:p>90</text:p>
          </table:table-cell>
          <table:table-cell table:formula="of:=INT(([.J38]+[.L38])*(100+[.B38])/150)" office:value-type="float" office:value="64">
            <text:p>64</text:p>
          </table:table-cell>
          <table:table-cell table:formula="of:=INT(([.K38]+[.L38])*(100+[.B38])/150)" office:value-type="float" office:value="92">
            <text:p>92</text:p>
          </table:table-cell>
        </table:table-row>
        <table:table-row table:style-name="ro1">
          <table:table-cell office:value-type="string">
            <text:p>ユリアン</text:p>
          </table:table-cell>
          <table:table-cell table:formula="of:=[.D39]+[.F39]" office:value-type="float" office:value="10">
            <text:p>10</text:p>
          </table:table-cell>
          <table:table-cell office:value-type="float" office:value="1500">
            <text:p>1500</text:p>
          </table:table-cell>
          <table:table-cell table:formula="of:=LOOKUP([.C39];[経験値テーブル.$C$2:.$C$102];[経験値テーブル.$A$2:.$A$102])" office:value-type="float" office:value="7">
            <text:p>7</text:p>
          </table:table-cell>
          <table:table-cell office:value-type="float" office:value="400">
            <text:p>400</text:p>
          </table:table-cell>
          <table:table-cell table:formula="of:=LOOKUP([.E39];[経験値テーブル.$C$2:.$C$102];[経験値テーブル.$A$2:.$A$102])" office:value-type="float" office:value="3">
            <text:p>3</text:p>
          </table:table-cell>
          <table:table-cell table:number-columns-repeated="2" office:value-type="float" office:value="50">
            <text:p>50</text:p>
          </table:table-cell>
          <table:table-cell office:value-type="float" office:value="76">
            <text:p>76</text:p>
          </table:table-cell>
          <table:table-cell office:value-type="float" office:value="70">
            <text:p>70</text:p>
          </table:table-cell>
          <table:table-cell office:value-type="float" office:value="52">
            <text:p>52</text:p>
          </table:table-cell>
          <table:table-cell office:value-type="float" office:value="55">
            <text:p>55</text:p>
          </table:table-cell>
          <table:table-cell table:formula="of:=INT(([.G39]+[.K39])*(100+[.B39])/150)" office:value-type="float" office:value="74">
            <text:p>74</text:p>
          </table:table-cell>
          <table:table-cell table:formula="of:=INT(([.G39]+[.K39])*(100+[.B39])/150)" office:value-type="float" office:value="74">
            <text:p>74</text:p>
          </table:table-cell>
          <table:table-cell table:formula="of:=INT(([.I39]+[.K39])*(100+[.B39])/150)" office:value-type="float" office:value="93">
            <text:p>93</text:p>
          </table:table-cell>
          <table:table-cell table:formula="of:=INT(([.H39]+[.K39])*(100+[.B39])/150)" office:value-type="float" office:value="74">
            <text:p>74</text:p>
          </table:table-cell>
          <table:table-cell table:formula="of:=INT(([.H39]+[.J39])*(100+[.B39])/150)" office:value-type="float" office:value="88">
            <text:p>88</text:p>
          </table:table-cell>
          <table:table-cell table:formula="of:=INT(([.J39]+[.K39])*(100+[.B39])/150)" office:value-type="float" office:value="89">
            <text:p>89</text:p>
          </table:table-cell>
          <table:table-cell table:formula="of:=INT(([.G39]+[.H39])*(100+[.B39])/150)" office:value-type="float" office:value="73">
            <text:p>73</text:p>
          </table:table-cell>
          <table:table-cell table:formula="of:=INT(([.H39]+[.L39])*(100+[.B39])/150)" office:value-type="float" office:value="77">
            <text:p>77</text:p>
          </table:table-cell>
          <table:table-cell table:formula="of:=INT(([.I39]+[.J39])*(100+[.B39])/150)" office:value-type="float" office:value="107">
            <text:p>107</text:p>
          </table:table-cell>
          <table:table-cell table:formula="of:=INT(([.J39]+[.L39])*(100+[.B39])/150)" office:value-type="float" office:value="91">
            <text:p>91</text:p>
          </table:table-cell>
          <table:table-cell table:formula="of:=INT(([.K39]+[.L39])*(100+[.B39])/150)" office:value-type="float" office:value="78">
            <text:p>78</text:p>
          </table:table-cell>
        </table:table-row>
        <table:table-row table:style-name="ro1">
          <table:table-cell office:value-type="string">
            <text:p>リョケ・シサ</text:p>
          </table:table-cell>
          <table:table-cell table:formula="of:=[.D40]+[.F40]" office:value-type="float" office:value="13">
            <text:p>13</text:p>
          </table:table-cell>
          <table:table-cell office:value-type="float" office:value="1000">
            <text:p>1000</text:p>
          </table:table-cell>
          <table:table-cell table:formula="of:=LOOKUP([.C40];[経験値テーブル.$C$2:.$C$102];[経験値テーブル.$A$2:.$A$102])" office:value-type="float" office:value="5">
            <text:p>5</text:p>
          </table:table-cell>
          <table:table-cell office:value-type="float" office:value="2400">
            <text:p>2400</text:p>
          </table:table-cell>
          <table:table-cell table:formula="of:=LOOKUP([.E40];[経験値テーブル.$C$2:.$C$102];[経験値テーブル.$A$2:.$A$102])" office:value-type="float" office:value="8">
            <text:p>8</text:p>
          </table:table-cell>
          <table:table-cell office:value-type="float" office:value="70">
            <text:p>70</text:p>
          </table:table-cell>
          <table:table-cell office:value-type="float" office:value="69">
            <text:p>69</text:p>
          </table:table-cell>
          <table:table-cell office:value-type="float" office:value="58">
            <text:p>58</text:p>
          </table:table-cell>
          <table:table-cell office:value-type="float" office:value="57">
            <text:p>57</text:p>
          </table:table-cell>
          <table:table-cell office:value-type="float" office:value="62">
            <text:p>62</text:p>
          </table:table-cell>
          <table:table-cell office:value-type="float" office:value="53">
            <text:p>53</text:p>
          </table:table-cell>
          <table:table-cell table:formula="of:=INT(([.G40]+[.K40])*(100+[.B40])/150)" office:value-type="float" office:value="99">
            <text:p>99</text:p>
          </table:table-cell>
          <table:table-cell table:formula="of:=INT(([.G40]+[.K40])*(100+[.B40])/150)" office:value-type="float" office:value="99">
            <text:p>99</text:p>
          </table:table-cell>
          <table:table-cell table:formula="of:=INT(([.I40]+[.K40])*(100+[.B40])/150)" office:value-type="float" office:value="90">
            <text:p>90</text:p>
          </table:table-cell>
          <table:table-cell table:formula="of:=INT(([.H40]+[.K40])*(100+[.B40])/150)" office:value-type="float" office:value="98">
            <text:p>98</text:p>
          </table:table-cell>
          <table:table-cell table:formula="of:=INT(([.H40]+[.J40])*(100+[.B40])/150)" office:value-type="float" office:value="94">
            <text:p>94</text:p>
          </table:table-cell>
          <table:table-cell table:formula="of:=INT(([.J40]+[.K40])*(100+[.B40])/150)" office:value-type="float" office:value="89">
            <text:p>89</text:p>
          </table:table-cell>
          <table:table-cell table:formula="of:=INT(([.G40]+[.H40])*(100+[.B40])/150)" office:value-type="float" office:value="104">
            <text:p>104</text:p>
          </table:table-cell>
          <table:table-cell table:formula="of:=INT(([.H40]+[.L40])*(100+[.B40])/150)" office:value-type="float" office:value="91">
            <text:p>91</text:p>
          </table:table-cell>
          <table:table-cell table:formula="of:=INT(([.I40]+[.J40])*(100+[.B40])/150)" office:value-type="float" office:value="86">
            <text:p>86</text:p>
          </table:table-cell>
          <table:table-cell table:formula="of:=INT(([.J40]+[.L40])*(100+[.B40])/150)" office:value-type="float" office:value="82">
            <text:p>82</text:p>
          </table:table-cell>
          <table:table-cell table:formula="of:=INT(([.K40]+[.L40])*(100+[.B40])/150)" office:value-type="float" office:value="86">
            <text:p>86</text:p>
          </table:table-cell>
        </table:table-row>
        <table:table-row table:style-name="ro1">
          <table:table-cell office:value-type="string">
            <text:p>リン・シエ</text:p>
          </table:table-cell>
          <table:table-cell table:formula="of:=[.D41]+[.F41]" office:value-type="float" office:value="22">
            <text:p>22</text:p>
          </table:table-cell>
          <table:table-cell office:value-type="float" office:value="5000">
            <text:p>5000</text:p>
          </table:table-cell>
          <table:table-cell table:formula="of:=LOOKUP([.C41];[経験値テーブル.$C$2:.$C$102];[経験値テーブル.$A$2:.$A$102])" office:value-type="float" office:value="12">
            <text:p>12</text:p>
          </table:table-cell>
          <table:table-cell office:value-type="float" office:value="3500">
            <text:p>3500</text:p>
          </table:table-cell>
          <table:table-cell table:formula="of:=LOOKUP([.E41];[経験値テーブル.$C$2:.$C$102];[経験値テーブル.$A$2:.$A$102])" office:value-type="float" office:value="10">
            <text:p>10</text:p>
          </table:table-cell>
          <table:table-cell office:value-type="float" office:value="58">
            <text:p>58</text:p>
          </table:table-cell>
          <table:table-cell office:value-type="float" office:value="61">
            <text:p>61</text:p>
          </table:table-cell>
          <table:table-cell office:value-type="float" office:value="63">
            <text:p>63</text:p>
          </table:table-cell>
          <table:table-cell office:value-type="float" office:value="76">
            <text:p>76</text:p>
          </table:table-cell>
          <table:table-cell office:value-type="float" office:value="70">
            <text:p>70</text:p>
          </table:table-cell>
          <table:table-cell office:value-type="float" office:value="57">
            <text:p>57</text:p>
          </table:table-cell>
          <table:table-cell table:formula="of:=INT(([.G41]+[.K41])*(100+[.B41])/150)" office:value-type="float" office:value="104">
            <text:p>104</text:p>
          </table:table-cell>
          <table:table-cell table:formula="of:=INT(([.G41]+[.K41])*(100+[.B41])/150)" office:value-type="float" office:value="104">
            <text:p>104</text:p>
          </table:table-cell>
          <table:table-cell table:formula="of:=INT(([.I41]+[.K41])*(100+[.B41])/150)" office:value-type="float" office:value="108">
            <text:p>108</text:p>
          </table:table-cell>
          <table:table-cell table:formula="of:=INT(([.H41]+[.K41])*(100+[.B41])/150)" office:value-type="float" office:value="106">
            <text:p>106</text:p>
          </table:table-cell>
          <table:table-cell table:formula="of:=INT(([.H41]+[.J41])*(100+[.B41])/150)" office:value-type="float" office:value="111">
            <text:p>111</text:p>
          </table:table-cell>
          <table:table-cell table:formula="of:=INT(([.J41]+[.K41])*(100+[.B41])/150)" office:value-type="float" office:value="118">
            <text:p>118</text:p>
          </table:table-cell>
          <table:table-cell table:formula="of:=INT(([.G41]+[.H41])*(100+[.B41])/150)" office:value-type="float" office:value="96">
            <text:p>96</text:p>
          </table:table-cell>
          <table:table-cell table:formula="of:=INT(([.H41]+[.L41])*(100+[.B41])/150)" office:value-type="float" office:value="95">
            <text:p>95</text:p>
          </table:table-cell>
          <table:table-cell table:formula="of:=INT(([.I41]+[.J41])*(100+[.B41])/150)" office:value-type="float" office:value="113">
            <text:p>113</text:p>
          </table:table-cell>
          <table:table-cell table:formula="of:=INT(([.J41]+[.L41])*(100+[.B41])/150)" office:value-type="float" office:value="108">
            <text:p>108</text:p>
          </table:table-cell>
          <table:table-cell table:formula="of:=INT(([.K41]+[.L41])*(100+[.B41])/150)" office:value-type="float" office:value="103">
            <text:p>103</text:p>
          </table:table-cell>
        </table:table-row>
        <table:table-row table:style-name="ro1">
          <table:table-cell table:number-columns-repeated="23"/>
        </table:table-row>
        <table:table-row table:style-name="ro2">
          <table:table-cell office:value-type="string">
            <text:p>Bシナリオでの初期能力値</text:p>
          </table:table-cell>
          <table:table-cell table:number-columns-repeated="22"/>
        </table:table-row>
        <table:table-row table:style-name="ro1">
          <table:table-cell office:value-type="string">
            <text:p>ラファエルのはニューゲーム時に選択する技能ボーナス抜きの値だから、役に立たないかもわからんね</text:p>
          </table:table-cell>
          <table:table-cell table:number-columns-repeated="22"/>
        </table:table-row>
      </table:table>
      <table:table table:name="リスト" table:style-name="ta1" table:print="false">
        <office:forms form:automatic-focus="false" form:apply-design-mode="false"/>
        <table:table-column table:style-name="co2" table:number-columns-repeated="18" table:default-cell-style-name="Default"/>
        <table:table-row table:style-name="ro1">
          <table:table-cell table:style-name="ce1" office:value-type="string">
            <text:p>シナリオ</text:p>
          </table:table-cell>
          <table:table-cell table:style-name="ce1" office:value-type="string">
            <text:p>名前</text:p>
          </table:table-cell>
          <table:table-cell table:style-name="ce1" office:value-type="string">
            <text:p>肉体状態</text:p>
          </table:table-cell>
          <table:table-cell table:style-name="ce1" office:value-type="string">
            <text:p>健康</text:p>
          </table:table-cell>
          <table:table-cell table:style-name="ce1" office:value-type="string">
            <text:p>疲労</text:p>
          </table:table-cell>
          <table:table-cell table:style-name="ce1" office:value-type="string">
            <text:p>軽傷</text:p>
          </table:table-cell>
          <table:table-cell table:style-name="ce1" office:value-type="string">
            <text:p>重傷</text:p>
          </table:table-cell>
          <table:table-cell table:style-name="ce1" office:value-type="string">
            <text:p>瀕死</text:p>
          </table:table-cell>
          <table:table-cell table:style-name="ce1" office:value-type="string">
            <text:p>疾病</text:p>
          </table:table-cell>
          <table:table-cell table:style-name="ce1" office:value-type="string">
            <text:p>死亡</text:p>
          </table:table-cell>
          <table:table-cell table:style-name="ce1" office:value-type="string">
            <text:p>精神状態</text:p>
          </table:table-cell>
          <table:table-cell table:style-name="ce1"/>
          <table:table-cell table:style-name="ce1" office:value-type="string">
            <text:p>通常</text:p>
          </table:table-cell>
          <table:table-cell table:style-name="ce1" office:value-type="string">
            <text:p>ハイ</text:p>
          </table:table-cell>
          <table:table-cell table:style-name="ce1" office:value-type="string">
            <text:p>元気</text:p>
          </table:table-cell>
          <table:table-cell table:style-name="ce1" office:value-type="string">
            <text:p>リラックス</text:p>
          </table:table-cell>
          <table:table-cell table:style-name="ce1" office:value-type="string">
            <text:p>不機嫌</text:p>
          </table:table-cell>
          <table:table-cell table:style-name="ce1" office:value-type="string">
            <text:p>混乱</text:p>
          </table:table-cell>
        </table:table-row>
        <table:table-row table:style-name="ro1">
          <table:table-cell office:value-type="string">
            <text:p>A</text:p>
          </table:table-cell>
          <table:table-cell office:value-type="string">
            <text:p>ラファエル主</text:p>
          </table:table-cell>
          <table:table-cell office:value-type="string">
            <text:p>健康</text:p>
          </table:table-cell>
          <table:table-cell office:value-type="float" office:value="1">
            <text:p>1</text:p>
          </table:table-cell>
          <table:table-cell table:number-columns-repeated="2" office:value-type="float" office:value="0.95">
            <text:p>0.95</text:p>
          </table:table-cell>
          <table:table-cell office:value-type="float" office:value="0.5">
            <text:p>0.5</text:p>
          </table:table-cell>
          <table:table-cell office:value-type="float" office:value="0.1">
            <text:p>0.1</text:p>
          </table:table-cell>
          <table:table-cell office:value-type="float" office:value="0.6">
            <text:p>0.6</text:p>
          </table:table-cell>
          <table:table-cell office:value-type="float" office:value="1">
            <text:p>1</text:p>
          </table:table-cell>
          <table:table-cell office:value-type="string">
            <text:p>通常</text:p>
          </table:table-cell>
          <table:table-cell table:style-name="ce1" office:value-type="string">
            <text:p>体力</text:p>
          </table:table-cell>
          <table:table-cell office:value-type="float" office:value="1">
            <text:p>1</text:p>
          </table:table-cell>
          <table:table-cell office:value-type="float" office:value="1.1">
            <text:p>1.1</text:p>
          </table:table-cell>
          <table:table-cell office:value-type="float" office:value="1.05">
            <text:p>1.05</text:p>
          </table:table-cell>
          <table:table-cell table:number-columns-repeated="2" office:value-type="float" office:value="1">
            <text:p>1</text:p>
          </table:table-cell>
          <table:table-cell office:value-type="float" office:value="0.95">
            <text:p>0.95</text:p>
          </table:table-cell>
        </table:table-row>
        <table:table-row table:style-name="ro1">
          <table:table-cell office:value-type="string">
            <text:p>B</text:p>
          </table:table-cell>
          <table:table-cell office:value-type="string">
            <text:p>リル主</text:p>
          </table:table-cell>
          <table:table-cell office:value-type="string">
            <text:p>疲労</text:p>
          </table:table-cell>
          <table:table-cell table:number-columns-repeated="7"/>
          <table:table-cell office:value-type="string">
            <text:p>ハイ</text:p>
          </table:table-cell>
          <table:table-cell table:style-name="ce1" office:value-type="string">
            <text:p>敏捷</text:p>
          </table:table-cell>
          <table:table-cell office:value-type="float" office:value="1">
            <text:p>1</text:p>
          </table:table-cell>
          <table:table-cell office:value-type="float" office:value="1.05">
            <text:p>1.05</text:p>
          </table:table-cell>
          <table:table-cell table:number-columns-repeated="4" office:value-type="float" office:value="1">
            <text:p>1</text:p>
          </table:table-cell>
        </table:table-row>
        <table:table-row table:style-name="ro1">
          <table:table-cell/>
          <table:table-cell office:value-type="string">
            <text:p>ホドラム主</text:p>
          </table:table-cell>
          <table:table-cell office:value-type="string">
            <text:p>軽傷</text:p>
          </table:table-cell>
          <table:table-cell table:number-columns-repeated="7"/>
          <table:table-cell office:value-type="string">
            <text:p>元気</text:p>
          </table:table-cell>
          <table:table-cell table:style-name="ce1" office:value-type="string">
            <text:p>魅力</text:p>
          </table:table-cell>
          <table:table-cell table:number-columns-repeated="6" office:value-type="float" office:value="1">
            <text:p>1</text:p>
          </table:table-cell>
        </table:table-row>
        <table:table-row table:style-name="ro1">
          <table:table-cell/>
          <table:table-cell office:value-type="string">
            <text:p>マリア主</text:p>
          </table:table-cell>
          <table:table-cell office:value-type="string">
            <text:p>重傷</text:p>
          </table:table-cell>
          <table:table-cell table:number-columns-repeated="7"/>
          <table:table-cell office:value-type="string">
            <text:p>リラックス</text:p>
          </table:table-cell>
          <table:table-cell table:style-name="ce1" office:value-type="string">
            <text:p>知力</text:p>
          </table:table-cell>
          <table:table-cell office:value-type="float" office:value="1">
            <text:p>1</text:p>
          </table:table-cell>
          <table:table-cell office:value-type="float" office:value="0.95">
            <text:p>0.95</text:p>
          </table:table-cell>
          <table:table-cell office:value-type="float" office:value="1">
            <text:p>1</text:p>
          </table:table-cell>
          <table:table-cell office:value-type="float" office:value="1.05">
            <text:p>1.05</text:p>
          </table:table-cell>
          <table:table-cell office:value-type="float" office:value="1">
            <text:p>1</text:p>
          </table:table-cell>
          <table:table-cell office:value-type="float" office:value="0.9">
            <text:p>0.9</text:p>
          </table:table-cell>
        </table:table-row>
        <table:table-row table:style-name="ro1">
          <table:table-cell/>
          <table:table-cell office:value-type="string">
            <text:p>キョータロー主</text:p>
          </table:table-cell>
          <table:table-cell office:value-type="string">
            <text:p>瀕死</text:p>
          </table:table-cell>
          <table:table-cell table:number-columns-repeated="7"/>
          <table:table-cell office:value-type="string">
            <text:p>不機嫌</text:p>
          </table:table-cell>
          <table:table-cell table:style-name="ce1" office:value-type="string">
            <text:p>精神</text:p>
          </table:table-cell>
          <table:table-cell office:value-type="float" office:value="1">
            <text:p>1</text:p>
          </table:table-cell>
          <table:table-cell table:number-columns-repeated="2" office:value-type="float" office:value="1.05">
            <text:p>1.05</text:p>
          </table:table-cell>
          <table:table-cell office:value-type="float" office:value="1">
            <text:p>1</text:p>
          </table:table-cell>
          <table:table-cell office:value-type="float" office:value="0.95">
            <text:p>0.95</text:p>
          </table:table-cell>
          <table:table-cell office:value-type="float" office:value="1">
            <text:p>1</text:p>
          </table:table-cell>
        </table:table-row>
        <table:table-row table:style-name="ro1">
          <table:table-cell/>
          <table:table-cell office:value-type="string">
            <text:p>ウッディーン主</text:p>
          </table:table-cell>
          <table:table-cell office:value-type="string">
            <text:p>疾病</text:p>
          </table:table-cell>
          <table:table-cell table:number-columns-repeated="7"/>
          <table:table-cell office:value-type="string">
            <text:p>混乱</text:p>
          </table:table-cell>
          <table:table-cell table:style-name="ce1" office:value-type="string">
            <text:p>運勢</text:p>
          </table:table-cell>
          <table:table-cell table:number-columns-repeated="6" office:value-type="float" office:value="1">
            <text:p>1</text:p>
          </table:table-cell>
        </table:table-row>
        <table:table-row table:style-name="ro1">
          <table:table-cell/>
          <table:table-cell office:value-type="string">
            <text:p>ティアル主</text:p>
          </table:table-cell>
          <table:table-cell office:value-type="string">
            <text:p>死亡</text:p>
          </table:table-cell>
          <table:table-cell table:number-columns-repeated="15"/>
        </table:table-row>
        <table:table-row table:style-name="ro1">
          <table:table-cell/>
          <table:table-cell office:value-type="string">
            <text:p>アズィーザ</text:p>
          </table:table-cell>
          <table:table-cell table:number-columns-repeated="16"/>
        </table:table-row>
        <table:table-row table:style-name="ro1">
          <table:table-cell/>
          <table:table-cell office:value-type="string">
            <text:p>アミーナ</text:p>
          </table:table-cell>
          <table:table-cell table:number-columns-repeated="16"/>
        </table:table-row>
        <table:table-row table:style-name="ro1">
          <table:table-cell/>
          <table:table-cell office:value-type="string">
            <text:p>アル</text:p>
          </table:table-cell>
          <table:table-cell table:number-columns-repeated="16"/>
        </table:table-row>
        <table:table-row table:style-name="ro1">
          <table:table-cell/>
          <table:table-cell office:value-type="string">
            <text:p>アルカディウス</text:p>
          </table:table-cell>
          <table:table-cell table:number-columns-repeated="16"/>
        </table:table-row>
        <table:table-row table:style-name="ro1">
          <table:table-cell/>
          <table:table-cell office:value-type="string">
            <text:p>アンジェロ</text:p>
          </table:table-cell>
          <table:table-cell table:number-columns-repeated="16"/>
        </table:table-row>
        <table:table-row table:style-name="ro1">
          <table:table-cell/>
          <table:table-cell office:value-type="string">
            <text:p>イアン</text:p>
          </table:table-cell>
          <table:table-cell table:number-columns-repeated="16"/>
        </table:table-row>
        <table:table-row table:style-name="ro1">
          <table:table-cell/>
          <table:table-cell office:value-type="string">
            <text:p>イファ</text:p>
          </table:table-cell>
          <table:table-cell table:number-columns-repeated="16"/>
        </table:table-row>
        <table:table-row table:style-name="ro1">
          <table:table-cell/>
          <table:table-cell office:value-type="string">
            <text:p>エミリオ</text:p>
          </table:table-cell>
          <table:table-cell table:number-columns-repeated="16"/>
        </table:table-row>
        <table:table-row table:style-name="ro1">
          <table:table-cell/>
          <table:table-cell office:value-type="string">
            <text:p>カミル</text:p>
          </table:table-cell>
          <table:table-cell table:number-columns-repeated="16"/>
        </table:table-row>
        <table:table-row table:style-name="ro1">
          <table:table-cell/>
          <table:table-cell office:value-type="string">
            <text:p>カルロ</text:p>
          </table:table-cell>
          <table:table-cell table:number-columns-repeated="16"/>
        </table:table-row>
        <table:table-row table:style-name="ro1">
          <table:table-cell/>
          <table:table-cell office:value-type="string">
            <text:p>クラウディオ</text:p>
          </table:table-cell>
          <table:table-cell table:number-columns-repeated="16"/>
        </table:table-row>
        <table:table-row table:style-name="ro1">
          <table:table-cell/>
          <table:table-cell office:value-type="string">
            <text:p>クリスティナ</text:p>
          </table:table-cell>
          <table:table-cell table:number-columns-repeated="16"/>
        </table:table-row>
        <table:table-row table:style-name="ro1">
          <table:table-cell/>
          <table:table-cell office:value-type="string">
            <text:p>ゲルハルト</text:p>
          </table:table-cell>
          <table:table-cell table:number-columns-repeated="16"/>
        </table:table-row>
        <table:table-row table:style-name="ro1">
          <table:table-cell/>
          <table:table-cell office:value-type="string">
            <text:p>サムウェル</text:p>
          </table:table-cell>
          <table:table-cell table:number-columns-repeated="16"/>
        </table:table-row>
        <table:table-row table:style-name="ro1">
          <table:table-cell/>
          <table:table-cell office:value-type="string">
            <text:p>シェール</text:p>
          </table:table-cell>
          <table:table-cell table:number-columns-repeated="16"/>
        </table:table-row>
        <table:table-row table:style-name="ro1">
          <table:table-cell/>
          <table:table-cell office:value-type="string">
            <text:p>シエン・ヤン</text:p>
          </table:table-cell>
          <table:table-cell table:number-columns-repeated="16"/>
        </table:table-row>
        <table:table-row table:style-name="ro1">
          <table:table-cell/>
          <table:table-cell office:value-type="string">
            <text:p>ジェナス</text:p>
          </table:table-cell>
          <table:table-cell table:number-columns-repeated="16"/>
        </table:table-row>
        <table:table-row table:style-name="ro1">
          <table:table-cell/>
          <table:table-cell office:value-type="string">
            <text:p>ジャム</text:p>
          </table:table-cell>
          <table:table-cell table:number-columns-repeated="16"/>
        </table:table-row>
        <table:table-row table:style-name="ro1">
          <table:table-cell/>
          <table:table-cell office:value-type="string">
            <text:p>シャルル</text:p>
          </table:table-cell>
          <table:table-cell table:number-columns-repeated="16"/>
        </table:table-row>
        <table:table-row table:style-name="ro1">
          <table:table-cell/>
          <table:table-cell office:value-type="string">
            <text:p>セシリア</text:p>
          </table:table-cell>
          <table:table-cell table:number-columns-repeated="16"/>
        </table:table-row>
        <table:table-row table:style-name="ro1">
          <table:table-cell/>
          <table:table-cell office:value-type="string">
            <text:p>セラ</text:p>
          </table:table-cell>
          <table:table-cell table:number-columns-repeated="16"/>
        </table:table-row>
        <table:table-row table:style-name="ro1">
          <table:table-cell/>
          <table:table-cell office:value-type="string">
            <text:p>チェザーレ</text:p>
          </table:table-cell>
          <table:table-cell table:number-columns-repeated="16"/>
        </table:table-row>
        <table:table-row table:style-name="ro1">
          <table:table-cell/>
          <table:table-cell office:value-type="string">
            <text:p>ドニア</text:p>
          </table:table-cell>
          <table:table-cell table:number-columns-repeated="16"/>
        </table:table-row>
        <table:table-row table:style-name="ro1">
          <table:table-cell/>
          <table:table-cell office:value-type="string">
            <text:p>ハシム</text:p>
          </table:table-cell>
          <table:table-cell table:number-columns-repeated="16"/>
        </table:table-row>
        <table:table-row table:style-name="ro1">
          <table:table-cell/>
          <table:table-cell office:value-type="string">
            <text:p>ファーティマ</text:p>
          </table:table-cell>
          <table:table-cell table:number-columns-repeated="16"/>
        </table:table-row>
        <table:table-row table:style-name="ro1">
          <table:table-cell/>
          <table:table-cell office:value-type="string">
            <text:p>フェルナンド</text:p>
          </table:table-cell>
          <table:table-cell table:number-columns-repeated="16"/>
        </table:table-row>
        <table:table-row table:style-name="ro1">
          <table:table-cell/>
          <table:table-cell office:value-type="string">
            <text:p>フリオ</text:p>
          </table:table-cell>
          <table:table-cell table:number-columns-repeated="16"/>
        </table:table-row>
        <table:table-row table:style-name="ro1">
          <table:table-cell/>
          <table:table-cell office:value-type="string">
            <text:p>マヌエル</text:p>
          </table:table-cell>
          <table:table-cell table:number-columns-repeated="16"/>
        </table:table-row>
        <table:table-row table:style-name="ro1">
          <table:table-cell/>
          <table:table-cell office:value-type="string">
            <text:p>マリア</text:p>
          </table:table-cell>
          <table:table-cell table:number-columns-repeated="16"/>
        </table:table-row>
        <table:table-row table:style-name="ro1">
          <table:table-cell/>
          <table:table-cell office:value-type="string">
            <text:p>ユキヒサ</text:p>
          </table:table-cell>
          <table:table-cell table:number-columns-repeated="16"/>
        </table:table-row>
        <table:table-row table:style-name="ro1">
          <table:table-cell/>
          <table:table-cell office:value-type="string">
            <text:p>ユリアン</text:p>
          </table:table-cell>
          <table:table-cell table:number-columns-repeated="16"/>
        </table:table-row>
        <table:table-row table:style-name="ro1">
          <table:table-cell/>
          <table:table-cell office:value-type="string">
            <text:p>リョケ・シサ</text:p>
          </table:table-cell>
          <table:table-cell table:number-columns-repeated="16"/>
        </table:table-row>
        <table:table-row table:style-name="ro1">
          <table:table-cell/>
          <table:table-cell office:value-type="string">
            <text:p>リン・シエ</text:p>
          </table:table-cell>
          <table:table-cell table:number-columns-repeated="16"/>
        </table:table-row>
      </table:table>
      <table:database-ranges>
        <table:database-range table:name="シナリオ" table:target-range-address="リスト.A2:リスト.A3" table:on-update-keep-size="false" table:contains-header="false"/>
        <table:database-range table:name="名前" table:target-range-address="リスト.B2:リスト.B41" table:on-update-keep-size="false" table:contains-header="false"/>
        <table:database-range table:name="担当" table:target-range-address="航海士配置考.A44:航海士配置考.A71" table:on-update-keep-size="false"/>
        <table:database-range table:name="精神状態" table:target-range-address="リスト.K2:リスト.K7" table:on-update-keep-size="false" table:contains-header="false"/>
        <table:database-range table:name="精神状態補正" table:target-range-address="リスト.M1:リスト.R7" table:on-update-keep-size="false"/>
        <table:database-range table:name="肉体状態" table:target-range-address="リスト.C2:リスト.C8" table:on-update-keep-size="false" table:contains-header="false"/>
        <table:database-range table:name="肉体状態補正" table:target-range-address="リスト.D1:リスト.J2" table:on-update-keep-size="false"/>
        <table:database-range table:name="Aシナリオ初期能力値" table:target-range-address="初期能力値A.A1:初期能力値A.W41" table:on-update-keep-size="false"/>
        <table:database-range table:name="Bシナリオ初期能力値" table:target-range-address="初期能力値B.A1:初期能力値B.W41" table:on-update-keep-size="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zxx" style:country-complex="none"/>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number:number-style style:name="N110P0" style:volatile="true">
      <style:text-properties fo:color="#0000ff"/>
      <number:number number:min-integer-digits="1"/>
      <number:text/>
    </number:number-style>
    <number:number-style style:name="N110">
      <number:text/>
      <style:map style:condition="value()&gt;=100" style:apply-style-name="N110P0"/>
    </number:number-style>
    <number:number-style style:name="N112P0" style:volatile="true">
      <style:text-properties fo:color="#0000ff"/>
      <number:text/>
    </number:number-style>
    <number:number-style style:name="N112">
      <number:number number:min-integer-digits="1"/>
      <number:text/>
      <style:map style:condition="value()&gt;=100" style:apply-style-name="N112P0"/>
    </number:number-style>
    <number:number-style style:name="N113P0" style:volatile="true">
      <style:text-properties fo:color="#0000ff"/>
      <number:number number:min-integer-digits="1"/>
      <number:text/>
    </number:number-style>
    <number:number-style style:name="N113">
      <number:number number:min-integer-digits="1"/>
      <number:text/>
      <style:map style:condition="value()&gt;=100" style:apply-style-name="N113P0"/>
    </number:number-style>
    <number:number-style style:name="N114P0" style:volatile="true">
      <style:text-properties fo:color="#0000ff"/>
      <number:number number:min-integer-digits="1"/>
      <number:text/>
    </number:number-style>
    <number:number-style style:name="N114">
      <number:number number:min-integer-digits="1"/>
      <number:text/>
      <style:map style:condition="value()&gt;=200" style:apply-style-name="N114P0"/>
    </number:number-style>
    <number:number-style style:name="N115P0" style:volatile="true">
      <style:text-properties fo:color="#0000ff"/>
      <number:number number:min-integer-digits="1"/>
      <number:text/>
    </number:number-style>
    <number:number-style style:name="N115">
      <number:number number:min-integer-digits="1"/>
      <number:text/>
      <style:map style:condition="value()&gt;=300000" style:apply-style-name="N115P0"/>
    </number:number-style>
    <number:number-style style:name="N116">
      <number:number number:decimal-places="4" number:min-integer-digits="1"/>
    </number:number-style>
    <number:number-style style:name="N117">
      <number:number number:decimal-places="3" number:min-integer-digits="1"/>
    </number:number-style>
    <number:number-style style:name="N119P0" style:volatile="true">
      <style:text-properties fo:color="#0000ff"/>
      <number:text/>
    </number:number-style>
    <number:number-style style:name="N119P1" style:volatile="true">
      <style:text-properties fo:color="#ff0000"/>
      <number:text/>
    </number:number-style>
    <number:number-style style:name="N119">
      <number:number number:min-integer-digits="1"/>
      <number:text/>
      <style:map style:condition="value()&gt;=300000" style:apply-style-name="N119P0"/>
      <style:map style:condition="value()&lt;250000" style:apply-style-name="N119P1"/>
    </number:number-style>
    <number:number-style style:name="N122P0" style:volatile="true">
      <style:text-properties fo:color="#0000ff"/>
      <number:number number:decimal-places="0" number:min-integer-digits="1"/>
    </number:number-style>
    <number:number-style style:name="N122P1" style:volatile="true">
      <style:text-properties fo:color="#ff0000"/>
      <number:number number:decimal-places="0" number:min-integer-digits="1"/>
    </number:number-style>
    <number:number-style style:name="N122">
      <number:number number:decimal-places="0" number:min-integer-digits="1"/>
      <style:map style:condition="value()&gt;=300000" style:apply-style-name="N122P0"/>
      <style:map style:condition="value()&lt;250000" style:apply-style-name="N122P1"/>
    </number:number-style>
    <number:number-style style:name="N123P0" style:volatile="true">
      <style:text-properties fo:color="#0000ff"/>
      <number:number number:decimal-places="0" number:min-integer-digits="1"/>
    </number:number-style>
    <number:number-style style:name="N123P1" style:volatile="true">
      <style:text-properties fo:color="#ff0000"/>
      <number:number number:decimal-places="0" number:min-integer-digits="1"/>
    </number:number-style>
    <number:number-style style:name="N123">
      <number:number number:decimal-places="0" number:min-integer-digits="1"/>
      <style:map style:condition="value()&gt;=300000" style:apply-style-name="N123P0"/>
      <style:map style:condition="value()&lt;200000" style:apply-style-name="N123P1"/>
    </number:number-style>
    <number:number-style style:name="N124P0" style:volatile="true">
      <style:text-properties fo:color="#0000ff"/>
      <number:text/>
    </number:number-style>
    <number:number-style style:name="N124P1" style:volatile="true">
      <style:text-properties fo:color="#ff0000"/>
      <number:text/>
    </number:number-style>
    <number:number-style style:name="N124">
      <number:number number:min-integer-digits="1"/>
      <number:text/>
      <style:map style:condition="value()&gt;=300000" style:apply-style-name="N124P0"/>
      <style:map style:condition="value()&lt;200000" style:apply-style-name="N124P1"/>
    </number:number-style>
    <number:number-style style:name="N127P0" style:volatile="true">
      <style:text-properties fo:color="#0000ff"/>
      <number:number number:decimal-places="0" number:min-integer-digits="1" number:grouping="true"/>
    </number:number-style>
    <number:number-style style:name="N127P1" style:volatile="true">
      <style:text-properties fo:color="#ff0000"/>
      <number:number number:decimal-places="0" number:min-integer-digits="2" number:grouping="true"/>
    </number:number-style>
    <number:number-style style:name="N127">
      <number:number number:min-integer-digits="1"/>
      <number:text/>
      <style:map style:condition="value()&gt;=300000" style:apply-style-name="N127P0"/>
      <style:map style:condition="value()&lt;200000" style:apply-style-name="N127P1"/>
    </number:number-style>
    <number:number-style style:name="N129P0" style:volatile="true">
      <style:text-properties fo:color="#0000ff"/>
      <number:number number:decimal-places="0" number:min-integer-digits="1" number:grouping="true"/>
    </number:number-style>
    <number:number-style style:name="N129P1" style:volatile="true">
      <style:text-properties fo:color="#ff0000"/>
      <number:number number:decimal-places="0" number:min-integer-digits="1" number:grouping="true"/>
    </number:number-style>
    <number:number-style style:name="N129">
      <number:number number:decimal-places="0" number:min-integer-digits="1" number:grouping="true"/>
      <style:map style:condition="value()&gt;=300000" style:apply-style-name="N129P0"/>
      <style:map style:condition="value()&lt;200000" style:apply-style-name="N129P1"/>
    </number:number-style>
    <number:number-style style:name="N130P0" style:volatile="true">
      <style:text-properties fo:color="#0000ff"/>
      <number:number number:min-integer-digits="1"/>
      <number:text/>
    </number:number-style>
    <number:number-style style:name="N130">
      <number:number number:min-integer-digits="1"/>
      <number:text/>
      <style:map style:condition="value()&gt;=400" style:apply-style-name="N130P0"/>
    </number:number-style>
    <style:style style:name="Default" style:family="table-cell">
      <style:text-properties style:font-name-asian="ＭＳ Ｐゴシック"/>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0 200" svg:d="m100 0c0 55-45 100-100 100s-100-45-100-100 45-100 100-100 100 45 100 100z"/>
    <draw:marker draw:name="線の終点_20_2" draw:display-name="線の終点 2"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9-02-27">2009/02/27</text:date>, <text:time>08:40:04</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2-26T09:19:59.43</meta:creation-date>
    <meta:generator>OpenOffice.org/3.0$Win32 OpenOffice.org_project/300m9$Build-9358</meta:generator>
    <dc:date>2009-02-27T08:40:04.73</dc:date>
    <meta:editing-duration>PT08H54M46S</meta:editing-duration>
    <meta:editing-cycles>196</meta:editing-cycles>
    <meta:document-statistic meta:table-count="7" meta:cell-count="4647" meta:object-count="0"/>
    <meta:user-defined meta:name="情報 1"/>
    <meta:user-defined meta:name="情報 2"/>
    <meta:user-defined meta:name="情報 3"/>
    <meta:user-defined meta:name="情報 4"/>
  </office:meta>
</office:document-meta>
</file>